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2.03729166666667cm" style:use-optimal-column-width="true"/>
    </style:style>
    <style:style style:name="co2" style:family="table-column">
      <style:table-column-properties fo:break-before="auto" style:column-width="3.33375cm" style:use-optimal-column-width="true"/>
    </style:style>
    <style:style style:name="co3" style:family="table-column">
      <style:table-column-properties fo:break-before="auto" style:column-width="3.78354166666667cm" style:use-optimal-column-width="true"/>
    </style:style>
    <style:style style:name="co4" style:family="table-column">
      <style:table-column-properties fo:break-before="auto" style:column-width="4.25979166666667cm" style:use-optimal-column-width="true"/>
    </style:style>
    <style:style style:name="co5" style:family="table-column">
      <style:table-column-properties fo:break-before="auto" style:column-width="4.683125cm" style:use-optimal-column-width="true"/>
    </style:style>
    <style:style style:name="co6" style:family="table-column">
      <style:table-column-properties fo:break-before="auto" style:column-width="3.75708333333333cm" style:use-optimal-column-width="true"/>
    </style:style>
    <style:style style:name="co7" style:family="table-column">
      <style:table-column-properties fo:break-before="auto" style:column-width="2.301875cm" style:use-optimal-column-width="true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4.3656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x_filter_yaw_estimation_s_(2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16376" table:default-cell-style-name="ce1"/>
        <table:table-row table:style-name="ro1">
          <table:table-cell office:value-type="string" table:style-name="ce1">
            <text:p>%time</text:p>
          </table:table-cell>
          <table:table-cell office:value-type="string" table:style-name="ce1">
            <text:p>field.header.seq</text:p>
          </table:table-cell>
          <table:table-cell office:value-type="string" table:style-name="ce1">
            <text:p>field.header.stamp</text:p>
          </table:table-cell>
          <table:table-cell office:value-type="string" table:style-name="ce1">
            <text:p>field.header.frame_id</text:p>
          </table:table-cell>
          <table:table-cell office:value-type="string" table:style-name="ce1">
            <text:p>field.yaw_measurement</text:p>
          </table:table-cell>
          <table:table-cell office:value-type="string" table:style-name="ce1">
            <text:p>field.distance_wall</text:p>
          </table:table-cell>
          <table:table-cell office:value-type="string" table:style-name="ce1">
            <text:p>field.error</text:p>
          </table:table-cell>
          <table:table-cell office:value-type="string" table:style-name="ce1">
            <text:p>field.state</text:p>
          </table:table-cell>
          <table:table-cell table:number-columns-repeated="16376"/>
        </table:table-row>
        <table:table-row table:style-name="ro1">
          <table:table-cell office:value-type="float" office:value="1.6437962541344484E+18" table:style-name="ce1">
            <text:p>1.6438E+18</text:p>
          </table:table-cell>
          <table:table-cell office:value-type="float" office:value="1" table:style-name="ce1">
            <text:p>1</text:p>
          </table:table-cell>
          <table:table-cell office:value-type="float" office:value="1.643796254133497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6494102478" table:style-name="ce1">
            <text:p>6.4649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42346596E+18" table:style-name="ce1">
            <text:p>1.6438E+18</text:p>
          </table:table-cell>
          <table:table-cell office:value-type="float" office:value="2" table:style-name="ce1">
            <text:p>2</text:p>
          </table:table-cell>
          <table:table-cell office:value-type="float" office:value="1.643796254233577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6017932892" table:style-name="ce1">
            <text:p>6.4601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43341627E+18" table:style-name="ce1">
            <text:p>1.6438E+18</text:p>
          </table:table-cell>
          <table:table-cell office:value-type="float" office:value="3" table:style-name="ce1">
            <text:p>3</text:p>
          </table:table-cell>
          <table:table-cell office:value-type="float" office:value="1.643796254333466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6025753021" table:style-name="ce1">
            <text:p>6.4602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44343447E+18" table:style-name="ce1">
            <text:p>1.6438E+18</text:p>
          </table:table-cell>
          <table:table-cell office:value-type="float" office:value="4" table:style-name="ce1">
            <text:p>4</text:p>
          </table:table-cell>
          <table:table-cell office:value-type="float" office:value="1.643796254433479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5933532715" table:style-name="ce1">
            <text:p>6.4593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45344284E+18" table:style-name="ce1">
            <text:p>1.6438E+18</text:p>
          </table:table-cell>
          <table:table-cell office:value-type="float" office:value="5" table:style-name="ce1">
            <text:p>5</text:p>
          </table:table-cell>
          <table:table-cell office:value-type="float" office:value="1.643796254533484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6344327927" table:style-name="ce1">
            <text:p>6.4634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46343611E+18" table:style-name="ce1">
            <text:p>1.6438E+18</text:p>
          </table:table-cell>
          <table:table-cell office:value-type="float" office:value="6" table:style-name="ce1">
            <text:p>6</text:p>
          </table:table-cell>
          <table:table-cell office:value-type="float" office:value="1.643796254633479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6427869797" table:style-name="ce1">
            <text:p>6.4642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47343027E+18" table:style-name="ce1">
            <text:p>1.6438E+18</text:p>
          </table:table-cell>
          <table:table-cell office:value-type="float" office:value="7" table:style-name="ce1">
            <text:p>7</text:p>
          </table:table-cell>
          <table:table-cell office:value-type="float" office:value="1.643796254733529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6410799026" table:style-name="ce1">
            <text:p>6.4641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4834391E+18" table:style-name="ce1">
            <text:p>1.6438E+18</text:p>
          </table:table-cell>
          <table:table-cell office:value-type="float" office:value="8" table:style-name="ce1">
            <text:p>8</text:p>
          </table:table-cell>
          <table:table-cell office:value-type="float" office:value="1.643796254833554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5419549942" table:style-name="ce1">
            <text:p>6.454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4934497E+18" table:style-name="ce1">
            <text:p>1.6438E+18</text:p>
          </table:table-cell>
          <table:table-cell office:value-type="float" office:value="9" table:style-name="ce1">
            <text:p>9</text:p>
          </table:table-cell>
          <table:table-cell office:value-type="float" office:value="1.643796254933443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5231676102" table:style-name="ce1">
            <text:p>6.4523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5034462E+18" table:style-name="ce1">
            <text:p>1.6438E+18</text:p>
          </table:table-cell>
          <table:table-cell office:value-type="float" office:value="10" table:style-name="ce1">
            <text:p>10</text:p>
          </table:table-cell>
          <table:table-cell office:value-type="float" office:value="1.64379625503362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5362329483" table:style-name="ce1">
            <text:p>6.4536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51341786E+18" table:style-name="ce1">
            <text:p>1.6438E+18</text:p>
          </table:table-cell>
          <table:table-cell office:value-type="float" office:value="11" table:style-name="ce1">
            <text:p>11</text:p>
          </table:table-cell>
          <table:table-cell office:value-type="float" office:value="1.643796255133514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5200014114" table:style-name="ce1">
            <text:p>6.45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52346097E+18" table:style-name="ce1">
            <text:p>1.6438E+18</text:p>
          </table:table-cell>
          <table:table-cell office:value-type="float" office:value="12" table:style-name="ce1">
            <text:p>12</text:p>
          </table:table-cell>
          <table:table-cell office:value-type="float" office:value="1.643796255233530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5003938675" table:style-name="ce1">
            <text:p>6.4500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53345065E+18" table:style-name="ce1">
            <text:p>1.6438E+18</text:p>
          </table:table-cell>
          <table:table-cell office:value-type="float" office:value="13" table:style-name="ce1">
            <text:p>13</text:p>
          </table:table-cell>
          <table:table-cell office:value-type="float" office:value="1.643796255333592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5007610321" table:style-name="ce1">
            <text:p>6.4500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54341919E+18" table:style-name="ce1">
            <text:p>1.6438E+18</text:p>
          </table:table-cell>
          <table:table-cell office:value-type="float" office:value="14" table:style-name="ce1">
            <text:p>14</text:p>
          </table:table-cell>
          <table:table-cell office:value-type="float" office:value="1.643796255433478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4825601578" table:style-name="ce1">
            <text:p>6.4482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55346104E+18" table:style-name="ce1">
            <text:p>1.6438E+18</text:p>
          </table:table-cell>
          <table:table-cell office:value-type="float" office:value="15" table:style-name="ce1">
            <text:p>15</text:p>
          </table:table-cell>
          <table:table-cell office:value-type="float" office:value="1.643796255533754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4807195663" table:style-name="ce1">
            <text:p>6.4480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56346604E+18" table:style-name="ce1">
            <text:p>1.6438E+18</text:p>
          </table:table-cell>
          <table:table-cell office:value-type="float" office:value="16" table:style-name="ce1">
            <text:p>16</text:p>
          </table:table-cell>
          <table:table-cell office:value-type="float" office:value="1.643796255633542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4537305832" table:style-name="ce1">
            <text:p>6.4453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57343903E+18" table:style-name="ce1">
            <text:p>1.6438E+18</text:p>
          </table:table-cell>
          <table:table-cell office:value-type="float" office:value="17" table:style-name="ce1">
            <text:p>17</text:p>
          </table:table-cell>
          <table:table-cell office:value-type="float" office:value="1.643796255733541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3155479431" table:style-name="ce1">
            <text:p>6.4315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58347026E+18" table:style-name="ce1">
            <text:p>1.6438E+18</text:p>
          </table:table-cell>
          <table:table-cell office:value-type="float" office:value="18" table:style-name="ce1">
            <text:p>18</text:p>
          </table:table-cell>
          <table:table-cell office:value-type="float" office:value="1.643796255833561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3095588684" table:style-name="ce1">
            <text:p>6.4309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59343918E+18" table:style-name="ce1">
            <text:p>1.6438E+18</text:p>
          </table:table-cell>
          <table:table-cell office:value-type="float" office:value="19" table:style-name="ce1">
            <text:p>19</text:p>
          </table:table-cell>
          <table:table-cell office:value-type="float" office:value="1.643796255933500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2840671539" table:style-name="ce1">
            <text:p>6.4284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60341274E+18" table:style-name="ce1">
            <text:p>1.6438E+18</text:p>
          </table:table-cell>
          <table:table-cell office:value-type="float" office:value="20" table:style-name="ce1">
            <text:p>20</text:p>
          </table:table-cell>
          <table:table-cell office:value-type="float" office:value="1.643796256033422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2772865295" table:style-name="ce1">
            <text:p>6.4277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61343752E+18" table:style-name="ce1">
            <text:p>1.6438E+18</text:p>
          </table:table-cell>
          <table:table-cell office:value-type="float" office:value="21" table:style-name="ce1">
            <text:p>21</text:p>
          </table:table-cell>
          <table:table-cell office:value-type="float" office:value="1.643796256133514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2584133148" table:style-name="ce1">
            <text:p>6.4258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62345014E+18" table:style-name="ce1">
            <text:p>1.6438E+18</text:p>
          </table:table-cell>
          <table:table-cell office:value-type="float" office:value="22" table:style-name="ce1">
            <text:p>22</text:p>
          </table:table-cell>
          <table:table-cell office:value-type="float" office:value="1.643796256233583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2371988297" table:style-name="ce1">
            <text:p>6.4237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63342618E+18" table:style-name="ce1">
            <text:p>1.6438E+18</text:p>
          </table:table-cell>
          <table:table-cell office:value-type="float" office:value="23" table:style-name="ce1">
            <text:p>23</text:p>
          </table:table-cell>
          <table:table-cell office:value-type="float" office:value="1.643796256333475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2459440231" table:style-name="ce1">
            <text:p>6.4245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64346322E+18" table:style-name="ce1">
            <text:p>1.6438E+18</text:p>
          </table:table-cell>
          <table:table-cell office:value-type="float" office:value="24" table:style-name="ce1">
            <text:p>24</text:p>
          </table:table-cell>
          <table:table-cell office:value-type="float" office:value="1.643796256433531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2290067673" table:style-name="ce1">
            <text:p>6.422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65345759E+18" table:style-name="ce1">
            <text:p>1.6438E+18</text:p>
          </table:table-cell>
          <table:table-cell office:value-type="float" office:value="25" table:style-name="ce1">
            <text:p>25</text:p>
          </table:table-cell>
          <table:table-cell office:value-type="float" office:value="1.643796256533554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2061948776" table:style-name="ce1">
            <text:p>6.4206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66343396E+18" table:style-name="ce1">
            <text:p>1.6438E+18</text:p>
          </table:table-cell>
          <table:table-cell office:value-type="float" office:value="26" table:style-name="ce1">
            <text:p>26</text:p>
          </table:table-cell>
          <table:table-cell office:value-type="float" office:value="1.64379625663348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1790914536" table:style-name="ce1">
            <text:p>6.4179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67352179E+18" table:style-name="ce1">
            <text:p>1.6438E+18</text:p>
          </table:table-cell>
          <table:table-cell office:value-type="float" office:value="27" table:style-name="ce1">
            <text:p>27</text:p>
          </table:table-cell>
          <table:table-cell office:value-type="float" office:value="1.64379625673394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0426588058" table:style-name="ce1">
            <text:p>6.4042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68347569E+18" table:style-name="ce1">
            <text:p>1.6438E+18</text:p>
          </table:table-cell>
          <table:table-cell office:value-type="float" office:value="28" table:style-name="ce1">
            <text:p>28</text:p>
          </table:table-cell>
          <table:table-cell office:value-type="float" office:value="1.643796256833530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0825843811" table:style-name="ce1">
            <text:p>6.4082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6934102E+18" table:style-name="ce1">
            <text:p>1.6438E+18</text:p>
          </table:table-cell>
          <table:table-cell office:value-type="float" office:value="29" table:style-name="ce1">
            <text:p>29</text:p>
          </table:table-cell>
          <table:table-cell office:value-type="float" office:value="1.64379625693343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072842598" table:style-name="ce1">
            <text:p>6407284259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70344113E+18" table:style-name="ce1">
            <text:p>1.6438E+18</text:p>
          </table:table-cell>
          <table:table-cell office:value-type="float" office:value="30" table:style-name="ce1">
            <text:p>30</text:p>
          </table:table-cell>
          <table:table-cell office:value-type="float" office:value="1.643796257033500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0868282318" table:style-name="ce1">
            <text:p>6.4086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7134838E+18" table:style-name="ce1">
            <text:p>1.6438E+18</text:p>
          </table:table-cell>
          <table:table-cell office:value-type="float" office:value="31" table:style-name="ce1">
            <text:p>31</text:p>
          </table:table-cell>
          <table:table-cell office:value-type="float" office:value="1.643796257133572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0729618073" table:style-name="ce1">
            <text:p>6.407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72346652E+18" table:style-name="ce1">
            <text:p>1.6438E+18</text:p>
          </table:table-cell>
          <table:table-cell office:value-type="float" office:value="32" table:style-name="ce1">
            <text:p>32</text:p>
          </table:table-cell>
          <table:table-cell office:value-type="float" office:value="1.643796257233475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0479373932" table:style-name="ce1">
            <text:p>6.4047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73343613E+18" table:style-name="ce1">
            <text:p>1.6438E+18</text:p>
          </table:table-cell>
          <table:table-cell office:value-type="float" office:value="33" table:style-name="ce1">
            <text:p>33</text:p>
          </table:table-cell>
          <table:table-cell office:value-type="float" office:value="1.643796257333466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035487175" table:style-name="ce1">
            <text:p>6403548717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74346107E+18" table:style-name="ce1">
            <text:p>1.6438E+18</text:p>
          </table:table-cell>
          <table:table-cell office:value-type="float" office:value="34" table:style-name="ce1">
            <text:p>34</text:p>
          </table:table-cell>
          <table:table-cell office:value-type="float" office:value="1.64379625743340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0032577515" table:style-name="ce1">
            <text:p>6.4003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75343293E+18" table:style-name="ce1">
            <text:p>1.6438E+18</text:p>
          </table:table-cell>
          <table:table-cell office:value-type="float" office:value="35" table:style-name="ce1">
            <text:p>35</text:p>
          </table:table-cell>
          <table:table-cell office:value-type="float" office:value="1.643796257533531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0021085739" table:style-name="ce1">
            <text:p>6.4002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76347937E+18" table:style-name="ce1">
            <text:p>1.6438E+18</text:p>
          </table:table-cell>
          <table:table-cell office:value-type="float" office:value="36" table:style-name="ce1">
            <text:p>36</text:p>
          </table:table-cell>
          <table:table-cell office:value-type="float" office:value="1.64379625763355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3983669281" table:style-name="ce1">
            <text:p>6398366928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77342264E+18" table:style-name="ce1">
            <text:p>1.6438E+18</text:p>
          </table:table-cell>
          <table:table-cell office:value-type="float" office:value="37" table:style-name="ce1">
            <text:p>37</text:p>
          </table:table-cell>
          <table:table-cell office:value-type="float" office:value="1.643796257733455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39665937424" table:style-name="ce1">
            <text:p>6.3966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7834516E+18" table:style-name="ce1">
            <text:p>1.6438E+18</text:p>
          </table:table-cell>
          <table:table-cell office:value-type="float" office:value="38" table:style-name="ce1">
            <text:p>38</text:p>
          </table:table-cell>
          <table:table-cell office:value-type="float" office:value="1.643796257833596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38244533539" table:style-name="ce1">
            <text:p>6.3824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79341133E+18" table:style-name="ce1">
            <text:p>1.6438E+18</text:p>
          </table:table-cell>
          <table:table-cell office:value-type="float" office:value="39" table:style-name="ce1">
            <text:p>39</text:p>
          </table:table-cell>
          <table:table-cell office:value-type="float" office:value="1.64379625793348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38103961945" table:style-name="ce1">
            <text:p>6.3810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80343483E+18" table:style-name="ce1">
            <text:p>1.6438E+18</text:p>
          </table:table-cell>
          <table:table-cell office:value-type="float" office:value="40" table:style-name="ce1">
            <text:p>40</text:p>
          </table:table-cell>
          <table:table-cell office:value-type="float" office:value="1.643796258033549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38119125366" table:style-name="ce1">
            <text:p>6.3811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81343772E+18" table:style-name="ce1">
            <text:p>1.6438E+18</text:p>
          </table:table-cell>
          <table:table-cell office:value-type="float" office:value="41" table:style-name="ce1">
            <text:p>41</text:p>
          </table:table-cell>
          <table:table-cell office:value-type="float" office:value="1.643796258133539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37963819504" table:style-name="ce1">
            <text:p>6.3796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82344161E+18" table:style-name="ce1">
            <text:p>1.6438E+18</text:p>
          </table:table-cell>
          <table:table-cell office:value-type="float" office:value="42" table:style-name="ce1">
            <text:p>42</text:p>
          </table:table-cell>
          <table:table-cell office:value-type="float" office:value="1.643796258233506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37803268433" table:style-name="ce1">
            <text:p>6.3780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83347525E+18" table:style-name="ce1">
            <text:p>1.6438E+18</text:p>
          </table:table-cell>
          <table:table-cell office:value-type="float" office:value="43" table:style-name="ce1">
            <text:p>43</text:p>
          </table:table-cell>
          <table:table-cell office:value-type="float" office:value="1.64379625833346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37935972214" table:style-name="ce1">
            <text:p>6.3793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8434519E+18" table:style-name="ce1">
            <text:p>1.6438E+18</text:p>
          </table:table-cell>
          <table:table-cell office:value-type="float" office:value="44" table:style-name="ce1">
            <text:p>44</text:p>
          </table:table-cell>
          <table:table-cell office:value-type="float" office:value="1.643796258433505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37886762619" table:style-name="ce1">
            <text:p>6.3788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85344968E+18" table:style-name="ce1">
            <text:p>1.6438E+18</text:p>
          </table:table-cell>
          <table:table-cell office:value-type="float" office:value="45" table:style-name="ce1">
            <text:p>45</text:p>
          </table:table-cell>
          <table:table-cell office:value-type="float" office:value="1.64379625853349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38012599945" table:style-name="ce1">
            <text:p>6.3801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86346161E+18" table:style-name="ce1">
            <text:p>1.6438E+18</text:p>
          </table:table-cell>
          <table:table-cell office:value-type="float" office:value="46" table:style-name="ce1">
            <text:p>46</text:p>
          </table:table-cell>
          <table:table-cell office:value-type="float" office:value="1.64379625863341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37997627258" table:style-name="ce1">
            <text:p>6.3799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87349788E+18" table:style-name="ce1">
            <text:p>1.6438E+18</text:p>
          </table:table-cell>
          <table:table-cell office:value-type="float" office:value="47" table:style-name="ce1">
            <text:p>47</text:p>
          </table:table-cell>
          <table:table-cell office:value-type="float" office:value="1.643796258733659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37910604477" table:style-name="ce1">
            <text:p>6.3791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8834603E+18" table:style-name="ce1">
            <text:p>1.6438E+18</text:p>
          </table:table-cell>
          <table:table-cell office:value-type="float" office:value="48" table:style-name="ce1">
            <text:p>48</text:p>
          </table:table-cell>
          <table:table-cell office:value-type="float" office:value="1.643796258833514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37305688858" table:style-name="ce1">
            <text:p>6.3730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89341437E+18" table:style-name="ce1">
            <text:p>1.6438E+18</text:p>
          </table:table-cell>
          <table:table-cell office:value-type="float" office:value="49" table:style-name="ce1">
            <text:p>49</text:p>
          </table:table-cell>
          <table:table-cell office:value-type="float" office:value="1.643796258933407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914861679" table:style-name="ce1">
            <text:p>6.4891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90344179E+18" table:style-name="ce1">
            <text:p>1.6438E+18</text:p>
          </table:table-cell>
          <table:table-cell office:value-type="float" office:value="50" table:style-name="ce1">
            <text:p>50</text:p>
          </table:table-cell>
          <table:table-cell office:value-type="float" office:value="1.64379625903375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97608757" table:style-name="ce1">
            <text:p>6489760875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91345667E+18" table:style-name="ce1">
            <text:p>1.6438E+18</text:p>
          </table:table-cell>
          <table:table-cell office:value-type="float" office:value="51" table:style-name="ce1">
            <text:p>51</text:p>
          </table:table-cell>
          <table:table-cell office:value-type="float" office:value="1.643796259133543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87304306" table:style-name="ce1">
            <text:p>6488730430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92343447E+18" table:style-name="ce1">
            <text:p>1.6438E+18</text:p>
          </table:table-cell>
          <table:table-cell office:value-type="float" office:value="52" table:style-name="ce1">
            <text:p>52</text:p>
          </table:table-cell>
          <table:table-cell office:value-type="float" office:value="1.643796259233496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738479614" table:style-name="ce1">
            <text:p>6.4873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93344435E+18" table:style-name="ce1">
            <text:p>1.6438E+18</text:p>
          </table:table-cell>
          <table:table-cell office:value-type="float" office:value="53" table:style-name="ce1">
            <text:p>53</text:p>
          </table:table-cell>
          <table:table-cell office:value-type="float" office:value="1.643796259333530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771095276" table:style-name="ce1">
            <text:p>6.4877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94344033E+18" table:style-name="ce1">
            <text:p>1.6438E+18</text:p>
          </table:table-cell>
          <table:table-cell office:value-type="float" office:value="54" table:style-name="ce1">
            <text:p>54</text:p>
          </table:table-cell>
          <table:table-cell office:value-type="float" office:value="1.643796259433670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61869812" table:style-name="ce1">
            <text:p>6486186981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95346537E+18" table:style-name="ce1">
            <text:p>1.6438E+18</text:p>
          </table:table-cell>
          <table:table-cell office:value-type="float" office:value="55" table:style-name="ce1">
            <text:p>55</text:p>
          </table:table-cell>
          <table:table-cell office:value-type="float" office:value="1.643796259533530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696374893" table:style-name="ce1">
            <text:p>6.4869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96344538E+18" table:style-name="ce1">
            <text:p>1.6438E+18</text:p>
          </table:table-cell>
          <table:table-cell office:value-type="float" office:value="56" table:style-name="ce1">
            <text:p>56</text:p>
          </table:table-cell>
          <table:table-cell office:value-type="float" office:value="1.643796259633660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5683918" table:style-name="ce1">
            <text:p>648568391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97349181E+18" table:style-name="ce1">
            <text:p>1.6438E+18</text:p>
          </table:table-cell>
          <table:table-cell office:value-type="float" office:value="57" table:style-name="ce1">
            <text:p>57</text:p>
          </table:table-cell>
          <table:table-cell office:value-type="float" office:value="1.643796259733558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408889771" table:style-name="ce1">
            <text:p>6.4840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98346665E+18" table:style-name="ce1">
            <text:p>1.6438E+18</text:p>
          </table:table-cell>
          <table:table-cell office:value-type="float" office:value="58" table:style-name="ce1">
            <text:p>58</text:p>
          </table:table-cell>
          <table:table-cell office:value-type="float" office:value="1.643796259833764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515319824" table:style-name="ce1">
            <text:p>6.4851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599345439E+18" table:style-name="ce1">
            <text:p>1.6438E+18</text:p>
          </table:table-cell>
          <table:table-cell office:value-type="float" office:value="59" table:style-name="ce1">
            <text:p>59</text:p>
          </table:table-cell>
          <table:table-cell office:value-type="float" office:value="1.64379625993355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397493362" table:style-name="ce1">
            <text:p>6.4839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00341793E+18" table:style-name="ce1">
            <text:p>1.6438E+18</text:p>
          </table:table-cell>
          <table:table-cell office:value-type="float" office:value="60" table:style-name="ce1">
            <text:p>60</text:p>
          </table:table-cell>
          <table:table-cell office:value-type="float" office:value="1.643796260033458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501968384" table:style-name="ce1">
            <text:p>6.4850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01344151E+18" table:style-name="ce1">
            <text:p>1.6438E+18</text:p>
          </table:table-cell>
          <table:table-cell office:value-type="float" office:value="61" table:style-name="ce1">
            <text:p>61</text:p>
          </table:table-cell>
          <table:table-cell office:value-type="float" office:value="1.643796260133500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437261581" table:style-name="ce1">
            <text:p>6.4843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02343549E+18" table:style-name="ce1">
            <text:p>1.6438E+18</text:p>
          </table:table-cell>
          <table:table-cell office:value-type="float" office:value="62" table:style-name="ce1">
            <text:p>62</text:p>
          </table:table-cell>
          <table:table-cell office:value-type="float" office:value="1.64379626023349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346185684" table:style-name="ce1">
            <text:p>6.4834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03344991E+18" table:style-name="ce1">
            <text:p>1.6438E+18</text:p>
          </table:table-cell>
          <table:table-cell office:value-type="float" office:value="63" table:style-name="ce1">
            <text:p>63</text:p>
          </table:table-cell>
          <table:table-cell office:value-type="float" office:value="1.643796260333436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465490341" table:style-name="ce1">
            <text:p>6.4846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04345272E+18" table:style-name="ce1">
            <text:p>1.6438E+18</text:p>
          </table:table-cell>
          <table:table-cell office:value-type="float" office:value="64" table:style-name="ce1">
            <text:p>64</text:p>
          </table:table-cell>
          <table:table-cell office:value-type="float" office:value="1.643796260433665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395824432" table:style-name="ce1">
            <text:p>6.4839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05347026E+18" table:style-name="ce1">
            <text:p>1.6438E+18</text:p>
          </table:table-cell>
          <table:table-cell office:value-type="float" office:value="65" table:style-name="ce1">
            <text:p>65</text:p>
          </table:table-cell>
          <table:table-cell office:value-type="float" office:value="1.643796260533518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522186279" table:style-name="ce1">
            <text:p>6.4852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06346522E+18" table:style-name="ce1">
            <text:p>1.6438E+18</text:p>
          </table:table-cell>
          <table:table-cell office:value-type="float" office:value="66" table:style-name="ce1">
            <text:p>66</text:p>
          </table:table-cell>
          <table:table-cell office:value-type="float" office:value="1.643796260633500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464632034" table:style-name="ce1">
            <text:p>6.4846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07343411E+18" table:style-name="ce1">
            <text:p>1.6438E+18</text:p>
          </table:table-cell>
          <table:table-cell office:value-type="float" office:value="67" table:style-name="ce1">
            <text:p>67</text:p>
          </table:table-cell>
          <table:table-cell office:value-type="float" office:value="1.64379626073360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361444473" table:style-name="ce1">
            <text:p>6.4836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08346053E+18" table:style-name="ce1">
            <text:p>1.6438E+18</text:p>
          </table:table-cell>
          <table:table-cell office:value-type="float" office:value="68" table:style-name="ce1">
            <text:p>68</text:p>
          </table:table-cell>
          <table:table-cell office:value-type="float" office:value="1.64379626083345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619270325" table:style-name="ce1">
            <text:p>6.4861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09346639E+18" table:style-name="ce1">
            <text:p>1.6438E+18</text:p>
          </table:table-cell>
          <table:table-cell office:value-type="float" office:value="69" table:style-name="ce1">
            <text:p>69</text:p>
          </table:table-cell>
          <table:table-cell office:value-type="float" office:value="1.643796260933511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535966873" table:style-name="ce1">
            <text:p>6.4853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1034434E+18" table:style-name="ce1">
            <text:p>1.6438E+18</text:p>
          </table:table-cell>
          <table:table-cell office:value-type="float" office:value="70" table:style-name="ce1">
            <text:p>70</text:p>
          </table:table-cell>
          <table:table-cell office:value-type="float" office:value="1.64379626103348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662185669" table:style-name="ce1">
            <text:p>6.4866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11348931E+18" table:style-name="ce1">
            <text:p>1.6438E+18</text:p>
          </table:table-cell>
          <table:table-cell office:value-type="float" office:value="71" table:style-name="ce1">
            <text:p>71</text:p>
          </table:table-cell>
          <table:table-cell office:value-type="float" office:value="1.643796261133732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572492599" table:style-name="ce1">
            <text:p>6.4857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12348017E+18" table:style-name="ce1">
            <text:p>1.6438E+18</text:p>
          </table:table-cell>
          <table:table-cell office:value-type="float" office:value="72" table:style-name="ce1">
            <text:p>72</text:p>
          </table:table-cell>
          <table:table-cell office:value-type="float" office:value="1.643796261233707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428058624" table:style-name="ce1">
            <text:p>6.4842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13343885E+18" table:style-name="ce1">
            <text:p>1.6438E+18</text:p>
          </table:table-cell>
          <table:table-cell office:value-type="float" office:value="73" table:style-name="ce1">
            <text:p>73</text:p>
          </table:table-cell>
          <table:table-cell office:value-type="float" office:value="1.643796261333536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559188843" table:style-name="ce1">
            <text:p>6.4855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14342874E+18" table:style-name="ce1">
            <text:p>1.6438E+18</text:p>
          </table:table-cell>
          <table:table-cell office:value-type="float" office:value="74" table:style-name="ce1">
            <text:p>74</text:p>
          </table:table-cell>
          <table:table-cell office:value-type="float" office:value="1.643796261433487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42338562" table:style-name="ce1">
            <text:p>6484233856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15344865E+18" table:style-name="ce1">
            <text:p>1.6438E+18</text:p>
          </table:table-cell>
          <table:table-cell office:value-type="float" office:value="75" table:style-name="ce1">
            <text:p>75</text:p>
          </table:table-cell>
          <table:table-cell office:value-type="float" office:value="1.643796261533649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397111893" table:style-name="ce1">
            <text:p>6.4839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16349494E+18" table:style-name="ce1">
            <text:p>1.6438E+18</text:p>
          </table:table-cell>
          <table:table-cell office:value-type="float" office:value="76" table:style-name="ce1">
            <text:p>76</text:p>
          </table:table-cell>
          <table:table-cell office:value-type="float" office:value="1.643796261633445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259305954" table:style-name="ce1">
            <text:p>6.4825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17349571E+18" table:style-name="ce1">
            <text:p>1.6438E+18</text:p>
          </table:table-cell>
          <table:table-cell office:value-type="float" office:value="77" table:style-name="ce1">
            <text:p>77</text:p>
          </table:table-cell>
          <table:table-cell office:value-type="float" office:value="1.64379626173378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098564148" table:style-name="ce1">
            <text:p>6.4809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18345144E+18" table:style-name="ce1">
            <text:p>1.6438E+18</text:p>
          </table:table-cell>
          <table:table-cell office:value-type="float" office:value="78" table:style-name="ce1">
            <text:p>78</text:p>
          </table:table-cell>
          <table:table-cell office:value-type="float" office:value="1.64379626183342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316812515" table:style-name="ce1">
            <text:p>6.4831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19346294E+18" table:style-name="ce1">
            <text:p>1.6438E+18</text:p>
          </table:table-cell>
          <table:table-cell office:value-type="float" office:value="79" table:style-name="ce1">
            <text:p>79</text:p>
          </table:table-cell>
          <table:table-cell office:value-type="float" office:value="1.64379626193344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222637177" table:style-name="ce1">
            <text:p>6.4822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20347256E+18" table:style-name="ce1">
            <text:p>1.6438E+18</text:p>
          </table:table-cell>
          <table:table-cell office:value-type="float" office:value="80" table:style-name="ce1">
            <text:p>80</text:p>
          </table:table-cell>
          <table:table-cell office:value-type="float" office:value="1.643796262033498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547935486" table:style-name="ce1">
            <text:p>6.4854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21344881E+18" table:style-name="ce1">
            <text:p>1.6438E+18</text:p>
          </table:table-cell>
          <table:table-cell office:value-type="float" office:value="81" table:style-name="ce1">
            <text:p>81</text:p>
          </table:table-cell>
          <table:table-cell office:value-type="float" office:value="1.643796262133585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548603058" table:style-name="ce1">
            <text:p>6.4854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22344614E+18" table:style-name="ce1">
            <text:p>1.6438E+18</text:p>
          </table:table-cell>
          <table:table-cell office:value-type="float" office:value="82" table:style-name="ce1">
            <text:p>82</text:p>
          </table:table-cell>
          <table:table-cell office:value-type="float" office:value="1.643796262233447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519468307" table:style-name="ce1">
            <text:p>6.4851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23346432E+18" table:style-name="ce1">
            <text:p>1.6438E+18</text:p>
          </table:table-cell>
          <table:table-cell office:value-type="float" office:value="83" table:style-name="ce1">
            <text:p>83</text:p>
          </table:table-cell>
          <table:table-cell office:value-type="float" office:value="1.643796262333470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748588562" table:style-name="ce1">
            <text:p>6.4874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24342257E+18" table:style-name="ce1">
            <text:p>1.6438E+18</text:p>
          </table:table-cell>
          <table:table-cell office:value-type="float" office:value="84" table:style-name="ce1">
            <text:p>84</text:p>
          </table:table-cell>
          <table:table-cell office:value-type="float" office:value="1.64379626243343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754405975" table:style-name="ce1">
            <text:p>6.4875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25337457E+18" table:style-name="ce1">
            <text:p>1.6438E+18</text:p>
          </table:table-cell>
          <table:table-cell office:value-type="float" office:value="85" table:style-name="ce1">
            <text:p>85</text:p>
          </table:table-cell>
          <table:table-cell office:value-type="float" office:value="1.643796262533328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940753937" table:style-name="ce1">
            <text:p>6.4894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26336804E+18" table:style-name="ce1">
            <text:p>1.6438E+18</text:p>
          </table:table-cell>
          <table:table-cell office:value-type="float" office:value="86" table:style-name="ce1">
            <text:p>86</text:p>
          </table:table-cell>
          <table:table-cell office:value-type="float" office:value="1.64379626263333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951387405" table:style-name="ce1">
            <text:p>6.4895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27336118E+18" table:style-name="ce1">
            <text:p>1.6438E+18</text:p>
          </table:table-cell>
          <table:table-cell office:value-type="float" office:value="87" table:style-name="ce1">
            <text:p>87</text:p>
          </table:table-cell>
          <table:table-cell office:value-type="float" office:value="1.643796262733284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919439316" table:style-name="ce1">
            <text:p>6.4891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28337508E+18" table:style-name="ce1">
            <text:p>1.6438E+18</text:p>
          </table:table-cell>
          <table:table-cell office:value-type="float" office:value="88" table:style-name="ce1">
            <text:p>88</text:p>
          </table:table-cell>
          <table:table-cell office:value-type="float" office:value="1.643796262833257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9241542816" table:style-name="ce1">
            <text:p>6.4924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29337674E+18" table:style-name="ce1">
            <text:p>1.6438E+18</text:p>
          </table:table-cell>
          <table:table-cell office:value-type="float" office:value="89" table:style-name="ce1">
            <text:p>89</text:p>
          </table:table-cell>
          <table:table-cell office:value-type="float" office:value="1.64379626293328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9221038818" table:style-name="ce1">
            <text:p>6.4922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3033602E+18" table:style-name="ce1">
            <text:p>1.6438E+18</text:p>
          </table:table-cell>
          <table:table-cell office:value-type="float" office:value="90" table:style-name="ce1">
            <text:p>90</text:p>
          </table:table-cell>
          <table:table-cell office:value-type="float" office:value="1.643796263033251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9373340607" table:style-name="ce1">
            <text:p>6.4937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31351168E+18" table:style-name="ce1">
            <text:p>1.6438E+18</text:p>
          </table:table-cell>
          <table:table-cell office:value-type="float" office:value="91" table:style-name="ce1">
            <text:p>91</text:p>
          </table:table-cell>
          <table:table-cell office:value-type="float" office:value="1.643796263133369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933681488" table:style-name="ce1">
            <text:p>6493368148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32345293E+18" table:style-name="ce1">
            <text:p>1.6438E+18</text:p>
          </table:table-cell>
          <table:table-cell office:value-type="float" office:value="92" table:style-name="ce1">
            <text:p>92</text:p>
          </table:table-cell>
          <table:table-cell office:value-type="float" office:value="1.64379626323345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9249696732" table:style-name="ce1">
            <text:p>6.492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33344742E+18" table:style-name="ce1">
            <text:p>1.6438E+18</text:p>
          </table:table-cell>
          <table:table-cell office:value-type="float" office:value="93" table:style-name="ce1">
            <text:p>93</text:p>
          </table:table-cell>
          <table:table-cell office:value-type="float" office:value="1.643796263333515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9391746521" table:style-name="ce1">
            <text:p>6.4939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3434816E+18" table:style-name="ce1">
            <text:p>1.6438E+18</text:p>
          </table:table-cell>
          <table:table-cell office:value-type="float" office:value="94" table:style-name="ce1">
            <text:p>94</text:p>
          </table:table-cell>
          <table:table-cell office:value-type="float" office:value="1.643796263433567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9306917191" table:style-name="ce1">
            <text:p>6.4930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3534249E+18" table:style-name="ce1">
            <text:p>1.6438E+18</text:p>
          </table:table-cell>
          <table:table-cell office:value-type="float" office:value="95" table:style-name="ce1">
            <text:p>95</text:p>
          </table:table-cell>
          <table:table-cell office:value-type="float" office:value="1.64379626353349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9492359161" table:style-name="ce1">
            <text:p>6.4949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36344484E+18" table:style-name="ce1">
            <text:p>1.6438E+18</text:p>
          </table:table-cell>
          <table:table-cell office:value-type="float" office:value="96" table:style-name="ce1">
            <text:p>96</text:p>
          </table:table-cell>
          <table:table-cell office:value-type="float" office:value="1.6437962636335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8006048203" table:style-name="ce1">
            <text:p>6.5800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37347264E+18" table:style-name="ce1">
            <text:p>1.6438E+18</text:p>
          </table:table-cell>
          <table:table-cell office:value-type="float" office:value="97" table:style-name="ce1">
            <text:p>97</text:p>
          </table:table-cell>
          <table:table-cell office:value-type="float" office:value="1.643796263733499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7888269424" table:style-name="ce1">
            <text:p>6.5788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38347845E+18" table:style-name="ce1">
            <text:p>1.6438E+18</text:p>
          </table:table-cell>
          <table:table-cell office:value-type="float" office:value="98" table:style-name="ce1">
            <text:p>98</text:p>
          </table:table-cell>
          <table:table-cell office:value-type="float" office:value="1.643796263833476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8071517944" table:style-name="ce1">
            <text:p>6.5807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39345795E+18" table:style-name="ce1">
            <text:p>1.6438E+18</text:p>
          </table:table-cell>
          <table:table-cell office:value-type="float" office:value="99" table:style-name="ce1">
            <text:p>99</text:p>
          </table:table-cell>
          <table:table-cell office:value-type="float" office:value="1.643796263933521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7982206345" table:style-name="ce1">
            <text:p>6.5798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40343862E+18" table:style-name="ce1">
            <text:p>1.6438E+18</text:p>
          </table:table-cell>
          <table:table-cell office:value-type="float" office:value="100" table:style-name="ce1">
            <text:p>100</text:p>
          </table:table-cell>
          <table:table-cell office:value-type="float" office:value="1.643796264033468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8075428009" table:style-name="ce1">
            <text:p>6.5807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4134356E+18" table:style-name="ce1">
            <text:p>1.6438E+18</text:p>
          </table:table-cell>
          <table:table-cell office:value-type="float" office:value="101" table:style-name="ce1">
            <text:p>101</text:p>
          </table:table-cell>
          <table:table-cell office:value-type="float" office:value="1.643796264133521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8003759384" table:style-name="ce1">
            <text:p>6.5800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42343012E+18" table:style-name="ce1">
            <text:p>1.6438E+18</text:p>
          </table:table-cell>
          <table:table-cell office:value-type="float" office:value="102" table:style-name="ce1">
            <text:p>102</text:p>
          </table:table-cell>
          <table:table-cell office:value-type="float" office:value="1.643796264233478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7899951935" table:style-name="ce1">
            <text:p>6.57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43344983E+18" table:style-name="ce1">
            <text:p>1.6438E+18</text:p>
          </table:table-cell>
          <table:table-cell office:value-type="float" office:value="103" table:style-name="ce1">
            <text:p>103</text:p>
          </table:table-cell>
          <table:table-cell office:value-type="float" office:value="1.643796264333529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8000707626" table:style-name="ce1">
            <text:p>6.5800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44343132E+18" table:style-name="ce1">
            <text:p>1.6438E+18</text:p>
          </table:table-cell>
          <table:table-cell office:value-type="float" office:value="104" table:style-name="ce1">
            <text:p>104</text:p>
          </table:table-cell>
          <table:table-cell office:value-type="float" office:value="1.643796264433458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7917451859" table:style-name="ce1">
            <text:p>6.5791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45346117E+18" table:style-name="ce1">
            <text:p>1.6438E+18</text:p>
          </table:table-cell>
          <table:table-cell office:value-type="float" office:value="105" table:style-name="ce1">
            <text:p>105</text:p>
          </table:table-cell>
          <table:table-cell office:value-type="float" office:value="1.643796264533515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8043384552" table:style-name="ce1">
            <text:p>6.5804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46345183E+18" table:style-name="ce1">
            <text:p>1.6438E+18</text:p>
          </table:table-cell>
          <table:table-cell office:value-type="float" office:value="106" table:style-name="ce1">
            <text:p>106</text:p>
          </table:table-cell>
          <table:table-cell office:value-type="float" office:value="1.643796264633490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7988500595" table:style-name="ce1">
            <text:p>6.5798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47344719E+18" table:style-name="ce1">
            <text:p>1.6438E+18</text:p>
          </table:table-cell>
          <table:table-cell office:value-type="float" office:value="107" table:style-name="ce1">
            <text:p>107</text:p>
          </table:table-cell>
          <table:table-cell office:value-type="float" office:value="1.643796264733711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7898521423" table:style-name="ce1">
            <text:p>6.5789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48348068E+18" table:style-name="ce1">
            <text:p>1.6438E+18</text:p>
          </table:table-cell>
          <table:table-cell office:value-type="float" office:value="108" table:style-name="ce1">
            <text:p>108</text:p>
          </table:table-cell>
          <table:table-cell office:value-type="float" office:value="1.643796264833532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8103084564" table:style-name="ce1">
            <text:p>6.5810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49348288E+18" table:style-name="ce1">
            <text:p>1.6438E+18</text:p>
          </table:table-cell>
          <table:table-cell office:value-type="float" office:value="109" table:style-name="ce1">
            <text:p>109</text:p>
          </table:table-cell>
          <table:table-cell office:value-type="float" office:value="1.643796264933671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804476738" table:style-name="ce1">
            <text:p>6580447673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50346644E+18" table:style-name="ce1">
            <text:p>1.6438E+18</text:p>
          </table:table-cell>
          <table:table-cell office:value-type="float" office:value="110" table:style-name="ce1">
            <text:p>110</text:p>
          </table:table-cell>
          <table:table-cell office:value-type="float" office:value="1.643796265033564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8176422119" table:style-name="ce1">
            <text:p>6.5817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51344333E+18" table:style-name="ce1">
            <text:p>1.6438E+18</text:p>
          </table:table-cell>
          <table:table-cell office:value-type="float" office:value="111" table:style-name="ce1">
            <text:p>111</text:p>
          </table:table-cell>
          <table:table-cell office:value-type="float" office:value="1.643796265133535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8136606216" table:style-name="ce1">
            <text:p>6.5813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52336627E+18" table:style-name="ce1">
            <text:p>1.6438E+18</text:p>
          </table:table-cell>
          <table:table-cell office:value-type="float" office:value="112" table:style-name="ce1">
            <text:p>112</text:p>
          </table:table-cell>
          <table:table-cell office:value-type="float" office:value="1.64379626523330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8056545258" table:style-name="ce1">
            <text:p>6.5805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53336591E+18" table:style-name="ce1">
            <text:p>1.6438E+18</text:p>
          </table:table-cell>
          <table:table-cell office:value-type="float" office:value="113" table:style-name="ce1">
            <text:p>113</text:p>
          </table:table-cell>
          <table:table-cell office:value-type="float" office:value="1.643796265333296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8257961273" table:style-name="ce1">
            <text:p>6.5825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54334272E+18" table:style-name="ce1">
            <text:p>1.6438E+18</text:p>
          </table:table-cell>
          <table:table-cell office:value-type="float" office:value="114" table:style-name="ce1">
            <text:p>114</text:p>
          </table:table-cell>
          <table:table-cell office:value-type="float" office:value="1.643796265433227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8201551437" table:style-name="ce1">
            <text:p>6.5820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55335053E+18" table:style-name="ce1">
            <text:p>1.6438E+18</text:p>
          </table:table-cell>
          <table:table-cell office:value-type="float" office:value="115" table:style-name="ce1">
            <text:p>115</text:p>
          </table:table-cell>
          <table:table-cell office:value-type="float" office:value="1.643796265533222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8228445053" table:style-name="ce1">
            <text:p>6.5822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56341788E+18" table:style-name="ce1">
            <text:p>1.6438E+18</text:p>
          </table:table-cell>
          <table:table-cell office:value-type="float" office:value="116" table:style-name="ce1">
            <text:p>116</text:p>
          </table:table-cell>
          <table:table-cell office:value-type="float" office:value="1.643796265633406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8150672913" table:style-name="ce1">
            <text:p>6.5815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57340244E+18" table:style-name="ce1">
            <text:p>1.6438E+18</text:p>
          </table:table-cell>
          <table:table-cell office:value-type="float" office:value="117" table:style-name="ce1">
            <text:p>117</text:p>
          </table:table-cell>
          <table:table-cell office:value-type="float" office:value="1.64379626573359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8032131195" table:style-name="ce1">
            <text:p>6.5803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58344893E+18" table:style-name="ce1">
            <text:p>1.6438E+18</text:p>
          </table:table-cell>
          <table:table-cell office:value-type="float" office:value="118" table:style-name="ce1">
            <text:p>118</text:p>
          </table:table-cell>
          <table:table-cell office:value-type="float" office:value="1.6437962658334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8136177063" table:style-name="ce1">
            <text:p>6.5813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59345597E+18" table:style-name="ce1">
            <text:p>1.6438E+18</text:p>
          </table:table-cell>
          <table:table-cell office:value-type="float" office:value="119" table:style-name="ce1">
            <text:p>119</text:p>
          </table:table-cell>
          <table:table-cell office:value-type="float" office:value="1.643796265933511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8031129837" table:style-name="ce1">
            <text:p>6.5803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60344146E+18" table:style-name="ce1">
            <text:p>1.6438E+18</text:p>
          </table:table-cell>
          <table:table-cell office:value-type="float" office:value="120" table:style-name="ce1">
            <text:p>120</text:p>
          </table:table-cell>
          <table:table-cell office:value-type="float" office:value="1.643796266033509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808801651" table:style-name="ce1">
            <text:p>6580880165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61346171E+18" table:style-name="ce1">
            <text:p>1.6438E+18</text:p>
          </table:table-cell>
          <table:table-cell office:value-type="float" office:value="121" table:style-name="ce1">
            <text:p>121</text:p>
          </table:table-cell>
          <table:table-cell office:value-type="float" office:value="1.643796266133516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7993173599" table:style-name="ce1">
            <text:p>6.5799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62344428E+18" table:style-name="ce1">
            <text:p>1.6438E+18</text:p>
          </table:table-cell>
          <table:table-cell office:value-type="float" office:value="122" table:style-name="ce1">
            <text:p>122</text:p>
          </table:table-cell>
          <table:table-cell office:value-type="float" office:value="1.643796266233506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7862663269" table:style-name="ce1">
            <text:p>6.5786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63345969E+18" table:style-name="ce1">
            <text:p>1.6438E+18</text:p>
          </table:table-cell>
          <table:table-cell office:value-type="float" office:value="123" table:style-name="ce1">
            <text:p>123</text:p>
          </table:table-cell>
          <table:table-cell office:value-type="float" office:value="1.643796266333489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7999181747" table:style-name="ce1">
            <text:p>6.5799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64343916E+18" table:style-name="ce1">
            <text:p>1.6438E+18</text:p>
          </table:table-cell>
          <table:table-cell office:value-type="float" office:value="124" table:style-name="ce1">
            <text:p>124</text:p>
          </table:table-cell>
          <table:table-cell office:value-type="float" office:value="1.64379626643349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7912111282" table:style-name="ce1">
            <text:p>6.5791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6534292E+18" table:style-name="ce1">
            <text:p>1.6438E+18</text:p>
          </table:table-cell>
          <table:table-cell office:value-type="float" office:value="125" table:style-name="ce1">
            <text:p>125</text:p>
          </table:table-cell>
          <table:table-cell office:value-type="float" office:value="1.643796266533574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8013153076" table:style-name="ce1">
            <text:p>6.5801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66346862E+18" table:style-name="ce1">
            <text:p>1.6438E+18</text:p>
          </table:table-cell>
          <table:table-cell office:value-type="float" office:value="126" table:style-name="ce1">
            <text:p>126</text:p>
          </table:table-cell>
          <table:table-cell office:value-type="float" office:value="1.643796266633526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7968950272" table:style-name="ce1">
            <text:p>6.5796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67346312E+18" table:style-name="ce1">
            <text:p>1.6438E+18</text:p>
          </table:table-cell>
          <table:table-cell office:value-type="float" office:value="127" table:style-name="ce1">
            <text:p>127</text:p>
          </table:table-cell>
          <table:table-cell office:value-type="float" office:value="1.643796266733516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7890510559" table:style-name="ce1">
            <text:p>6.5789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68350052E+18" table:style-name="ce1">
            <text:p>1.6438E+18</text:p>
          </table:table-cell>
          <table:table-cell office:value-type="float" office:value="128" table:style-name="ce1">
            <text:p>128</text:p>
          </table:table-cell>
          <table:table-cell office:value-type="float" office:value="1.643796266833830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7941150665" table:style-name="ce1">
            <text:p>6.5794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69344353E+18" table:style-name="ce1">
            <text:p>1.6438E+18</text:p>
          </table:table-cell>
          <table:table-cell office:value-type="float" office:value="129" table:style-name="ce1">
            <text:p>129</text:p>
          </table:table-cell>
          <table:table-cell office:value-type="float" office:value="1.64379626693343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7850980759" table:style-name="ce1">
            <text:p>6.5785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70348728E+18" table:style-name="ce1">
            <text:p>1.6438E+18</text:p>
          </table:table-cell>
          <table:table-cell office:value-type="float" office:value="130" table:style-name="ce1">
            <text:p>130</text:p>
          </table:table-cell>
          <table:table-cell office:value-type="float" office:value="1.643796267033665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794839859" table:style-name="ce1">
            <text:p>65794839859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71344387E+18" table:style-name="ce1">
            <text:p>1.6438E+18</text:p>
          </table:table-cell>
          <table:table-cell office:value-type="float" office:value="131" table:style-name="ce1">
            <text:p>131</text:p>
          </table:table-cell>
          <table:table-cell office:value-type="float" office:value="1.64379626713350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7881832123" table:style-name="ce1">
            <text:p>6.5788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72344046E+18" table:style-name="ce1">
            <text:p>1.6438E+18</text:p>
          </table:table-cell>
          <table:table-cell office:value-type="float" office:value="132" table:style-name="ce1">
            <text:p>132</text:p>
          </table:table-cell>
          <table:table-cell office:value-type="float" office:value="1.643796267233447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7766008377" table:style-name="ce1">
            <text:p>6.5776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73344883E+18" table:style-name="ce1">
            <text:p>1.6438E+18</text:p>
          </table:table-cell>
          <table:table-cell office:value-type="float" office:value="133" table:style-name="ce1">
            <text:p>133</text:p>
          </table:table-cell>
          <table:table-cell office:value-type="float" office:value="1.64379626733348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7827472687" table:style-name="ce1">
            <text:p>6.5782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74344159E+18" table:style-name="ce1">
            <text:p>1.6438E+18</text:p>
          </table:table-cell>
          <table:table-cell office:value-type="float" office:value="134" table:style-name="ce1">
            <text:p>134</text:p>
          </table:table-cell>
          <table:table-cell office:value-type="float" office:value="1.64379626743345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7671451569" table:style-name="ce1">
            <text:p>6.5767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7534665E+18" table:style-name="ce1">
            <text:p>1.6438E+18</text:p>
          </table:table-cell>
          <table:table-cell office:value-type="float" office:value="135" table:style-name="ce1">
            <text:p>135</text:p>
          </table:table-cell>
          <table:table-cell office:value-type="float" office:value="1.643796267533485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770483017" table:style-name="ce1">
            <text:p>6577048301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76338304E+18" table:style-name="ce1">
            <text:p>1.6438E+18</text:p>
          </table:table-cell>
          <table:table-cell office:value-type="float" office:value="136" table:style-name="ce1">
            <text:p>136</text:p>
          </table:table-cell>
          <table:table-cell office:value-type="float" office:value="1.64379626763347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7562303543" table:style-name="ce1">
            <text:p>6.5756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77337477E+18" table:style-name="ce1">
            <text:p>1.6438E+18</text:p>
          </table:table-cell>
          <table:table-cell office:value-type="float" office:value="137" table:style-name="ce1">
            <text:p>137</text:p>
          </table:table-cell>
          <table:table-cell office:value-type="float" office:value="1.643796267733297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7347345352" table:style-name="ce1">
            <text:p>6.5734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78336108E+18" table:style-name="ce1">
            <text:p>1.6438E+18</text:p>
          </table:table-cell>
          <table:table-cell office:value-type="float" office:value="138" table:style-name="ce1">
            <text:p>138</text:p>
          </table:table-cell>
          <table:table-cell office:value-type="float" office:value="1.64379626783328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714840889" table:style-name="ce1">
            <text:p>65714840889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79335137E+18" table:style-name="ce1">
            <text:p>1.6438E+18</text:p>
          </table:table-cell>
          <table:table-cell office:value-type="float" office:value="139" table:style-name="ce1">
            <text:p>139</text:p>
          </table:table-cell>
          <table:table-cell office:value-type="float" office:value="1.643796267933234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6777381897" table:style-name="ce1">
            <text:p>6.5677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80343598E+18" table:style-name="ce1">
            <text:p>1.6438E+18</text:p>
          </table:table-cell>
          <table:table-cell office:value-type="float" office:value="140" table:style-name="ce1">
            <text:p>140</text:p>
          </table:table-cell>
          <table:table-cell office:value-type="float" office:value="1.64379626803342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6496715546" table:style-name="ce1">
            <text:p>6.5649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81341612E+18" table:style-name="ce1">
            <text:p>1.6438E+18</text:p>
          </table:table-cell>
          <table:table-cell office:value-type="float" office:value="141" table:style-name="ce1">
            <text:p>141</text:p>
          </table:table-cell>
          <table:table-cell office:value-type="float" office:value="1.643796268133434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6049156189" table:style-name="ce1">
            <text:p>6.5604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82344988E+18" table:style-name="ce1">
            <text:p>1.6438E+18</text:p>
          </table:table-cell>
          <table:table-cell office:value-type="float" office:value="142" table:style-name="ce1">
            <text:p>142</text:p>
          </table:table-cell>
          <table:table-cell office:value-type="float" office:value="1.64379626823339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5548906326" table:style-name="ce1">
            <text:p>6.5554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8334624E+18" table:style-name="ce1">
            <text:p>1.6438E+18</text:p>
          </table:table-cell>
          <table:table-cell office:value-type="float" office:value="143" table:style-name="ce1">
            <text:p>143</text:p>
          </table:table-cell>
          <table:table-cell office:value-type="float" office:value="1.643796268333561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61722421646" table:style-name="ce1">
            <text:p>6.6172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84343949E+18" table:style-name="ce1">
            <text:p>1.6438E+18</text:p>
          </table:table-cell>
          <table:table-cell office:value-type="float" office:value="144" table:style-name="ce1">
            <text:p>144</text:p>
          </table:table-cell>
          <table:table-cell office:value-type="float" office:value="1.643796268433500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61253643036" table:style-name="ce1">
            <text:p>6.6125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85346179E+18" table:style-name="ce1">
            <text:p>1.6438E+18</text:p>
          </table:table-cell>
          <table:table-cell office:value-type="float" office:value="145" table:style-name="ce1">
            <text:p>145</text:p>
          </table:table-cell>
          <table:table-cell office:value-type="float" office:value="1.643796268533806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60901498795" table:style-name="ce1">
            <text:p>6.6090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86343647E+18" table:style-name="ce1">
            <text:p>1.6438E+18</text:p>
          </table:table-cell>
          <table:table-cell office:value-type="float" office:value="146" table:style-name="ce1">
            <text:p>146</text:p>
          </table:table-cell>
          <table:table-cell office:value-type="float" office:value="1.643796268633490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60439682007" table:style-name="ce1">
            <text:p>6.604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8734518E+18" table:style-name="ce1">
            <text:p>1.6438E+18</text:p>
          </table:table-cell>
          <table:table-cell office:value-type="float" office:value="147" table:style-name="ce1">
            <text:p>147</text:p>
          </table:table-cell>
          <table:table-cell office:value-type="float" office:value="1.643796268733531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9946680069" table:style-name="ce1">
            <text:p>6.5994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88344412E+18" table:style-name="ce1">
            <text:p>1.6438E+18</text:p>
          </table:table-cell>
          <table:table-cell office:value-type="float" office:value="148" table:style-name="ce1">
            <text:p>148</text:p>
          </table:table-cell>
          <table:table-cell office:value-type="float" office:value="1.643796268833519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9707117081" table:style-name="ce1">
            <text:p>6.5970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89344556E+18" table:style-name="ce1">
            <text:p>1.6438E+18</text:p>
          </table:table-cell>
          <table:table-cell office:value-type="float" office:value="149" table:style-name="ce1">
            <text:p>149</text:p>
          </table:table-cell>
          <table:table-cell office:value-type="float" office:value="1.643796268933505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9257364273" table:style-name="ce1">
            <text:p>6.5925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90345569E+18" table:style-name="ce1">
            <text:p>1.6438E+18</text:p>
          </table:table-cell>
          <table:table-cell office:value-type="float" office:value="150" table:style-name="ce1">
            <text:p>150</text:p>
          </table:table-cell>
          <table:table-cell office:value-type="float" office:value="1.643796269033582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8943986893" table:style-name="ce1">
            <text:p>6.5894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91345434E+18" table:style-name="ce1">
            <text:p>1.6438E+18</text:p>
          </table:table-cell>
          <table:table-cell office:value-type="float" office:value="151" table:style-name="ce1">
            <text:p>151</text:p>
          </table:table-cell>
          <table:table-cell office:value-type="float" office:value="1.643796269133575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848326683" table:style-name="ce1">
            <text:p>6584832668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92346225E+18" table:style-name="ce1">
            <text:p>1.6438E+18</text:p>
          </table:table-cell>
          <table:table-cell office:value-type="float" office:value="152" table:style-name="ce1">
            <text:p>152</text:p>
          </table:table-cell>
          <table:table-cell office:value-type="float" office:value="1.64379626923346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797791481" table:style-name="ce1">
            <text:p>6579779148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93346975E+18" table:style-name="ce1">
            <text:p>1.6438E+18</text:p>
          </table:table-cell>
          <table:table-cell office:value-type="float" office:value="153" table:style-name="ce1">
            <text:p>153</text:p>
          </table:table-cell>
          <table:table-cell office:value-type="float" office:value="1.643796269333787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7689762115" table:style-name="ce1">
            <text:p>6.576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94345318E+18" table:style-name="ce1">
            <text:p>1.6438E+18</text:p>
          </table:table-cell>
          <table:table-cell office:value-type="float" office:value="154" table:style-name="ce1">
            <text:p>154</text:p>
          </table:table-cell>
          <table:table-cell office:value-type="float" office:value="1.64379626943344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7193565369" table:style-name="ce1">
            <text:p>6.5719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95342405E+18" table:style-name="ce1">
            <text:p>1.6438E+18</text:p>
          </table:table-cell>
          <table:table-cell office:value-type="float" office:value="155" table:style-name="ce1">
            <text:p>155</text:p>
          </table:table-cell>
          <table:table-cell office:value-type="float" office:value="1.643796269533432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6897211075" table:style-name="ce1">
            <text:p>6.5689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96347607E+18" table:style-name="ce1">
            <text:p>1.6438E+18</text:p>
          </table:table-cell>
          <table:table-cell office:value-type="float" office:value="156" table:style-name="ce1">
            <text:p>156</text:p>
          </table:table-cell>
          <table:table-cell office:value-type="float" office:value="1.643796269633466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6420326233" table:style-name="ce1">
            <text:p>6.564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97345467E+18" table:style-name="ce1">
            <text:p>1.6438E+18</text:p>
          </table:table-cell>
          <table:table-cell office:value-type="float" office:value="157" table:style-name="ce1">
            <text:p>157</text:p>
          </table:table-cell>
          <table:table-cell office:value-type="float" office:value="1.64379626973360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5904436111" table:style-name="ce1">
            <text:p>6.5590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9834592E+18" table:style-name="ce1">
            <text:p>1.6438E+18</text:p>
          </table:table-cell>
          <table:table-cell office:value-type="float" office:value="158" table:style-name="ce1">
            <text:p>158</text:p>
          </table:table-cell>
          <table:table-cell office:value-type="float" office:value="1.643796269833669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5520629883" table:style-name="ce1">
            <text:p>6.5552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699343852E+18" table:style-name="ce1">
            <text:p>1.6438E+18</text:p>
          </table:table-cell>
          <table:table-cell office:value-type="float" office:value="159" table:style-name="ce1">
            <text:p>159</text:p>
          </table:table-cell>
          <table:table-cell office:value-type="float" office:value="1.643796269933527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4994058609" table:style-name="ce1">
            <text:p>6.5499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0034688E+18" table:style-name="ce1">
            <text:p>1.6438E+18</text:p>
          </table:table-cell>
          <table:table-cell office:value-type="float" office:value="160" table:style-name="ce1">
            <text:p>160</text:p>
          </table:table-cell>
          <table:table-cell office:value-type="float" office:value="1.64379627003378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4629230499" table:style-name="ce1">
            <text:p>6.5462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01349934E+18" table:style-name="ce1">
            <text:p>1.6438E+18</text:p>
          </table:table-cell>
          <table:table-cell office:value-type="float" office:value="161" table:style-name="ce1">
            <text:p>161</text:p>
          </table:table-cell>
          <table:table-cell office:value-type="float" office:value="1.643796270133744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4125976562" table:style-name="ce1">
            <text:p>6.5412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02343795E+18" table:style-name="ce1">
            <text:p>1.6438E+18</text:p>
          </table:table-cell>
          <table:table-cell office:value-type="float" office:value="162" table:style-name="ce1">
            <text:p>162</text:p>
          </table:table-cell>
          <table:table-cell office:value-type="float" office:value="1.643796270233485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3604412079" table:style-name="ce1">
            <text:p>6.5360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03345974E+18" table:style-name="ce1">
            <text:p>1.6438E+18</text:p>
          </table:table-cell>
          <table:table-cell office:value-type="float" office:value="163" table:style-name="ce1">
            <text:p>163</text:p>
          </table:table-cell>
          <table:table-cell office:value-type="float" office:value="1.643796270333726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3327322006" table:style-name="ce1">
            <text:p>6.5332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04342943E+18" table:style-name="ce1">
            <text:p>1.6438E+18</text:p>
          </table:table-cell>
          <table:table-cell office:value-type="float" office:value="164" table:style-name="ce1">
            <text:p>164</text:p>
          </table:table-cell>
          <table:table-cell office:value-type="float" office:value="1.643796270433434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29337883" table:style-name="ce1">
            <text:p>652933788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05343194E+18" table:style-name="ce1">
            <text:p>1.6438E+18</text:p>
          </table:table-cell>
          <table:table-cell office:value-type="float" office:value="165" table:style-name="ce1">
            <text:p>165</text:p>
          </table:table-cell>
          <table:table-cell office:value-type="float" office:value="1.643796270533436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2868890762" table:style-name="ce1">
            <text:p>6.5286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06345876E+18" table:style-name="ce1">
            <text:p>1.6438E+18</text:p>
          </table:table-cell>
          <table:table-cell office:value-type="float" office:value="166" table:style-name="ce1">
            <text:p>166</text:p>
          </table:table-cell>
          <table:table-cell office:value-type="float" office:value="1.643796270633594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266828537" table:style-name="ce1">
            <text:p>6526682853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07347325E+18" table:style-name="ce1">
            <text:p>1.6438E+18</text:p>
          </table:table-cell>
          <table:table-cell office:value-type="float" office:value="167" table:style-name="ce1">
            <text:p>167</text:p>
          </table:table-cell>
          <table:table-cell office:value-type="float" office:value="1.64379627073345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2439069748" table:style-name="ce1">
            <text:p>6.5243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08345239E+18" table:style-name="ce1">
            <text:p>1.6438E+18</text:p>
          </table:table-cell>
          <table:table-cell office:value-type="float" office:value="168" table:style-name="ce1">
            <text:p>168</text:p>
          </table:table-cell>
          <table:table-cell office:value-type="float" office:value="1.64379627083351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230679512" table:style-name="ce1">
            <text:p>6523067951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09344794E+18" table:style-name="ce1">
            <text:p>1.6438E+18</text:p>
          </table:table-cell>
          <table:table-cell office:value-type="float" office:value="169" table:style-name="ce1">
            <text:p>169</text:p>
          </table:table-cell>
          <table:table-cell office:value-type="float" office:value="1.643796270933520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1954174042" table:style-name="ce1">
            <text:p>6.5195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10344448E+18" table:style-name="ce1">
            <text:p>1.6438E+18</text:p>
          </table:table-cell>
          <table:table-cell office:value-type="float" office:value="170" table:style-name="ce1">
            <text:p>170</text:p>
          </table:table-cell>
          <table:table-cell office:value-type="float" office:value="1.643796271033466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1712799072" table:style-name="ce1">
            <text:p>6.5171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11344517E+18" table:style-name="ce1">
            <text:p>1.6438E+18</text:p>
          </table:table-cell>
          <table:table-cell office:value-type="float" office:value="171" table:style-name="ce1">
            <text:p>171</text:p>
          </table:table-cell>
          <table:table-cell office:value-type="float" office:value="1.643796271133557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1315546036" table:style-name="ce1">
            <text:p>6.5131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1233783E+18" table:style-name="ce1">
            <text:p>1.6438E+18</text:p>
          </table:table-cell>
          <table:table-cell office:value-type="float" office:value="172" table:style-name="ce1">
            <text:p>172</text:p>
          </table:table-cell>
          <table:table-cell office:value-type="float" office:value="1.643796271233542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0897121429" table:style-name="ce1">
            <text:p>6.5089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13335903E+18" table:style-name="ce1">
            <text:p>1.6438E+18</text:p>
          </table:table-cell>
          <table:table-cell office:value-type="float" office:value="173" table:style-name="ce1">
            <text:p>173</text:p>
          </table:table-cell>
          <table:table-cell office:value-type="float" office:value="1.643796271333293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0620794296" table:style-name="ce1">
            <text:p>6.5062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14335639E+18" table:style-name="ce1">
            <text:p>1.6438E+18</text:p>
          </table:table-cell>
          <table:table-cell office:value-type="float" office:value="174" table:style-name="ce1">
            <text:p>174</text:p>
          </table:table-cell>
          <table:table-cell office:value-type="float" office:value="1.643796271433247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0189876556" table:style-name="ce1">
            <text:p>6.501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15335163E+18" table:style-name="ce1">
            <text:p>1.6438E+18</text:p>
          </table:table-cell>
          <table:table-cell office:value-type="float" office:value="175" table:style-name="ce1">
            <text:p>175</text:p>
          </table:table-cell>
          <table:table-cell office:value-type="float" office:value="1.643796271533240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49840354919" table:style-name="ce1">
            <text:p>6.498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16342812E+18" table:style-name="ce1">
            <text:p>1.6438E+18</text:p>
          </table:table-cell>
          <table:table-cell office:value-type="float" office:value="176" table:style-name="ce1">
            <text:p>176</text:p>
          </table:table-cell>
          <table:table-cell office:value-type="float" office:value="1.643796271633389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49403810501" table:style-name="ce1">
            <text:p>6.4940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17341338E+18" table:style-name="ce1">
            <text:p>1.6438E+18</text:p>
          </table:table-cell>
          <table:table-cell office:value-type="float" office:value="177" table:style-name="ce1">
            <text:p>177</text:p>
          </table:table-cell>
          <table:table-cell office:value-type="float" office:value="1.643796271733433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48947143555" table:style-name="ce1">
            <text:p>6.4894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18343992E+18" table:style-name="ce1">
            <text:p>1.6438E+18</text:p>
          </table:table-cell>
          <table:table-cell office:value-type="float" office:value="178" table:style-name="ce1">
            <text:p>178</text:p>
          </table:table-cell>
          <table:table-cell office:value-type="float" office:value="1.643796271833357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48719358444" table:style-name="ce1">
            <text:p>6.4871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19347105E+18" table:style-name="ce1">
            <text:p>1.6438E+18</text:p>
          </table:table-cell>
          <table:table-cell office:value-type="float" office:value="179" table:style-name="ce1">
            <text:p>179</text:p>
          </table:table-cell>
          <table:table-cell office:value-type="float" office:value="1.643796271933707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48334598541" table:style-name="ce1">
            <text:p>6.4833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20346363E+18" table:style-name="ce1">
            <text:p>1.6438E+18</text:p>
          </table:table-cell>
          <table:table-cell office:value-type="float" office:value="180" table:style-name="ce1">
            <text:p>180</text:p>
          </table:table-cell>
          <table:table-cell office:value-type="float" office:value="1.643796272033474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48269510269" table:style-name="ce1">
            <text:p>6.482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21346253E+18" table:style-name="ce1">
            <text:p>1.6438E+18</text:p>
          </table:table-cell>
          <table:table-cell office:value-type="float" office:value="181" table:style-name="ce1">
            <text:p>181</text:p>
          </table:table-cell>
          <table:table-cell office:value-type="float" office:value="1.643796272133466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47992038727" table:style-name="ce1">
            <text:p>6.4799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22343698E+18" table:style-name="ce1">
            <text:p>1.6438E+18</text:p>
          </table:table-cell>
          <table:table-cell office:value-type="float" office:value="182" table:style-name="ce1">
            <text:p>182</text:p>
          </table:table-cell>
          <table:table-cell office:value-type="float" office:value="1.64379627223364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47706747055" table:style-name="ce1">
            <text:p>6.4770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2334592E+18" table:style-name="ce1">
            <text:p>1.6438E+18</text:p>
          </table:table-cell>
          <table:table-cell office:value-type="float" office:value="183" table:style-name="ce1">
            <text:p>183</text:p>
          </table:table-cell>
          <table:table-cell office:value-type="float" office:value="1.64379627233364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47725820541" table:style-name="ce1">
            <text:p>6.4772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2434594E+18" table:style-name="ce1">
            <text:p>1.6438E+18</text:p>
          </table:table-cell>
          <table:table-cell office:value-type="float" office:value="184" table:style-name="ce1">
            <text:p>184</text:p>
          </table:table-cell>
          <table:table-cell office:value-type="float" office:value="1.643796272433510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4761724472" table:style-name="ce1">
            <text:p>6476172447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2534878E+18" table:style-name="ce1">
            <text:p>1.6438E+18</text:p>
          </table:table-cell>
          <table:table-cell office:value-type="float" office:value="185" table:style-name="ce1">
            <text:p>185</text:p>
          </table:table-cell>
          <table:table-cell office:value-type="float" office:value="1.643796272533834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47777462006" table:style-name="ce1">
            <text:p>6.4777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26345198E+18" table:style-name="ce1">
            <text:p>1.6438E+18</text:p>
          </table:table-cell>
          <table:table-cell office:value-type="float" office:value="186" table:style-name="ce1">
            <text:p>186</text:p>
          </table:table-cell>
          <table:table-cell office:value-type="float" office:value="1.643796272633606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47806549072" table:style-name="ce1">
            <text:p>6.4780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27344545E+18" table:style-name="ce1">
            <text:p>1.6438E+18</text:p>
          </table:table-cell>
          <table:table-cell office:value-type="float" office:value="187" table:style-name="ce1">
            <text:p>187</text:p>
          </table:table-cell>
          <table:table-cell office:value-type="float" office:value="1.643796272733485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47769880295" table:style-name="ce1">
            <text:p>6.477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28344973E+18" table:style-name="ce1">
            <text:p>1.6438E+18</text:p>
          </table:table-cell>
          <table:table-cell office:value-type="float" office:value="188" table:style-name="ce1">
            <text:p>188</text:p>
          </table:table-cell>
          <table:table-cell office:value-type="float" office:value="1.643796272833517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47798109055" table:style-name="ce1">
            <text:p>6.4779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29345339E+18" table:style-name="ce1">
            <text:p>1.6438E+18</text:p>
          </table:table-cell>
          <table:table-cell office:value-type="float" office:value="189" table:style-name="ce1">
            <text:p>189</text:p>
          </table:table-cell>
          <table:table-cell office:value-type="float" office:value="1.643796272933479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47682714462" table:style-name="ce1">
            <text:p>6.4768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30349916E+18" table:style-name="ce1">
            <text:p>1.6438E+18</text:p>
          </table:table-cell>
          <table:table-cell office:value-type="float" office:value="190" table:style-name="ce1">
            <text:p>190</text:p>
          </table:table-cell>
          <table:table-cell office:value-type="float" office:value="1.643796273033467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650693893" table:style-name="ce1">
            <text:p>6.4865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31340531E+18" table:style-name="ce1">
            <text:p>1.6438E+18</text:p>
          </table:table-cell>
          <table:table-cell office:value-type="float" office:value="191" table:style-name="ce1">
            <text:p>191</text:p>
          </table:table-cell>
          <table:table-cell office:value-type="float" office:value="1.64379627313366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511695862" table:style-name="ce1">
            <text:p>6.4851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32336607E+18" table:style-name="ce1">
            <text:p>1.6438E+18</text:p>
          </table:table-cell>
          <table:table-cell office:value-type="float" office:value="192" table:style-name="ce1">
            <text:p>192</text:p>
          </table:table-cell>
          <table:table-cell office:value-type="float" office:value="1.643796273233253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342180252" table:style-name="ce1">
            <text:p>6.4834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33336755E+18" table:style-name="ce1">
            <text:p>1.6438E+18</text:p>
          </table:table-cell>
          <table:table-cell office:value-type="float" office:value="193" table:style-name="ce1">
            <text:p>193</text:p>
          </table:table-cell>
          <table:table-cell office:value-type="float" office:value="1.64379627333325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355960846" table:style-name="ce1">
            <text:p>6.4835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34335583E+18" table:style-name="ce1">
            <text:p>1.6438E+18</text:p>
          </table:table-cell>
          <table:table-cell office:value-type="float" office:value="194" table:style-name="ce1">
            <text:p>194</text:p>
          </table:table-cell>
          <table:table-cell office:value-type="float" office:value="1.64379627343328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230695724" table:style-name="ce1">
            <text:p>6.4823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35347986E+18" table:style-name="ce1">
            <text:p>1.6438E+18</text:p>
          </table:table-cell>
          <table:table-cell office:value-type="float" office:value="195" table:style-name="ce1">
            <text:p>195</text:p>
          </table:table-cell>
          <table:table-cell office:value-type="float" office:value="1.643796273533456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264932632" table:style-name="ce1">
            <text:p>6.4826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36336819E+18" table:style-name="ce1">
            <text:p>1.6438E+18</text:p>
          </table:table-cell>
          <table:table-cell office:value-type="float" office:value="196" table:style-name="ce1">
            <text:p>196</text:p>
          </table:table-cell>
          <table:table-cell office:value-type="float" office:value="1.643796273633382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192644119" table:style-name="ce1">
            <text:p>6.4819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37336243E+18" table:style-name="ce1">
            <text:p>1.6438E+18</text:p>
          </table:table-cell>
          <table:table-cell office:value-type="float" office:value="197" table:style-name="ce1">
            <text:p>197</text:p>
          </table:table-cell>
          <table:table-cell office:value-type="float" office:value="1.64379627373330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110389709" table:style-name="ce1">
            <text:p>6.481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38335951E+18" table:style-name="ce1">
            <text:p>1.6438E+18</text:p>
          </table:table-cell>
          <table:table-cell office:value-type="float" office:value="198" table:style-name="ce1">
            <text:p>198</text:p>
          </table:table-cell>
          <table:table-cell office:value-type="float" office:value="1.64379627383325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333215714" table:style-name="ce1">
            <text:p>6.4833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39335345E+18" table:style-name="ce1">
            <text:p>1.6438E+18</text:p>
          </table:table-cell>
          <table:table-cell office:value-type="float" office:value="199" table:style-name="ce1">
            <text:p>199</text:p>
          </table:table-cell>
          <table:table-cell office:value-type="float" office:value="1.643796273933276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330974579" table:style-name="ce1">
            <text:p>6.4833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40335923E+18" table:style-name="ce1">
            <text:p>1.6438E+18</text:p>
          </table:table-cell>
          <table:table-cell office:value-type="float" office:value="200" table:style-name="ce1">
            <text:p>200</text:p>
          </table:table-cell>
          <table:table-cell office:value-type="float" office:value="1.643796274033276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484420776" table:style-name="ce1">
            <text:p>6.4848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41339502E+18" table:style-name="ce1">
            <text:p>1.6438E+18</text:p>
          </table:table-cell>
          <table:table-cell office:value-type="float" office:value="201" table:style-name="ce1">
            <text:p>201</text:p>
          </table:table-cell>
          <table:table-cell office:value-type="float" office:value="1.643796274133289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530626297" table:style-name="ce1">
            <text:p>6.4853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42345126E+18" table:style-name="ce1">
            <text:p>1.6438E+18</text:p>
          </table:table-cell>
          <table:table-cell office:value-type="float" office:value="202" table:style-name="ce1">
            <text:p>202</text:p>
          </table:table-cell>
          <table:table-cell office:value-type="float" office:value="1.643796274233551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549127579" table:style-name="ce1">
            <text:p>6.4854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43347026E+18" table:style-name="ce1">
            <text:p>1.6438E+18</text:p>
          </table:table-cell>
          <table:table-cell office:value-type="float" office:value="203" table:style-name="ce1">
            <text:p>203</text:p>
          </table:table-cell>
          <table:table-cell office:value-type="float" office:value="1.64379627433347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717689514" table:style-name="ce1">
            <text:p>6.4871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44344822E+18" table:style-name="ce1">
            <text:p>1.6438E+18</text:p>
          </table:table-cell>
          <table:table-cell office:value-type="float" office:value="204" table:style-name="ce1">
            <text:p>204</text:p>
          </table:table-cell>
          <table:table-cell office:value-type="float" office:value="1.643796274433528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720312119" table:style-name="ce1">
            <text:p>6.487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45345152E+18" table:style-name="ce1">
            <text:p>1.6438E+18</text:p>
          </table:table-cell>
          <table:table-cell office:value-type="float" office:value="205" table:style-name="ce1">
            <text:p>205</text:p>
          </table:table-cell>
          <table:table-cell office:value-type="float" office:value="1.643796274533432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918104172" table:style-name="ce1">
            <text:p>6.4891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46345508E+18" table:style-name="ce1">
            <text:p>1.6438E+18</text:p>
          </table:table-cell>
          <table:table-cell office:value-type="float" office:value="206" table:style-name="ce1">
            <text:p>206</text:p>
          </table:table-cell>
          <table:table-cell office:value-type="float" office:value="1.643796274633527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882865906" table:style-name="ce1">
            <text:p>6.4888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47338135E+18" table:style-name="ce1">
            <text:p>1.6438E+18</text:p>
          </table:table-cell>
          <table:table-cell office:value-type="float" office:value="207" table:style-name="ce1">
            <text:p>207</text:p>
          </table:table-cell>
          <table:table-cell office:value-type="float" office:value="1.643796274733374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773574829" table:style-name="ce1">
            <text:p>6.4877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48339105E+18" table:style-name="ce1">
            <text:p>1.6438E+18</text:p>
          </table:table-cell>
          <table:table-cell office:value-type="float" office:value="208" table:style-name="ce1">
            <text:p>208</text:p>
          </table:table-cell>
          <table:table-cell office:value-type="float" office:value="1.643796274833276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793125153" table:style-name="ce1">
            <text:p>6.4879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49334367E+18" table:style-name="ce1">
            <text:p>1.6438E+18</text:p>
          </table:table-cell>
          <table:table-cell office:value-type="float" office:value="209" table:style-name="ce1">
            <text:p>209</text:p>
          </table:table-cell>
          <table:table-cell office:value-type="float" office:value="1.643796274933223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673534393" table:style-name="ce1">
            <text:p>6.4867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5033516E+18" table:style-name="ce1">
            <text:p>1.6438E+18</text:p>
          </table:table-cell>
          <table:table-cell office:value-type="float" office:value="210" table:style-name="ce1">
            <text:p>210</text:p>
          </table:table-cell>
          <table:table-cell office:value-type="float" office:value="1.643796275033224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754644394" table:style-name="ce1">
            <text:p>6.4875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51343058E+18" table:style-name="ce1">
            <text:p>1.6438E+18</text:p>
          </table:table-cell>
          <table:table-cell office:value-type="float" office:value="211" table:style-name="ce1">
            <text:p>211</text:p>
          </table:table-cell>
          <table:table-cell office:value-type="float" office:value="1.643796275133421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733568192" table:style-name="ce1">
            <text:p>6.4873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52336402E+18" table:style-name="ce1">
            <text:p>1.6438E+18</text:p>
          </table:table-cell>
          <table:table-cell office:value-type="float" office:value="212" table:style-name="ce1">
            <text:p>212</text:p>
          </table:table-cell>
          <table:table-cell office:value-type="float" office:value="1.643796275233232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678207397" table:style-name="ce1">
            <text:p>6.4867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53345713E+18" table:style-name="ce1">
            <text:p>1.6438E+18</text:p>
          </table:table-cell>
          <table:table-cell office:value-type="float" office:value="213" table:style-name="ce1">
            <text:p>213</text:p>
          </table:table-cell>
          <table:table-cell office:value-type="float" office:value="1.643796275333421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727226257" table:style-name="ce1">
            <text:p>6.4872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54346312E+18" table:style-name="ce1">
            <text:p>1.6438E+18</text:p>
          </table:table-cell>
          <table:table-cell office:value-type="float" office:value="214" table:style-name="ce1">
            <text:p>214</text:p>
          </table:table-cell>
          <table:table-cell office:value-type="float" office:value="1.643796275433531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547267914" table:style-name="ce1">
            <text:p>6.4854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55342894E+18" table:style-name="ce1">
            <text:p>1.6438E+18</text:p>
          </table:table-cell>
          <table:table-cell office:value-type="float" office:value="215" table:style-name="ce1">
            <text:p>215</text:p>
          </table:table-cell>
          <table:table-cell office:value-type="float" office:value="1.643796275533453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297357559" table:style-name="ce1">
            <text:p>6.4829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56343565E+18" table:style-name="ce1">
            <text:p>1.6438E+18</text:p>
          </table:table-cell>
          <table:table-cell office:value-type="float" office:value="216" table:style-name="ce1">
            <text:p>216</text:p>
          </table:table-cell>
          <table:table-cell office:value-type="float" office:value="1.64379627563351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7955274582" table:style-name="ce1">
            <text:p>6.4795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57345111E+18" table:style-name="ce1">
            <text:p>1.6438E+18</text:p>
          </table:table-cell>
          <table:table-cell office:value-type="float" office:value="217" table:style-name="ce1">
            <text:p>217</text:p>
          </table:table-cell>
          <table:table-cell office:value-type="float" office:value="1.643796275733496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7611427307" table:style-name="ce1">
            <text:p>6.4761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58345142E+18" table:style-name="ce1">
            <text:p>1.6438E+18</text:p>
          </table:table-cell>
          <table:table-cell office:value-type="float" office:value="218" table:style-name="ce1">
            <text:p>218</text:p>
          </table:table-cell>
          <table:table-cell office:value-type="float" office:value="1.64379627583346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7561264038" table:style-name="ce1">
            <text:p>6.4756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59342518E+18" table:style-name="ce1">
            <text:p>1.6438E+18</text:p>
          </table:table-cell>
          <table:table-cell office:value-type="float" office:value="219" table:style-name="ce1">
            <text:p>219</text:p>
          </table:table-cell>
          <table:table-cell office:value-type="float" office:value="1.643796275933574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733953476" table:style-name="ce1">
            <text:p>6473395347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60347233E+18" table:style-name="ce1">
            <text:p>1.6438E+18</text:p>
          </table:table-cell>
          <table:table-cell office:value-type="float" office:value="220" table:style-name="ce1">
            <text:p>220</text:p>
          </table:table-cell>
          <table:table-cell office:value-type="float" office:value="1.643796276033537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7298622131" table:style-name="ce1">
            <text:p>6.4729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61346962E+18" table:style-name="ce1">
            <text:p>1.6438E+18</text:p>
          </table:table-cell>
          <table:table-cell office:value-type="float" office:value="221" table:style-name="ce1">
            <text:p>221</text:p>
          </table:table-cell>
          <table:table-cell office:value-type="float" office:value="1.643796276133521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7136640549" table:style-name="ce1">
            <text:p>6.4713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62348047E+18" table:style-name="ce1">
            <text:p>1.6438E+18</text:p>
          </table:table-cell>
          <table:table-cell office:value-type="float" office:value="222" table:style-name="ce1">
            <text:p>222</text:p>
          </table:table-cell>
          <table:table-cell office:value-type="float" office:value="1.643796276233628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6933412552" table:style-name="ce1">
            <text:p>6.4693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63344788E+18" table:style-name="ce1">
            <text:p>1.6438E+18</text:p>
          </table:table-cell>
          <table:table-cell office:value-type="float" office:value="223" table:style-name="ce1">
            <text:p>223</text:p>
          </table:table-cell>
          <table:table-cell office:value-type="float" office:value="1.643796276333435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6684598923" table:style-name="ce1">
            <text:p>6.4668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64344678E+18" table:style-name="ce1">
            <text:p>1.6438E+18</text:p>
          </table:table-cell>
          <table:table-cell office:value-type="float" office:value="224" table:style-name="ce1">
            <text:p>224</text:p>
          </table:table-cell>
          <table:table-cell office:value-type="float" office:value="1.64379627643346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6391487122" table:style-name="ce1">
            <text:p>6.4639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65337656E+18" table:style-name="ce1">
            <text:p>1.6438E+18</text:p>
          </table:table-cell>
          <table:table-cell office:value-type="float" office:value="225" table:style-name="ce1">
            <text:p>225</text:p>
          </table:table-cell>
          <table:table-cell office:value-type="float" office:value="1.643796276533351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6608304977" table:style-name="ce1">
            <text:p>6.4660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66336136E+18" table:style-name="ce1">
            <text:p>1.6438E+18</text:p>
          </table:table-cell>
          <table:table-cell office:value-type="float" office:value="226" table:style-name="ce1">
            <text:p>226</text:p>
          </table:table-cell>
          <table:table-cell office:value-type="float" office:value="1.643796276633275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6387243271" table:style-name="ce1">
            <text:p>6.4638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67336131E+18" table:style-name="ce1">
            <text:p>1.6438E+18</text:p>
          </table:table-cell>
          <table:table-cell office:value-type="float" office:value="227" table:style-name="ce1">
            <text:p>227</text:p>
          </table:table-cell>
          <table:table-cell office:value-type="float" office:value="1.643796276733273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6121263504" table:style-name="ce1">
            <text:p>6.4612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68337347E+18" table:style-name="ce1">
            <text:p>1.6438E+18</text:p>
          </table:table-cell>
          <table:table-cell office:value-type="float" office:value="228" table:style-name="ce1">
            <text:p>228</text:p>
          </table:table-cell>
          <table:table-cell office:value-type="float" office:value="1.643796276833401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6090698242" table:style-name="ce1">
            <text:p>6.4609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69339845E+18" table:style-name="ce1">
            <text:p>1.6438E+18</text:p>
          </table:table-cell>
          <table:table-cell office:value-type="float" office:value="229" table:style-name="ce1">
            <text:p>229</text:p>
          </table:table-cell>
          <table:table-cell office:value-type="float" office:value="1.643796276933350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5828056335" table:style-name="ce1">
            <text:p>6.4582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70337741E+18" table:style-name="ce1">
            <text:p>1.6438E+18</text:p>
          </table:table-cell>
          <table:table-cell office:value-type="float" office:value="230" table:style-name="ce1">
            <text:p>230</text:p>
          </table:table-cell>
          <table:table-cell office:value-type="float" office:value="1.643796277033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5684766769" table:style-name="ce1">
            <text:p>6.4568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71346478E+18" table:style-name="ce1">
            <text:p>1.6438E+18</text:p>
          </table:table-cell>
          <table:table-cell office:value-type="float" office:value="231" table:style-name="ce1">
            <text:p>231</text:p>
          </table:table-cell>
          <table:table-cell office:value-type="float" office:value="1.643796277133518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5417356491" table:style-name="ce1">
            <text:p>6.4541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72337039E+18" table:style-name="ce1">
            <text:p>1.6438E+18</text:p>
          </table:table-cell>
          <table:table-cell office:value-type="float" office:value="232" table:style-name="ce1">
            <text:p>232</text:p>
          </table:table-cell>
          <table:table-cell office:value-type="float" office:value="1.643796277233319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5119810104" table:style-name="ce1">
            <text:p>6.451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73336451E+18" table:style-name="ce1">
            <text:p>1.6438E+18</text:p>
          </table:table-cell>
          <table:table-cell office:value-type="float" office:value="233" table:style-name="ce1">
            <text:p>233</text:p>
          </table:table-cell>
          <table:table-cell office:value-type="float" office:value="1.643796277333285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4935750961" table:style-name="ce1">
            <text:p>6.4493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7433547E+18" table:style-name="ce1">
            <text:p>1.6438E+18</text:p>
          </table:table-cell>
          <table:table-cell office:value-type="float" office:value="234" table:style-name="ce1">
            <text:p>234</text:p>
          </table:table-cell>
          <table:table-cell office:value-type="float" office:value="1.643796277433254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4640541077" table:style-name="ce1">
            <text:p>6.4464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75344906E+18" table:style-name="ce1">
            <text:p>1.6438E+18</text:p>
          </table:table-cell>
          <table:table-cell office:value-type="float" office:value="235" table:style-name="ce1">
            <text:p>235</text:p>
          </table:table-cell>
          <table:table-cell office:value-type="float" office:value="1.64379627753344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454498291" table:style-name="ce1">
            <text:p>6445449829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76335941E+18" table:style-name="ce1">
            <text:p>1.6438E+18</text:p>
          </table:table-cell>
          <table:table-cell office:value-type="float" office:value="236" table:style-name="ce1">
            <text:p>236</text:p>
          </table:table-cell>
          <table:table-cell office:value-type="float" office:value="1.643796277633305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4321632385" table:style-name="ce1">
            <text:p>6.4432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7734677E+18" table:style-name="ce1">
            <text:p>1.6438E+18</text:p>
          </table:table-cell>
          <table:table-cell office:value-type="float" office:value="237" table:style-name="ce1">
            <text:p>237</text:p>
          </table:table-cell>
          <table:table-cell office:value-type="float" office:value="1.643796277733402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4088745117" table:style-name="ce1">
            <text:p>6.4408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78348124E+18" table:style-name="ce1">
            <text:p>1.6438E+18</text:p>
          </table:table-cell>
          <table:table-cell office:value-type="float" office:value="238" table:style-name="ce1">
            <text:p>238</text:p>
          </table:table-cell>
          <table:table-cell office:value-type="float" office:value="1.643796277833477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2188782692" table:style-name="ce1">
            <text:p>6218878269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7934292E+18" table:style-name="ce1">
            <text:p>1.6438E+18</text:p>
          </table:table-cell>
          <table:table-cell office:value-type="float" office:value="239" table:style-name="ce1">
            <text:p>239</text:p>
          </table:table-cell>
          <table:table-cell office:value-type="float" office:value="1.64379627793346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21696138382" table:style-name="ce1">
            <text:p>6.2169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80344417E+18" table:style-name="ce1">
            <text:p>1.6438E+18</text:p>
          </table:table-cell>
          <table:table-cell office:value-type="float" office:value="240" table:style-name="ce1">
            <text:p>240</text:p>
          </table:table-cell>
          <table:table-cell office:value-type="float" office:value="1.643796278033464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21679115295" table:style-name="ce1">
            <text:p>6.2167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81346711E+18" table:style-name="ce1">
            <text:p>1.6438E+18</text:p>
          </table:table-cell>
          <table:table-cell office:value-type="float" office:value="241" table:style-name="ce1">
            <text:p>241</text:p>
          </table:table-cell>
          <table:table-cell office:value-type="float" office:value="1.643796278133553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2152132988" table:style-name="ce1">
            <text:p>6215213298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82347348E+18" table:style-name="ce1">
            <text:p>1.6438E+18</text:p>
          </table:table-cell>
          <table:table-cell office:value-type="float" office:value="242" table:style-name="ce1">
            <text:p>242</text:p>
          </table:table-cell>
          <table:table-cell office:value-type="float" office:value="1.643796278233520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21322250366" table:style-name="ce1">
            <text:p>6.2132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83345178E+18" table:style-name="ce1">
            <text:p>1.6438E+18</text:p>
          </table:table-cell>
          <table:table-cell office:value-type="float" office:value="243" table:style-name="ce1">
            <text:p>243</text:p>
          </table:table-cell>
          <table:table-cell office:value-type="float" office:value="1.643796278333453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2119884491" table:style-name="ce1">
            <text:p>6211988449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84342298E+18" table:style-name="ce1">
            <text:p>1.6438E+18</text:p>
          </table:table-cell>
          <table:table-cell office:value-type="float" office:value="244" table:style-name="ce1">
            <text:p>244</text:p>
          </table:table-cell>
          <table:table-cell office:value-type="float" office:value="1.643796278433489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20957279205" table:style-name="ce1">
            <text:p>6.2095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85350031E+18" table:style-name="ce1">
            <text:p>1.6438E+18</text:p>
          </table:table-cell>
          <table:table-cell office:value-type="float" office:value="245" table:style-name="ce1">
            <text:p>245</text:p>
          </table:table-cell>
          <table:table-cell office:value-type="float" office:value="1.643796278533773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20733308792" table:style-name="ce1">
            <text:p>6.2073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8634335E+18" table:style-name="ce1">
            <text:p>1.6438E+18</text:p>
          </table:table-cell>
          <table:table-cell office:value-type="float" office:value="246" table:style-name="ce1">
            <text:p>246</text:p>
          </table:table-cell>
          <table:table-cell office:value-type="float" office:value="1.643796278633464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20411968231" table:style-name="ce1">
            <text:p>6.2041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87344878E+18" table:style-name="ce1">
            <text:p>1.6438E+18</text:p>
          </table:table-cell>
          <table:table-cell office:value-type="float" office:value="247" table:style-name="ce1">
            <text:p>247</text:p>
          </table:table-cell>
          <table:table-cell office:value-type="float" office:value="1.643796278733690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20033407211" table:style-name="ce1">
            <text:p>6.2003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88343529E+18" table:style-name="ce1">
            <text:p>1.6438E+18</text:p>
          </table:table-cell>
          <table:table-cell office:value-type="float" office:value="248" table:style-name="ce1">
            <text:p>248</text:p>
          </table:table-cell>
          <table:table-cell office:value-type="float" office:value="1.643796278833453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9759559631" table:style-name="ce1">
            <text:p>6.197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89345329E+18" table:style-name="ce1">
            <text:p>1.6438E+18</text:p>
          </table:table-cell>
          <table:table-cell office:value-type="float" office:value="249" table:style-name="ce1">
            <text:p>249</text:p>
          </table:table-cell>
          <table:table-cell office:value-type="float" office:value="1.643796278933520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9341564178" table:style-name="ce1">
            <text:p>6.1934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90351014E+18" table:style-name="ce1">
            <text:p>1.6438E+18</text:p>
          </table:table-cell>
          <table:table-cell office:value-type="float" office:value="250" table:style-name="ce1">
            <text:p>250</text:p>
          </table:table-cell>
          <table:table-cell office:value-type="float" office:value="1.643796279033987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902346611" table:style-name="ce1">
            <text:p>619023466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91344115E+18" table:style-name="ce1">
            <text:p>1.6438E+18</text:p>
          </table:table-cell>
          <table:table-cell office:value-type="float" office:value="251" table:style-name="ce1">
            <text:p>251</text:p>
          </table:table-cell>
          <table:table-cell office:value-type="float" office:value="1.643796279133550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8600606918" table:style-name="ce1">
            <text:p>6.1860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92345974E+18" table:style-name="ce1">
            <text:p>1.6438E+18</text:p>
          </table:table-cell>
          <table:table-cell office:value-type="float" office:value="252" table:style-name="ce1">
            <text:p>252</text:p>
          </table:table-cell>
          <table:table-cell office:value-type="float" office:value="1.643796279233506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8151092529" table:style-name="ce1">
            <text:p>6.1815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93342892E+18" table:style-name="ce1">
            <text:p>1.6438E+18</text:p>
          </table:table-cell>
          <table:table-cell office:value-type="float" office:value="253" table:style-name="ce1">
            <text:p>253</text:p>
          </table:table-cell>
          <table:table-cell office:value-type="float" office:value="1.64379627933342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7837810516" table:style-name="ce1">
            <text:p>6.1783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94346056E+18" table:style-name="ce1">
            <text:p>1.6438E+18</text:p>
          </table:table-cell>
          <table:table-cell office:value-type="float" office:value="254" table:style-name="ce1">
            <text:p>254</text:p>
          </table:table-cell>
          <table:table-cell office:value-type="float" office:value="1.64379627943350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740860939" table:style-name="ce1">
            <text:p>61740860939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95344952E+18" table:style-name="ce1">
            <text:p>1.6438E+18</text:p>
          </table:table-cell>
          <table:table-cell office:value-type="float" office:value="255" table:style-name="ce1">
            <text:p>255</text:p>
          </table:table-cell>
          <table:table-cell office:value-type="float" office:value="1.643796279533585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7216682434" table:style-name="ce1">
            <text:p>6.1721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96348416E+18" table:style-name="ce1">
            <text:p>1.6438E+18</text:p>
          </table:table-cell>
          <table:table-cell office:value-type="float" office:value="256" table:style-name="ce1">
            <text:p>256</text:p>
          </table:table-cell>
          <table:table-cell office:value-type="float" office:value="1.643796279633464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6854906082" table:style-name="ce1">
            <text:p>6.1685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97353723E+18" table:style-name="ce1">
            <text:p>1.6438E+18</text:p>
          </table:table-cell>
          <table:table-cell office:value-type="float" office:value="257" table:style-name="ce1">
            <text:p>257</text:p>
          </table:table-cell>
          <table:table-cell office:value-type="float" office:value="1.643796279733542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6470193863" table:style-name="ce1">
            <text:p>6.164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98345723E+18" table:style-name="ce1">
            <text:p>1.6438E+18</text:p>
          </table:table-cell>
          <table:table-cell office:value-type="float" office:value="258" table:style-name="ce1">
            <text:p>258</text:p>
          </table:table-cell>
          <table:table-cell office:value-type="float" office:value="1.643796279833550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630153656" table:style-name="ce1">
            <text:p>6163015365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799347187E+18" table:style-name="ce1">
            <text:p>1.6438E+18</text:p>
          </table:table-cell>
          <table:table-cell office:value-type="float" office:value="259" table:style-name="ce1">
            <text:p>259</text:p>
          </table:table-cell>
          <table:table-cell office:value-type="float" office:value="1.64379627993346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5950250626" table:style-name="ce1">
            <text:p>6.159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00336136E+18" table:style-name="ce1">
            <text:p>1.6438E+18</text:p>
          </table:table-cell>
          <table:table-cell office:value-type="float" office:value="260" table:style-name="ce1">
            <text:p>260</text:p>
          </table:table-cell>
          <table:table-cell office:value-type="float" office:value="1.643796280033376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5728616714" table:style-name="ce1">
            <text:p>6.1572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01335793E+18" table:style-name="ce1">
            <text:p>1.6438E+18</text:p>
          </table:table-cell>
          <table:table-cell office:value-type="float" office:value="261" table:style-name="ce1">
            <text:p>261</text:p>
          </table:table-cell>
          <table:table-cell office:value-type="float" office:value="1.643796280133253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5427398682" table:style-name="ce1">
            <text:p>6.1542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02336166E+18" table:style-name="ce1">
            <text:p>1.6438E+18</text:p>
          </table:table-cell>
          <table:table-cell office:value-type="float" office:value="262" table:style-name="ce1">
            <text:p>262</text:p>
          </table:table-cell>
          <table:table-cell office:value-type="float" office:value="1.643796280233277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5120220184" table:style-name="ce1">
            <text:p>6.151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03336535E+18" table:style-name="ce1">
            <text:p>1.6438E+18</text:p>
          </table:table-cell>
          <table:table-cell office:value-type="float" office:value="263" table:style-name="ce1">
            <text:p>263</text:p>
          </table:table-cell>
          <table:table-cell office:value-type="float" office:value="1.643796280333283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502161026" table:style-name="ce1">
            <text:p>6150216102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04343322E+18" table:style-name="ce1">
            <text:p>1.6438E+18</text:p>
          </table:table-cell>
          <table:table-cell office:value-type="float" office:value="264" table:style-name="ce1">
            <text:p>264</text:p>
          </table:table-cell>
          <table:table-cell office:value-type="float" office:value="1.643796280433403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4759588242" table:style-name="ce1">
            <text:p>6.147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05336643E+18" table:style-name="ce1">
            <text:p>1.6438E+18</text:p>
          </table:table-cell>
          <table:table-cell office:value-type="float" office:value="265" table:style-name="ce1">
            <text:p>265</text:p>
          </table:table-cell>
          <table:table-cell office:value-type="float" office:value="1.643796280533360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4636611938" table:style-name="ce1">
            <text:p>6.1463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06348477E+18" table:style-name="ce1">
            <text:p>1.6438E+18</text:p>
          </table:table-cell>
          <table:table-cell office:value-type="float" office:value="266" table:style-name="ce1">
            <text:p>266</text:p>
          </table:table-cell>
          <table:table-cell office:value-type="float" office:value="1.643796280633382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4398193359" table:style-name="ce1">
            <text:p>6.1439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07344305E+18" table:style-name="ce1">
            <text:p>1.6438E+18</text:p>
          </table:table-cell>
          <table:table-cell office:value-type="float" office:value="267" table:style-name="ce1">
            <text:p>267</text:p>
          </table:table-cell>
          <table:table-cell office:value-type="float" office:value="1.643796280733561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4123106003" table:style-name="ce1">
            <text:p>6.1412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08343183E+18" table:style-name="ce1">
            <text:p>1.6438E+18</text:p>
          </table:table-cell>
          <table:table-cell office:value-type="float" office:value="268" table:style-name="ce1">
            <text:p>268</text:p>
          </table:table-cell>
          <table:table-cell office:value-type="float" office:value="1.643796280833477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3950777054" table:style-name="ce1">
            <text:p>6.1395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09344407E+18" table:style-name="ce1">
            <text:p>1.6438E+18</text:p>
          </table:table-cell>
          <table:table-cell office:value-type="float" office:value="269" table:style-name="ce1">
            <text:p>269</text:p>
          </table:table-cell>
          <table:table-cell office:value-type="float" office:value="1.643796280933548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3662290573" table:style-name="ce1">
            <text:p>6.1366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10348977E+18" table:style-name="ce1">
            <text:p>1.6438E+18</text:p>
          </table:table-cell>
          <table:table-cell office:value-type="float" office:value="270" table:style-name="ce1">
            <text:p>270</text:p>
          </table:table-cell>
          <table:table-cell office:value-type="float" office:value="1.64379628103363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358165741" table:style-name="ce1">
            <text:p>6135816574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11348923E+18" table:style-name="ce1">
            <text:p>1.6438E+18</text:p>
          </table:table-cell>
          <table:table-cell office:value-type="float" office:value="271" table:style-name="ce1">
            <text:p>271</text:p>
          </table:table-cell>
          <table:table-cell office:value-type="float" office:value="1.643796281133615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3341093063" table:style-name="ce1">
            <text:p>6.1334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12343096E+18" table:style-name="ce1">
            <text:p>1.6438E+18</text:p>
          </table:table-cell>
          <table:table-cell office:value-type="float" office:value="272" table:style-name="ce1">
            <text:p>272</text:p>
          </table:table-cell>
          <table:table-cell office:value-type="float" office:value="1.643796281233485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3048315048" table:style-name="ce1">
            <text:p>6.1304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13337201E+18" table:style-name="ce1">
            <text:p>1.6438E+18</text:p>
          </table:table-cell>
          <table:table-cell office:value-type="float" office:value="273" table:style-name="ce1">
            <text:p>273</text:p>
          </table:table-cell>
          <table:table-cell office:value-type="float" office:value="1.643796281333404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2784528732" table:style-name="ce1">
            <text:p>6.1278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14336691E+18" table:style-name="ce1">
            <text:p>1.6438E+18</text:p>
          </table:table-cell>
          <table:table-cell office:value-type="float" office:value="274" table:style-name="ce1">
            <text:p>274</text:p>
          </table:table-cell>
          <table:table-cell office:value-type="float" office:value="1.643796281433254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2421512604" table:style-name="ce1">
            <text:p>6.1242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15339994E+18" table:style-name="ce1">
            <text:p>1.6438E+18</text:p>
          </table:table-cell>
          <table:table-cell office:value-type="float" office:value="275" table:style-name="ce1">
            <text:p>275</text:p>
          </table:table-cell>
          <table:table-cell office:value-type="float" office:value="1.643796281533334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2172031403" table:style-name="ce1">
            <text:p>6.1217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16336745E+18" table:style-name="ce1">
            <text:p>1.6438E+18</text:p>
          </table:table-cell>
          <table:table-cell office:value-type="float" office:value="276" table:style-name="ce1">
            <text:p>276</text:p>
          </table:table-cell>
          <table:table-cell office:value-type="float" office:value="1.643796281633327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1810827255" table:style-name="ce1">
            <text:p>6.1181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17351521E+18" table:style-name="ce1">
            <text:p>1.6438E+18</text:p>
          </table:table-cell>
          <table:table-cell office:value-type="float" office:value="277" table:style-name="ce1">
            <text:p>277</text:p>
          </table:table-cell>
          <table:table-cell office:value-type="float" office:value="1.643796281733390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1419725418" table:style-name="ce1">
            <text:p>6.114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18336384E+18" table:style-name="ce1">
            <text:p>1.6438E+18</text:p>
          </table:table-cell>
          <table:table-cell office:value-type="float" office:value="278" table:style-name="ce1">
            <text:p>278</text:p>
          </table:table-cell>
          <table:table-cell office:value-type="float" office:value="1.643796281833338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1250638962" table:style-name="ce1">
            <text:p>6.1125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1934294E+18" table:style-name="ce1">
            <text:p>1.6438E+18</text:p>
          </table:table-cell>
          <table:table-cell office:value-type="float" office:value="279" table:style-name="ce1">
            <text:p>279</text:p>
          </table:table-cell>
          <table:table-cell office:value-type="float" office:value="1.6437962819334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0895395279" table:style-name="ce1">
            <text:p>6.1089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20348854E+18" table:style-name="ce1">
            <text:p>1.6438E+18</text:p>
          </table:table-cell>
          <table:table-cell office:value-type="float" office:value="280" table:style-name="ce1">
            <text:p>280</text:p>
          </table:table-cell>
          <table:table-cell office:value-type="float" office:value="1.64379628203364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0624408722" table:style-name="ce1">
            <text:p>6.1062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21344125E+18" table:style-name="ce1">
            <text:p>1.6438E+18</text:p>
          </table:table-cell>
          <table:table-cell office:value-type="float" office:value="281" table:style-name="ce1">
            <text:p>281</text:p>
          </table:table-cell>
          <table:table-cell office:value-type="float" office:value="1.643796282133487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0277509689" table:style-name="ce1">
            <text:p>6.1027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22342364E+18" table:style-name="ce1">
            <text:p>1.6438E+18</text:p>
          </table:table-cell>
          <table:table-cell office:value-type="float" office:value="282" table:style-name="ce1">
            <text:p>282</text:p>
          </table:table-cell>
          <table:table-cell office:value-type="float" office:value="1.643796282233395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0990986824" table:style-name="ce1">
            <text:p>60990986824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23346092E+18" table:style-name="ce1">
            <text:p>1.6438E+18</text:p>
          </table:table-cell>
          <table:table-cell office:value-type="float" office:value="283" table:style-name="ce1">
            <text:p>283</text:p>
          </table:table-cell>
          <table:table-cell office:value-type="float" office:value="1.643796282333487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09722805023" table:style-name="ce1">
            <text:p>6.0972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24339187E+18" table:style-name="ce1">
            <text:p>1.6438E+18</text:p>
          </table:table-cell>
          <table:table-cell office:value-type="float" office:value="284" table:style-name="ce1">
            <text:p>284</text:p>
          </table:table-cell>
          <table:table-cell office:value-type="float" office:value="1.643796282433511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09372472763" table:style-name="ce1">
            <text:p>6.0937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25337605E+18" table:style-name="ce1">
            <text:p>1.6438E+18</text:p>
          </table:table-cell>
          <table:table-cell office:value-type="float" office:value="285" table:style-name="ce1">
            <text:p>285</text:p>
          </table:table-cell>
          <table:table-cell office:value-type="float" office:value="1.643796282533315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9682655334" table:style-name="ce1">
            <text:p>6.0968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26334666E+18" table:style-name="ce1">
            <text:p>1.6438E+18</text:p>
          </table:table-cell>
          <table:table-cell office:value-type="float" office:value="286" table:style-name="ce1">
            <text:p>286</text:p>
          </table:table-cell>
          <table:table-cell office:value-type="float" office:value="1.643796282633229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9379577637" table:style-name="ce1">
            <text:p>6.093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27335636E+18" table:style-name="ce1">
            <text:p>1.6438E+18</text:p>
          </table:table-cell>
          <table:table-cell office:value-type="float" office:value="287" table:style-name="ce1">
            <text:p>287</text:p>
          </table:table-cell>
          <table:table-cell office:value-type="float" office:value="1.643796282733247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9053468704" table:style-name="ce1">
            <text:p>6.0905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28345295E+18" table:style-name="ce1">
            <text:p>1.6438E+18</text:p>
          </table:table-cell>
          <table:table-cell office:value-type="float" office:value="288" table:style-name="ce1">
            <text:p>288</text:p>
          </table:table-cell>
          <table:table-cell office:value-type="float" office:value="1.643796282833403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9044790268" table:style-name="ce1">
            <text:p>6.0904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29341338E+18" table:style-name="ce1">
            <text:p>1.6438E+18</text:p>
          </table:table-cell>
          <table:table-cell office:value-type="float" office:value="289" table:style-name="ce1">
            <text:p>289</text:p>
          </table:table-cell>
          <table:table-cell office:value-type="float" office:value="1.64379628293348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8791160583" table:style-name="ce1">
            <text:p>6.0879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30345838E+18" table:style-name="ce1">
            <text:p>1.6438E+18</text:p>
          </table:table-cell>
          <table:table-cell office:value-type="float" office:value="290" table:style-name="ce1">
            <text:p>290</text:p>
          </table:table-cell>
          <table:table-cell office:value-type="float" office:value="1.643796283033613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8658885956" table:style-name="ce1">
            <text:p>6.0865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31345057E+18" table:style-name="ce1">
            <text:p>1.6438E+18</text:p>
          </table:table-cell>
          <table:table-cell office:value-type="float" office:value="291" table:style-name="ce1">
            <text:p>291</text:p>
          </table:table-cell>
          <table:table-cell office:value-type="float" office:value="1.643796283133549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8418750763" table:style-name="ce1">
            <text:p>6.0841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32346877E+18" table:style-name="ce1">
            <text:p>1.6438E+18</text:p>
          </table:table-cell>
          <table:table-cell office:value-type="float" office:value="292" table:style-name="ce1">
            <text:p>292</text:p>
          </table:table-cell>
          <table:table-cell office:value-type="float" office:value="1.64379628323343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8152961731" table:style-name="ce1">
            <text:p>6.0815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33343171E+18" table:style-name="ce1">
            <text:p>1.6438E+18</text:p>
          </table:table-cell>
          <table:table-cell office:value-type="float" office:value="293" table:style-name="ce1">
            <text:p>293</text:p>
          </table:table-cell>
          <table:table-cell office:value-type="float" office:value="1.643796283333457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7991170883" table:style-name="ce1">
            <text:p>6.0799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34342953E+18" table:style-name="ce1">
            <text:p>1.6438E+18</text:p>
          </table:table-cell>
          <table:table-cell office:value-type="float" office:value="294" table:style-name="ce1">
            <text:p>294</text:p>
          </table:table-cell>
          <table:table-cell office:value-type="float" office:value="1.643796283433517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7710695267" table:style-name="ce1">
            <text:p>6.0771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35339676E+18" table:style-name="ce1">
            <text:p>1.6438E+18</text:p>
          </table:table-cell>
          <table:table-cell office:value-type="float" office:value="295" table:style-name="ce1">
            <text:p>295</text:p>
          </table:table-cell>
          <table:table-cell office:value-type="float" office:value="1.643796283533456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7534599304" table:style-name="ce1">
            <text:p>6.0753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3634165E+18" table:style-name="ce1">
            <text:p>1.6438E+18</text:p>
          </table:table-cell>
          <table:table-cell office:value-type="float" office:value="296" table:style-name="ce1">
            <text:p>296</text:p>
          </table:table-cell>
          <table:table-cell office:value-type="float" office:value="1.643796283633411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7253170013" table:style-name="ce1">
            <text:p>6.0725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37343603E+18" table:style-name="ce1">
            <text:p>1.6438E+18</text:p>
          </table:table-cell>
          <table:table-cell office:value-type="float" office:value="297" table:style-name="ce1">
            <text:p>297</text:p>
          </table:table-cell>
          <table:table-cell office:value-type="float" office:value="1.64379628373355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6942272186" table:style-name="ce1">
            <text:p>6.0694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38347551E+18" table:style-name="ce1">
            <text:p>1.6438E+18</text:p>
          </table:table-cell>
          <table:table-cell office:value-type="float" office:value="298" table:style-name="ce1">
            <text:p>298</text:p>
          </table:table-cell>
          <table:table-cell office:value-type="float" office:value="1.64379628383346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6813573837" table:style-name="ce1">
            <text:p>6.0681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393504E+18" table:style-name="ce1">
            <text:p>1.6438E+18</text:p>
          </table:table-cell>
          <table:table-cell office:value-type="float" office:value="299" table:style-name="ce1">
            <text:p>299</text:p>
          </table:table-cell>
          <table:table-cell office:value-type="float" office:value="1.643796283934119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6519365311" table:style-name="ce1">
            <text:p>6.0651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4034494E+18" table:style-name="ce1">
            <text:p>1.6438E+18</text:p>
          </table:table-cell>
          <table:table-cell office:value-type="float" office:value="300" table:style-name="ce1">
            <text:p>300</text:p>
          </table:table-cell>
          <table:table-cell office:value-type="float" office:value="1.643796284033500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6462144852" table:style-name="ce1">
            <text:p>6.0646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41344717E+18" table:style-name="ce1">
            <text:p>1.6438E+18</text:p>
          </table:table-cell>
          <table:table-cell office:value-type="float" office:value="301" table:style-name="ce1">
            <text:p>301</text:p>
          </table:table-cell>
          <table:table-cell office:value-type="float" office:value="1.64379628413356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6225824356" table:style-name="ce1">
            <text:p>6.0622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42343368E+18" table:style-name="ce1">
            <text:p>1.6438E+18</text:p>
          </table:table-cell>
          <table:table-cell office:value-type="float" office:value="302" table:style-name="ce1">
            <text:p>302</text:p>
          </table:table-cell>
          <table:table-cell office:value-type="float" office:value="1.643796284233504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5963468552" table:style-name="ce1">
            <text:p>6.0596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43350784E+18" table:style-name="ce1">
            <text:p>1.6438E+18</text:p>
          </table:table-cell>
          <table:table-cell office:value-type="float" office:value="303" table:style-name="ce1">
            <text:p>303</text:p>
          </table:table-cell>
          <table:table-cell office:value-type="float" office:value="1.643796284333998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5933141708" table:style-name="ce1">
            <text:p>6.0593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44347013E+18" table:style-name="ce1">
            <text:p>1.6438E+18</text:p>
          </table:table-cell>
          <table:table-cell office:value-type="float" office:value="304" table:style-name="ce1">
            <text:p>304</text:p>
          </table:table-cell>
          <table:table-cell office:value-type="float" office:value="1.6437962844336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5711364746" table:style-name="ce1">
            <text:p>6.0571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45344655E+18" table:style-name="ce1">
            <text:p>1.6438E+18</text:p>
          </table:table-cell>
          <table:table-cell office:value-type="float" office:value="305" table:style-name="ce1">
            <text:p>305</text:p>
          </table:table-cell>
          <table:table-cell office:value-type="float" office:value="1.64379628453346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5534172058" table:style-name="ce1">
            <text:p>6.0553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46341537E+18" table:style-name="ce1">
            <text:p>1.6438E+18</text:p>
          </table:table-cell>
          <table:table-cell office:value-type="float" office:value="306" table:style-name="ce1">
            <text:p>306</text:p>
          </table:table-cell>
          <table:table-cell office:value-type="float" office:value="1.64379628463341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5284881592" table:style-name="ce1">
            <text:p>6.0528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47341112E+18" table:style-name="ce1">
            <text:p>1.6438E+18</text:p>
          </table:table-cell>
          <table:table-cell office:value-type="float" office:value="307" table:style-name="ce1">
            <text:p>307</text:p>
          </table:table-cell>
          <table:table-cell office:value-type="float" office:value="1.643796284733436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5005645752" table:style-name="ce1">
            <text:p>6.0500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4834455E+18" table:style-name="ce1">
            <text:p>1.6438E+18</text:p>
          </table:table-cell>
          <table:table-cell office:value-type="float" office:value="308" table:style-name="ce1">
            <text:p>308</text:p>
          </table:table-cell>
          <table:table-cell office:value-type="float" office:value="1.643796284833550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4924917221" table:style-name="ce1">
            <text:p>6.0492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49345188E+18" table:style-name="ce1">
            <text:p>1.6438E+18</text:p>
          </table:table-cell>
          <table:table-cell office:value-type="float" office:value="309" table:style-name="ce1">
            <text:p>309</text:p>
          </table:table-cell>
          <table:table-cell office:value-type="float" office:value="1.643796284933432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4664707184" table:style-name="ce1">
            <text:p>6.0466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50347707E+18" table:style-name="ce1">
            <text:p>1.6438E+18</text:p>
          </table:table-cell>
          <table:table-cell office:value-type="float" office:value="310" table:style-name="ce1">
            <text:p>310</text:p>
          </table:table-cell>
          <table:table-cell office:value-type="float" office:value="1.643796285033557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4581975937" table:style-name="ce1">
            <text:p>6.0458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51344502E+18" table:style-name="ce1">
            <text:p>1.6438E+18</text:p>
          </table:table-cell>
          <table:table-cell office:value-type="float" office:value="311" table:style-name="ce1">
            <text:p>311</text:p>
          </table:table-cell>
          <table:table-cell office:value-type="float" office:value="1.643796285133615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4340314865" table:style-name="ce1">
            <text:p>6.043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52345559E+18" table:style-name="ce1">
            <text:p>1.6438E+18</text:p>
          </table:table-cell>
          <table:table-cell office:value-type="float" office:value="312" table:style-name="ce1">
            <text:p>312</text:p>
          </table:table-cell>
          <table:table-cell office:value-type="float" office:value="1.64379628523363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4051208496" table:style-name="ce1">
            <text:p>6.0405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53348488E+18" table:style-name="ce1">
            <text:p>1.6438E+18</text:p>
          </table:table-cell>
          <table:table-cell office:value-type="float" office:value="313" table:style-name="ce1">
            <text:p>313</text:p>
          </table:table-cell>
          <table:table-cell office:value-type="float" office:value="1.64379628533365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3896093369" table:style-name="ce1">
            <text:p>6.0389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54341504E+18" table:style-name="ce1">
            <text:p>1.6438E+18</text:p>
          </table:table-cell>
          <table:table-cell office:value-type="float" office:value="314" table:style-name="ce1">
            <text:p>314</text:p>
          </table:table-cell>
          <table:table-cell office:value-type="float" office:value="1.643796285433403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3587579727" table:style-name="ce1">
            <text:p>6.0358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55344827E+18" table:style-name="ce1">
            <text:p>1.6438E+18</text:p>
          </table:table-cell>
          <table:table-cell office:value-type="float" office:value="315" table:style-name="ce1">
            <text:p>315</text:p>
          </table:table-cell>
          <table:table-cell office:value-type="float" office:value="1.64379628553353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3378725052" table:style-name="ce1">
            <text:p>6.0337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56345093E+18" table:style-name="ce1">
            <text:p>1.6438E+18</text:p>
          </table:table-cell>
          <table:table-cell office:value-type="float" office:value="316" table:style-name="ce1">
            <text:p>316</text:p>
          </table:table-cell>
          <table:table-cell office:value-type="float" office:value="1.643796285633474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3050088882" table:style-name="ce1">
            <text:p>6.030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57341535E+18" table:style-name="ce1">
            <text:p>1.6438E+18</text:p>
          </table:table-cell>
          <table:table-cell office:value-type="float" office:value="317" table:style-name="ce1">
            <text:p>317</text:p>
          </table:table-cell>
          <table:table-cell office:value-type="float" office:value="1.64379628573362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2686214447" table:style-name="ce1">
            <text:p>6.0268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58347238E+18" table:style-name="ce1">
            <text:p>1.6438E+18</text:p>
          </table:table-cell>
          <table:table-cell office:value-type="float" office:value="318" table:style-name="ce1">
            <text:p>318</text:p>
          </table:table-cell>
          <table:table-cell office:value-type="float" office:value="1.643796285833540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2530193329" table:style-name="ce1">
            <text:p>6.025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59344366E+18" table:style-name="ce1">
            <text:p>1.6438E+18</text:p>
          </table:table-cell>
          <table:table-cell office:value-type="float" office:value="319" table:style-name="ce1">
            <text:p>319</text:p>
          </table:table-cell>
          <table:table-cell office:value-type="float" office:value="1.643796285933478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2186203003" table:style-name="ce1">
            <text:p>6.0218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60345444E+18" table:style-name="ce1">
            <text:p>1.6438E+18</text:p>
          </table:table-cell>
          <table:table-cell office:value-type="float" office:value="320" table:style-name="ce1">
            <text:p>320</text:p>
          </table:table-cell>
          <table:table-cell office:value-type="float" office:value="1.643796286033490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1943731308" table:style-name="ce1">
            <text:p>6.0194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61343918E+18" table:style-name="ce1">
            <text:p>1.6438E+18</text:p>
          </table:table-cell>
          <table:table-cell office:value-type="float" office:value="321" table:style-name="ce1">
            <text:p>321</text:p>
          </table:table-cell>
          <table:table-cell office:value-type="float" office:value="1.643796286133467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1592350006" table:style-name="ce1">
            <text:p>6.0159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62345485E+18" table:style-name="ce1">
            <text:p>1.6438E+18</text:p>
          </table:table-cell>
          <table:table-cell office:value-type="float" office:value="322" table:style-name="ce1">
            <text:p>322</text:p>
          </table:table-cell>
          <table:table-cell office:value-type="float" office:value="1.643796286233409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1211309433" table:style-name="ce1">
            <text:p>6.0121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63343785E+18" table:style-name="ce1">
            <text:p>1.6438E+18</text:p>
          </table:table-cell>
          <table:table-cell office:value-type="float" office:value="323" table:style-name="ce1">
            <text:p>323</text:p>
          </table:table-cell>
          <table:table-cell office:value-type="float" office:value="1.643796286333525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096616745" table:style-name="ce1">
            <text:p>6009661674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64343808E+18" table:style-name="ce1">
            <text:p>1.6438E+18</text:p>
          </table:table-cell>
          <table:table-cell office:value-type="float" office:value="324" table:style-name="ce1">
            <text:p>324</text:p>
          </table:table-cell>
          <table:table-cell office:value-type="float" office:value="1.643796286433576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059094429" table:style-name="ce1">
            <text:p>60059094429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65345388E+18" table:style-name="ce1">
            <text:p>1.6438E+18</text:p>
          </table:table-cell>
          <table:table-cell office:value-type="float" office:value="325" table:style-name="ce1">
            <text:p>325</text:p>
          </table:table-cell>
          <table:table-cell office:value-type="float" office:value="1.643796286533499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0405836105" table:style-name="ce1">
            <text:p>6.0040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66346135E+18" table:style-name="ce1">
            <text:p>1.6438E+18</text:p>
          </table:table-cell>
          <table:table-cell office:value-type="float" office:value="326" table:style-name="ce1">
            <text:p>326</text:p>
          </table:table-cell>
          <table:table-cell office:value-type="float" office:value="1.64379628663346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0075101852" table:style-name="ce1">
            <text:p>6.0007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67343032E+18" table:style-name="ce1">
            <text:p>1.6438E+18</text:p>
          </table:table-cell>
          <table:table-cell office:value-type="float" office:value="327" table:style-name="ce1">
            <text:p>327</text:p>
          </table:table-cell>
          <table:table-cell office:value-type="float" office:value="1.643796286733488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8311152458" table:style-name="ce1">
            <text:p>-5.08311E+11</text:p>
          </table:table-cell>
          <table:table-cell office:value-type="float" office:value="599721097946" table:style-name="ce1">
            <text:p>5.9972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6834359E+18" table:style-name="ce1">
            <text:p>1.6438E+18</text:p>
          </table:table-cell>
          <table:table-cell office:value-type="float" office:value="328" table:style-name="ce1">
            <text:p>328</text:p>
          </table:table-cell>
          <table:table-cell office:value-type="float" office:value="1.64379628683346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8311152458" table:style-name="ce1">
            <text:p>-5.08311E+11</text:p>
          </table:table-cell>
          <table:table-cell office:value-type="float" office:value="599565887451" table:style-name="ce1">
            <text:p>5.9956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69343905E+18" table:style-name="ce1">
            <text:p>1.6438E+18</text:p>
          </table:table-cell>
          <table:table-cell office:value-type="float" office:value="329" table:style-name="ce1">
            <text:p>329</text:p>
          </table:table-cell>
          <table:table-cell office:value-type="float" office:value="1.643796286933401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8311152458" table:style-name="ce1">
            <text:p>-5.08311E+11</text:p>
          </table:table-cell>
          <table:table-cell office:value-type="float" office:value="599243497849" table:style-name="ce1">
            <text:p>5.9924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70342316E+18" table:style-name="ce1">
            <text:p>1.6438E+18</text:p>
          </table:table-cell>
          <table:table-cell office:value-type="float" office:value="330" table:style-name="ce1">
            <text:p>330</text:p>
          </table:table-cell>
          <table:table-cell office:value-type="float" office:value="1.643796287033454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8311152458" table:style-name="ce1">
            <text:p>-5.08311E+11</text:p>
          </table:table-cell>
          <table:table-cell office:value-type="float" office:value="599141120911" table:style-name="ce1">
            <text:p>5.9914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71346327E+18" table:style-name="ce1">
            <text:p>1.6438E+18</text:p>
          </table:table-cell>
          <table:table-cell office:value-type="float" office:value="331" table:style-name="ce1">
            <text:p>331</text:p>
          </table:table-cell>
          <table:table-cell office:value-type="float" office:value="1.643796287133517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8311152458" table:style-name="ce1">
            <text:p>-5.08311E+11</text:p>
          </table:table-cell>
          <table:table-cell office:value-type="float" office:value="598867273331" table:style-name="ce1">
            <text:p>5.9886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72340936E+18" table:style-name="ce1">
            <text:p>1.6438E+18</text:p>
          </table:table-cell>
          <table:table-cell office:value-type="float" office:value="332" table:style-name="ce1">
            <text:p>332</text:p>
          </table:table-cell>
          <table:table-cell office:value-type="float" office:value="1.643796287233413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6541004181" table:style-name="ce1">
            <text:p>-5.16541E+11</text:p>
          </table:table-cell>
          <table:table-cell office:value-type="float" office:value="60076713562" table:style-name="ce1">
            <text:p>6007671356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73345756E+18" table:style-name="ce1">
            <text:p>1.6438E+18</text:p>
          </table:table-cell>
          <table:table-cell office:value-type="float" office:value="333" table:style-name="ce1">
            <text:p>333</text:p>
          </table:table-cell>
          <table:table-cell office:value-type="float" office:value="1.643796287333487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6541004181" table:style-name="ce1">
            <text:p>-5.16541E+11</text:p>
          </table:table-cell>
          <table:table-cell office:value-type="float" office:value="600814723969" table:style-name="ce1">
            <text:p>6.0081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74344438E+18" table:style-name="ce1">
            <text:p>1.6438E+18</text:p>
          </table:table-cell>
          <table:table-cell office:value-type="float" office:value="334" table:style-name="ce1">
            <text:p>334</text:p>
          </table:table-cell>
          <table:table-cell office:value-type="float" office:value="1.643796287433465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6541004181" table:style-name="ce1">
            <text:p>-5.16541E+11</text:p>
          </table:table-cell>
          <table:table-cell office:value-type="float" office:value="600601196289" table:style-name="ce1">
            <text:p>6.0060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75345126E+18" table:style-name="ce1">
            <text:p>1.6438E+18</text:p>
          </table:table-cell>
          <table:table-cell office:value-type="float" office:value="335" table:style-name="ce1">
            <text:p>335</text:p>
          </table:table-cell>
          <table:table-cell office:value-type="float" office:value="1.643796287533474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6541004181" table:style-name="ce1">
            <text:p>-5.16541E+11</text:p>
          </table:table-cell>
          <table:table-cell office:value-type="float" office:value="600580024719" table:style-name="ce1">
            <text:p>6.005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76346491E+18" table:style-name="ce1">
            <text:p>1.6438E+18</text:p>
          </table:table-cell>
          <table:table-cell office:value-type="float" office:value="336" table:style-name="ce1">
            <text:p>336</text:p>
          </table:table-cell>
          <table:table-cell office:value-type="float" office:value="1.643796287633521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6541004181" table:style-name="ce1">
            <text:p>-5.16541E+11</text:p>
          </table:table-cell>
          <table:table-cell office:value-type="float" office:value="600391578674" table:style-name="ce1">
            <text:p>6.0039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77344696E+18" table:style-name="ce1">
            <text:p>1.6438E+18</text:p>
          </table:table-cell>
          <table:table-cell office:value-type="float" office:value="337" table:style-name="ce1">
            <text:p>337</text:p>
          </table:table-cell>
          <table:table-cell office:value-type="float" office:value="1.643796287733489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6541004181" table:style-name="ce1">
            <text:p>-5.16541E+11</text:p>
          </table:table-cell>
          <table:table-cell office:value-type="float" office:value="600168275833" table:style-name="ce1">
            <text:p>6.0016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78345848E+18" table:style-name="ce1">
            <text:p>1.6438E+18</text:p>
          </table:table-cell>
          <table:table-cell office:value-type="float" office:value="338" table:style-name="ce1">
            <text:p>338</text:p>
          </table:table-cell>
          <table:table-cell office:value-type="float" office:value="1.6437962878334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6541004181" table:style-name="ce1">
            <text:p>-5.16541E+11</text:p>
          </table:table-cell>
          <table:table-cell office:value-type="float" office:value="60006146431" table:style-name="ce1">
            <text:p>6000614643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79348022E+18" table:style-name="ce1">
            <text:p>1.6438E+18</text:p>
          </table:table-cell>
          <table:table-cell office:value-type="float" office:value="339" table:style-name="ce1">
            <text:p>339</text:p>
          </table:table-cell>
          <table:table-cell office:value-type="float" office:value="1.643796287933528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9808645248" table:style-name="ce1">
            <text:p>5.9980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80346906E+18" table:style-name="ce1">
            <text:p>1.6438E+18</text:p>
          </table:table-cell>
          <table:table-cell office:value-type="float" office:value="340" table:style-name="ce1">
            <text:p>340</text:p>
          </table:table-cell>
          <table:table-cell office:value-type="float" office:value="1.643796288033453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9663209915" table:style-name="ce1">
            <text:p>5.9966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81341473E+18" table:style-name="ce1">
            <text:p>1.6438E+18</text:p>
          </table:table-cell>
          <table:table-cell office:value-type="float" office:value="341" table:style-name="ce1">
            <text:p>341</text:p>
          </table:table-cell>
          <table:table-cell office:value-type="float" office:value="1.643796288133447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9401950836" table:style-name="ce1">
            <text:p>5.9940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82344927E+18" table:style-name="ce1">
            <text:p>1.6438E+18</text:p>
          </table:table-cell>
          <table:table-cell office:value-type="float" office:value="342" table:style-name="ce1">
            <text:p>342</text:p>
          </table:table-cell>
          <table:table-cell office:value-type="float" office:value="1.643796288233584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9112701416" table:style-name="ce1">
            <text:p>5.9911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83341919E+18" table:style-name="ce1">
            <text:p>1.6438E+18</text:p>
          </table:table-cell>
          <table:table-cell office:value-type="float" office:value="343" table:style-name="ce1">
            <text:p>343</text:p>
          </table:table-cell>
          <table:table-cell office:value-type="float" office:value="1.643796288333484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8970746994" table:style-name="ce1">
            <text:p>5.9897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84345034E+18" table:style-name="ce1">
            <text:p>1.6438E+18</text:p>
          </table:table-cell>
          <table:table-cell office:value-type="float" office:value="344" table:style-name="ce1">
            <text:p>344</text:p>
          </table:table-cell>
          <table:table-cell office:value-type="float" office:value="1.64379628843349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8688173294" table:style-name="ce1">
            <text:p>5.9868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85343089E+18" table:style-name="ce1">
            <text:p>1.6438E+18</text:p>
          </table:table-cell>
          <table:table-cell office:value-type="float" office:value="345" table:style-name="ce1">
            <text:p>345</text:p>
          </table:table-cell>
          <table:table-cell office:value-type="float" office:value="1.643796288533446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8589086533" table:style-name="ce1">
            <text:p>5.9858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86344507E+18" table:style-name="ce1">
            <text:p>1.6438E+18</text:p>
          </table:table-cell>
          <table:table-cell office:value-type="float" office:value="346" table:style-name="ce1">
            <text:p>346</text:p>
          </table:table-cell>
          <table:table-cell office:value-type="float" office:value="1.643796288633497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8351335526" table:style-name="ce1">
            <text:p>5.9835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87348785E+18" table:style-name="ce1">
            <text:p>1.6438E+18</text:p>
          </table:table-cell>
          <table:table-cell office:value-type="float" office:value="347" table:style-name="ce1">
            <text:p>347</text:p>
          </table:table-cell>
          <table:table-cell office:value-type="float" office:value="1.643796288733520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8082876205" table:style-name="ce1">
            <text:p>5.9808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88347254E+18" table:style-name="ce1">
            <text:p>1.6438E+18</text:p>
          </table:table-cell>
          <table:table-cell office:value-type="float" office:value="348" table:style-name="ce1">
            <text:p>348</text:p>
          </table:table-cell>
          <table:table-cell office:value-type="float" office:value="1.643796288833817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8066806793" table:style-name="ce1">
            <text:p>5.9806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8934924E+18" table:style-name="ce1">
            <text:p>1.6438E+18</text:p>
          </table:table-cell>
          <table:table-cell office:value-type="float" office:value="349" table:style-name="ce1">
            <text:p>349</text:p>
          </table:table-cell>
          <table:table-cell office:value-type="float" office:value="1.643796288933618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7830915451" table:style-name="ce1">
            <text:p>5.9783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90346396E+18" table:style-name="ce1">
            <text:p>1.6438E+18</text:p>
          </table:table-cell>
          <table:table-cell office:value-type="float" office:value="350" table:style-name="ce1">
            <text:p>350</text:p>
          </table:table-cell>
          <table:table-cell office:value-type="float" office:value="1.64379628903354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7662639618" table:style-name="ce1">
            <text:p>5.9766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91343808E+18" table:style-name="ce1">
            <text:p>1.6438E+18</text:p>
          </table:table-cell>
          <table:table-cell office:value-type="float" office:value="351" table:style-name="ce1">
            <text:p>351</text:p>
          </table:table-cell>
          <table:table-cell office:value-type="float" office:value="1.643796289133485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7422933578" table:style-name="ce1">
            <text:p>5.9742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92344456E+18" table:style-name="ce1">
            <text:p>1.6438E+18</text:p>
          </table:table-cell>
          <table:table-cell office:value-type="float" office:value="352" table:style-name="ce1">
            <text:p>352</text:p>
          </table:table-cell>
          <table:table-cell office:value-type="float" office:value="1.643796289233509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7158193588" table:style-name="ce1">
            <text:p>5.9715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93342438E+18" table:style-name="ce1">
            <text:p>1.6438E+18</text:p>
          </table:table-cell>
          <table:table-cell office:value-type="float" office:value="353" table:style-name="ce1">
            <text:p>353</text:p>
          </table:table-cell>
          <table:table-cell office:value-type="float" office:value="1.64379628933346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7227811813" table:style-name="ce1">
            <text:p>5.9722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94347377E+18" table:style-name="ce1">
            <text:p>1.6438E+18</text:p>
          </table:table-cell>
          <table:table-cell office:value-type="float" office:value="354" table:style-name="ce1">
            <text:p>354</text:p>
          </table:table-cell>
          <table:table-cell office:value-type="float" office:value="1.643796289433753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7004985809" table:style-name="ce1">
            <text:p>5.9700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95347837E+18" table:style-name="ce1">
            <text:p>1.6438E+18</text:p>
          </table:table-cell>
          <table:table-cell office:value-type="float" office:value="355" table:style-name="ce1">
            <text:p>355</text:p>
          </table:table-cell>
          <table:table-cell office:value-type="float" office:value="1.643796289533516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6938705444" table:style-name="ce1">
            <text:p>5.9693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96348375E+18" table:style-name="ce1">
            <text:p>1.6438E+18</text:p>
          </table:table-cell>
          <table:table-cell office:value-type="float" office:value="356" table:style-name="ce1">
            <text:p>356</text:p>
          </table:table-cell>
          <table:table-cell office:value-type="float" office:value="1.643796289633457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6703052521" table:style-name="ce1">
            <text:p>5.9670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9734144E+18" table:style-name="ce1">
            <text:p>1.6438E+18</text:p>
          </table:table-cell>
          <table:table-cell office:value-type="float" office:value="357" table:style-name="ce1">
            <text:p>357</text:p>
          </table:table-cell>
          <table:table-cell office:value-type="float" office:value="1.643796289733403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6420669556" table:style-name="ce1">
            <text:p>5.9642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98345659E+18" table:style-name="ce1">
            <text:p>1.6438E+18</text:p>
          </table:table-cell>
          <table:table-cell office:value-type="float" office:value="358" table:style-name="ce1">
            <text:p>358</text:p>
          </table:table-cell>
          <table:table-cell office:value-type="float" office:value="1.643796289833522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6312761307" table:style-name="ce1">
            <text:p>5.9631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899343826E+18" table:style-name="ce1">
            <text:p>1.6438E+18</text:p>
          </table:table-cell>
          <table:table-cell office:value-type="float" office:value="359" table:style-name="ce1">
            <text:p>359</text:p>
          </table:table-cell>
          <table:table-cell office:value-type="float" office:value="1.643796289933541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6007204056" table:style-name="ce1">
            <text:p>5.9600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00342003E+18" table:style-name="ce1">
            <text:p>1.6438E+18</text:p>
          </table:table-cell>
          <table:table-cell office:value-type="float" office:value="360" table:style-name="ce1">
            <text:p>360</text:p>
          </table:table-cell>
          <table:table-cell office:value-type="float" office:value="1.643796290033435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5855903625" table:style-name="ce1">
            <text:p>5.9585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01347167E+18" table:style-name="ce1">
            <text:p>1.6438E+18</text:p>
          </table:table-cell>
          <table:table-cell office:value-type="float" office:value="361" table:style-name="ce1">
            <text:p>361</text:p>
          </table:table-cell>
          <table:table-cell office:value-type="float" office:value="1.643796290133806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5561218262" table:style-name="ce1">
            <text:p>5.9556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02345966E+18" table:style-name="ce1">
            <text:p>1.6438E+18</text:p>
          </table:table-cell>
          <table:table-cell office:value-type="float" office:value="362" table:style-name="ce1">
            <text:p>362</text:p>
          </table:table-cell>
          <table:table-cell office:value-type="float" office:value="1.643796290233671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5240116119" table:style-name="ce1">
            <text:p>5.952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03341453E+18" table:style-name="ce1">
            <text:p>1.6438E+18</text:p>
          </table:table-cell>
          <table:table-cell office:value-type="float" office:value="363" table:style-name="ce1">
            <text:p>363</text:p>
          </table:table-cell>
          <table:table-cell office:value-type="float" office:value="1.643796290333446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5177793503" table:style-name="ce1">
            <text:p>5.9517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04346378E+18" table:style-name="ce1">
            <text:p>1.6438E+18</text:p>
          </table:table-cell>
          <table:table-cell office:value-type="float" office:value="364" table:style-name="ce1">
            <text:p>364</text:p>
          </table:table-cell>
          <table:table-cell office:value-type="float" office:value="1.643796290433511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4908714294" table:style-name="ce1">
            <text:p>5.9490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05353037E+18" table:style-name="ce1">
            <text:p>1.6438E+18</text:p>
          </table:table-cell>
          <table:table-cell office:value-type="float" office:value="365" table:style-name="ce1">
            <text:p>365</text:p>
          </table:table-cell>
          <table:table-cell office:value-type="float" office:value="1.643796290533859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4719028473" table:style-name="ce1">
            <text:p>5.9471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06348262E+18" table:style-name="ce1">
            <text:p>1.6438E+18</text:p>
          </table:table-cell>
          <table:table-cell office:value-type="float" office:value="366" table:style-name="ce1">
            <text:p>366</text:p>
          </table:table-cell>
          <table:table-cell office:value-type="float" office:value="1.643796290633606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4462871552" table:style-name="ce1">
            <text:p>5.9446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07349765E+18" table:style-name="ce1">
            <text:p>1.6438E+18</text:p>
          </table:table-cell>
          <table:table-cell office:value-type="float" office:value="367" table:style-name="ce1">
            <text:p>367</text:p>
          </table:table-cell>
          <table:table-cell office:value-type="float" office:value="1.64379629073373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4191122055" table:style-name="ce1">
            <text:p>5.9419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08343716E+18" table:style-name="ce1">
            <text:p>1.6438E+18</text:p>
          </table:table-cell>
          <table:table-cell office:value-type="float" office:value="368" table:style-name="ce1">
            <text:p>368</text:p>
          </table:table-cell>
          <table:table-cell office:value-type="float" office:value="1.64379629083347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4181013107" table:style-name="ce1">
            <text:p>5.9418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09343506E+18" table:style-name="ce1">
            <text:p>1.6438E+18</text:p>
          </table:table-cell>
          <table:table-cell office:value-type="float" office:value="369" table:style-name="ce1">
            <text:p>369</text:p>
          </table:table-cell>
          <table:table-cell office:value-type="float" office:value="1.64379629093344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3965148926" table:style-name="ce1">
            <text:p>5.9396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10343329E+18" table:style-name="ce1">
            <text:p>1.6438E+18</text:p>
          </table:table-cell>
          <table:table-cell office:value-type="float" office:value="370" table:style-name="ce1">
            <text:p>370</text:p>
          </table:table-cell>
          <table:table-cell office:value-type="float" office:value="1.643796291033426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3898487091" table:style-name="ce1">
            <text:p>5.9389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11344018E+18" table:style-name="ce1">
            <text:p>1.6438E+18</text:p>
          </table:table-cell>
          <table:table-cell office:value-type="float" office:value="371" table:style-name="ce1">
            <text:p>371</text:p>
          </table:table-cell>
          <table:table-cell office:value-type="float" office:value="1.643796291133459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3699932098" table:style-name="ce1">
            <text:p>5.93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12349261E+18" table:style-name="ce1">
            <text:p>1.6438E+18</text:p>
          </table:table-cell>
          <table:table-cell office:value-type="float" office:value="372" table:style-name="ce1">
            <text:p>372</text:p>
          </table:table-cell>
          <table:table-cell office:value-type="float" office:value="1.643796291233520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3473863602" table:style-name="ce1">
            <text:p>5.9347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13348815E+18" table:style-name="ce1">
            <text:p>1.6438E+18</text:p>
          </table:table-cell>
          <table:table-cell office:value-type="float" office:value="373" table:style-name="ce1">
            <text:p>373</text:p>
          </table:table-cell>
          <table:table-cell office:value-type="float" office:value="1.643796291333519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345240593" table:style-name="ce1">
            <text:p>5934524059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14348534E+18" table:style-name="ce1">
            <text:p>1.6438E+18</text:p>
          </table:table-cell>
          <table:table-cell office:value-type="float" office:value="374" table:style-name="ce1">
            <text:p>374</text:p>
          </table:table-cell>
          <table:table-cell office:value-type="float" office:value="1.64379629143362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3250989914" table:style-name="ce1">
            <text:p>5.9325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15349745E+18" table:style-name="ce1">
            <text:p>1.6438E+18</text:p>
          </table:table-cell>
          <table:table-cell office:value-type="float" office:value="375" table:style-name="ce1">
            <text:p>375</text:p>
          </table:table-cell>
          <table:table-cell office:value-type="float" office:value="1.643796291533507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3171262741" table:style-name="ce1">
            <text:p>5.9317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16342321E+18" table:style-name="ce1">
            <text:p>1.6438E+18</text:p>
          </table:table-cell>
          <table:table-cell office:value-type="float" office:value="376" table:style-name="ce1">
            <text:p>376</text:p>
          </table:table-cell>
          <table:table-cell office:value-type="float" office:value="1.643796291633528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2963075638" table:style-name="ce1">
            <text:p>5.9296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17343931E+18" table:style-name="ce1">
            <text:p>1.6438E+18</text:p>
          </table:table-cell>
          <table:table-cell office:value-type="float" office:value="377" table:style-name="ce1">
            <text:p>377</text:p>
          </table:table-cell>
          <table:table-cell office:value-type="float" office:value="1.643796291733494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272646904" table:style-name="ce1">
            <text:p>59272646904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18344026E+18" table:style-name="ce1">
            <text:p>1.6438E+18</text:p>
          </table:table-cell>
          <table:table-cell office:value-type="float" office:value="378" table:style-name="ce1">
            <text:p>378</text:p>
          </table:table-cell>
          <table:table-cell office:value-type="float" office:value="1.643796291833435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2608118057" table:style-name="ce1">
            <text:p>5.9260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19344714E+18" table:style-name="ce1">
            <text:p>1.6438E+18</text:p>
          </table:table-cell>
          <table:table-cell office:value-type="float" office:value="379" table:style-name="ce1">
            <text:p>379</text:p>
          </table:table-cell>
          <table:table-cell office:value-type="float" office:value="1.643796291933536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5213222504" table:style-name="ce1">
            <text:p>5.9521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20346161E+18" table:style-name="ce1">
            <text:p>1.6438E+18</text:p>
          </table:table-cell>
          <table:table-cell office:value-type="float" office:value="380" table:style-name="ce1">
            <text:p>380</text:p>
          </table:table-cell>
          <table:table-cell office:value-type="float" office:value="1.643796292033543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5057916641" table:style-name="ce1">
            <text:p>5.9505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21345167E+18" table:style-name="ce1">
            <text:p>1.6438E+18</text:p>
          </table:table-cell>
          <table:table-cell office:value-type="float" office:value="381" table:style-name="ce1">
            <text:p>381</text:p>
          </table:table-cell>
          <table:table-cell office:value-type="float" office:value="1.643796292133627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4787311554" table:style-name="ce1">
            <text:p>5.9478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22343347E+18" table:style-name="ce1">
            <text:p>1.6438E+18</text:p>
          </table:table-cell>
          <table:table-cell office:value-type="float" office:value="382" table:style-name="ce1">
            <text:p>382</text:p>
          </table:table-cell>
          <table:table-cell office:value-type="float" office:value="1.64379629223349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4487714767" table:style-name="ce1">
            <text:p>5.9448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23342715E+18" table:style-name="ce1">
            <text:p>1.6438E+18</text:p>
          </table:table-cell>
          <table:table-cell office:value-type="float" office:value="383" table:style-name="ce1">
            <text:p>383</text:p>
          </table:table-cell>
          <table:table-cell office:value-type="float" office:value="1.6437962923334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4420862198" table:style-name="ce1">
            <text:p>5.9442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24342938E+18" table:style-name="ce1">
            <text:p>1.6438E+18</text:p>
          </table:table-cell>
          <table:table-cell office:value-type="float" office:value="384" table:style-name="ce1">
            <text:p>384</text:p>
          </table:table-cell>
          <table:table-cell office:value-type="float" office:value="1.643796292433423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4135284424" table:style-name="ce1">
            <text:p>5.9413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25345846E+18" table:style-name="ce1">
            <text:p>1.6438E+18</text:p>
          </table:table-cell>
          <table:table-cell office:value-type="float" office:value="385" table:style-name="ce1">
            <text:p>385</text:p>
          </table:table-cell>
          <table:table-cell office:value-type="float" office:value="1.643796292533514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4049453735" table:style-name="ce1">
            <text:p>5.9404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26343665E+18" table:style-name="ce1">
            <text:p>1.6438E+18</text:p>
          </table:table-cell>
          <table:table-cell office:value-type="float" office:value="386" table:style-name="ce1">
            <text:p>386</text:p>
          </table:table-cell>
          <table:table-cell office:value-type="float" office:value="1.64379629263342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3785953522" table:style-name="ce1">
            <text:p>5.9378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27344755E+18" table:style-name="ce1">
            <text:p>1.6438E+18</text:p>
          </table:table-cell>
          <table:table-cell office:value-type="float" office:value="387" table:style-name="ce1">
            <text:p>387</text:p>
          </table:table-cell>
          <table:table-cell office:value-type="float" office:value="1.643796292733467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3491411209" table:style-name="ce1">
            <text:p>5.9349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28345196E+18" table:style-name="ce1">
            <text:p>1.6438E+18</text:p>
          </table:table-cell>
          <table:table-cell office:value-type="float" office:value="388" table:style-name="ce1">
            <text:p>388</text:p>
          </table:table-cell>
          <table:table-cell office:value-type="float" office:value="1.643796292833584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3357038498" table:style-name="ce1">
            <text:p>5.9335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29345257E+18" table:style-name="ce1">
            <text:p>1.6438E+18</text:p>
          </table:table-cell>
          <table:table-cell office:value-type="float" office:value="389" table:style-name="ce1">
            <text:p>389</text:p>
          </table:table-cell>
          <table:table-cell office:value-type="float" office:value="1.643796292933448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3079376221" table:style-name="ce1">
            <text:p>5.9307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30341304E+18" table:style-name="ce1">
            <text:p>1.6438E+18</text:p>
          </table:table-cell>
          <table:table-cell office:value-type="float" office:value="390" table:style-name="ce1">
            <text:p>390</text:p>
          </table:table-cell>
          <table:table-cell office:value-type="float" office:value="1.64379629303343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3015289307" table:style-name="ce1">
            <text:p>5.9301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31346537E+18" table:style-name="ce1">
            <text:p>1.6438E+18</text:p>
          </table:table-cell>
          <table:table-cell office:value-type="float" office:value="391" table:style-name="ce1">
            <text:p>391</text:p>
          </table:table-cell>
          <table:table-cell office:value-type="float" office:value="1.64379629313379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2853498459" table:style-name="ce1">
            <text:p>5.9285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32344346E+18" table:style-name="ce1">
            <text:p>1.6438E+18</text:p>
          </table:table-cell>
          <table:table-cell office:value-type="float" office:value="392" table:style-name="ce1">
            <text:p>392</text:p>
          </table:table-cell>
          <table:table-cell office:value-type="float" office:value="1.643796293233432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2757844925" table:style-name="ce1">
            <text:p>5.9275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33345475E+18" table:style-name="ce1">
            <text:p>1.6438E+18</text:p>
          </table:table-cell>
          <table:table-cell office:value-type="float" office:value="393" table:style-name="ce1">
            <text:p>393</text:p>
          </table:table-cell>
          <table:table-cell office:value-type="float" office:value="1.643796293333432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3014478683" table:style-name="ce1">
            <text:p>5.9301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34343516E+18" table:style-name="ce1">
            <text:p>1.6438E+18</text:p>
          </table:table-cell>
          <table:table-cell office:value-type="float" office:value="394" table:style-name="ce1">
            <text:p>394</text:p>
          </table:table-cell>
          <table:table-cell office:value-type="float" office:value="1.643796293433464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3150854111" table:style-name="ce1">
            <text:p>5.9315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35347141E+18" table:style-name="ce1">
            <text:p>1.6438E+18</text:p>
          </table:table-cell>
          <table:table-cell office:value-type="float" office:value="395" table:style-name="ce1">
            <text:p>395</text:p>
          </table:table-cell>
          <table:table-cell office:value-type="float" office:value="1.643796293533477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337553978" table:style-name="ce1">
            <text:p>5933755397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36343089E+18" table:style-name="ce1">
            <text:p>1.6438E+18</text:p>
          </table:table-cell>
          <table:table-cell office:value-type="float" office:value="396" table:style-name="ce1">
            <text:p>396</text:p>
          </table:table-cell>
          <table:table-cell office:value-type="float" office:value="1.643796293633485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3485164642" table:style-name="ce1">
            <text:p>5.9348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37340826E+18" table:style-name="ce1">
            <text:p>1.6438E+18</text:p>
          </table:table-cell>
          <table:table-cell office:value-type="float" office:value="397" table:style-name="ce1">
            <text:p>397</text:p>
          </table:table-cell>
          <table:table-cell office:value-type="float" office:value="1.643796293733457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347114563" table:style-name="ce1">
            <text:p>5934711456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38343675E+18" table:style-name="ce1">
            <text:p>1.6438E+18</text:p>
          </table:table-cell>
          <table:table-cell office:value-type="float" office:value="398" table:style-name="ce1">
            <text:p>398</text:p>
          </table:table-cell>
          <table:table-cell office:value-type="float" office:value="1.643796293833455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3414878845" table:style-name="ce1">
            <text:p>5.9341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3934068E+18" table:style-name="ce1">
            <text:p>1.6438E+18</text:p>
          </table:table-cell>
          <table:table-cell office:value-type="float" office:value="399" table:style-name="ce1">
            <text:p>399</text:p>
          </table:table-cell>
          <table:table-cell office:value-type="float" office:value="1.643796293933412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3173217773" table:style-name="ce1">
            <text:p>5.9317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40345539E+18" table:style-name="ce1">
            <text:p>1.6438E+18</text:p>
          </table:table-cell>
          <table:table-cell office:value-type="float" office:value="400" table:style-name="ce1">
            <text:p>400</text:p>
          </table:table-cell>
          <table:table-cell office:value-type="float" office:value="1.643796294033490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2805767059" table:style-name="ce1">
            <text:p>5.9280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41344046E+18" table:style-name="ce1">
            <text:p>1.6438E+18</text:p>
          </table:table-cell>
          <table:table-cell office:value-type="float" office:value="401" table:style-name="ce1">
            <text:p>401</text:p>
          </table:table-cell>
          <table:table-cell office:value-type="float" office:value="1.643796294133490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2311429977" table:style-name="ce1">
            <text:p>5.9231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42346509E+18" table:style-name="ce1">
            <text:p>1.6438E+18</text:p>
          </table:table-cell>
          <table:table-cell office:value-type="float" office:value="402" table:style-name="ce1">
            <text:p>402</text:p>
          </table:table-cell>
          <table:table-cell office:value-type="float" office:value="1.643796294233464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1733503342" table:style-name="ce1">
            <text:p>5.9173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43344712E+18" table:style-name="ce1">
            <text:p>1.6438E+18</text:p>
          </table:table-cell>
          <table:table-cell office:value-type="float" office:value="403" table:style-name="ce1">
            <text:p>403</text:p>
          </table:table-cell>
          <table:table-cell office:value-type="float" office:value="1.643796294333497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128279686" table:style-name="ce1">
            <text:p>5912827968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44342484E+18" table:style-name="ce1">
            <text:p>1.6438E+18</text:p>
          </table:table-cell>
          <table:table-cell office:value-type="float" office:value="404" table:style-name="ce1">
            <text:p>404</text:p>
          </table:table-cell>
          <table:table-cell office:value-type="float" office:value="1.643796294433476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082274437" table:style-name="ce1">
            <text:p>5908227443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45344602E+18" table:style-name="ce1">
            <text:p>1.6438E+18</text:p>
          </table:table-cell>
          <table:table-cell office:value-type="float" office:value="405" table:style-name="ce1">
            <text:p>405</text:p>
          </table:table-cell>
          <table:table-cell office:value-type="float" office:value="1.643796294533582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0742874146" table:style-name="ce1">
            <text:p>5.9074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46342807E+18" table:style-name="ce1">
            <text:p>1.6438E+18</text:p>
          </table:table-cell>
          <table:table-cell office:value-type="float" office:value="406" table:style-name="ce1">
            <text:p>406</text:p>
          </table:table-cell>
          <table:table-cell office:value-type="float" office:value="1.643796294633572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0584135056" table:style-name="ce1">
            <text:p>5.9058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47346716E+18" table:style-name="ce1">
            <text:p>1.6438E+18</text:p>
          </table:table-cell>
          <table:table-cell office:value-type="float" office:value="407" table:style-name="ce1">
            <text:p>407</text:p>
          </table:table-cell>
          <table:table-cell office:value-type="float" office:value="1.6437962947335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0507078171" table:style-name="ce1">
            <text:p>5.9050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48344182E+18" table:style-name="ce1">
            <text:p>1.6438E+18</text:p>
          </table:table-cell>
          <table:table-cell office:value-type="float" office:value="408" table:style-name="ce1">
            <text:p>408</text:p>
          </table:table-cell>
          <table:table-cell office:value-type="float" office:value="1.643796294833475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1013669968" table:style-name="ce1">
            <text:p>5.9101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49344968E+18" table:style-name="ce1">
            <text:p>1.6438E+18</text:p>
          </table:table-cell>
          <table:table-cell office:value-type="float" office:value="409" table:style-name="ce1">
            <text:p>409</text:p>
          </table:table-cell>
          <table:table-cell office:value-type="float" office:value="1.64379629493373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1143751144" table:style-name="ce1">
            <text:p>5.9114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50344074E+18" table:style-name="ce1">
            <text:p>1.6438E+18</text:p>
          </table:table-cell>
          <table:table-cell office:value-type="float" office:value="410" table:style-name="ce1">
            <text:p>410</text:p>
          </table:table-cell>
          <table:table-cell office:value-type="float" office:value="1.643796295033498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1406393051" table:style-name="ce1">
            <text:p>5.9140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51347827E+18" table:style-name="ce1">
            <text:p>1.6438E+18</text:p>
          </table:table-cell>
          <table:table-cell office:value-type="float" office:value="411" table:style-name="ce1">
            <text:p>411</text:p>
          </table:table-cell>
          <table:table-cell office:value-type="float" office:value="1.64379629513348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1468286514" table:style-name="ce1">
            <text:p>5.9146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5234465E+18" table:style-name="ce1">
            <text:p>1.6438E+18</text:p>
          </table:table-cell>
          <table:table-cell office:value-type="float" office:value="412" table:style-name="ce1">
            <text:p>412</text:p>
          </table:table-cell>
          <table:table-cell office:value-type="float" office:value="1.643796295233496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1426992416" table:style-name="ce1">
            <text:p>5.9142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53344947E+18" table:style-name="ce1">
            <text:p>1.6438E+18</text:p>
          </table:table-cell>
          <table:table-cell office:value-type="float" office:value="413" table:style-name="ce1">
            <text:p>413</text:p>
          </table:table-cell>
          <table:table-cell office:value-type="float" office:value="1.643796295333501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1528606415" table:style-name="ce1">
            <text:p>5.9152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5434548E+18" table:style-name="ce1">
            <text:p>1.6438E+18</text:p>
          </table:table-cell>
          <table:table-cell office:value-type="float" office:value="414" table:style-name="ce1">
            <text:p>414</text:p>
          </table:table-cell>
          <table:table-cell office:value-type="float" office:value="1.643796295433422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13418293" table:style-name="ce1">
            <text:p>591341829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5534495E+18" table:style-name="ce1">
            <text:p>1.6438E+18</text:p>
          </table:table-cell>
          <table:table-cell office:value-type="float" office:value="415" table:style-name="ce1">
            <text:p>415</text:p>
          </table:table-cell>
          <table:table-cell office:value-type="float" office:value="1.64379629553350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1185283661" table:style-name="ce1">
            <text:p>5.9118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56344714E+18" table:style-name="ce1">
            <text:p>1.6438E+18</text:p>
          </table:table-cell>
          <table:table-cell office:value-type="float" office:value="416" table:style-name="ce1">
            <text:p>416</text:p>
          </table:table-cell>
          <table:table-cell office:value-type="float" office:value="1.6437962956336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087767601" table:style-name="ce1">
            <text:p>5908776760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5734368E+18" table:style-name="ce1">
            <text:p>1.6438E+18</text:p>
          </table:table-cell>
          <table:table-cell office:value-type="float" office:value="417" table:style-name="ce1">
            <text:p>417</text:p>
          </table:table-cell>
          <table:table-cell office:value-type="float" office:value="1.643796295733525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0515756607" table:style-name="ce1">
            <text:p>5.9051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58345754E+18" table:style-name="ce1">
            <text:p>1.6438E+18</text:p>
          </table:table-cell>
          <table:table-cell office:value-type="float" office:value="418" table:style-name="ce1">
            <text:p>418</text:p>
          </table:table-cell>
          <table:table-cell office:value-type="float" office:value="1.643796295833755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0135192871" table:style-name="ce1">
            <text:p>5.9013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59344671E+18" table:style-name="ce1">
            <text:p>1.6438E+18</text:p>
          </table:table-cell>
          <table:table-cell office:value-type="float" office:value="419" table:style-name="ce1">
            <text:p>419</text:p>
          </table:table-cell>
          <table:table-cell office:value-type="float" office:value="1.643796295933509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89737892151" table:style-name="ce1">
            <text:p>5.8973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6034466E+18" table:style-name="ce1">
            <text:p>1.6438E+18</text:p>
          </table:table-cell>
          <table:table-cell office:value-type="float" office:value="420" table:style-name="ce1">
            <text:p>420</text:p>
          </table:table-cell>
          <table:table-cell office:value-type="float" office:value="1.64379629603351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89471244812" table:style-name="ce1">
            <text:p>5.8947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61343043E+18" table:style-name="ce1">
            <text:p>1.6438E+18</text:p>
          </table:table-cell>
          <table:table-cell office:value-type="float" office:value="421" table:style-name="ce1">
            <text:p>421</text:p>
          </table:table-cell>
          <table:table-cell office:value-type="float" office:value="1.643796296133542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8915553093" table:style-name="ce1">
            <text:p>5891555309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62342912E+18" table:style-name="ce1">
            <text:p>1.6438E+18</text:p>
          </table:table-cell>
          <table:table-cell office:value-type="float" office:value="422" table:style-name="ce1">
            <text:p>422</text:p>
          </table:table-cell>
          <table:table-cell office:value-type="float" office:value="1.643796296233474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88868999481" table:style-name="ce1">
            <text:p>5.8886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6334346E+18" table:style-name="ce1">
            <text:p>1.6438E+18</text:p>
          </table:table-cell>
          <table:table-cell office:value-type="float" office:value="423" table:style-name="ce1">
            <text:p>423</text:p>
          </table:table-cell>
          <table:table-cell office:value-type="float" office:value="1.643796296333466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88992357254" table:style-name="ce1">
            <text:p>5.8899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64346017E+18" table:style-name="ce1">
            <text:p>1.6438E+18</text:p>
          </table:table-cell>
          <table:table-cell office:value-type="float" office:value="424" table:style-name="ce1">
            <text:p>424</text:p>
          </table:table-cell>
          <table:table-cell office:value-type="float" office:value="1.64379629643347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88897323608" table:style-name="ce1">
            <text:p>5.8889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6534261E+18" table:style-name="ce1">
            <text:p>1.6438E+18</text:p>
          </table:table-cell>
          <table:table-cell office:value-type="float" office:value="425" table:style-name="ce1">
            <text:p>425</text:p>
          </table:table-cell>
          <table:table-cell office:value-type="float" office:value="1.643796296533453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88943099976" table:style-name="ce1">
            <text:p>5.8894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66346854E+18" table:style-name="ce1">
            <text:p>1.6438E+18</text:p>
          </table:table-cell>
          <table:table-cell office:value-type="float" office:value="426" table:style-name="ce1">
            <text:p>426</text:p>
          </table:table-cell>
          <table:table-cell office:value-type="float" office:value="1.643796296633500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5238599777" table:style-name="ce1">
            <text:p>5.8523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67343393E+18" table:style-name="ce1">
            <text:p>1.6438E+18</text:p>
          </table:table-cell>
          <table:table-cell office:value-type="float" office:value="427" table:style-name="ce1">
            <text:p>427</text:p>
          </table:table-cell>
          <table:table-cell office:value-type="float" office:value="1.64379629673343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5228633881" table:style-name="ce1">
            <text:p>5.8522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683427E+18" table:style-name="ce1">
            <text:p>1.6438E+18</text:p>
          </table:table-cell>
          <table:table-cell office:value-type="float" office:value="428" table:style-name="ce1">
            <text:p>428</text:p>
          </table:table-cell>
          <table:table-cell office:value-type="float" office:value="1.643796296833556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5509252548" table:style-name="ce1">
            <text:p>5.8550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69344663E+18" table:style-name="ce1">
            <text:p>1.6438E+18</text:p>
          </table:table-cell>
          <table:table-cell office:value-type="float" office:value="429" table:style-name="ce1">
            <text:p>429</text:p>
          </table:table-cell>
          <table:table-cell office:value-type="float" office:value="1.643796296933522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5520076752" table:style-name="ce1">
            <text:p>5.855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70343444E+18" table:style-name="ce1">
            <text:p>1.6438E+18</text:p>
          </table:table-cell>
          <table:table-cell office:value-type="float" office:value="430" table:style-name="ce1">
            <text:p>430</text:p>
          </table:table-cell>
          <table:table-cell office:value-type="float" office:value="1.64379629703345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5630846024" table:style-name="ce1">
            <text:p>5.8563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71345331E+18" table:style-name="ce1">
            <text:p>1.6438E+18</text:p>
          </table:table-cell>
          <table:table-cell office:value-type="float" office:value="431" table:style-name="ce1">
            <text:p>431</text:p>
          </table:table-cell>
          <table:table-cell office:value-type="float" office:value="1.643796297133431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5582447052" table:style-name="ce1">
            <text:p>5.8558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72344517E+18" table:style-name="ce1">
            <text:p>1.6438E+18</text:p>
          </table:table-cell>
          <table:table-cell office:value-type="float" office:value="432" table:style-name="ce1">
            <text:p>432</text:p>
          </table:table-cell>
          <table:table-cell office:value-type="float" office:value="1.643796297233504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5459756851" table:style-name="ce1">
            <text:p>5.854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73346547E+18" table:style-name="ce1">
            <text:p>1.6438E+18</text:p>
          </table:table-cell>
          <table:table-cell office:value-type="float" office:value="433" table:style-name="ce1">
            <text:p>433</text:p>
          </table:table-cell>
          <table:table-cell office:value-type="float" office:value="1.643796297333586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544421196" table:style-name="ce1">
            <text:p>5854442119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74343621E+18" table:style-name="ce1">
            <text:p>1.6438E+18</text:p>
          </table:table-cell>
          <table:table-cell office:value-type="float" office:value="434" table:style-name="ce1">
            <text:p>434</text:p>
          </table:table-cell>
          <table:table-cell office:value-type="float" office:value="1.643796297433489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5248231888" table:style-name="ce1">
            <text:p>5.8524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75345544E+18" table:style-name="ce1">
            <text:p>1.6438E+18</text:p>
          </table:table-cell>
          <table:table-cell office:value-type="float" office:value="435" table:style-name="ce1">
            <text:p>435</text:p>
          </table:table-cell>
          <table:table-cell office:value-type="float" office:value="1.643796297533495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50481987" table:style-name="ce1">
            <text:p>585048198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76346586E+18" table:style-name="ce1">
            <text:p>1.6438E+18</text:p>
          </table:table-cell>
          <table:table-cell office:value-type="float" office:value="436" table:style-name="ce1">
            <text:p>436</text:p>
          </table:table-cell>
          <table:table-cell office:value-type="float" office:value="1.643796297633517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4774541855" table:style-name="ce1">
            <text:p>5.8477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77343132E+18" table:style-name="ce1">
            <text:p>1.6438E+18</text:p>
          </table:table-cell>
          <table:table-cell office:value-type="float" office:value="437" table:style-name="ce1">
            <text:p>437</text:p>
          </table:table-cell>
          <table:table-cell office:value-type="float" office:value="1.643796297733530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4467792511" table:style-name="ce1">
            <text:p>5.8446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78344945E+18" table:style-name="ce1">
            <text:p>1.6438E+18</text:p>
          </table:table-cell>
          <table:table-cell office:value-type="float" office:value="438" table:style-name="ce1">
            <text:p>438</text:p>
          </table:table-cell>
          <table:table-cell office:value-type="float" office:value="1.643796297833417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4235572815" table:style-name="ce1">
            <text:p>5.8423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79342513E+18" table:style-name="ce1">
            <text:p>1.6438E+18</text:p>
          </table:table-cell>
          <table:table-cell office:value-type="float" office:value="439" table:style-name="ce1">
            <text:p>439</text:p>
          </table:table-cell>
          <table:table-cell office:value-type="float" office:value="1.643796297933444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3939313889" table:style-name="ce1">
            <text:p>5.8393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80347712E+18" table:style-name="ce1">
            <text:p>1.6438E+18</text:p>
          </table:table-cell>
          <table:table-cell office:value-type="float" office:value="440" table:style-name="ce1">
            <text:p>440</text:p>
          </table:table-cell>
          <table:table-cell office:value-type="float" office:value="1.64379629803360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3801984787" table:style-name="ce1">
            <text:p>5.8380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81345784E+18" table:style-name="ce1">
            <text:p>1.6438E+18</text:p>
          </table:table-cell>
          <table:table-cell office:value-type="float" office:value="441" table:style-name="ce1">
            <text:p>441</text:p>
          </table:table-cell>
          <table:table-cell office:value-type="float" office:value="1.643796298133446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3624696732" table:style-name="ce1">
            <text:p>5.8362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82343017E+18" table:style-name="ce1">
            <text:p>1.6438E+18</text:p>
          </table:table-cell>
          <table:table-cell office:value-type="float" office:value="442" table:style-name="ce1">
            <text:p>442</text:p>
          </table:table-cell>
          <table:table-cell office:value-type="float" office:value="1.64379629823346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3519172668" table:style-name="ce1">
            <text:p>5.8351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83347E+18" table:style-name="ce1">
            <text:p>1.6438E+18</text:p>
          </table:table-cell>
          <table:table-cell office:value-type="float" office:value="443" table:style-name="ce1">
            <text:p>443</text:p>
          </table:table-cell>
          <table:table-cell office:value-type="float" office:value="1.643796298333467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3869934082" table:style-name="ce1">
            <text:p>5.838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8434711E+18" table:style-name="ce1">
            <text:p>1.6438E+18</text:p>
          </table:table-cell>
          <table:table-cell office:value-type="float" office:value="444" table:style-name="ce1">
            <text:p>444</text:p>
          </table:table-cell>
          <table:table-cell office:value-type="float" office:value="1.643796298433540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40903759" table:style-name="ce1">
            <text:p>5840903759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85351081E+18" table:style-name="ce1">
            <text:p>1.6438E+18</text:p>
          </table:table-cell>
          <table:table-cell office:value-type="float" office:value="445" table:style-name="ce1">
            <text:p>445</text:p>
          </table:table-cell>
          <table:table-cell office:value-type="float" office:value="1.643796298533519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4457445145" table:style-name="ce1">
            <text:p>5.8445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86346924E+18" table:style-name="ce1">
            <text:p>1.6438E+18</text:p>
          </table:table-cell>
          <table:table-cell office:value-type="float" office:value="446" table:style-name="ce1">
            <text:p>446</text:p>
          </table:table-cell>
          <table:table-cell office:value-type="float" office:value="1.643796298633743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4736347198" table:style-name="ce1">
            <text:p>5.8473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87344074E+18" table:style-name="ce1">
            <text:p>1.6438E+18</text:p>
          </table:table-cell>
          <table:table-cell office:value-type="float" office:value="447" table:style-name="ce1">
            <text:p>447</text:p>
          </table:table-cell>
          <table:table-cell office:value-type="float" office:value="1.643796298733531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4944200516" table:style-name="ce1">
            <text:p>5.8494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88342979E+18" table:style-name="ce1">
            <text:p>1.6438E+18</text:p>
          </table:table-cell>
          <table:table-cell office:value-type="float" office:value="448" table:style-name="ce1">
            <text:p>448</text:p>
          </table:table-cell>
          <table:table-cell office:value-type="float" office:value="1.643796298833499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517036438" table:style-name="ce1">
            <text:p>5851703643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89341701E+18" table:style-name="ce1">
            <text:p>1.6438E+18</text:p>
          </table:table-cell>
          <table:table-cell office:value-type="float" office:value="449" table:style-name="ce1">
            <text:p>449</text:p>
          </table:table-cell>
          <table:table-cell office:value-type="float" office:value="1.643796298933444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5282373428" table:style-name="ce1">
            <text:p>5.8528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90343227E+18" table:style-name="ce1">
            <text:p>1.6438E+18</text:p>
          </table:table-cell>
          <table:table-cell office:value-type="float" office:value="450" table:style-name="ce1">
            <text:p>450</text:p>
          </table:table-cell>
          <table:table-cell office:value-type="float" office:value="1.64379629903346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5398769379" table:style-name="ce1">
            <text:p>5.8539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91346058E+18" table:style-name="ce1">
            <text:p>1.6438E+18</text:p>
          </table:table-cell>
          <table:table-cell office:value-type="float" office:value="451" table:style-name="ce1">
            <text:p>451</text:p>
          </table:table-cell>
          <table:table-cell office:value-type="float" office:value="1.643796299133584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5373353958" table:style-name="ce1">
            <text:p>5.8537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92342971E+18" table:style-name="ce1">
            <text:p>1.6438E+18</text:p>
          </table:table-cell>
          <table:table-cell office:value-type="float" office:value="452" table:style-name="ce1">
            <text:p>452</text:p>
          </table:table-cell>
          <table:table-cell office:value-type="float" office:value="1.643796299233458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5258293152" table:style-name="ce1">
            <text:p>5.8525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93346529E+18" table:style-name="ce1">
            <text:p>1.6438E+18</text:p>
          </table:table-cell>
          <table:table-cell office:value-type="float" office:value="453" table:style-name="ce1">
            <text:p>453</text:p>
          </table:table-cell>
          <table:table-cell office:value-type="float" office:value="1.643796299333515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5150909424" table:style-name="ce1">
            <text:p>5.8515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94348308E+18" table:style-name="ce1">
            <text:p>1.6438E+18</text:p>
          </table:table-cell>
          <table:table-cell office:value-type="float" office:value="454" table:style-name="ce1">
            <text:p>454</text:p>
          </table:table-cell>
          <table:table-cell office:value-type="float" office:value="1.643796299433788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4826946259" table:style-name="ce1">
            <text:p>5.8482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95348244E+18" table:style-name="ce1">
            <text:p>1.6438E+18</text:p>
          </table:table-cell>
          <table:table-cell office:value-type="float" office:value="455" table:style-name="ce1">
            <text:p>455</text:p>
          </table:table-cell>
          <table:table-cell office:value-type="float" office:value="1.643796299533904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4494447708" table:style-name="ce1">
            <text:p>5.8449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96342267E+18" table:style-name="ce1">
            <text:p>1.6438E+18</text:p>
          </table:table-cell>
          <table:table-cell office:value-type="float" office:value="456" table:style-name="ce1">
            <text:p>456</text:p>
          </table:table-cell>
          <table:table-cell office:value-type="float" office:value="1.643796299633452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4165382385" table:style-name="ce1">
            <text:p>5.8416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97344381E+18" table:style-name="ce1">
            <text:p>1.6438E+18</text:p>
          </table:table-cell>
          <table:table-cell office:value-type="float" office:value="457" table:style-name="ce1">
            <text:p>457</text:p>
          </table:table-cell>
          <table:table-cell office:value-type="float" office:value="1.643796299733525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3906316757" table:style-name="ce1">
            <text:p>5.8390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98343352E+18" table:style-name="ce1">
            <text:p>1.6438E+18</text:p>
          </table:table-cell>
          <table:table-cell office:value-type="float" office:value="458" table:style-name="ce1">
            <text:p>458</text:p>
          </table:table-cell>
          <table:table-cell office:value-type="float" office:value="1.643796299833532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4043741226" table:style-name="ce1">
            <text:p>5.8404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2999345482E+18" table:style-name="ce1">
            <text:p>1.6438E+18</text:p>
          </table:table-cell>
          <table:table-cell office:value-type="float" office:value="459" table:style-name="ce1">
            <text:p>459</text:p>
          </table:table-cell>
          <table:table-cell office:value-type="float" office:value="1.643796299933510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4091901779" table:style-name="ce1">
            <text:p>5.8409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00345213E+18" table:style-name="ce1">
            <text:p>1.6438E+18</text:p>
          </table:table-cell>
          <table:table-cell office:value-type="float" office:value="460" table:style-name="ce1">
            <text:p>460</text:p>
          </table:table-cell>
          <table:table-cell office:value-type="float" office:value="1.643796300033494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4456586838" table:style-name="ce1">
            <text:p>5.8445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01343933E+18" table:style-name="ce1">
            <text:p>1.6438E+18</text:p>
          </table:table-cell>
          <table:table-cell office:value-type="float" office:value="461" table:style-name="ce1">
            <text:p>461</text:p>
          </table:table-cell>
          <table:table-cell office:value-type="float" office:value="1.643796300133522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4699106216" table:style-name="ce1">
            <text:p>5.8469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02343951E+18" table:style-name="ce1">
            <text:p>1.6438E+18</text:p>
          </table:table-cell>
          <table:table-cell office:value-type="float" office:value="462" table:style-name="ce1">
            <text:p>462</text:p>
          </table:table-cell>
          <table:table-cell office:value-type="float" office:value="1.64379630023347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4909343719" table:style-name="ce1">
            <text:p>5.8490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0334337E+18" table:style-name="ce1">
            <text:p>1.6438E+18</text:p>
          </table:table-cell>
          <table:table-cell office:value-type="float" office:value="463" table:style-name="ce1">
            <text:p>463</text:p>
          </table:table-cell>
          <table:table-cell office:value-type="float" office:value="1.64379630033343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5265731812" table:style-name="ce1">
            <text:p>5.8526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04343322E+18" table:style-name="ce1">
            <text:p>1.6438E+18</text:p>
          </table:table-cell>
          <table:table-cell office:value-type="float" office:value="464" table:style-name="ce1">
            <text:p>464</text:p>
          </table:table-cell>
          <table:table-cell office:value-type="float" office:value="1.643796300433527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5378170013" table:style-name="ce1">
            <text:p>5.8537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05342932E+18" table:style-name="ce1">
            <text:p>1.6438E+18</text:p>
          </table:table-cell>
          <table:table-cell office:value-type="float" office:value="465" table:style-name="ce1">
            <text:p>465</text:p>
          </table:table-cell>
          <table:table-cell office:value-type="float" office:value="1.643796300533453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5384941101" table:style-name="ce1">
            <text:p>5.8538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06343852E+18" table:style-name="ce1">
            <text:p>1.6438E+18</text:p>
          </table:table-cell>
          <table:table-cell office:value-type="float" office:value="466" table:style-name="ce1">
            <text:p>466</text:p>
          </table:table-cell>
          <table:table-cell office:value-type="float" office:value="1.64379630063344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5312509537" table:style-name="ce1">
            <text:p>5.8531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07342781E+18" table:style-name="ce1">
            <text:p>1.6438E+18</text:p>
          </table:table-cell>
          <table:table-cell office:value-type="float" office:value="467" table:style-name="ce1">
            <text:p>467</text:p>
          </table:table-cell>
          <table:table-cell office:value-type="float" office:value="1.64379630073345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5171365738" table:style-name="ce1">
            <text:p>5.8517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0834722E+18" table:style-name="ce1">
            <text:p>1.6438E+18</text:p>
          </table:table-cell>
          <table:table-cell office:value-type="float" office:value="468" table:style-name="ce1">
            <text:p>468</text:p>
          </table:table-cell>
          <table:table-cell office:value-type="float" office:value="1.643796300833436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5240364075" table:style-name="ce1">
            <text:p>5.852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09342495E+18" table:style-name="ce1">
            <text:p>1.6438E+18</text:p>
          </table:table-cell>
          <table:table-cell office:value-type="float" office:value="469" table:style-name="ce1">
            <text:p>469</text:p>
          </table:table-cell>
          <table:table-cell office:value-type="float" office:value="1.643796300933423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5085773468" table:style-name="ce1">
            <text:p>5.8508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103458E+18" table:style-name="ce1">
            <text:p>1.6438E+18</text:p>
          </table:table-cell>
          <table:table-cell office:value-type="float" office:value="470" table:style-name="ce1">
            <text:p>470</text:p>
          </table:table-cell>
          <table:table-cell office:value-type="float" office:value="1.643796301033447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493976593" table:style-name="ce1">
            <text:p>5849397659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1134273E+18" table:style-name="ce1">
            <text:p>1.6438E+18</text:p>
          </table:table-cell>
          <table:table-cell office:value-type="float" office:value="471" table:style-name="ce1">
            <text:p>471</text:p>
          </table:table-cell>
          <table:table-cell office:value-type="float" office:value="1.64379630113347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4725475311" table:style-name="ce1">
            <text:p>5.8472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12347366E+18" table:style-name="ce1">
            <text:p>1.6438E+18</text:p>
          </table:table-cell>
          <table:table-cell office:value-type="float" office:value="472" table:style-name="ce1">
            <text:p>472</text:p>
          </table:table-cell>
          <table:table-cell office:value-type="float" office:value="1.643796301233655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4483718872" table:style-name="ce1">
            <text:p>5.8448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13343122E+18" table:style-name="ce1">
            <text:p>1.6438E+18</text:p>
          </table:table-cell>
          <table:table-cell office:value-type="float" office:value="473" table:style-name="ce1">
            <text:p>473</text:p>
          </table:table-cell>
          <table:table-cell office:value-type="float" office:value="1.64379630133356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5815525055" table:style-name="ce1">
            <text:p>5.8581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14348099E+18" table:style-name="ce1">
            <text:p>1.6438E+18</text:p>
          </table:table-cell>
          <table:table-cell office:value-type="float" office:value="474" table:style-name="ce1">
            <text:p>474</text:p>
          </table:table-cell>
          <table:table-cell office:value-type="float" office:value="1.643796301433583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5563182831" table:style-name="ce1">
            <text:p>5.8556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15343928E+18" table:style-name="ce1">
            <text:p>1.6438E+18</text:p>
          </table:table-cell>
          <table:table-cell office:value-type="float" office:value="475" table:style-name="ce1">
            <text:p>475</text:p>
          </table:table-cell>
          <table:table-cell office:value-type="float" office:value="1.643796301533454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5478210449" table:style-name="ce1">
            <text:p>5.8547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16344945E+18" table:style-name="ce1">
            <text:p>1.6438E+18</text:p>
          </table:table-cell>
          <table:table-cell office:value-type="float" office:value="476" table:style-name="ce1">
            <text:p>476</text:p>
          </table:table-cell>
          <table:table-cell office:value-type="float" office:value="1.643796301633413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5304021835" table:style-name="ce1">
            <text:p>5.8530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17344164E+18" table:style-name="ce1">
            <text:p>1.6438E+18</text:p>
          </table:table-cell>
          <table:table-cell office:value-type="float" office:value="477" table:style-name="ce1">
            <text:p>477</text:p>
          </table:table-cell>
          <table:table-cell office:value-type="float" office:value="1.643796301733486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5135936737" table:style-name="ce1">
            <text:p>5.8513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18344182E+18" table:style-name="ce1">
            <text:p>1.6438E+18</text:p>
          </table:table-cell>
          <table:table-cell office:value-type="float" office:value="478" table:style-name="ce1">
            <text:p>478</text:p>
          </table:table-cell>
          <table:table-cell office:value-type="float" office:value="1.643796301833442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507399559" table:style-name="ce1">
            <text:p>58507399559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19343286E+18" table:style-name="ce1">
            <text:p>1.6438E+18</text:p>
          </table:table-cell>
          <table:table-cell office:value-type="float" office:value="479" table:style-name="ce1">
            <text:p>479</text:p>
          </table:table-cell>
          <table:table-cell office:value-type="float" office:value="1.643796301933532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948921204" table:style-name="ce1">
            <text:p>5.8494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20346931E+18" table:style-name="ce1">
            <text:p>1.6438E+18</text:p>
          </table:table-cell>
          <table:table-cell office:value-type="float" office:value="480" table:style-name="ce1">
            <text:p>480</text:p>
          </table:table-cell>
          <table:table-cell office:value-type="float" office:value="1.643796302033672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988737106" table:style-name="ce1">
            <text:p>5.8498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21346196E+18" table:style-name="ce1">
            <text:p>1.6438E+18</text:p>
          </table:table-cell>
          <table:table-cell office:value-type="float" office:value="481" table:style-name="ce1">
            <text:p>481</text:p>
          </table:table-cell>
          <table:table-cell office:value-type="float" office:value="1.643796302133500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925079346" table:style-name="ce1">
            <text:p>5.8492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22344271E+18" table:style-name="ce1">
            <text:p>1.6438E+18</text:p>
          </table:table-cell>
          <table:table-cell office:value-type="float" office:value="482" table:style-name="ce1">
            <text:p>482</text:p>
          </table:table-cell>
          <table:table-cell office:value-type="float" office:value="1.643796302233517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841918945" table:style-name="ce1">
            <text:p>5.8484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23344151E+18" table:style-name="ce1">
            <text:p>1.6438E+18</text:p>
          </table:table-cell>
          <table:table-cell office:value-type="float" office:value="483" table:style-name="ce1">
            <text:p>483</text:p>
          </table:table-cell>
          <table:table-cell office:value-type="float" office:value="1.643796302333494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962463379" table:style-name="ce1">
            <text:p>5.8496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24342661E+18" table:style-name="ce1">
            <text:p>1.6438E+18</text:p>
          </table:table-cell>
          <table:table-cell office:value-type="float" office:value="484" table:style-name="ce1">
            <text:p>484</text:p>
          </table:table-cell>
          <table:table-cell office:value-type="float" office:value="1.643796302433434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89613533" table:style-name="ce1">
            <text:p>5848961353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2534549E+18" table:style-name="ce1">
            <text:p>1.6438E+18</text:p>
          </table:table-cell>
          <table:table-cell office:value-type="float" office:value="485" table:style-name="ce1">
            <text:p>485</text:p>
          </table:table-cell>
          <table:table-cell office:value-type="float" office:value="1.64379630253348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994792938" table:style-name="ce1">
            <text:p>5.8499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26344755E+18" table:style-name="ce1">
            <text:p>1.6438E+18</text:p>
          </table:table-cell>
          <table:table-cell office:value-type="float" office:value="486" table:style-name="ce1">
            <text:p>486</text:p>
          </table:table-cell>
          <table:table-cell office:value-type="float" office:value="1.643796302633414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930992126" table:style-name="ce1">
            <text:p>5.8493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27346217E+18" table:style-name="ce1">
            <text:p>1.6438E+18</text:p>
          </table:table-cell>
          <table:table-cell office:value-type="float" office:value="487" table:style-name="ce1">
            <text:p>487</text:p>
          </table:table-cell>
          <table:table-cell office:value-type="float" office:value="1.643796302733484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828329086" table:style-name="ce1">
            <text:p>5.8482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28344445E+18" table:style-name="ce1">
            <text:p>1.6438E+18</text:p>
          </table:table-cell>
          <table:table-cell office:value-type="float" office:value="488" table:style-name="ce1">
            <text:p>488</text:p>
          </table:table-cell>
          <table:table-cell office:value-type="float" office:value="1.643796302833741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812879562" table:style-name="ce1">
            <text:p>5.8481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29342753E+18" table:style-name="ce1">
            <text:p>1.6438E+18</text:p>
          </table:table-cell>
          <table:table-cell office:value-type="float" office:value="489" table:style-name="ce1">
            <text:p>489</text:p>
          </table:table-cell>
          <table:table-cell office:value-type="float" office:value="1.643796302933517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683990479" table:style-name="ce1">
            <text:p>5.8468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30344005E+18" table:style-name="ce1">
            <text:p>1.6438E+18</text:p>
          </table:table-cell>
          <table:table-cell office:value-type="float" office:value="490" table:style-name="ce1">
            <text:p>490</text:p>
          </table:table-cell>
          <table:table-cell office:value-type="float" office:value="1.64379630303366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691429138" table:style-name="ce1">
            <text:p>5.8469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31349074E+18" table:style-name="ce1">
            <text:p>1.6438E+18</text:p>
          </table:table-cell>
          <table:table-cell office:value-type="float" office:value="491" table:style-name="ce1">
            <text:p>491</text:p>
          </table:table-cell>
          <table:table-cell office:value-type="float" office:value="1.643796303133776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569072723" table:style-name="ce1">
            <text:p>5.8456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3234455E+18" table:style-name="ce1">
            <text:p>1.6438E+18</text:p>
          </table:table-cell>
          <table:table-cell office:value-type="float" office:value="492" table:style-name="ce1">
            <text:p>492</text:p>
          </table:table-cell>
          <table:table-cell office:value-type="float" office:value="1.643796303233422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422159195" table:style-name="ce1">
            <text:p>5.8442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33343014E+18" table:style-name="ce1">
            <text:p>1.6438E+18</text:p>
          </table:table-cell>
          <table:table-cell office:value-type="float" office:value="493" table:style-name="ce1">
            <text:p>493</text:p>
          </table:table-cell>
          <table:table-cell office:value-type="float" office:value="1.6437963033334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417009354" table:style-name="ce1">
            <text:p>5.8441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34342008E+18" table:style-name="ce1">
            <text:p>1.6438E+18</text:p>
          </table:table-cell>
          <table:table-cell office:value-type="float" office:value="494" table:style-name="ce1">
            <text:p>494</text:p>
          </table:table-cell>
          <table:table-cell office:value-type="float" office:value="1.643796303433465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28440094" table:style-name="ce1">
            <text:p>58428440094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35346204E+18" table:style-name="ce1">
            <text:p>1.6438E+18</text:p>
          </table:table-cell>
          <table:table-cell office:value-type="float" office:value="495" table:style-name="ce1">
            <text:p>495</text:p>
          </table:table-cell>
          <table:table-cell office:value-type="float" office:value="1.643796303533425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303045273" table:style-name="ce1">
            <text:p>5.8430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36344909E+18" table:style-name="ce1">
            <text:p>1.6438E+18</text:p>
          </table:table-cell>
          <table:table-cell office:value-type="float" office:value="496" table:style-name="ce1">
            <text:p>496</text:p>
          </table:table-cell>
          <table:table-cell office:value-type="float" office:value="1.643796303633650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208869934" table:style-name="ce1">
            <text:p>5.8420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37342057E+18" table:style-name="ce1">
            <text:p>1.6438E+18</text:p>
          </table:table-cell>
          <table:table-cell office:value-type="float" office:value="497" table:style-name="ce1">
            <text:p>497</text:p>
          </table:table-cell>
          <table:table-cell office:value-type="float" office:value="1.643796303733465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100151062" table:style-name="ce1">
            <text:p>5.84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38343788E+18" table:style-name="ce1">
            <text:p>1.6438E+18</text:p>
          </table:table-cell>
          <table:table-cell office:value-type="float" office:value="498" table:style-name="ce1">
            <text:p>498</text:p>
          </table:table-cell>
          <table:table-cell office:value-type="float" office:value="1.64379630383346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251880646" table:style-name="ce1">
            <text:p>5.8425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39342756E+18" table:style-name="ce1">
            <text:p>1.6438E+18</text:p>
          </table:table-cell>
          <table:table-cell office:value-type="float" office:value="499" table:style-name="ce1">
            <text:p>499</text:p>
          </table:table-cell>
          <table:table-cell office:value-type="float" office:value="1.64379630393347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203481674" table:style-name="ce1">
            <text:p>5.8420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40345718E+18" table:style-name="ce1">
            <text:p>1.6438E+18</text:p>
          </table:table-cell>
          <table:table-cell office:value-type="float" office:value="500" table:style-name="ce1">
            <text:p>500</text:p>
          </table:table-cell>
          <table:table-cell office:value-type="float" office:value="1.64379630403362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302330017" table:style-name="ce1">
            <text:p>5.8430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41343252E+18" table:style-name="ce1">
            <text:p>1.6438E+18</text:p>
          </table:table-cell>
          <table:table-cell office:value-type="float" office:value="501" table:style-name="ce1">
            <text:p>501</text:p>
          </table:table-cell>
          <table:table-cell office:value-type="float" office:value="1.64379630413347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275054932" table:style-name="ce1">
            <text:p>5.8427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42346921E+18" table:style-name="ce1">
            <text:p>1.6438E+18</text:p>
          </table:table-cell>
          <table:table-cell office:value-type="float" office:value="502" table:style-name="ce1">
            <text:p>502</text:p>
          </table:table-cell>
          <table:table-cell office:value-type="float" office:value="1.643796304233592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218549728" table:style-name="ce1">
            <text:p>5.8421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4334473E+18" table:style-name="ce1">
            <text:p>1.6438E+18</text:p>
          </table:table-cell>
          <table:table-cell office:value-type="float" office:value="503" table:style-name="ce1">
            <text:p>503</text:p>
          </table:table-cell>
          <table:table-cell office:value-type="float" office:value="1.643796304333574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320640564" table:style-name="ce1">
            <text:p>5.8432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44345183E+18" table:style-name="ce1">
            <text:p>1.6438E+18</text:p>
          </table:table-cell>
          <table:table-cell office:value-type="float" office:value="504" table:style-name="ce1">
            <text:p>504</text:p>
          </table:table-cell>
          <table:table-cell office:value-type="float" office:value="1.64379630443346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262561798" table:style-name="ce1">
            <text:p>5.8426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45343007E+18" table:style-name="ce1">
            <text:p>1.6438E+18</text:p>
          </table:table-cell>
          <table:table-cell office:value-type="float" office:value="505" table:style-name="ce1">
            <text:p>505</text:p>
          </table:table-cell>
          <table:table-cell office:value-type="float" office:value="1.64379630453357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27977562" table:style-name="ce1">
            <text:p>5842797756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4634338E+18" table:style-name="ce1">
            <text:p>1.6438E+18</text:p>
          </table:table-cell>
          <table:table-cell office:value-type="float" office:value="506" table:style-name="ce1">
            <text:p>506</text:p>
          </table:table-cell>
          <table:table-cell office:value-type="float" office:value="1.64379630463345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197568893" table:style-name="ce1">
            <text:p>5.8419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47347459E+18" table:style-name="ce1">
            <text:p>1.6438E+18</text:p>
          </table:table-cell>
          <table:table-cell office:value-type="float" office:value="507" table:style-name="ce1">
            <text:p>507</text:p>
          </table:table-cell>
          <table:table-cell office:value-type="float" office:value="1.643796304733517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079313278" table:style-name="ce1">
            <text:p>5.8407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48343099E+18" table:style-name="ce1">
            <text:p>1.6438E+18</text:p>
          </table:table-cell>
          <table:table-cell office:value-type="float" office:value="508" table:style-name="ce1">
            <text:p>508</text:p>
          </table:table-cell>
          <table:table-cell office:value-type="float" office:value="1.643796304833458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063911438" table:style-name="ce1">
            <text:p>5.8406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49343188E+18" table:style-name="ce1">
            <text:p>1.6438E+18</text:p>
          </table:table-cell>
          <table:table-cell office:value-type="float" office:value="509" table:style-name="ce1">
            <text:p>509</text:p>
          </table:table-cell>
          <table:table-cell office:value-type="float" office:value="1.643796304933420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3920812607" table:style-name="ce1">
            <text:p>5.8392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50342543E+18" table:style-name="ce1">
            <text:p>1.6438E+18</text:p>
          </table:table-cell>
          <table:table-cell office:value-type="float" office:value="510" table:style-name="ce1">
            <text:p>510</text:p>
          </table:table-cell>
          <table:table-cell office:value-type="float" office:value="1.643796305033423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3905124664" table:style-name="ce1">
            <text:p>5.8390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51341094E+18" table:style-name="ce1">
            <text:p>1.6438E+18</text:p>
          </table:table-cell>
          <table:table-cell office:value-type="float" office:value="511" table:style-name="ce1">
            <text:p>511</text:p>
          </table:table-cell>
          <table:table-cell office:value-type="float" office:value="1.643796305133426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3771896362" table:style-name="ce1">
            <text:p>5.8377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5234271E+18" table:style-name="ce1">
            <text:p>1.6438E+18</text:p>
          </table:table-cell>
          <table:table-cell office:value-type="float" office:value="512" table:style-name="ce1">
            <text:p>512</text:p>
          </table:table-cell>
          <table:table-cell office:value-type="float" office:value="1.643796305233424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3601140976" table:style-name="ce1">
            <text:p>5.8360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53345876E+18" table:style-name="ce1">
            <text:p>1.6438E+18</text:p>
          </table:table-cell>
          <table:table-cell office:value-type="float" office:value="513" table:style-name="ce1">
            <text:p>513</text:p>
          </table:table-cell>
          <table:table-cell office:value-type="float" office:value="1.643796305333434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3540487289" table:style-name="ce1">
            <text:p>5.835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54348918E+18" table:style-name="ce1">
            <text:p>1.6438E+18</text:p>
          </table:table-cell>
          <table:table-cell office:value-type="float" office:value="514" table:style-name="ce1">
            <text:p>514</text:p>
          </table:table-cell>
          <table:table-cell office:value-type="float" office:value="1.643796305433824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3357191086" table:style-name="ce1">
            <text:p>5.8335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55345249E+18" table:style-name="ce1">
            <text:p>1.6438E+18</text:p>
          </table:table-cell>
          <table:table-cell office:value-type="float" office:value="515" table:style-name="ce1">
            <text:p>515</text:p>
          </table:table-cell>
          <table:table-cell office:value-type="float" office:value="1.643796305533549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3309459686" table:style-name="ce1">
            <text:p>5.8330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56345375E+18" table:style-name="ce1">
            <text:p>1.6438E+18</text:p>
          </table:table-cell>
          <table:table-cell office:value-type="float" office:value="516" table:style-name="ce1">
            <text:p>516</text:p>
          </table:table-cell>
          <table:table-cell office:value-type="float" office:value="1.643796305633476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3150100708" table:style-name="ce1">
            <text:p>5.831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57346348E+18" table:style-name="ce1">
            <text:p>1.6438E+18</text:p>
          </table:table-cell>
          <table:table-cell office:value-type="float" office:value="517" table:style-name="ce1">
            <text:p>517</text:p>
          </table:table-cell>
          <table:table-cell office:value-type="float" office:value="1.643796305733557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2973384857" table:style-name="ce1">
            <text:p>5.8297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58346058E+18" table:style-name="ce1">
            <text:p>1.6438E+18</text:p>
          </table:table-cell>
          <table:table-cell office:value-type="float" office:value="518" table:style-name="ce1">
            <text:p>518</text:p>
          </table:table-cell>
          <table:table-cell office:value-type="float" office:value="1.643796305833520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2960796356" table:style-name="ce1">
            <text:p>5.8296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59344794E+18" table:style-name="ce1">
            <text:p>1.6438E+18</text:p>
          </table:table-cell>
          <table:table-cell office:value-type="float" office:value="519" table:style-name="ce1">
            <text:p>519</text:p>
          </table:table-cell>
          <table:table-cell office:value-type="float" office:value="1.643796305933403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2808446884" table:style-name="ce1">
            <text:p>5.8280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60343831E+18" table:style-name="ce1">
            <text:p>1.6438E+18</text:p>
          </table:table-cell>
          <table:table-cell office:value-type="float" office:value="520" table:style-name="ce1">
            <text:p>520</text:p>
          </table:table-cell>
          <table:table-cell office:value-type="float" office:value="1.643796306033488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2834625244" table:style-name="ce1">
            <text:p>5.8283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61346483E+18" table:style-name="ce1">
            <text:p>1.6438E+18</text:p>
          </table:table-cell>
          <table:table-cell office:value-type="float" office:value="521" table:style-name="ce1">
            <text:p>521</text:p>
          </table:table-cell>
          <table:table-cell office:value-type="float" office:value="1.643796306133511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82108163834" table:style-name="ce1">
            <text:p>5.8210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62348009E+18" table:style-name="ce1">
            <text:p>1.6438E+18</text:p>
          </table:table-cell>
          <table:table-cell office:value-type="float" office:value="522" table:style-name="ce1">
            <text:p>522</text:p>
          </table:table-cell>
          <table:table-cell office:value-type="float" office:value="1.643796306233485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81957387924" table:style-name="ce1">
            <text:p>5.8195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63346289E+18" table:style-name="ce1">
            <text:p>1.6438E+18</text:p>
          </table:table-cell>
          <table:table-cell office:value-type="float" office:value="523" table:style-name="ce1">
            <text:p>523</text:p>
          </table:table-cell>
          <table:table-cell office:value-type="float" office:value="1.643796306333574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81935214996" table:style-name="ce1">
            <text:p>5.8193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64349261E+18" table:style-name="ce1">
            <text:p>1.6438E+18</text:p>
          </table:table-cell>
          <table:table-cell office:value-type="float" office:value="524" table:style-name="ce1">
            <text:p>524</text:p>
          </table:table-cell>
          <table:table-cell office:value-type="float" office:value="1.64379630643363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8177781105" table:style-name="ce1">
            <text:p>5817778110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65343186E+18" table:style-name="ce1">
            <text:p>1.6438E+18</text:p>
          </table:table-cell>
          <table:table-cell office:value-type="float" office:value="525" table:style-name="ce1">
            <text:p>525</text:p>
          </table:table-cell>
          <table:table-cell office:value-type="float" office:value="1.64379630653344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81754255295" table:style-name="ce1">
            <text:p>5.8175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66345001E+18" table:style-name="ce1">
            <text:p>1.6438E+18</text:p>
          </table:table-cell>
          <table:table-cell office:value-type="float" office:value="526" table:style-name="ce1">
            <text:p>526</text:p>
          </table:table-cell>
          <table:table-cell office:value-type="float" office:value="1.64379630663344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81618690491" table:style-name="ce1">
            <text:p>5.8161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67342973E+18" table:style-name="ce1">
            <text:p>1.6438E+18</text:p>
          </table:table-cell>
          <table:table-cell office:value-type="float" office:value="527" table:style-name="ce1">
            <text:p>527</text:p>
          </table:table-cell>
          <table:table-cell office:value-type="float" office:value="1.64379630673343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8145866394" table:style-name="ce1">
            <text:p>58145866394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68344381E+18" table:style-name="ce1">
            <text:p>1.6438E+18</text:p>
          </table:table-cell>
          <table:table-cell office:value-type="float" office:value="528" table:style-name="ce1">
            <text:p>528</text:p>
          </table:table-cell>
          <table:table-cell office:value-type="float" office:value="1.64379630683346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8138628006" table:style-name="ce1">
            <text:p>5813862800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69345362E+18" table:style-name="ce1">
            <text:p>1.6438E+18</text:p>
          </table:table-cell>
          <table:table-cell office:value-type="float" office:value="529" table:style-name="ce1">
            <text:p>529</text:p>
          </table:table-cell>
          <table:table-cell office:value-type="float" office:value="1.643796306933432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81223773956" table:style-name="ce1">
            <text:p>5.8122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70344742E+18" table:style-name="ce1">
            <text:p>1.6438E+18</text:p>
          </table:table-cell>
          <table:table-cell office:value-type="float" office:value="530" table:style-name="ce1">
            <text:p>530</text:p>
          </table:table-cell>
          <table:table-cell office:value-type="float" office:value="1.643796307033533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81201887131" table:style-name="ce1">
            <text:p>5.8120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71344952E+18" table:style-name="ce1">
            <text:p>1.6438E+18</text:p>
          </table:table-cell>
          <table:table-cell office:value-type="float" office:value="531" table:style-name="ce1">
            <text:p>531</text:p>
          </table:table-cell>
          <table:table-cell office:value-type="float" office:value="1.643796307133562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81047534943" table:style-name="ce1">
            <text:p>5.8104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72344622E+18" table:style-name="ce1">
            <text:p>1.6438E+18</text:p>
          </table:table-cell>
          <table:table-cell office:value-type="float" office:value="532" table:style-name="ce1">
            <text:p>532</text:p>
          </table:table-cell>
          <table:table-cell office:value-type="float" office:value="1.643796307233506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80868577957" table:style-name="ce1">
            <text:p>5.8086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73346378E+18" table:style-name="ce1">
            <text:p>1.6438E+18</text:p>
          </table:table-cell>
          <table:table-cell office:value-type="float" office:value="533" table:style-name="ce1">
            <text:p>533</text:p>
          </table:table-cell>
          <table:table-cell office:value-type="float" office:value="1.643796307333508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80880594254" table:style-name="ce1">
            <text:p>5.8088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74343936E+18" table:style-name="ce1">
            <text:p>1.6438E+18</text:p>
          </table:table-cell>
          <table:table-cell office:value-type="float" office:value="534" table:style-name="ce1">
            <text:p>534</text:p>
          </table:table-cell>
          <table:table-cell office:value-type="float" office:value="1.6437963074334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80732345581" table:style-name="ce1">
            <text:p>5.8073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75340426E+18" table:style-name="ce1">
            <text:p>1.6438E+18</text:p>
          </table:table-cell>
          <table:table-cell office:value-type="float" office:value="535" table:style-name="ce1">
            <text:p>535</text:p>
          </table:table-cell>
          <table:table-cell office:value-type="float" office:value="1.643796307533454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80634784698" table:style-name="ce1">
            <text:p>5.8063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76343345E+18" table:style-name="ce1">
            <text:p>1.6438E+18</text:p>
          </table:table-cell>
          <table:table-cell office:value-type="float" office:value="536" table:style-name="ce1">
            <text:p>536</text:p>
          </table:table-cell>
          <table:table-cell office:value-type="float" office:value="1.643796307633454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80472993851" table:style-name="ce1">
            <text:p>5.8047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77345774E+18" table:style-name="ce1">
            <text:p>1.6438E+18</text:p>
          </table:table-cell>
          <table:table-cell office:value-type="float" office:value="537" table:style-name="ce1">
            <text:p>537</text:p>
          </table:table-cell>
          <table:table-cell office:value-type="float" office:value="1.643796307733423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80288028717" table:style-name="ce1">
            <text:p>5.8028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78345485E+18" table:style-name="ce1">
            <text:p>1.6438E+18</text:p>
          </table:table-cell>
          <table:table-cell office:value-type="float" office:value="538" table:style-name="ce1">
            <text:p>538</text:p>
          </table:table-cell>
          <table:table-cell office:value-type="float" office:value="1.643796307833447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80257463455" table:style-name="ce1">
            <text:p>5.8025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79344594E+18" table:style-name="ce1">
            <text:p>1.6438E+18</text:p>
          </table:table-cell>
          <table:table-cell office:value-type="float" office:value="539" table:style-name="ce1">
            <text:p>539</text:p>
          </table:table-cell>
          <table:table-cell office:value-type="float" office:value="1.64379630793346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8008646965" table:style-name="ce1">
            <text:p>5800864696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80352095E+18" table:style-name="ce1">
            <text:p>1.6438E+18</text:p>
          </table:table-cell>
          <table:table-cell office:value-type="float" office:value="540" table:style-name="ce1">
            <text:p>540</text:p>
          </table:table-cell>
          <table:table-cell office:value-type="float" office:value="1.643796308033487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80052804947" table:style-name="ce1">
            <text:p>5.8005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81346578E+18" table:style-name="ce1">
            <text:p>1.6438E+18</text:p>
          </table:table-cell>
          <table:table-cell office:value-type="float" office:value="541" table:style-name="ce1">
            <text:p>541</text:p>
          </table:table-cell>
          <table:table-cell office:value-type="float" office:value="1.643796308133456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9902362823" table:style-name="ce1">
            <text:p>5.7990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82343404E+18" table:style-name="ce1">
            <text:p>1.6438E+18</text:p>
          </table:table-cell>
          <table:table-cell office:value-type="float" office:value="542" table:style-name="ce1">
            <text:p>542</text:p>
          </table:table-cell>
          <table:table-cell office:value-type="float" office:value="1.643796308233500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9727983475" table:style-name="ce1">
            <text:p>5.7972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83343898E+18" table:style-name="ce1">
            <text:p>1.6438E+18</text:p>
          </table:table-cell>
          <table:table-cell office:value-type="float" office:value="543" table:style-name="ce1">
            <text:p>543</text:p>
          </table:table-cell>
          <table:table-cell office:value-type="float" office:value="1.64379630833346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9670333862" table:style-name="ce1">
            <text:p>5.796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84345275E+18" table:style-name="ce1">
            <text:p>1.6438E+18</text:p>
          </table:table-cell>
          <table:table-cell office:value-type="float" office:value="544" table:style-name="ce1">
            <text:p>544</text:p>
          </table:table-cell>
          <table:table-cell office:value-type="float" office:value="1.643796308433422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9509592056" table:style-name="ce1">
            <text:p>5.795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8534529E+18" table:style-name="ce1">
            <text:p>1.6438E+18</text:p>
          </table:table-cell>
          <table:table-cell office:value-type="float" office:value="545" table:style-name="ce1">
            <text:p>545</text:p>
          </table:table-cell>
          <table:table-cell office:value-type="float" office:value="1.64379630853347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9498291016" table:style-name="ce1">
            <text:p>5.7949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86345265E+18" table:style-name="ce1">
            <text:p>1.6438E+18</text:p>
          </table:table-cell>
          <table:table-cell office:value-type="float" office:value="546" table:style-name="ce1">
            <text:p>546</text:p>
          </table:table-cell>
          <table:table-cell office:value-type="float" office:value="1.643796308633407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9383802414" table:style-name="ce1">
            <text:p>5.7938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87344451E+18" table:style-name="ce1">
            <text:p>1.6438E+18</text:p>
          </table:table-cell>
          <table:table-cell office:value-type="float" office:value="547" table:style-name="ce1">
            <text:p>547</text:p>
          </table:table-cell>
          <table:table-cell office:value-type="float" office:value="1.643796308733464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924785614" table:style-name="ce1">
            <text:p>57924785614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88343588E+18" table:style-name="ce1">
            <text:p>1.6438E+18</text:p>
          </table:table-cell>
          <table:table-cell office:value-type="float" office:value="548" table:style-name="ce1">
            <text:p>548</text:p>
          </table:table-cell>
          <table:table-cell office:value-type="float" office:value="1.643796308833506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9206180573" table:style-name="ce1">
            <text:p>5.7920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89346035E+18" table:style-name="ce1">
            <text:p>1.6438E+18</text:p>
          </table:table-cell>
          <table:table-cell office:value-type="float" office:value="549" table:style-name="ce1">
            <text:p>549</text:p>
          </table:table-cell>
          <table:table-cell office:value-type="float" office:value="1.643796308933538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9061841965" table:style-name="ce1">
            <text:p>5.7906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90343309E+18" table:style-name="ce1">
            <text:p>1.6438E+18</text:p>
          </table:table-cell>
          <table:table-cell office:value-type="float" office:value="550" table:style-name="ce1">
            <text:p>550</text:p>
          </table:table-cell>
          <table:table-cell office:value-type="float" office:value="1.643796309033524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9059267044" table:style-name="ce1">
            <text:p>5.7905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9134519E+18" table:style-name="ce1">
            <text:p>1.6438E+18</text:p>
          </table:table-cell>
          <table:table-cell office:value-type="float" office:value="551" table:style-name="ce1">
            <text:p>551</text:p>
          </table:table-cell>
          <table:table-cell office:value-type="float" office:value="1.643796309133444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8931283951" table:style-name="ce1">
            <text:p>5.7893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92344243E+18" table:style-name="ce1">
            <text:p>1.6438E+18</text:p>
          </table:table-cell>
          <table:table-cell office:value-type="float" office:value="552" table:style-name="ce1">
            <text:p>552</text:p>
          </table:table-cell>
          <table:table-cell office:value-type="float" office:value="1.643796309233457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876958847" table:style-name="ce1">
            <text:p>5787695884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93342479E+18" table:style-name="ce1">
            <text:p>1.6438E+18</text:p>
          </table:table-cell>
          <table:table-cell office:value-type="float" office:value="553" table:style-name="ce1">
            <text:p>553</text:p>
          </table:table-cell>
          <table:table-cell office:value-type="float" office:value="1.643796309333453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8686761856" table:style-name="ce1">
            <text:p>5.7868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94346947E+18" table:style-name="ce1">
            <text:p>1.6438E+18</text:p>
          </table:table-cell>
          <table:table-cell office:value-type="float" office:value="554" table:style-name="ce1">
            <text:p>554</text:p>
          </table:table-cell>
          <table:table-cell office:value-type="float" office:value="1.643796309433458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850484848" table:style-name="ce1">
            <text:p>5785048484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95343508E+18" table:style-name="ce1">
            <text:p>1.6438E+18</text:p>
          </table:table-cell>
          <table:table-cell office:value-type="float" office:value="555" table:style-name="ce1">
            <text:p>555</text:p>
          </table:table-cell>
          <table:table-cell office:value-type="float" office:value="1.643796309533484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8364276886" table:style-name="ce1">
            <text:p>5.7836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96342991E+18" table:style-name="ce1">
            <text:p>1.6438E+18</text:p>
          </table:table-cell>
          <table:table-cell office:value-type="float" office:value="556" table:style-name="ce1">
            <text:p>556</text:p>
          </table:table-cell>
          <table:table-cell office:value-type="float" office:value="1.643796309633475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8165912628" table:style-name="ce1">
            <text:p>5.7816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97347512E+18" table:style-name="ce1">
            <text:p>1.6438E+18</text:p>
          </table:table-cell>
          <table:table-cell office:value-type="float" office:value="557" table:style-name="ce1">
            <text:p>557</text:p>
          </table:table-cell>
          <table:table-cell office:value-type="float" office:value="1.643796309733859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7939748764" table:style-name="ce1">
            <text:p>5.779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98349169E+18" table:style-name="ce1">
            <text:p>1.6438E+18</text:p>
          </table:table-cell>
          <table:table-cell office:value-type="float" office:value="558" table:style-name="ce1">
            <text:p>558</text:p>
          </table:table-cell>
          <table:table-cell office:value-type="float" office:value="1.64379630983364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7943992615" table:style-name="ce1">
            <text:p>5.7794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099346371E+18" table:style-name="ce1">
            <text:p>1.6438E+18</text:p>
          </table:table-cell>
          <table:table-cell office:value-type="float" office:value="559" table:style-name="ce1">
            <text:p>559</text:p>
          </table:table-cell>
          <table:table-cell office:value-type="float" office:value="1.643796309933496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7771711349" table:style-name="ce1">
            <text:p>5.7777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0034164E+18" table:style-name="ce1">
            <text:p>1.6438E+18</text:p>
          </table:table-cell>
          <table:table-cell office:value-type="float" office:value="560" table:style-name="ce1">
            <text:p>560</text:p>
          </table:table-cell>
          <table:table-cell office:value-type="float" office:value="1.64379631003342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7689695358" table:style-name="ce1">
            <text:p>5.776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01343985E+18" table:style-name="ce1">
            <text:p>1.6438E+18</text:p>
          </table:table-cell>
          <table:table-cell office:value-type="float" office:value="561" table:style-name="ce1">
            <text:p>561</text:p>
          </table:table-cell>
          <table:table-cell office:value-type="float" office:value="1.643796310133574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7531909943" table:style-name="ce1">
            <text:p>5.7753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02345513E+18" table:style-name="ce1">
            <text:p>1.6438E+18</text:p>
          </table:table-cell>
          <table:table-cell office:value-type="float" office:value="562" table:style-name="ce1">
            <text:p>562</text:p>
          </table:table-cell>
          <table:table-cell office:value-type="float" office:value="1.643796310233508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7361631393" table:style-name="ce1">
            <text:p>5.7736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0334294E+18" table:style-name="ce1">
            <text:p>1.6438E+18</text:p>
          </table:table-cell>
          <table:table-cell office:value-type="float" office:value="563" table:style-name="ce1">
            <text:p>563</text:p>
          </table:table-cell>
          <table:table-cell office:value-type="float" office:value="1.64379631033347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7284097672" table:style-name="ce1">
            <text:p>5.7728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04345155E+18" table:style-name="ce1">
            <text:p>1.6438E+18</text:p>
          </table:table-cell>
          <table:table-cell office:value-type="float" office:value="564" table:style-name="ce1">
            <text:p>564</text:p>
          </table:table-cell>
          <table:table-cell office:value-type="float" office:value="1.643796310433487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713804245" table:style-name="ce1">
            <text:p>5771380424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05339784E+18" table:style-name="ce1">
            <text:p>1.6438E+18</text:p>
          </table:table-cell>
          <table:table-cell office:value-type="float" office:value="565" table:style-name="ce1">
            <text:p>565</text:p>
          </table:table-cell>
          <table:table-cell office:value-type="float" office:value="1.64379631053340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7151584625" table:style-name="ce1">
            <text:p>5.7715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06344276E+18" table:style-name="ce1">
            <text:p>1.6438E+18</text:p>
          </table:table-cell>
          <table:table-cell office:value-type="float" office:value="566" table:style-name="ce1">
            <text:p>566</text:p>
          </table:table-cell>
          <table:table-cell office:value-type="float" office:value="1.64379631063342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7070808411" table:style-name="ce1">
            <text:p>5.7707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07341002E+18" table:style-name="ce1">
            <text:p>1.6438E+18</text:p>
          </table:table-cell>
          <table:table-cell office:value-type="float" office:value="567" table:style-name="ce1">
            <text:p>567</text:p>
          </table:table-cell>
          <table:table-cell office:value-type="float" office:value="1.64379631073344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6978683472" table:style-name="ce1">
            <text:p>5.7697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08337733E+18" table:style-name="ce1">
            <text:p>1.6438E+18</text:p>
          </table:table-cell>
          <table:table-cell office:value-type="float" office:value="568" table:style-name="ce1">
            <text:p>568</text:p>
          </table:table-cell>
          <table:table-cell office:value-type="float" office:value="1.643796310833317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8759860992" table:style-name="ce1">
            <text:p>5.787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09342879E+18" table:style-name="ce1">
            <text:p>1.6438E+18</text:p>
          </table:table-cell>
          <table:table-cell office:value-type="float" office:value="569" table:style-name="ce1">
            <text:p>569</text:p>
          </table:table-cell>
          <table:table-cell office:value-type="float" office:value="1.64379631093338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8669166565" table:style-name="ce1">
            <text:p>5.7866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10344648E+18" table:style-name="ce1">
            <text:p>1.6438E+18</text:p>
          </table:table-cell>
          <table:table-cell office:value-type="float" office:value="570" table:style-name="ce1">
            <text:p>570</text:p>
          </table:table-cell>
          <table:table-cell office:value-type="float" office:value="1.643796311033545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8771018982" table:style-name="ce1">
            <text:p>5.7877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11347474E+18" table:style-name="ce1">
            <text:p>1.6438E+18</text:p>
          </table:table-cell>
          <table:table-cell office:value-type="float" office:value="571" table:style-name="ce1">
            <text:p>571</text:p>
          </table:table-cell>
          <table:table-cell office:value-type="float" office:value="1.643796311133474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8711748123" table:style-name="ce1">
            <text:p>5.7871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12348009E+18" table:style-name="ce1">
            <text:p>1.6438E+18</text:p>
          </table:table-cell>
          <table:table-cell office:value-type="float" office:value="572" table:style-name="ce1">
            <text:p>572</text:p>
          </table:table-cell>
          <table:table-cell office:value-type="float" office:value="1.643796311233489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8609752655" table:style-name="ce1">
            <text:p>5.786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13345336E+18" table:style-name="ce1">
            <text:p>1.6438E+18</text:p>
          </table:table-cell>
          <table:table-cell office:value-type="float" office:value="573" table:style-name="ce1">
            <text:p>573</text:p>
          </table:table-cell>
          <table:table-cell office:value-type="float" office:value="1.643796311333545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8554964066" table:style-name="ce1">
            <text:p>5.7855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14347282E+18" table:style-name="ce1">
            <text:p>1.6438E+18</text:p>
          </table:table-cell>
          <table:table-cell office:value-type="float" office:value="574" table:style-name="ce1">
            <text:p>574</text:p>
          </table:table-cell>
          <table:table-cell office:value-type="float" office:value="1.643796311433573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8396177292" table:style-name="ce1">
            <text:p>5.7839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15341187E+18" table:style-name="ce1">
            <text:p>1.6438E+18</text:p>
          </table:table-cell>
          <table:table-cell office:value-type="float" office:value="575" table:style-name="ce1">
            <text:p>575</text:p>
          </table:table-cell>
          <table:table-cell office:value-type="float" office:value="1.643796311533467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8327989578" table:style-name="ce1">
            <text:p>5.7832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16346921E+18" table:style-name="ce1">
            <text:p>1.6438E+18</text:p>
          </table:table-cell>
          <table:table-cell office:value-type="float" office:value="576" table:style-name="ce1">
            <text:p>576</text:p>
          </table:table-cell>
          <table:table-cell office:value-type="float" office:value="1.643796311633532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8143930435" table:style-name="ce1">
            <text:p>5.7814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17345352E+18" table:style-name="ce1">
            <text:p>1.6438E+18</text:p>
          </table:table-cell>
          <table:table-cell office:value-type="float" office:value="577" table:style-name="ce1">
            <text:p>577</text:p>
          </table:table-cell>
          <table:table-cell office:value-type="float" office:value="1.643796311733475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7926921844" table:style-name="ce1">
            <text:p>5.7792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18345669E+18" table:style-name="ce1">
            <text:p>1.6438E+18</text:p>
          </table:table-cell>
          <table:table-cell office:value-type="float" office:value="578" table:style-name="ce1">
            <text:p>578</text:p>
          </table:table-cell>
          <table:table-cell office:value-type="float" office:value="1.64379631183380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7796649933" table:style-name="ce1">
            <text:p>5.7779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1934526E+18" table:style-name="ce1">
            <text:p>1.6438E+18</text:p>
          </table:table-cell>
          <table:table-cell office:value-type="float" office:value="579" table:style-name="ce1">
            <text:p>579</text:p>
          </table:table-cell>
          <table:table-cell office:value-type="float" office:value="1.643796311933458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7569723129" table:style-name="ce1">
            <text:p>5.775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20346506E+18" table:style-name="ce1">
            <text:p>1.6438E+18</text:p>
          </table:table-cell>
          <table:table-cell office:value-type="float" office:value="580" table:style-name="ce1">
            <text:p>580</text:p>
          </table:table-cell>
          <table:table-cell office:value-type="float" office:value="1.64379631203348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7453231812" table:style-name="ce1">
            <text:p>5.7745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21344842E+18" table:style-name="ce1">
            <text:p>1.6438E+18</text:p>
          </table:table-cell>
          <table:table-cell office:value-type="float" office:value="581" table:style-name="ce1">
            <text:p>581</text:p>
          </table:table-cell>
          <table:table-cell office:value-type="float" office:value="1.64379631213351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7268075943" table:style-name="ce1">
            <text:p>5.7726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22345477E+18" table:style-name="ce1">
            <text:p>1.6438E+18</text:p>
          </table:table-cell>
          <table:table-cell office:value-type="float" office:value="582" table:style-name="ce1">
            <text:p>582</text:p>
          </table:table-cell>
          <table:table-cell office:value-type="float" office:value="1.643796312233509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7072572708" table:style-name="ce1">
            <text:p>5.7707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23343375E+18" table:style-name="ce1">
            <text:p>1.6438E+18</text:p>
          </table:table-cell>
          <table:table-cell office:value-type="float" office:value="583" table:style-name="ce1">
            <text:p>583</text:p>
          </table:table-cell>
          <table:table-cell office:value-type="float" office:value="1.643796312333453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7075862885" table:style-name="ce1">
            <text:p>5.7707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24344151E+18" table:style-name="ce1">
            <text:p>1.6438E+18</text:p>
          </table:table-cell>
          <table:table-cell office:value-type="float" office:value="584" table:style-name="ce1">
            <text:p>584</text:p>
          </table:table-cell>
          <table:table-cell office:value-type="float" office:value="1.643796312433524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6940917969" table:style-name="ce1">
            <text:p>5.7694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25342482E+18" table:style-name="ce1">
            <text:p>1.6438E+18</text:p>
          </table:table-cell>
          <table:table-cell office:value-type="float" office:value="585" table:style-name="ce1">
            <text:p>585</text:p>
          </table:table-cell>
          <table:table-cell office:value-type="float" office:value="1.643796312533387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6966524124" table:style-name="ce1">
            <text:p>5.7696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26345441E+18" table:style-name="ce1">
            <text:p>1.6438E+18</text:p>
          </table:table-cell>
          <table:table-cell office:value-type="float" office:value="586" table:style-name="ce1">
            <text:p>586</text:p>
          </table:table-cell>
          <table:table-cell office:value-type="float" office:value="1.643796312633469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6881361008" table:style-name="ce1">
            <text:p>5.7688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2734358E+18" table:style-name="ce1">
            <text:p>1.6438E+18</text:p>
          </table:table-cell>
          <table:table-cell office:value-type="float" office:value="587" table:style-name="ce1">
            <text:p>587</text:p>
          </table:table-cell>
          <table:table-cell office:value-type="float" office:value="1.643796312733474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6771879196" table:style-name="ce1">
            <text:p>5.7677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28344018E+18" table:style-name="ce1">
            <text:p>1.6438E+18</text:p>
          </table:table-cell>
          <table:table-cell office:value-type="float" office:value="588" table:style-name="ce1">
            <text:p>588</text:p>
          </table:table-cell>
          <table:table-cell office:value-type="float" office:value="1.643796312833465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6776123047" table:style-name="ce1">
            <text:p>5.7677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29342707E+18" table:style-name="ce1">
            <text:p>1.6438E+18</text:p>
          </table:table-cell>
          <table:table-cell office:value-type="float" office:value="589" table:style-name="ce1">
            <text:p>589</text:p>
          </table:table-cell>
          <table:table-cell office:value-type="float" office:value="1.64379631293349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6666164398" table:style-name="ce1">
            <text:p>5.7666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30343721E+18" table:style-name="ce1">
            <text:p>1.6438E+18</text:p>
          </table:table-cell>
          <table:table-cell office:value-type="float" office:value="590" table:style-name="ce1">
            <text:p>590</text:p>
          </table:table-cell>
          <table:table-cell office:value-type="float" office:value="1.643796313033457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6635360718" table:style-name="ce1">
            <text:p>5.7663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31346243E+18" table:style-name="ce1">
            <text:p>1.6438E+18</text:p>
          </table:table-cell>
          <table:table-cell office:value-type="float" office:value="591" table:style-name="ce1">
            <text:p>591</text:p>
          </table:table-cell>
          <table:table-cell office:value-type="float" office:value="1.643796313133507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6509428024" table:style-name="ce1">
            <text:p>5.7650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32342502E+18" table:style-name="ce1">
            <text:p>1.6438E+18</text:p>
          </table:table-cell>
          <table:table-cell office:value-type="float" office:value="592" table:style-name="ce1">
            <text:p>592</text:p>
          </table:table-cell>
          <table:table-cell office:value-type="float" office:value="1.64379631323350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6343250275" table:style-name="ce1">
            <text:p>5.7634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33343869E+18" table:style-name="ce1">
            <text:p>1.6438E+18</text:p>
          </table:table-cell>
          <table:table-cell office:value-type="float" office:value="593" table:style-name="ce1">
            <text:p>593</text:p>
          </table:table-cell>
          <table:table-cell office:value-type="float" office:value="1.643796313333393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6290035248" table:style-name="ce1">
            <text:p>5.762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34342915E+18" table:style-name="ce1">
            <text:p>1.6438E+18</text:p>
          </table:table-cell>
          <table:table-cell office:value-type="float" office:value="594" table:style-name="ce1">
            <text:p>594</text:p>
          </table:table-cell>
          <table:table-cell office:value-type="float" office:value="1.643796313433412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6100158691" table:style-name="ce1">
            <text:p>5.76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35344735E+18" table:style-name="ce1">
            <text:p>1.6438E+18</text:p>
          </table:table-cell>
          <table:table-cell office:value-type="float" office:value="595" table:style-name="ce1">
            <text:p>595</text:p>
          </table:table-cell>
          <table:table-cell office:value-type="float" office:value="1.643796313533444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6005077362" table:style-name="ce1">
            <text:p>5.7600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36341983E+18" table:style-name="ce1">
            <text:p>1.6438E+18</text:p>
          </table:table-cell>
          <table:table-cell office:value-type="float" office:value="596" table:style-name="ce1">
            <text:p>596</text:p>
          </table:table-cell>
          <table:table-cell office:value-type="float" office:value="1.64379631363345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5805044174" table:style-name="ce1">
            <text:p>5.7580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37345183E+18" table:style-name="ce1">
            <text:p>1.6438E+18</text:p>
          </table:table-cell>
          <table:table-cell office:value-type="float" office:value="597" table:style-name="ce1">
            <text:p>597</text:p>
          </table:table-cell>
          <table:table-cell office:value-type="float" office:value="1.643796313733455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5578737259" table:style-name="ce1">
            <text:p>5.7557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38343954E+18" table:style-name="ce1">
            <text:p>1.6438E+18</text:p>
          </table:table-cell>
          <table:table-cell office:value-type="float" office:value="598" table:style-name="ce1">
            <text:p>598</text:p>
          </table:table-cell>
          <table:table-cell office:value-type="float" office:value="1.643796313833436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5416517258" table:style-name="ce1">
            <text:p>5.7541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39345487E+18" table:style-name="ce1">
            <text:p>1.6438E+18</text:p>
          </table:table-cell>
          <table:table-cell office:value-type="float" office:value="599" table:style-name="ce1">
            <text:p>599</text:p>
          </table:table-cell>
          <table:table-cell office:value-type="float" office:value="1.643796313933649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5189971924" table:style-name="ce1">
            <text:p>5.751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40343726E+18" table:style-name="ce1">
            <text:p>1.6438E+18</text:p>
          </table:table-cell>
          <table:table-cell office:value-type="float" office:value="600" table:style-name="ce1">
            <text:p>600</text:p>
          </table:table-cell>
          <table:table-cell office:value-type="float" office:value="1.643796314033476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5016498566" table:style-name="ce1">
            <text:p>5.7501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41345641E+18" table:style-name="ce1">
            <text:p>1.6438E+18</text:p>
          </table:table-cell>
          <table:table-cell office:value-type="float" office:value="601" table:style-name="ce1">
            <text:p>601</text:p>
          </table:table-cell>
          <table:table-cell office:value-type="float" office:value="1.643796314133435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4804401398" table:style-name="ce1">
            <text:p>5.7480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42344545E+18" table:style-name="ce1">
            <text:p>1.6438E+18</text:p>
          </table:table-cell>
          <table:table-cell office:value-type="float" office:value="602" table:style-name="ce1">
            <text:p>602</text:p>
          </table:table-cell>
          <table:table-cell office:value-type="float" office:value="1.64379631423344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4584817886" table:style-name="ce1">
            <text:p>5.7458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43346714E+18" table:style-name="ce1">
            <text:p>1.6438E+18</text:p>
          </table:table-cell>
          <table:table-cell office:value-type="float" office:value="603" table:style-name="ce1">
            <text:p>603</text:p>
          </table:table-cell>
          <table:table-cell office:value-type="float" office:value="1.64379631433345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4564170837" table:style-name="ce1">
            <text:p>5.7456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44342925E+18" table:style-name="ce1">
            <text:p>1.6438E+18</text:p>
          </table:table-cell>
          <table:table-cell office:value-type="float" office:value="604" table:style-name="ce1">
            <text:p>604</text:p>
          </table:table-cell>
          <table:table-cell office:value-type="float" office:value="1.64379631443348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4407625198" table:style-name="ce1">
            <text:p>5.7440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45345219E+18" table:style-name="ce1">
            <text:p>1.6438E+18</text:p>
          </table:table-cell>
          <table:table-cell office:value-type="float" office:value="605" table:style-name="ce1">
            <text:p>605</text:p>
          </table:table-cell>
          <table:table-cell office:value-type="float" office:value="1.643796314533488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4398136139" table:style-name="ce1">
            <text:p>5.7439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4634668E+18" table:style-name="ce1">
            <text:p>1.6438E+18</text:p>
          </table:table-cell>
          <table:table-cell office:value-type="float" office:value="606" table:style-name="ce1">
            <text:p>606</text:p>
          </table:table-cell>
          <table:table-cell office:value-type="float" office:value="1.643796314633455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4296236038" table:style-name="ce1">
            <text:p>5.7429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4734858E+18" table:style-name="ce1">
            <text:p>1.6438E+18</text:p>
          </table:table-cell>
          <table:table-cell office:value-type="float" office:value="607" table:style-name="ce1">
            <text:p>607</text:p>
          </table:table-cell>
          <table:table-cell office:value-type="float" office:value="1.643796314733773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4176549911" table:style-name="ce1">
            <text:p>5.7417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48349929E+18" table:style-name="ce1">
            <text:p>1.6438E+18</text:p>
          </table:table-cell>
          <table:table-cell office:value-type="float" office:value="608" table:style-name="ce1">
            <text:p>608</text:p>
          </table:table-cell>
          <table:table-cell office:value-type="float" office:value="1.64379631483357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4254703522" table:style-name="ce1">
            <text:p>5.7425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4934569E+18" table:style-name="ce1">
            <text:p>1.6438E+18</text:p>
          </table:table-cell>
          <table:table-cell office:value-type="float" office:value="609" table:style-name="ce1">
            <text:p>609</text:p>
          </table:table-cell>
          <table:table-cell office:value-type="float" office:value="1.64379631493362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4168777466" table:style-name="ce1">
            <text:p>5.7416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50344458E+18" table:style-name="ce1">
            <text:p>1.6438E+18</text:p>
          </table:table-cell>
          <table:table-cell office:value-type="float" office:value="610" table:style-name="ce1">
            <text:p>610</text:p>
          </table:table-cell>
          <table:table-cell office:value-type="float" office:value="1.643796315033405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4203014374" table:style-name="ce1">
            <text:p>5.7420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5134443E+18" table:style-name="ce1">
            <text:p>1.6438E+18</text:p>
          </table:table-cell>
          <table:table-cell office:value-type="float" office:value="611" table:style-name="ce1">
            <text:p>611</text:p>
          </table:table-cell>
          <table:table-cell office:value-type="float" office:value="1.643796315133465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4107503891" table:style-name="ce1">
            <text:p>5.7410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5234559E+18" table:style-name="ce1">
            <text:p>1.6438E+18</text:p>
          </table:table-cell>
          <table:table-cell office:value-type="float" office:value="612" table:style-name="ce1">
            <text:p>612</text:p>
          </table:table-cell>
          <table:table-cell office:value-type="float" office:value="1.643796315233701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3963308334" table:style-name="ce1">
            <text:p>5.7396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53345766E+18" table:style-name="ce1">
            <text:p>1.6438E+18</text:p>
          </table:table-cell>
          <table:table-cell office:value-type="float" office:value="613" table:style-name="ce1">
            <text:p>613</text:p>
          </table:table-cell>
          <table:table-cell office:value-type="float" office:value="1.64379631533343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3964548111" table:style-name="ce1">
            <text:p>5.7396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5434431E+18" table:style-name="ce1">
            <text:p>1.6438E+18</text:p>
          </table:table-cell>
          <table:table-cell office:value-type="float" office:value="614" table:style-name="ce1">
            <text:p>614</text:p>
          </table:table-cell>
          <table:table-cell office:value-type="float" office:value="1.643796315433489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3828172684" table:style-name="ce1">
            <text:p>5.7382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55345544E+18" table:style-name="ce1">
            <text:p>1.6438E+18</text:p>
          </table:table-cell>
          <table:table-cell office:value-type="float" office:value="615" table:style-name="ce1">
            <text:p>615</text:p>
          </table:table-cell>
          <table:table-cell office:value-type="float" office:value="1.643796315533539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4353790283" table:style-name="ce1">
            <text:p>5.7435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56344596E+18" table:style-name="ce1">
            <text:p>1.6438E+18</text:p>
          </table:table-cell>
          <table:table-cell office:value-type="float" office:value="616" table:style-name="ce1">
            <text:p>616</text:p>
          </table:table-cell>
          <table:table-cell office:value-type="float" office:value="1.643796315633467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4373197556" table:style-name="ce1">
            <text:p>5.7437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57345802E+18" table:style-name="ce1">
            <text:p>1.6438E+18</text:p>
          </table:table-cell>
          <table:table-cell office:value-type="float" office:value="617" table:style-name="ce1">
            <text:p>617</text:p>
          </table:table-cell>
          <table:table-cell office:value-type="float" office:value="1.64379631573348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4476480484" table:style-name="ce1">
            <text:p>5.7447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58342203E+18" table:style-name="ce1">
            <text:p>1.6438E+18</text:p>
          </table:table-cell>
          <table:table-cell office:value-type="float" office:value="618" table:style-name="ce1">
            <text:p>618</text:p>
          </table:table-cell>
          <table:table-cell office:value-type="float" office:value="1.643796315833508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4821853638" table:style-name="ce1">
            <text:p>5.7482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59343892E+18" table:style-name="ce1">
            <text:p>1.6438E+18</text:p>
          </table:table-cell>
          <table:table-cell office:value-type="float" office:value="619" table:style-name="ce1">
            <text:p>619</text:p>
          </table:table-cell>
          <table:table-cell office:value-type="float" office:value="1.643796315933506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5124263763" table:style-name="ce1">
            <text:p>5.7512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60343345E+18" table:style-name="ce1">
            <text:p>1.6438E+18</text:p>
          </table:table-cell>
          <table:table-cell office:value-type="float" office:value="620" table:style-name="ce1">
            <text:p>620</text:p>
          </table:table-cell>
          <table:table-cell office:value-type="float" office:value="1.643796316033407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5466775894" table:style-name="ce1">
            <text:p>5.7546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61346711E+18" table:style-name="ce1">
            <text:p>1.6438E+18</text:p>
          </table:table-cell>
          <table:table-cell office:value-type="float" office:value="621" table:style-name="ce1">
            <text:p>621</text:p>
          </table:table-cell>
          <table:table-cell office:value-type="float" office:value="1.643796316133543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5699853897" table:style-name="ce1">
            <text:p>5.75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62343488E+18" table:style-name="ce1">
            <text:p>1.6438E+18</text:p>
          </table:table-cell>
          <table:table-cell office:value-type="float" office:value="622" table:style-name="ce1">
            <text:p>622</text:p>
          </table:table-cell>
          <table:table-cell office:value-type="float" office:value="1.643796316233556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5805997849" table:style-name="ce1">
            <text:p>5.7580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63343585E+18" table:style-name="ce1">
            <text:p>1.6438E+18</text:p>
          </table:table-cell>
          <table:table-cell office:value-type="float" office:value="623" table:style-name="ce1">
            <text:p>623</text:p>
          </table:table-cell>
          <table:table-cell office:value-type="float" office:value="1.643796316333477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5913524628" table:style-name="ce1">
            <text:p>5.7591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64343506E+18" table:style-name="ce1">
            <text:p>1.6438E+18</text:p>
          </table:table-cell>
          <table:table-cell office:value-type="float" office:value="624" table:style-name="ce1">
            <text:p>624</text:p>
          </table:table-cell>
          <table:table-cell office:value-type="float" office:value="1.643796316433500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5840330124" table:style-name="ce1">
            <text:p>5.758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65343188E+18" table:style-name="ce1">
            <text:p>1.6438E+18</text:p>
          </table:table-cell>
          <table:table-cell office:value-type="float" office:value="625" table:style-name="ce1">
            <text:p>625</text:p>
          </table:table-cell>
          <table:table-cell office:value-type="float" office:value="1.643796316533464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559762001" table:style-name="ce1">
            <text:p>5755976200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66343503E+18" table:style-name="ce1">
            <text:p>1.6438E+18</text:p>
          </table:table-cell>
          <table:table-cell office:value-type="float" office:value="626" table:style-name="ce1">
            <text:p>626</text:p>
          </table:table-cell>
          <table:table-cell office:value-type="float" office:value="1.643796316633508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522892952" table:style-name="ce1">
            <text:p>5752289295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67342523E+18" table:style-name="ce1">
            <text:p>1.6438E+18</text:p>
          </table:table-cell>
          <table:table-cell office:value-type="float" office:value="627" table:style-name="ce1">
            <text:p>627</text:p>
          </table:table-cell>
          <table:table-cell office:value-type="float" office:value="1.643796316733433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4779653549" table:style-name="ce1">
            <text:p>5.747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68345057E+18" table:style-name="ce1">
            <text:p>1.6438E+18</text:p>
          </table:table-cell>
          <table:table-cell office:value-type="float" office:value="628" table:style-name="ce1">
            <text:p>628</text:p>
          </table:table-cell>
          <table:table-cell office:value-type="float" office:value="1.643796316833426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4511051178" table:style-name="ce1">
            <text:p>5.7451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69340992E+18" table:style-name="ce1">
            <text:p>1.6438E+18</text:p>
          </table:table-cell>
          <table:table-cell office:value-type="float" office:value="629" table:style-name="ce1">
            <text:p>629</text:p>
          </table:table-cell>
          <table:table-cell office:value-type="float" office:value="1.6437963169334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4226093292" table:style-name="ce1">
            <text:p>5.7422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70343985E+18" table:style-name="ce1">
            <text:p>1.6438E+18</text:p>
          </table:table-cell>
          <table:table-cell office:value-type="float" office:value="630" table:style-name="ce1">
            <text:p>630</text:p>
          </table:table-cell>
          <table:table-cell office:value-type="float" office:value="1.643796317033474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4375295639" table:style-name="ce1">
            <text:p>5.7437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71346319E+18" table:style-name="ce1">
            <text:p>1.6438E+18</text:p>
          </table:table-cell>
          <table:table-cell office:value-type="float" office:value="631" table:style-name="ce1">
            <text:p>631</text:p>
          </table:table-cell>
          <table:table-cell office:value-type="float" office:value="1.643796317133467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444434166" table:style-name="ce1">
            <text:p>5744443416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72343616E+18" table:style-name="ce1">
            <text:p>1.6438E+18</text:p>
          </table:table-cell>
          <table:table-cell office:value-type="float" office:value="632" table:style-name="ce1">
            <text:p>632</text:p>
          </table:table-cell>
          <table:table-cell office:value-type="float" office:value="1.643796317233479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4600744247" table:style-name="ce1">
            <text:p>5.7460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73344673E+18" table:style-name="ce1">
            <text:p>1.6438E+18</text:p>
          </table:table-cell>
          <table:table-cell office:value-type="float" office:value="633" table:style-name="ce1">
            <text:p>633</text:p>
          </table:table-cell>
          <table:table-cell office:value-type="float" office:value="1.643796317333466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5032043457" table:style-name="ce1">
            <text:p>5.7503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74344079E+18" table:style-name="ce1">
            <text:p>1.6438E+18</text:p>
          </table:table-cell>
          <table:table-cell office:value-type="float" office:value="634" table:style-name="ce1">
            <text:p>634</text:p>
          </table:table-cell>
          <table:table-cell office:value-type="float" office:value="1.643796317433485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5330400467" table:style-name="ce1">
            <text:p>5.753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75347858E+18" table:style-name="ce1">
            <text:p>1.6438E+18</text:p>
          </table:table-cell>
          <table:table-cell office:value-type="float" office:value="635" table:style-name="ce1">
            <text:p>635</text:p>
          </table:table-cell>
          <table:table-cell office:value-type="float" office:value="1.643796317533557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5700473785" table:style-name="ce1">
            <text:p>5.75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76342961E+18" table:style-name="ce1">
            <text:p>1.6438E+18</text:p>
          </table:table-cell>
          <table:table-cell office:value-type="float" office:value="636" table:style-name="ce1">
            <text:p>636</text:p>
          </table:table-cell>
          <table:table-cell office:value-type="float" office:value="1.643796317633582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5929498672" table:style-name="ce1">
            <text:p>5.7592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77347034E+18" table:style-name="ce1">
            <text:p>1.6438E+18</text:p>
          </table:table-cell>
          <table:table-cell office:value-type="float" office:value="637" table:style-name="ce1">
            <text:p>637</text:p>
          </table:table-cell>
          <table:table-cell office:value-type="float" office:value="1.643796317733526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6067972183" table:style-name="ce1">
            <text:p>5.7606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78345165E+18" table:style-name="ce1">
            <text:p>1.6438E+18</text:p>
          </table:table-cell>
          <table:table-cell office:value-type="float" office:value="638" table:style-name="ce1">
            <text:p>638</text:p>
          </table:table-cell>
          <table:table-cell office:value-type="float" office:value="1.64379631783347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6156616211" table:style-name="ce1">
            <text:p>5.7615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79346143E+18" table:style-name="ce1">
            <text:p>1.6438E+18</text:p>
          </table:table-cell>
          <table:table-cell office:value-type="float" office:value="639" table:style-name="ce1">
            <text:p>639</text:p>
          </table:table-cell>
          <table:table-cell office:value-type="float" office:value="1.64379631793355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6149702072" table:style-name="ce1">
            <text:p>5.761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80340759E+18" table:style-name="ce1">
            <text:p>1.6438E+18</text:p>
          </table:table-cell>
          <table:table-cell office:value-type="float" office:value="640" table:style-name="ce1">
            <text:p>640</text:p>
          </table:table-cell>
          <table:table-cell office:value-type="float" office:value="1.64379631803348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6182603836" table:style-name="ce1">
            <text:p>5.7618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81343956E+18" table:style-name="ce1">
            <text:p>1.6438E+18</text:p>
          </table:table-cell>
          <table:table-cell office:value-type="float" office:value="641" table:style-name="ce1">
            <text:p>641</text:p>
          </table:table-cell>
          <table:table-cell office:value-type="float" office:value="1.643796318133539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6112270355" table:style-name="ce1">
            <text:p>5.7611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82343818E+18" table:style-name="ce1">
            <text:p>1.6438E+18</text:p>
          </table:table-cell>
          <table:table-cell office:value-type="float" office:value="642" table:style-name="ce1">
            <text:p>642</text:p>
          </table:table-cell>
          <table:table-cell office:value-type="float" office:value="1.643796318233499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5993776321" table:style-name="ce1">
            <text:p>5.7599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83347256E+18" table:style-name="ce1">
            <text:p>1.6438E+18</text:p>
          </table:table-cell>
          <table:table-cell office:value-type="float" office:value="643" table:style-name="ce1">
            <text:p>643</text:p>
          </table:table-cell>
          <table:table-cell office:value-type="float" office:value="1.643796318333504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5840473175" table:style-name="ce1">
            <text:p>5.758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84346007E+18" table:style-name="ce1">
            <text:p>1.6438E+18</text:p>
          </table:table-cell>
          <table:table-cell office:value-type="float" office:value="644" table:style-name="ce1">
            <text:p>644</text:p>
          </table:table-cell>
          <table:table-cell office:value-type="float" office:value="1.6437963184336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566113472" table:style-name="ce1">
            <text:p>5756611347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85346138E+18" table:style-name="ce1">
            <text:p>1.6438E+18</text:p>
          </table:table-cell>
          <table:table-cell office:value-type="float" office:value="645" table:style-name="ce1">
            <text:p>645</text:p>
          </table:table-cell>
          <table:table-cell office:value-type="float" office:value="1.643796318533494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5642538071" table:style-name="ce1">
            <text:p>5.7564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86346089E+18" table:style-name="ce1">
            <text:p>1.6438E+18</text:p>
          </table:table-cell>
          <table:table-cell office:value-type="float" office:value="646" table:style-name="ce1">
            <text:p>646</text:p>
          </table:table-cell>
          <table:table-cell office:value-type="float" office:value="1.64379631863346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5538921356" table:style-name="ce1">
            <text:p>5.7553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87344563E+18" table:style-name="ce1">
            <text:p>1.6438E+18</text:p>
          </table:table-cell>
          <table:table-cell office:value-type="float" office:value="647" table:style-name="ce1">
            <text:p>647</text:p>
          </table:table-cell>
          <table:table-cell office:value-type="float" office:value="1.64379631873349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5442886353" table:style-name="ce1">
            <text:p>5.7544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88344719E+18" table:style-name="ce1">
            <text:p>1.6438E+18</text:p>
          </table:table-cell>
          <table:table-cell office:value-type="float" office:value="648" table:style-name="ce1">
            <text:p>648</text:p>
          </table:table-cell>
          <table:table-cell office:value-type="float" office:value="1.64379631883363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5489616394" table:style-name="ce1">
            <text:p>5.754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89343667E+18" table:style-name="ce1">
            <text:p>1.6438E+18</text:p>
          </table:table-cell>
          <table:table-cell office:value-type="float" office:value="649" table:style-name="ce1">
            <text:p>649</text:p>
          </table:table-cell>
          <table:table-cell office:value-type="float" office:value="1.643796318933521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5469064713" table:style-name="ce1">
            <text:p>5.7546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90346122E+18" table:style-name="ce1">
            <text:p>1.6438E+18</text:p>
          </table:table-cell>
          <table:table-cell office:value-type="float" office:value="650" table:style-name="ce1">
            <text:p>650</text:p>
          </table:table-cell>
          <table:table-cell office:value-type="float" office:value="1.64379631903344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5445318222" table:style-name="ce1">
            <text:p>5.7544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91344082E+18" table:style-name="ce1">
            <text:p>1.6438E+18</text:p>
          </table:table-cell>
          <table:table-cell office:value-type="float" office:value="651" table:style-name="ce1">
            <text:p>651</text:p>
          </table:table-cell>
          <table:table-cell office:value-type="float" office:value="1.643796319133596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5421953201" table:style-name="ce1">
            <text:p>5.7542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92343227E+18" table:style-name="ce1">
            <text:p>1.6438E+18</text:p>
          </table:table-cell>
          <table:table-cell office:value-type="float" office:value="652" table:style-name="ce1">
            <text:p>652</text:p>
          </table:table-cell>
          <table:table-cell office:value-type="float" office:value="1.643796319233464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5393772125" table:style-name="ce1">
            <text:p>5.7539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93344673E+18" table:style-name="ce1">
            <text:p>1.6438E+18</text:p>
          </table:table-cell>
          <table:table-cell office:value-type="float" office:value="653" table:style-name="ce1">
            <text:p>653</text:p>
          </table:table-cell>
          <table:table-cell office:value-type="float" office:value="1.64379631933371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5788021088" table:style-name="ce1">
            <text:p>5.7578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94344108E+18" table:style-name="ce1">
            <text:p>1.6438E+18</text:p>
          </table:table-cell>
          <table:table-cell office:value-type="float" office:value="654" table:style-name="ce1">
            <text:p>654</text:p>
          </table:table-cell>
          <table:table-cell office:value-type="float" office:value="1.643796319433537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5872516632" table:style-name="ce1">
            <text:p>5.7587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95343066E+18" table:style-name="ce1">
            <text:p>1.6438E+18</text:p>
          </table:table-cell>
          <table:table-cell office:value-type="float" office:value="655" table:style-name="ce1">
            <text:p>655</text:p>
          </table:table-cell>
          <table:table-cell office:value-type="float" office:value="1.64379631953347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6078987122" table:style-name="ce1">
            <text:p>5.7607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96344596E+18" table:style-name="ce1">
            <text:p>1.6438E+18</text:p>
          </table:table-cell>
          <table:table-cell office:value-type="float" office:value="656" table:style-name="ce1">
            <text:p>656</text:p>
          </table:table-cell>
          <table:table-cell office:value-type="float" office:value="1.643796319633466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6170158386" table:style-name="ce1">
            <text:p>5.761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97343601E+18" table:style-name="ce1">
            <text:p>1.6438E+18</text:p>
          </table:table-cell>
          <table:table-cell office:value-type="float" office:value="657" table:style-name="ce1">
            <text:p>657</text:p>
          </table:table-cell>
          <table:table-cell office:value-type="float" office:value="1.643796319733444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6220417023" table:style-name="ce1">
            <text:p>5.762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98346138E+18" table:style-name="ce1">
            <text:p>1.6438E+18</text:p>
          </table:table-cell>
          <table:table-cell office:value-type="float" office:value="658" table:style-name="ce1">
            <text:p>658</text:p>
          </table:table-cell>
          <table:table-cell office:value-type="float" office:value="1.64379631983345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6303052902" table:style-name="ce1">
            <text:p>5.7630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19934316E+18" table:style-name="ce1">
            <text:p>1.6438E+18</text:p>
          </table:table-cell>
          <table:table-cell office:value-type="float" office:value="659" table:style-name="ce1">
            <text:p>659</text:p>
          </table:table-cell>
          <table:table-cell office:value-type="float" office:value="1.643796319933479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6287031174" table:style-name="ce1">
            <text:p>5.7628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00342182E+18" table:style-name="ce1">
            <text:p>1.6438E+18</text:p>
          </table:table-cell>
          <table:table-cell office:value-type="float" office:value="660" table:style-name="ce1">
            <text:p>660</text:p>
          </table:table-cell>
          <table:table-cell office:value-type="float" office:value="1.643796320033457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6349067688" table:style-name="ce1">
            <text:p>5.7634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01343091E+18" table:style-name="ce1">
            <text:p>1.6438E+18</text:p>
          </table:table-cell>
          <table:table-cell office:value-type="float" office:value="661" table:style-name="ce1">
            <text:p>661</text:p>
          </table:table-cell>
          <table:table-cell office:value-type="float" office:value="1.643796320133556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630739212" table:style-name="ce1">
            <text:p>5763073921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02344865E+18" table:style-name="ce1">
            <text:p>1.6438E+18</text:p>
          </table:table-cell>
          <table:table-cell office:value-type="float" office:value="662" table:style-name="ce1">
            <text:p>662</text:p>
          </table:table-cell>
          <table:table-cell office:value-type="float" office:value="1.643796320233496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6471138" table:style-name="ce1">
            <text:p>57647113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03338452E+18" table:style-name="ce1">
            <text:p>1.6438E+18</text:p>
          </table:table-cell>
          <table:table-cell office:value-type="float" office:value="663" table:style-name="ce1">
            <text:p>663</text:p>
          </table:table-cell>
          <table:table-cell office:value-type="float" office:value="1.643796320333394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6445817947" table:style-name="ce1">
            <text:p>5.7644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04345137E+18" table:style-name="ce1">
            <text:p>1.6438E+18</text:p>
          </table:table-cell>
          <table:table-cell office:value-type="float" office:value="664" table:style-name="ce1">
            <text:p>664</text:p>
          </table:table-cell>
          <table:table-cell office:value-type="float" office:value="1.643796320433576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6327848434" table:style-name="ce1">
            <text:p>5.7632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05345267E+18" table:style-name="ce1">
            <text:p>1.6438E+18</text:p>
          </table:table-cell>
          <table:table-cell office:value-type="float" office:value="665" table:style-name="ce1">
            <text:p>665</text:p>
          </table:table-cell>
          <table:table-cell office:value-type="float" office:value="1.643796320533478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6226139069" table:style-name="ce1">
            <text:p>5.7622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06346563E+18" table:style-name="ce1">
            <text:p>1.6438E+18</text:p>
          </table:table-cell>
          <table:table-cell office:value-type="float" office:value="666" table:style-name="ce1">
            <text:p>666</text:p>
          </table:table-cell>
          <table:table-cell office:value-type="float" office:value="1.643796320633464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6092243195" table:style-name="ce1">
            <text:p>5.7609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07345943E+18" table:style-name="ce1">
            <text:p>1.6438E+18</text:p>
          </table:table-cell>
          <table:table-cell office:value-type="float" office:value="667" table:style-name="ce1">
            <text:p>667</text:p>
          </table:table-cell>
          <table:table-cell office:value-type="float" office:value="1.64379632073359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942564011" table:style-name="ce1">
            <text:p>5.7594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08341676E+18" table:style-name="ce1">
            <text:p>1.6438E+18</text:p>
          </table:table-cell>
          <table:table-cell office:value-type="float" office:value="668" table:style-name="ce1">
            <text:p>668</text:p>
          </table:table-cell>
          <table:table-cell office:value-type="float" office:value="1.643796320833476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833702087" table:style-name="ce1">
            <text:p>5.7583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09341814E+18" table:style-name="ce1">
            <text:p>1.6438E+18</text:p>
          </table:table-cell>
          <table:table-cell office:value-type="float" office:value="669" table:style-name="ce1">
            <text:p>669</text:p>
          </table:table-cell>
          <table:table-cell office:value-type="float" office:value="1.643796320933451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683307648" table:style-name="ce1">
            <text:p>5.7568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10344906E+18" table:style-name="ce1">
            <text:p>1.6438E+18</text:p>
          </table:table-cell>
          <table:table-cell office:value-type="float" office:value="670" table:style-name="ce1">
            <text:p>670</text:p>
          </table:table-cell>
          <table:table-cell office:value-type="float" office:value="1.643796321033499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777435303" table:style-name="ce1">
            <text:p>5.7577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11346578E+18" table:style-name="ce1">
            <text:p>1.6438E+18</text:p>
          </table:table-cell>
          <table:table-cell office:value-type="float" office:value="671" table:style-name="ce1">
            <text:p>671</text:p>
          </table:table-cell>
          <table:table-cell office:value-type="float" office:value="1.643796321133552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73428154" table:style-name="ce1">
            <text:p>57573428154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1234656E+18" table:style-name="ce1">
            <text:p>1.6438E+18</text:p>
          </table:table-cell>
          <table:table-cell office:value-type="float" office:value="672" table:style-name="ce1">
            <text:p>672</text:p>
          </table:table-cell>
          <table:table-cell office:value-type="float" office:value="1.64379632123348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684118271" table:style-name="ce1">
            <text:p>5.7568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13344801E+18" table:style-name="ce1">
            <text:p>1.6438E+18</text:p>
          </table:table-cell>
          <table:table-cell office:value-type="float" office:value="673" table:style-name="ce1">
            <text:p>673</text:p>
          </table:table-cell>
          <table:table-cell office:value-type="float" office:value="1.643796321333475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734090805" table:style-name="ce1">
            <text:p>5.7573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14346179E+18" table:style-name="ce1">
            <text:p>1.6438E+18</text:p>
          </table:table-cell>
          <table:table-cell office:value-type="float" office:value="674" table:style-name="ce1">
            <text:p>674</text:p>
          </table:table-cell>
          <table:table-cell office:value-type="float" office:value="1.643796321433530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704813004" table:style-name="ce1">
            <text:p>5.7570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15344348E+18" table:style-name="ce1">
            <text:p>1.6438E+18</text:p>
          </table:table-cell>
          <table:table-cell office:value-type="float" office:value="675" table:style-name="ce1">
            <text:p>675</text:p>
          </table:table-cell>
          <table:table-cell office:value-type="float" office:value="1.643796321533516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773668289" table:style-name="ce1">
            <text:p>5.7577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16346944E+18" table:style-name="ce1">
            <text:p>1.6438E+18</text:p>
          </table:table-cell>
          <table:table-cell office:value-type="float" office:value="676" table:style-name="ce1">
            <text:p>676</text:p>
          </table:table-cell>
          <table:table-cell office:value-type="float" office:value="1.643796321633515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769853592" table:style-name="ce1">
            <text:p>5.757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17344584E+18" table:style-name="ce1">
            <text:p>1.6438E+18</text:p>
          </table:table-cell>
          <table:table-cell office:value-type="float" office:value="677" table:style-name="ce1">
            <text:p>677</text:p>
          </table:table-cell>
          <table:table-cell office:value-type="float" office:value="1.643796321733539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739574432" table:style-name="ce1">
            <text:p>5.757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1834433E+18" table:style-name="ce1">
            <text:p>1.6438E+18</text:p>
          </table:table-cell>
          <table:table-cell office:value-type="float" office:value="678" table:style-name="ce1">
            <text:p>678</text:p>
          </table:table-cell>
          <table:table-cell office:value-type="float" office:value="1.64379632183343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804901123" table:style-name="ce1">
            <text:p>5.7580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193456E+18" table:style-name="ce1">
            <text:p>1.6438E+18</text:p>
          </table:table-cell>
          <table:table-cell office:value-type="float" office:value="679" table:style-name="ce1">
            <text:p>679</text:p>
          </table:table-cell>
          <table:table-cell office:value-type="float" office:value="1.643796321933506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77662468" table:style-name="ce1">
            <text:p>5757766246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2034591E+18" table:style-name="ce1">
            <text:p>1.6438E+18</text:p>
          </table:table-cell>
          <table:table-cell office:value-type="float" office:value="680" table:style-name="ce1">
            <text:p>680</text:p>
          </table:table-cell>
          <table:table-cell office:value-type="float" office:value="1.64379632203346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815153122" table:style-name="ce1">
            <text:p>5.7581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21345884E+18" table:style-name="ce1">
            <text:p>1.6438E+18</text:p>
          </table:table-cell>
          <table:table-cell office:value-type="float" office:value="681" table:style-name="ce1">
            <text:p>681</text:p>
          </table:table-cell>
          <table:table-cell office:value-type="float" office:value="1.643796322133690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787734985" table:style-name="ce1">
            <text:p>5.7578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2234656E+18" table:style-name="ce1">
            <text:p>1.6438E+18</text:p>
          </table:table-cell>
          <table:table-cell office:value-type="float" office:value="682" table:style-name="ce1">
            <text:p>682</text:p>
          </table:table-cell>
          <table:table-cell office:value-type="float" office:value="1.643796322233534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733804703" table:style-name="ce1">
            <text:p>5.7573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23342769E+18" table:style-name="ce1">
            <text:p>1.6438E+18</text:p>
          </table:table-cell>
          <table:table-cell office:value-type="float" office:value="683" table:style-name="ce1">
            <text:p>683</text:p>
          </table:table-cell>
          <table:table-cell office:value-type="float" office:value="1.643796322333447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785017014" table:style-name="ce1">
            <text:p>5.7578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2434057E+18" table:style-name="ce1">
            <text:p>1.6438E+18</text:p>
          </table:table-cell>
          <table:table-cell office:value-type="float" office:value="684" table:style-name="ce1">
            <text:p>684</text:p>
          </table:table-cell>
          <table:table-cell office:value-type="float" office:value="1.643796322433435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725221634" table:style-name="ce1">
            <text:p>5.7572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25345738E+18" table:style-name="ce1">
            <text:p>1.6438E+18</text:p>
          </table:table-cell>
          <table:table-cell office:value-type="float" office:value="685" table:style-name="ce1">
            <text:p>685</text:p>
          </table:table-cell>
          <table:table-cell office:value-type="float" office:value="1.643796322533485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759410858" table:style-name="ce1">
            <text:p>5.7575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26343624E+18" table:style-name="ce1">
            <text:p>1.6438E+18</text:p>
          </table:table-cell>
          <table:table-cell office:value-type="float" office:value="686" table:style-name="ce1">
            <text:p>686</text:p>
          </table:table-cell>
          <table:table-cell office:value-type="float" office:value="1.64379632263346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701236725" table:style-name="ce1">
            <text:p>5.7570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27342579E+18" table:style-name="ce1">
            <text:p>1.6438E+18</text:p>
          </table:table-cell>
          <table:table-cell office:value-type="float" office:value="687" table:style-name="ce1">
            <text:p>687</text:p>
          </table:table-cell>
          <table:table-cell office:value-type="float" office:value="1.643796322733486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612926483" table:style-name="ce1">
            <text:p>5.7561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28343473E+18" table:style-name="ce1">
            <text:p>1.6438E+18</text:p>
          </table:table-cell>
          <table:table-cell office:value-type="float" office:value="688" table:style-name="ce1">
            <text:p>688</text:p>
          </table:table-cell>
          <table:table-cell office:value-type="float" office:value="1.643796322833474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66614151" table:style-name="ce1">
            <text:p>5756661415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29345943E+18" table:style-name="ce1">
            <text:p>1.6438E+18</text:p>
          </table:table-cell>
          <table:table-cell office:value-type="float" office:value="689" table:style-name="ce1">
            <text:p>689</text:p>
          </table:table-cell>
          <table:table-cell office:value-type="float" office:value="1.643796322933702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5900383" table:style-name="ce1">
            <text:p>575590038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30351506E+18" table:style-name="ce1">
            <text:p>1.6438E+18</text:p>
          </table:table-cell>
          <table:table-cell office:value-type="float" office:value="690" table:style-name="ce1">
            <text:p>690</text:p>
          </table:table-cell>
          <table:table-cell office:value-type="float" office:value="1.643796323033639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602626801" table:style-name="ce1">
            <text:p>5.7560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31345613E+18" table:style-name="ce1">
            <text:p>1.6438E+18</text:p>
          </table:table-cell>
          <table:table-cell office:value-type="float" office:value="691" table:style-name="ce1">
            <text:p>691</text:p>
          </table:table-cell>
          <table:table-cell office:value-type="float" office:value="1.643796323133742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548410416" table:style-name="ce1">
            <text:p>5.7554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32348334E+18" table:style-name="ce1">
            <text:p>1.6438E+18</text:p>
          </table:table-cell>
          <table:table-cell office:value-type="float" office:value="692" table:style-name="ce1">
            <text:p>692</text:p>
          </table:table-cell>
          <table:table-cell office:value-type="float" office:value="1.643796323233557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478553772" table:style-name="ce1">
            <text:p>5.7547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33345331E+18" table:style-name="ce1">
            <text:p>1.6438E+18</text:p>
          </table:table-cell>
          <table:table-cell office:value-type="float" office:value="693" table:style-name="ce1">
            <text:p>693</text:p>
          </table:table-cell>
          <table:table-cell office:value-type="float" office:value="1.643796323333414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52075386" table:style-name="ce1">
            <text:p>5755207538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34343933E+18" table:style-name="ce1">
            <text:p>1.6438E+18</text:p>
          </table:table-cell>
          <table:table-cell office:value-type="float" office:value="694" table:style-name="ce1">
            <text:p>694</text:p>
          </table:table-cell>
          <table:table-cell office:value-type="float" office:value="1.643796323433540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474214554" table:style-name="ce1">
            <text:p>5.7547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35343757E+18" table:style-name="ce1">
            <text:p>1.6438E+18</text:p>
          </table:table-cell>
          <table:table-cell office:value-type="float" office:value="695" table:style-name="ce1">
            <text:p>695</text:p>
          </table:table-cell>
          <table:table-cell office:value-type="float" office:value="1.6437963235334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519657135" table:style-name="ce1">
            <text:p>5.755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36341847E+18" table:style-name="ce1">
            <text:p>1.6438E+18</text:p>
          </table:table-cell>
          <table:table-cell office:value-type="float" office:value="696" table:style-name="ce1">
            <text:p>696</text:p>
          </table:table-cell>
          <table:table-cell office:value-type="float" office:value="1.643796323633414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483608246" table:style-name="ce1">
            <text:p>5.7548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37347174E+18" table:style-name="ce1">
            <text:p>1.6438E+18</text:p>
          </table:table-cell>
          <table:table-cell office:value-type="float" office:value="697" table:style-name="ce1">
            <text:p>697</text:p>
          </table:table-cell>
          <table:table-cell office:value-type="float" office:value="1.643796323733484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419902802" table:style-name="ce1">
            <text:p>5.754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38344069E+18" table:style-name="ce1">
            <text:p>1.6438E+18</text:p>
          </table:table-cell>
          <table:table-cell office:value-type="float" office:value="698" table:style-name="ce1">
            <text:p>698</text:p>
          </table:table-cell>
          <table:table-cell office:value-type="float" office:value="1.643796323833496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47492981" table:style-name="ce1">
            <text:p>5754749298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39346127E+18" table:style-name="ce1">
            <text:p>1.6438E+18</text:p>
          </table:table-cell>
          <table:table-cell office:value-type="float" office:value="699" table:style-name="ce1">
            <text:p>699</text:p>
          </table:table-cell>
          <table:table-cell office:value-type="float" office:value="1.643796323933494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411510468" table:style-name="ce1">
            <text:p>5.7541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40344187E+18" table:style-name="ce1">
            <text:p>1.6438E+18</text:p>
          </table:table-cell>
          <table:table-cell office:value-type="float" office:value="700" table:style-name="ce1">
            <text:p>700</text:p>
          </table:table-cell>
          <table:table-cell office:value-type="float" office:value="1.64379632403350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442934036" table:style-name="ce1">
            <text:p>5.7544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41343636E+18" table:style-name="ce1">
            <text:p>1.6438E+18</text:p>
          </table:table-cell>
          <table:table-cell office:value-type="float" office:value="701" table:style-name="ce1">
            <text:p>701</text:p>
          </table:table-cell>
          <table:table-cell office:value-type="float" office:value="1.643796324133497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388765335" table:style-name="ce1">
            <text:p>5.7538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42342579E+18" table:style-name="ce1">
            <text:p>1.6438E+18</text:p>
          </table:table-cell>
          <table:table-cell office:value-type="float" office:value="702" table:style-name="ce1">
            <text:p>702</text:p>
          </table:table-cell>
          <table:table-cell office:value-type="float" office:value="1.643796324233392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305128098" table:style-name="ce1">
            <text:p>5.7530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43344187E+18" table:style-name="ce1">
            <text:p>1.6438E+18</text:p>
          </table:table-cell>
          <table:table-cell office:value-type="float" office:value="703" table:style-name="ce1">
            <text:p>703</text:p>
          </table:table-cell>
          <table:table-cell office:value-type="float" office:value="1.643796324333404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259685516" table:style-name="ce1">
            <text:p>5.752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44346624E+18" table:style-name="ce1">
            <text:p>1.6438E+18</text:p>
          </table:table-cell>
          <table:table-cell office:value-type="float" office:value="704" table:style-name="ce1">
            <text:p>704</text:p>
          </table:table-cell>
          <table:table-cell office:value-type="float" office:value="1.643796324433476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143003464" table:style-name="ce1">
            <text:p>5.7514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45343685E+18" table:style-name="ce1">
            <text:p>1.6438E+18</text:p>
          </table:table-cell>
          <table:table-cell office:value-type="float" office:value="705" table:style-name="ce1">
            <text:p>705</text:p>
          </table:table-cell>
          <table:table-cell office:value-type="float" office:value="1.643796324533436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09469986" table:style-name="ce1">
            <text:p>5750946998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46346524E+18" table:style-name="ce1">
            <text:p>1.6438E+18</text:p>
          </table:table-cell>
          <table:table-cell office:value-type="float" office:value="706" table:style-name="ce1">
            <text:p>706</text:p>
          </table:table-cell>
          <table:table-cell office:value-type="float" office:value="1.643796324633455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4981784821" table:style-name="ce1">
            <text:p>5.7498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47342912E+18" table:style-name="ce1">
            <text:p>1.6438E+18</text:p>
          </table:table-cell>
          <table:table-cell office:value-type="float" office:value="707" table:style-name="ce1">
            <text:p>707</text:p>
          </table:table-cell>
          <table:table-cell office:value-type="float" office:value="1.643796324733467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4850273132" table:style-name="ce1">
            <text:p>5.748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48345841E+18" table:style-name="ce1">
            <text:p>1.6438E+18</text:p>
          </table:table-cell>
          <table:table-cell office:value-type="float" office:value="708" table:style-name="ce1">
            <text:p>708</text:p>
          </table:table-cell>
          <table:table-cell office:value-type="float" office:value="1.643796324833501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4810218811" table:style-name="ce1">
            <text:p>5.748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49346662E+18" table:style-name="ce1">
            <text:p>1.6438E+18</text:p>
          </table:table-cell>
          <table:table-cell office:value-type="float" office:value="709" table:style-name="ce1">
            <text:p>709</text:p>
          </table:table-cell>
          <table:table-cell office:value-type="float" office:value="1.64379632493347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470536232" table:style-name="ce1">
            <text:p>5747053623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50346191E+18" table:style-name="ce1">
            <text:p>1.6438E+18</text:p>
          </table:table-cell>
          <table:table-cell office:value-type="float" office:value="710" table:style-name="ce1">
            <text:p>710</text:p>
          </table:table-cell>
          <table:table-cell office:value-type="float" office:value="1.643796325033505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847244263" table:style-name="ce1">
            <text:p>5.7584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51343816E+18" table:style-name="ce1">
            <text:p>1.6438E+18</text:p>
          </table:table-cell>
          <table:table-cell office:value-type="float" office:value="711" table:style-name="ce1">
            <text:p>711</text:p>
          </table:table-cell>
          <table:table-cell office:value-type="float" office:value="1.643796325133685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801515579" table:style-name="ce1">
            <text:p>5.7580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52345472E+18" table:style-name="ce1">
            <text:p>1.6438E+18</text:p>
          </table:table-cell>
          <table:table-cell office:value-type="float" office:value="712" table:style-name="ce1">
            <text:p>712</text:p>
          </table:table-cell>
          <table:table-cell office:value-type="float" office:value="1.643796325233444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74968338" table:style-name="ce1">
            <text:p>5757496833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53346432E+18" table:style-name="ce1">
            <text:p>1.6438E+18</text:p>
          </table:table-cell>
          <table:table-cell office:value-type="float" office:value="713" table:style-name="ce1">
            <text:p>713</text:p>
          </table:table-cell>
          <table:table-cell office:value-type="float" office:value="1.643796325333520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839328766" table:style-name="ce1">
            <text:p>5.7583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54343826E+18" table:style-name="ce1">
            <text:p>1.6438E+18</text:p>
          </table:table-cell>
          <table:table-cell office:value-type="float" office:value="714" table:style-name="ce1">
            <text:p>714</text:p>
          </table:table-cell>
          <table:table-cell office:value-type="float" office:value="1.643796325433475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820398331" table:style-name="ce1">
            <text:p>5.758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55342359E+18" table:style-name="ce1">
            <text:p>1.6438E+18</text:p>
          </table:table-cell>
          <table:table-cell office:value-type="float" office:value="715" table:style-name="ce1">
            <text:p>715</text:p>
          </table:table-cell>
          <table:table-cell office:value-type="float" office:value="1.64379632553342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923347473" table:style-name="ce1">
            <text:p>5.7592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56342413E+18" table:style-name="ce1">
            <text:p>1.6438E+18</text:p>
          </table:table-cell>
          <table:table-cell office:value-type="float" office:value="716" table:style-name="ce1">
            <text:p>716</text:p>
          </table:table-cell>
          <table:table-cell office:value-type="float" office:value="1.64379632563346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917768478" table:style-name="ce1">
            <text:p>5.7591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57346245E+18" table:style-name="ce1">
            <text:p>1.6438E+18</text:p>
          </table:table-cell>
          <table:table-cell office:value-type="float" office:value="717" table:style-name="ce1">
            <text:p>717</text:p>
          </table:table-cell>
          <table:table-cell office:value-type="float" office:value="1.64379632573348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881481171" table:style-name="ce1">
            <text:p>5.7588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58344417E+18" table:style-name="ce1">
            <text:p>1.6438E+18</text:p>
          </table:table-cell>
          <table:table-cell office:value-type="float" office:value="718" table:style-name="ce1">
            <text:p>718</text:p>
          </table:table-cell>
          <table:table-cell office:value-type="float" office:value="1.64379632583346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787878036" table:style-name="ce1">
            <text:p>5.7578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59343997E+18" table:style-name="ce1">
            <text:p>1.6438E+18</text:p>
          </table:table-cell>
          <table:table-cell office:value-type="float" office:value="719" table:style-name="ce1">
            <text:p>719</text:p>
          </table:table-cell>
          <table:table-cell office:value-type="float" office:value="1.643796325933527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685310364" table:style-name="ce1">
            <text:p>5.7568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60345185E+18" table:style-name="ce1">
            <text:p>1.6438E+18</text:p>
          </table:table-cell>
          <table:table-cell office:value-type="float" office:value="720" table:style-name="ce1">
            <text:p>720</text:p>
          </table:table-cell>
          <table:table-cell office:value-type="float" office:value="1.64379632603344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732135773" table:style-name="ce1">
            <text:p>5.7573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61343468E+18" table:style-name="ce1">
            <text:p>1.6438E+18</text:p>
          </table:table-cell>
          <table:table-cell office:value-type="float" office:value="721" table:style-name="ce1">
            <text:p>721</text:p>
          </table:table-cell>
          <table:table-cell office:value-type="float" office:value="1.643796326133385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652933121" table:style-name="ce1">
            <text:p>5.7565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62344069E+18" table:style-name="ce1">
            <text:p>1.6438E+18</text:p>
          </table:table-cell>
          <table:table-cell office:value-type="float" office:value="722" table:style-name="ce1">
            <text:p>722</text:p>
          </table:table-cell>
          <table:table-cell office:value-type="float" office:value="1.643796326233522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553750992" table:style-name="ce1">
            <text:p>5.7555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63346929E+18" table:style-name="ce1">
            <text:p>1.6438E+18</text:p>
          </table:table-cell>
          <table:table-cell office:value-type="float" office:value="723" table:style-name="ce1">
            <text:p>723</text:p>
          </table:table-cell>
          <table:table-cell office:value-type="float" office:value="1.643796326333537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702571869" table:style-name="ce1">
            <text:p>5.7570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64343636E+18" table:style-name="ce1">
            <text:p>1.6438E+18</text:p>
          </table:table-cell>
          <table:table-cell office:value-type="float" office:value="724" table:style-name="ce1">
            <text:p>724</text:p>
          </table:table-cell>
          <table:table-cell office:value-type="float" office:value="1.643796326433490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65407753" table:style-name="ce1">
            <text:p>5756540775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65344535E+18" table:style-name="ce1">
            <text:p>1.6438E+18</text:p>
          </table:table-cell>
          <table:table-cell office:value-type="float" office:value="725" table:style-name="ce1">
            <text:p>725</text:p>
          </table:table-cell>
          <table:table-cell office:value-type="float" office:value="1.64379632653343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710296631" table:style-name="ce1">
            <text:p>5.757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66345318E+18" table:style-name="ce1">
            <text:p>1.6438E+18</text:p>
          </table:table-cell>
          <table:table-cell office:value-type="float" office:value="726" table:style-name="ce1">
            <text:p>726</text:p>
          </table:table-cell>
          <table:table-cell office:value-type="float" office:value="1.643796326633490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681352615" table:style-name="ce1">
            <text:p>5.7568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67342884E+18" table:style-name="ce1">
            <text:p>1.6438E+18</text:p>
          </table:table-cell>
          <table:table-cell office:value-type="float" office:value="727" table:style-name="ce1">
            <text:p>727</text:p>
          </table:table-cell>
          <table:table-cell office:value-type="float" office:value="1.643796326733521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637340546" table:style-name="ce1">
            <text:p>5.7563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68346493E+18" table:style-name="ce1">
            <text:p>1.6438E+18</text:p>
          </table:table-cell>
          <table:table-cell office:value-type="float" office:value="728" table:style-name="ce1">
            <text:p>728</text:p>
          </table:table-cell>
          <table:table-cell office:value-type="float" office:value="1.643796326833556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709056854" table:style-name="ce1">
            <text:p>5.7570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69343037E+18" table:style-name="ce1">
            <text:p>1.6438E+18</text:p>
          </table:table-cell>
          <table:table-cell office:value-type="float" office:value="729" table:style-name="ce1">
            <text:p>729</text:p>
          </table:table-cell>
          <table:table-cell office:value-type="float" office:value="1.643796326933446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694131851" table:style-name="ce1">
            <text:p>5.7569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70344829E+18" table:style-name="ce1">
            <text:p>1.6438E+18</text:p>
          </table:table-cell>
          <table:table-cell office:value-type="float" office:value="730" table:style-name="ce1">
            <text:p>730</text:p>
          </table:table-cell>
          <table:table-cell office:value-type="float" office:value="1.643796327033467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790548325" table:style-name="ce1">
            <text:p>5.7579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71344589E+18" table:style-name="ce1">
            <text:p>1.6438E+18</text:p>
          </table:table-cell>
          <table:table-cell office:value-type="float" office:value="731" table:style-name="ce1">
            <text:p>731</text:p>
          </table:table-cell>
          <table:table-cell office:value-type="float" office:value="1.643796327133709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801944733" table:style-name="ce1">
            <text:p>5.7580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72347085E+18" table:style-name="ce1">
            <text:p>1.6438E+18</text:p>
          </table:table-cell>
          <table:table-cell office:value-type="float" office:value="732" table:style-name="ce1">
            <text:p>732</text:p>
          </table:table-cell>
          <table:table-cell office:value-type="float" office:value="1.643796327233467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784444809" table:style-name="ce1">
            <text:p>5.7578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73346847E+18" table:style-name="ce1">
            <text:p>1.6438E+18</text:p>
          </table:table-cell>
          <table:table-cell office:value-type="float" office:value="733" table:style-name="ce1">
            <text:p>733</text:p>
          </table:table-cell>
          <table:table-cell office:value-type="float" office:value="1.643796327333498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871372223" table:style-name="ce1">
            <text:p>5.7587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74343657E+18" table:style-name="ce1">
            <text:p>1.6438E+18</text:p>
          </table:table-cell>
          <table:table-cell office:value-type="float" office:value="734" table:style-name="ce1">
            <text:p>734</text:p>
          </table:table-cell>
          <table:table-cell office:value-type="float" office:value="1.643796327433455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848579407" table:style-name="ce1">
            <text:p>5.7584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75349048E+18" table:style-name="ce1">
            <text:p>1.6438E+18</text:p>
          </table:table-cell>
          <table:table-cell office:value-type="float" office:value="735" table:style-name="ce1">
            <text:p>735</text:p>
          </table:table-cell>
          <table:table-cell office:value-type="float" office:value="1.643796327533512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958538055" table:style-name="ce1">
            <text:p>5.7595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76344343E+18" table:style-name="ce1">
            <text:p>1.6438E+18</text:p>
          </table:table-cell>
          <table:table-cell office:value-type="float" office:value="736" table:style-name="ce1">
            <text:p>736</text:p>
          </table:table-cell>
          <table:table-cell office:value-type="float" office:value="1.643796327633537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959253311" table:style-name="ce1">
            <text:p>5.7595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77345958E+18" table:style-name="ce1">
            <text:p>1.6438E+18</text:p>
          </table:table-cell>
          <table:table-cell office:value-type="float" office:value="737" table:style-name="ce1">
            <text:p>737</text:p>
          </table:table-cell>
          <table:table-cell office:value-type="float" office:value="1.643796327733500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938749313" table:style-name="ce1">
            <text:p>5.7593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78343844E+18" table:style-name="ce1">
            <text:p>1.6438E+18</text:p>
          </table:table-cell>
          <table:table-cell office:value-type="float" office:value="738" table:style-name="ce1">
            <text:p>738</text:p>
          </table:table-cell>
          <table:table-cell office:value-type="float" office:value="1.643796327833518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6036024094" table:style-name="ce1">
            <text:p>5.7603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7934645E+18" table:style-name="ce1">
            <text:p>1.6438E+18</text:p>
          </table:table-cell>
          <table:table-cell office:value-type="float" office:value="739" table:style-name="ce1">
            <text:p>739</text:p>
          </table:table-cell>
          <table:table-cell office:value-type="float" office:value="1.64379632793348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6020765305" table:style-name="ce1">
            <text:p>5.7602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80345641E+18" table:style-name="ce1">
            <text:p>1.6438E+18</text:p>
          </table:table-cell>
          <table:table-cell office:value-type="float" office:value="740" table:style-name="ce1">
            <text:p>740</text:p>
          </table:table-cell>
          <table:table-cell office:value-type="float" office:value="1.643796328033490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6071310043" table:style-name="ce1">
            <text:p>5.7607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81344955E+18" table:style-name="ce1">
            <text:p>1.6438E+18</text:p>
          </table:table-cell>
          <table:table-cell office:value-type="float" office:value="741" table:style-name="ce1">
            <text:p>741</text:p>
          </table:table-cell>
          <table:table-cell office:value-type="float" office:value="1.643796328133466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6054048538" table:style-name="ce1">
            <text:p>5.7605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82344486E+18" table:style-name="ce1">
            <text:p>1.6438E+18</text:p>
          </table:table-cell>
          <table:table-cell office:value-type="float" office:value="742" table:style-name="ce1">
            <text:p>742</text:p>
          </table:table-cell>
          <table:table-cell office:value-type="float" office:value="1.643796328233458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6020383835" table:style-name="ce1">
            <text:p>5.760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83347062E+18" table:style-name="ce1">
            <text:p>1.6438E+18</text:p>
          </table:table-cell>
          <table:table-cell office:value-type="float" office:value="743" table:style-name="ce1">
            <text:p>743</text:p>
          </table:table-cell>
          <table:table-cell office:value-type="float" office:value="1.64379632833350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6041412354" table:style-name="ce1">
            <text:p>5.7604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84345377E+18" table:style-name="ce1">
            <text:p>1.6438E+18</text:p>
          </table:table-cell>
          <table:table-cell office:value-type="float" office:value="744" table:style-name="ce1">
            <text:p>744</text:p>
          </table:table-cell>
          <table:table-cell office:value-type="float" office:value="1.643796328433423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99773407" table:style-name="ce1">
            <text:p>5759977340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85343798E+18" table:style-name="ce1">
            <text:p>1.6438E+18</text:p>
          </table:table-cell>
          <table:table-cell office:value-type="float" office:value="745" table:style-name="ce1">
            <text:p>745</text:p>
          </table:table-cell>
          <table:table-cell office:value-type="float" office:value="1.64379632853345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6017141342" table:style-name="ce1">
            <text:p>5.7601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86345339E+18" table:style-name="ce1">
            <text:p>1.6438E+18</text:p>
          </table:table-cell>
          <table:table-cell office:value-type="float" office:value="746" table:style-name="ce1">
            <text:p>746</text:p>
          </table:table-cell>
          <table:table-cell office:value-type="float" office:value="1.643796328633407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964450836" table:style-name="ce1">
            <text:p>5.7596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87343314E+18" table:style-name="ce1">
            <text:p>1.6438E+18</text:p>
          </table:table-cell>
          <table:table-cell office:value-type="float" office:value="747" table:style-name="ce1">
            <text:p>747</text:p>
          </table:table-cell>
          <table:table-cell office:value-type="float" office:value="1.643796328733414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886535645" table:style-name="ce1">
            <text:p>5.7588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88343373E+18" table:style-name="ce1">
            <text:p>1.6438E+18</text:p>
          </table:table-cell>
          <table:table-cell office:value-type="float" office:value="748" table:style-name="ce1">
            <text:p>748</text:p>
          </table:table-cell>
          <table:table-cell office:value-type="float" office:value="1.643796328833424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880479813" table:style-name="ce1">
            <text:p>5.758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89347594E+18" table:style-name="ce1">
            <text:p>1.6438E+18</text:p>
          </table:table-cell>
          <table:table-cell office:value-type="float" office:value="749" table:style-name="ce1">
            <text:p>749</text:p>
          </table:table-cell>
          <table:table-cell office:value-type="float" office:value="1.64379632893347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797271729" table:style-name="ce1">
            <text:p>5.7579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9034327E+18" table:style-name="ce1">
            <text:p>1.6438E+18</text:p>
          </table:table-cell>
          <table:table-cell office:value-type="float" office:value="750" table:style-name="ce1">
            <text:p>750</text:p>
          </table:table-cell>
          <table:table-cell office:value-type="float" office:value="1.643796329033552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80332756" table:style-name="ce1">
            <text:p>5758033275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91343247E+18" table:style-name="ce1">
            <text:p>1.6438E+18</text:p>
          </table:table-cell>
          <table:table-cell office:value-type="float" office:value="751" table:style-name="ce1">
            <text:p>751</text:p>
          </table:table-cell>
          <table:table-cell office:value-type="float" office:value="1.643796329133518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750732422" table:style-name="ce1">
            <text:p>5.7575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92347633E+18" table:style-name="ce1">
            <text:p>1.6438E+18</text:p>
          </table:table-cell>
          <table:table-cell office:value-type="float" office:value="752" table:style-name="ce1">
            <text:p>752</text:p>
          </table:table-cell>
          <table:table-cell office:value-type="float" office:value="1.643796329233510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693559647" table:style-name="ce1">
            <text:p>5.7569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9334239E+18" table:style-name="ce1">
            <text:p>1.6438E+18</text:p>
          </table:table-cell>
          <table:table-cell office:value-type="float" office:value="753" table:style-name="ce1">
            <text:p>753</text:p>
          </table:table-cell>
          <table:table-cell office:value-type="float" office:value="1.643796329333477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912094116" table:style-name="ce1">
            <text:p>5.7591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94344909E+18" table:style-name="ce1">
            <text:p>1.6438E+18</text:p>
          </table:table-cell>
          <table:table-cell office:value-type="float" office:value="754" table:style-name="ce1">
            <text:p>754</text:p>
          </table:table-cell>
          <table:table-cell office:value-type="float" office:value="1.643796329433453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952529907" table:style-name="ce1">
            <text:p>5.7595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95342569E+18" table:style-name="ce1">
            <text:p>1.6438E+18</text:p>
          </table:table-cell>
          <table:table-cell office:value-type="float" office:value="755" table:style-name="ce1">
            <text:p>755</text:p>
          </table:table-cell>
          <table:table-cell office:value-type="float" office:value="1.64379632953339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6035690308" table:style-name="ce1">
            <text:p>5.7603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96343232E+18" table:style-name="ce1">
            <text:p>1.6438E+18</text:p>
          </table:table-cell>
          <table:table-cell office:value-type="float" office:value="756" table:style-name="ce1">
            <text:p>756</text:p>
          </table:table-cell>
          <table:table-cell office:value-type="float" office:value="1.643796329633435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619834185" table:style-name="ce1">
            <text:p>-4.8862E+11</text:p>
          </table:table-cell>
          <table:table-cell office:value-type="float" office:value="579160737991" table:style-name="ce1">
            <text:p>5.7916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97344166E+18" table:style-name="ce1">
            <text:p>1.6438E+18</text:p>
          </table:table-cell>
          <table:table-cell office:value-type="float" office:value="757" table:style-name="ce1">
            <text:p>757</text:p>
          </table:table-cell>
          <table:table-cell office:value-type="float" office:value="1.64379632973346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619834185" table:style-name="ce1">
            <text:p>-4.8862E+11</text:p>
          </table:table-cell>
          <table:table-cell office:value-type="float" office:value="579208135605" table:style-name="ce1">
            <text:p>5.7920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98345267E+18" table:style-name="ce1">
            <text:p>1.6438E+18</text:p>
          </table:table-cell>
          <table:table-cell office:value-type="float" office:value="758" table:style-name="ce1">
            <text:p>758</text:p>
          </table:table-cell>
          <table:table-cell office:value-type="float" office:value="1.64379632983358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619834185" table:style-name="ce1">
            <text:p>-4.8862E+11</text:p>
          </table:table-cell>
          <table:table-cell office:value-type="float" office:value="579365348816" table:style-name="ce1">
            <text:p>5.7936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299347382E+18" table:style-name="ce1">
            <text:p>1.6438E+18</text:p>
          </table:table-cell>
          <table:table-cell office:value-type="float" office:value="759" table:style-name="ce1">
            <text:p>759</text:p>
          </table:table-cell>
          <table:table-cell office:value-type="float" office:value="1.643796329933536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619834185" table:style-name="ce1">
            <text:p>-4.8862E+11</text:p>
          </table:table-cell>
          <table:table-cell office:value-type="float" office:value="579412698746" table:style-name="ce1">
            <text:p>5.7941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00345454E+18" table:style-name="ce1">
            <text:p>1.6438E+18</text:p>
          </table:table-cell>
          <table:table-cell office:value-type="float" office:value="760" table:style-name="ce1">
            <text:p>760</text:p>
          </table:table-cell>
          <table:table-cell office:value-type="float" office:value="1.643796330033498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619834185" table:style-name="ce1">
            <text:p>-4.8862E+11</text:p>
          </table:table-cell>
          <table:table-cell office:value-type="float" office:value="579525661469" table:style-name="ce1">
            <text:p>5.7952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01345418E+18" table:style-name="ce1">
            <text:p>1.6438E+18</text:p>
          </table:table-cell>
          <table:table-cell office:value-type="float" office:value="761" table:style-name="ce1">
            <text:p>761</text:p>
          </table:table-cell>
          <table:table-cell office:value-type="float" office:value="1.643796330133517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619834185" table:style-name="ce1">
            <text:p>-4.8862E+11</text:p>
          </table:table-cell>
          <table:table-cell office:value-type="float" office:value="579564857483" table:style-name="ce1">
            <text:p>5.7956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0234294E+18" table:style-name="ce1">
            <text:p>1.6438E+18</text:p>
          </table:table-cell>
          <table:table-cell office:value-type="float" office:value="762" table:style-name="ce1">
            <text:p>762</text:p>
          </table:table-cell>
          <table:table-cell office:value-type="float" office:value="1.643796330233419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619834185" table:style-name="ce1">
            <text:p>-4.8862E+11</text:p>
          </table:table-cell>
          <table:table-cell office:value-type="float" office:value="579578971863" table:style-name="ce1">
            <text:p>5.7957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03344904E+18" table:style-name="ce1">
            <text:p>1.6438E+18</text:p>
          </table:table-cell>
          <table:table-cell office:value-type="float" office:value="763" table:style-name="ce1">
            <text:p>763</text:p>
          </table:table-cell>
          <table:table-cell office:value-type="float" office:value="1.64379633033346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619834185" table:style-name="ce1">
            <text:p>-4.8862E+11</text:p>
          </table:table-cell>
          <table:table-cell office:value-type="float" office:value="579705858231" table:style-name="ce1">
            <text:p>5.7970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04346721E+18" table:style-name="ce1">
            <text:p>1.6438E+18</text:p>
          </table:table-cell>
          <table:table-cell office:value-type="float" office:value="764" table:style-name="ce1">
            <text:p>764</text:p>
          </table:table-cell>
          <table:table-cell office:value-type="float" office:value="1.643796330433816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619834185" table:style-name="ce1">
            <text:p>-4.8862E+11</text:p>
          </table:table-cell>
          <table:table-cell office:value-type="float" office:value="579725074768" table:style-name="ce1">
            <text:p>5.7972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05346092E+18" table:style-name="ce1">
            <text:p>1.6438E+18</text:p>
          </table:table-cell>
          <table:table-cell office:value-type="float" office:value="765" table:style-name="ce1">
            <text:p>765</text:p>
          </table:table-cell>
          <table:table-cell office:value-type="float" office:value="1.64379633053353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619834185" table:style-name="ce1">
            <text:p>-4.8862E+11</text:p>
          </table:table-cell>
          <table:table-cell office:value-type="float" office:value="57981467247" table:style-name="ce1">
            <text:p>5798146724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06345155E+18" table:style-name="ce1">
            <text:p>1.6438E+18</text:p>
          </table:table-cell>
          <table:table-cell office:value-type="float" office:value="766" table:style-name="ce1">
            <text:p>766</text:p>
          </table:table-cell>
          <table:table-cell office:value-type="float" office:value="1.643796330633487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619834185" table:style-name="ce1">
            <text:p>-4.8862E+11</text:p>
          </table:table-cell>
          <table:table-cell office:value-type="float" office:value="579835796356" table:style-name="ce1">
            <text:p>5.7983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07348452E+18" table:style-name="ce1">
            <text:p>1.6438E+18</text:p>
          </table:table-cell>
          <table:table-cell office:value-type="float" office:value="767" table:style-name="ce1">
            <text:p>767</text:p>
          </table:table-cell>
          <table:table-cell office:value-type="float" office:value="1.643796330733582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619834185" table:style-name="ce1">
            <text:p>-4.8862E+11</text:p>
          </table:table-cell>
          <table:table-cell office:value-type="float" office:value="579835367203" table:style-name="ce1">
            <text:p>5.7983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08343345E+18" table:style-name="ce1">
            <text:p>1.6438E+18</text:p>
          </table:table-cell>
          <table:table-cell office:value-type="float" office:value="768" table:style-name="ce1">
            <text:p>768</text:p>
          </table:table-cell>
          <table:table-cell office:value-type="float" office:value="1.643796330833505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046510696" table:style-name="ce1">
            <text:p>5.8004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09342474E+18" table:style-name="ce1">
            <text:p>1.6438E+18</text:p>
          </table:table-cell>
          <table:table-cell office:value-type="float" office:value="769" table:style-name="ce1">
            <text:p>769</text:p>
          </table:table-cell>
          <table:table-cell office:value-type="float" office:value="1.643796330933537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087900162" table:style-name="ce1">
            <text:p>5.8008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10344369E+18" table:style-name="ce1">
            <text:p>1.6438E+18</text:p>
          </table:table-cell>
          <table:table-cell office:value-type="float" office:value="770" table:style-name="ce1">
            <text:p>770</text:p>
          </table:table-cell>
          <table:table-cell office:value-type="float" office:value="1.643796331033476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217552185" table:style-name="ce1">
            <text:p>5.8021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11342625E+18" table:style-name="ce1">
            <text:p>1.6438E+18</text:p>
          </table:table-cell>
          <table:table-cell office:value-type="float" office:value="771" table:style-name="ce1">
            <text:p>771</text:p>
          </table:table-cell>
          <table:table-cell office:value-type="float" office:value="1.64379633113349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2713871" table:style-name="ce1">
            <text:p>580271387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12342743E+18" table:style-name="ce1">
            <text:p>1.6438E+18</text:p>
          </table:table-cell>
          <table:table-cell office:value-type="float" office:value="772" table:style-name="ce1">
            <text:p>772</text:p>
          </table:table-cell>
          <table:table-cell office:value-type="float" office:value="1.64379633123349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298948288" table:style-name="ce1">
            <text:p>5.8029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13344553E+18" table:style-name="ce1">
            <text:p>1.6438E+18</text:p>
          </table:table-cell>
          <table:table-cell office:value-type="float" office:value="773" table:style-name="ce1">
            <text:p>773</text:p>
          </table:table-cell>
          <table:table-cell office:value-type="float" office:value="1.643796331333468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389642715" table:style-name="ce1">
            <text:p>5.803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14347356E+18" table:style-name="ce1">
            <text:p>1.6438E+18</text:p>
          </table:table-cell>
          <table:table-cell office:value-type="float" office:value="774" table:style-name="ce1">
            <text:p>774</text:p>
          </table:table-cell>
          <table:table-cell office:value-type="float" office:value="1.643796331433497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390644073" table:style-name="ce1">
            <text:p>5.8039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15344625E+18" table:style-name="ce1">
            <text:p>1.6438E+18</text:p>
          </table:table-cell>
          <table:table-cell office:value-type="float" office:value="775" table:style-name="ce1">
            <text:p>775</text:p>
          </table:table-cell>
          <table:table-cell office:value-type="float" office:value="1.643796331533498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461454391" table:style-name="ce1">
            <text:p>5.8046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16347049E+18" table:style-name="ce1">
            <text:p>1.6438E+18</text:p>
          </table:table-cell>
          <table:table-cell office:value-type="float" office:value="776" table:style-name="ce1">
            <text:p>776</text:p>
          </table:table-cell>
          <table:table-cell office:value-type="float" office:value="1.64379633163360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43756485" table:style-name="ce1">
            <text:p>5804375648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17346872E+18" table:style-name="ce1">
            <text:p>1.6438E+18</text:p>
          </table:table-cell>
          <table:table-cell office:value-type="float" office:value="777" table:style-name="ce1">
            <text:p>777</text:p>
          </table:table-cell>
          <table:table-cell office:value-type="float" office:value="1.643796331733495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384302139" table:style-name="ce1">
            <text:p>5.8038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18341847E+18" table:style-name="ce1">
            <text:p>1.6438E+18</text:p>
          </table:table-cell>
          <table:table-cell office:value-type="float" office:value="778" table:style-name="ce1">
            <text:p>778</text:p>
          </table:table-cell>
          <table:table-cell office:value-type="float" office:value="1.643796331833486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513238907" table:style-name="ce1">
            <text:p>5.8051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19344046E+18" table:style-name="ce1">
            <text:p>1.6438E+18</text:p>
          </table:table-cell>
          <table:table-cell office:value-type="float" office:value="779" table:style-name="ce1">
            <text:p>779</text:p>
          </table:table-cell>
          <table:table-cell office:value-type="float" office:value="1.643796331933479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478668213" table:style-name="ce1">
            <text:p>5.8047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20340818E+18" table:style-name="ce1">
            <text:p>1.6438E+18</text:p>
          </table:table-cell>
          <table:table-cell office:value-type="float" office:value="780" table:style-name="ce1">
            <text:p>780</text:p>
          </table:table-cell>
          <table:table-cell office:value-type="float" office:value="1.64379633203340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540323257" table:style-name="ce1">
            <text:p>5.805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21343475E+18" table:style-name="ce1">
            <text:p>1.6438E+18</text:p>
          </table:table-cell>
          <table:table-cell office:value-type="float" office:value="781" table:style-name="ce1">
            <text:p>781</text:p>
          </table:table-cell>
          <table:table-cell office:value-type="float" office:value="1.64379633213348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521965027" table:style-name="ce1">
            <text:p>5.8052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22347548E+18" table:style-name="ce1">
            <text:p>1.6438E+18</text:p>
          </table:table-cell>
          <table:table-cell office:value-type="float" office:value="782" table:style-name="ce1">
            <text:p>782</text:p>
          </table:table-cell>
          <table:table-cell office:value-type="float" office:value="1.64379633223355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485677719" table:style-name="ce1">
            <text:p>5.8048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23345567E+18" table:style-name="ce1">
            <text:p>1.6438E+18</text:p>
          </table:table-cell>
          <table:table-cell office:value-type="float" office:value="783" table:style-name="ce1">
            <text:p>783</text:p>
          </table:table-cell>
          <table:table-cell office:value-type="float" office:value="1.64379633233350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528926849" table:style-name="ce1">
            <text:p>5.8052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24346604E+18" table:style-name="ce1">
            <text:p>1.6438E+18</text:p>
          </table:table-cell>
          <table:table-cell office:value-type="float" office:value="784" table:style-name="ce1">
            <text:p>784</text:p>
          </table:table-cell>
          <table:table-cell office:value-type="float" office:value="1.643796332433446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494689941" table:style-name="ce1">
            <text:p>5.8049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25350003E+18" table:style-name="ce1">
            <text:p>1.6438E+18</text:p>
          </table:table-cell>
          <table:table-cell office:value-type="float" office:value="785" table:style-name="ce1">
            <text:p>785</text:p>
          </table:table-cell>
          <table:table-cell office:value-type="float" office:value="1.643796332533593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567598343" table:style-name="ce1">
            <text:p>5.8056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2634327E+18" table:style-name="ce1">
            <text:p>1.6438E+18</text:p>
          </table:table-cell>
          <table:table-cell office:value-type="float" office:value="786" table:style-name="ce1">
            <text:p>786</text:p>
          </table:table-cell>
          <table:table-cell office:value-type="float" office:value="1.643796332633462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55305481" table:style-name="ce1">
            <text:p>5805530548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27341053E+18" table:style-name="ce1">
            <text:p>1.6438E+18</text:p>
          </table:table-cell>
          <table:table-cell office:value-type="float" office:value="787" table:style-name="ce1">
            <text:p>787</text:p>
          </table:table-cell>
          <table:table-cell office:value-type="float" office:value="1.643796332733485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516195297" table:style-name="ce1">
            <text:p>5.8051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28346844E+18" table:style-name="ce1">
            <text:p>1.6438E+18</text:p>
          </table:table-cell>
          <table:table-cell office:value-type="float" office:value="788" table:style-name="ce1">
            <text:p>788</text:p>
          </table:table-cell>
          <table:table-cell office:value-type="float" office:value="1.64379633283350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61132431" table:style-name="ce1">
            <text:p>5806113243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2934154E+18" table:style-name="ce1">
            <text:p>1.6438E+18</text:p>
          </table:table-cell>
          <table:table-cell office:value-type="float" office:value="789" table:style-name="ce1">
            <text:p>789</text:p>
          </table:table-cell>
          <table:table-cell office:value-type="float" office:value="1.643796332933474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591154099" table:style-name="ce1">
            <text:p>5.8059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30344525E+18" table:style-name="ce1">
            <text:p>1.6438E+18</text:p>
          </table:table-cell>
          <table:table-cell office:value-type="float" office:value="790" table:style-name="ce1">
            <text:p>790</text:p>
          </table:table-cell>
          <table:table-cell office:value-type="float" office:value="1.643796333033466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756425858" table:style-name="ce1">
            <text:p>5.8075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31343624E+18" table:style-name="ce1">
            <text:p>1.6438E+18</text:p>
          </table:table-cell>
          <table:table-cell office:value-type="float" office:value="791" table:style-name="ce1">
            <text:p>791</text:p>
          </table:table-cell>
          <table:table-cell office:value-type="float" office:value="1.64379633313344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789470673" table:style-name="ce1">
            <text:p>5.8078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32342121E+18" table:style-name="ce1">
            <text:p>1.6438E+18</text:p>
          </table:table-cell>
          <table:table-cell office:value-type="float" office:value="792" table:style-name="ce1">
            <text:p>792</text:p>
          </table:table-cell>
          <table:table-cell office:value-type="float" office:value="1.64379633323347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807876587" table:style-name="ce1">
            <text:p>5.8080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33347487E+18" table:style-name="ce1">
            <text:p>1.6438E+18</text:p>
          </table:table-cell>
          <table:table-cell office:value-type="float" office:value="793" table:style-name="ce1">
            <text:p>793</text:p>
          </table:table-cell>
          <table:table-cell office:value-type="float" office:value="1.643796333333886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939722061" table:style-name="ce1">
            <text:p>5.809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34348032E+18" table:style-name="ce1">
            <text:p>1.6438E+18</text:p>
          </table:table-cell>
          <table:table-cell office:value-type="float" office:value="794" table:style-name="ce1">
            <text:p>794</text:p>
          </table:table-cell>
          <table:table-cell office:value-type="float" office:value="1.64379633343395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96575737" table:style-name="ce1">
            <text:p>5809657573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35344566E+18" table:style-name="ce1">
            <text:p>1.6438E+18</text:p>
          </table:table-cell>
          <table:table-cell office:value-type="float" office:value="795" table:style-name="ce1">
            <text:p>795</text:p>
          </table:table-cell>
          <table:table-cell office:value-type="float" office:value="1.643796333533592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1055259705" table:style-name="ce1">
            <text:p>5.8105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36343918E+18" table:style-name="ce1">
            <text:p>1.6438E+18</text:p>
          </table:table-cell>
          <table:table-cell office:value-type="float" office:value="796" table:style-name="ce1">
            <text:p>796</text:p>
          </table:table-cell>
          <table:table-cell office:value-type="float" office:value="1.643796333633444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1074714661" table:style-name="ce1">
            <text:p>5.8107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37342733E+18" table:style-name="ce1">
            <text:p>1.6438E+18</text:p>
          </table:table-cell>
          <table:table-cell office:value-type="float" office:value="797" table:style-name="ce1">
            <text:p>797</text:p>
          </table:table-cell>
          <table:table-cell office:value-type="float" office:value="1.64379633373341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1073570251" table:style-name="ce1">
            <text:p>5.8107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38344771E+18" table:style-name="ce1">
            <text:p>1.6438E+18</text:p>
          </table:table-cell>
          <table:table-cell office:value-type="float" office:value="798" table:style-name="ce1">
            <text:p>798</text:p>
          </table:table-cell>
          <table:table-cell office:value-type="float" office:value="1.643796333833404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1247711182" table:style-name="ce1">
            <text:p>5.8124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39346255E+18" table:style-name="ce1">
            <text:p>1.6438E+18</text:p>
          </table:table-cell>
          <table:table-cell office:value-type="float" office:value="799" table:style-name="ce1">
            <text:p>799</text:p>
          </table:table-cell>
          <table:table-cell office:value-type="float" office:value="1.64379633393350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127913475" table:style-name="ce1">
            <text:p>5812791347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40343409E+18" table:style-name="ce1">
            <text:p>1.6438E+18</text:p>
          </table:table-cell>
          <table:table-cell office:value-type="float" office:value="800" table:style-name="ce1">
            <text:p>800</text:p>
          </table:table-cell>
          <table:table-cell office:value-type="float" office:value="1.643796334033498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1359481812" table:style-name="ce1">
            <text:p>5.8135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41342956E+18" table:style-name="ce1">
            <text:p>1.6438E+18</text:p>
          </table:table-cell>
          <table:table-cell office:value-type="float" office:value="801" table:style-name="ce1">
            <text:p>801</text:p>
          </table:table-cell>
          <table:table-cell office:value-type="float" office:value="1.643796334133447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1384181976" table:style-name="ce1">
            <text:p>5.8138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42346012E+18" table:style-name="ce1">
            <text:p>1.6438E+18</text:p>
          </table:table-cell>
          <table:table-cell office:value-type="float" office:value="802" table:style-name="ce1">
            <text:p>802</text:p>
          </table:table-cell>
          <table:table-cell office:value-type="float" office:value="1.643796334233659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1381797791" table:style-name="ce1">
            <text:p>5.8138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43341294E+18" table:style-name="ce1">
            <text:p>1.6438E+18</text:p>
          </table:table-cell>
          <table:table-cell office:value-type="float" office:value="803" table:style-name="ce1">
            <text:p>803</text:p>
          </table:table-cell>
          <table:table-cell office:value-type="float" office:value="1.643796334333435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1495761871" table:style-name="ce1">
            <text:p>5.8149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44346752E+18" table:style-name="ce1">
            <text:p>1.6438E+18</text:p>
          </table:table-cell>
          <table:table-cell office:value-type="float" office:value="804" table:style-name="ce1">
            <text:p>804</text:p>
          </table:table-cell>
          <table:table-cell office:value-type="float" office:value="1.64379633443346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621404648" table:style-name="ce1">
            <text:p>5.8562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45341629E+18" table:style-name="ce1">
            <text:p>1.6438E+18</text:p>
          </table:table-cell>
          <table:table-cell office:value-type="float" office:value="805" table:style-name="ce1">
            <text:p>805</text:p>
          </table:table-cell>
          <table:table-cell office:value-type="float" office:value="1.643796334533529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647964478" table:style-name="ce1">
            <text:p>5.8564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46345536E+18" table:style-name="ce1">
            <text:p>1.6438E+18</text:p>
          </table:table-cell>
          <table:table-cell office:value-type="float" office:value="806" table:style-name="ce1">
            <text:p>806</text:p>
          </table:table-cell>
          <table:table-cell office:value-type="float" office:value="1.643796334633483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610389709" table:style-name="ce1">
            <text:p>5.856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47344548E+18" table:style-name="ce1">
            <text:p>1.6438E+18</text:p>
          </table:table-cell>
          <table:table-cell office:value-type="float" office:value="807" table:style-name="ce1">
            <text:p>807</text:p>
          </table:table-cell>
          <table:table-cell office:value-type="float" office:value="1.643796334733412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546159744" table:style-name="ce1">
            <text:p>5.8554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48347423E+18" table:style-name="ce1">
            <text:p>1.6438E+18</text:p>
          </table:table-cell>
          <table:table-cell office:value-type="float" office:value="808" table:style-name="ce1">
            <text:p>808</text:p>
          </table:table-cell>
          <table:table-cell office:value-type="float" office:value="1.643796334833456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724258423" table:style-name="ce1">
            <text:p>5.8572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49348081E+18" table:style-name="ce1">
            <text:p>1.6438E+18</text:p>
          </table:table-cell>
          <table:table-cell office:value-type="float" office:value="809" table:style-name="ce1">
            <text:p>809</text:p>
          </table:table-cell>
          <table:table-cell office:value-type="float" office:value="1.643796334933547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709190369" table:style-name="ce1">
            <text:p>5.8570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50346268E+18" table:style-name="ce1">
            <text:p>1.6438E+18</text:p>
          </table:table-cell>
          <table:table-cell office:value-type="float" office:value="810" table:style-name="ce1">
            <text:p>810</text:p>
          </table:table-cell>
          <table:table-cell office:value-type="float" office:value="1.64379633503348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749673843" table:style-name="ce1">
            <text:p>5.857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51341373E+18" table:style-name="ce1">
            <text:p>1.6438E+18</text:p>
          </table:table-cell>
          <table:table-cell office:value-type="float" office:value="811" table:style-name="ce1">
            <text:p>811</text:p>
          </table:table-cell>
          <table:table-cell office:value-type="float" office:value="1.643796335133462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717773438" table:style-name="ce1">
            <text:p>5.8571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523439E+18" table:style-name="ce1">
            <text:p>1.6438E+18</text:p>
          </table:table-cell>
          <table:table-cell office:value-type="float" office:value="812" table:style-name="ce1">
            <text:p>812</text:p>
          </table:table-cell>
          <table:table-cell office:value-type="float" office:value="1.643796335233530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6549263" table:style-name="ce1">
            <text:p>585654926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53343785E+18" table:style-name="ce1">
            <text:p>1.6438E+18</text:p>
          </table:table-cell>
          <table:table-cell office:value-type="float" office:value="813" table:style-name="ce1">
            <text:p>813</text:p>
          </table:table-cell>
          <table:table-cell office:value-type="float" office:value="1.643796335333498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646629333" table:style-name="ce1">
            <text:p>5.8564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54342185E+18" table:style-name="ce1">
            <text:p>1.6438E+18</text:p>
          </table:table-cell>
          <table:table-cell office:value-type="float" office:value="814" table:style-name="ce1">
            <text:p>814</text:p>
          </table:table-cell>
          <table:table-cell office:value-type="float" office:value="1.64379633543344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555744171" table:style-name="ce1">
            <text:p>5.8555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55342769E+18" table:style-name="ce1">
            <text:p>1.6438E+18</text:p>
          </table:table-cell>
          <table:table-cell office:value-type="float" office:value="815" table:style-name="ce1">
            <text:p>815</text:p>
          </table:table-cell>
          <table:table-cell office:value-type="float" office:value="1.643796335533432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61797142" table:style-name="ce1">
            <text:p>5856179714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5634455E+18" table:style-name="ce1">
            <text:p>1.6438E+18</text:p>
          </table:table-cell>
          <table:table-cell office:value-type="float" office:value="816" table:style-name="ce1">
            <text:p>816</text:p>
          </table:table-cell>
          <table:table-cell office:value-type="float" office:value="1.64379633563348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559988022" table:style-name="ce1">
            <text:p>5.855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57341443E+18" table:style-name="ce1">
            <text:p>1.6438E+18</text:p>
          </table:table-cell>
          <table:table-cell office:value-type="float" office:value="817" table:style-name="ce1">
            <text:p>817</text:p>
          </table:table-cell>
          <table:table-cell office:value-type="float" office:value="1.64379633573349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476064682" table:style-name="ce1">
            <text:p>5.8547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58342267E+18" table:style-name="ce1">
            <text:p>1.6438E+18</text:p>
          </table:table-cell>
          <table:table-cell office:value-type="float" office:value="818" table:style-name="ce1">
            <text:p>818</text:p>
          </table:table-cell>
          <table:table-cell office:value-type="float" office:value="1.643796335833511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461378098" table:style-name="ce1">
            <text:p>5.8546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5934614E+18" table:style-name="ce1">
            <text:p>1.6438E+18</text:p>
          </table:table-cell>
          <table:table-cell office:value-type="float" office:value="819" table:style-name="ce1">
            <text:p>819</text:p>
          </table:table-cell>
          <table:table-cell office:value-type="float" office:value="1.643796335933549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384225845" table:style-name="ce1">
            <text:p>5.8538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60342897E+18" table:style-name="ce1">
            <text:p>1.6438E+18</text:p>
          </table:table-cell>
          <table:table-cell office:value-type="float" office:value="820" table:style-name="ce1">
            <text:p>820</text:p>
          </table:table-cell>
          <table:table-cell office:value-type="float" office:value="1.64379633603348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353660583" table:style-name="ce1">
            <text:p>5.8535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6134615E+18" table:style-name="ce1">
            <text:p>1.6438E+18</text:p>
          </table:table-cell>
          <table:table-cell office:value-type="float" office:value="821" table:style-name="ce1">
            <text:p>821</text:p>
          </table:table-cell>
          <table:table-cell office:value-type="float" office:value="1.643796336133438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281896591" table:style-name="ce1">
            <text:p>5.8528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62342129E+18" table:style-name="ce1">
            <text:p>1.6438E+18</text:p>
          </table:table-cell>
          <table:table-cell office:value-type="float" office:value="822" table:style-name="ce1">
            <text:p>822</text:p>
          </table:table-cell>
          <table:table-cell office:value-type="float" office:value="1.643796336233434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200500488" table:style-name="ce1">
            <text:p>5.8520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633442E+18" table:style-name="ce1">
            <text:p>1.6438E+18</text:p>
          </table:table-cell>
          <table:table-cell office:value-type="float" office:value="823" table:style-name="ce1">
            <text:p>823</text:p>
          </table:table-cell>
          <table:table-cell office:value-type="float" office:value="1.643796336333453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401725769" table:style-name="ce1">
            <text:p>5.8540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64346061E+18" table:style-name="ce1">
            <text:p>1.6438E+18</text:p>
          </table:table-cell>
          <table:table-cell office:value-type="float" office:value="824" table:style-name="ce1">
            <text:p>824</text:p>
          </table:table-cell>
          <table:table-cell office:value-type="float" office:value="1.643796336433494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392808914" table:style-name="ce1">
            <text:p>5.8539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65350244E+18" table:style-name="ce1">
            <text:p>1.6438E+18</text:p>
          </table:table-cell>
          <table:table-cell office:value-type="float" office:value="825" table:style-name="ce1">
            <text:p>825</text:p>
          </table:table-cell>
          <table:table-cell office:value-type="float" office:value="1.643796336533435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454797745" table:style-name="ce1">
            <text:p>5.8545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66342751E+18" table:style-name="ce1">
            <text:p>1.6438E+18</text:p>
          </table:table-cell>
          <table:table-cell office:value-type="float" office:value="826" table:style-name="ce1">
            <text:p>826</text:p>
          </table:table-cell>
          <table:table-cell office:value-type="float" office:value="1.64379633663345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44626236" table:style-name="ce1">
            <text:p>5854462623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6734219E+18" table:style-name="ce1">
            <text:p>1.6438E+18</text:p>
          </table:table-cell>
          <table:table-cell office:value-type="float" office:value="827" table:style-name="ce1">
            <text:p>827</text:p>
          </table:table-cell>
          <table:table-cell office:value-type="float" office:value="1.643796336733426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422611237" table:style-name="ce1">
            <text:p>5.8542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68345172E+18" table:style-name="ce1">
            <text:p>1.6438E+18</text:p>
          </table:table-cell>
          <table:table-cell office:value-type="float" office:value="828" table:style-name="ce1">
            <text:p>828</text:p>
          </table:table-cell>
          <table:table-cell office:value-type="float" office:value="1.643796336833505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463047028" table:style-name="ce1">
            <text:p>5.8546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69341396E+18" table:style-name="ce1">
            <text:p>1.6438E+18</text:p>
          </table:table-cell>
          <table:table-cell office:value-type="float" office:value="829" table:style-name="ce1">
            <text:p>829</text:p>
          </table:table-cell>
          <table:table-cell office:value-type="float" office:value="1.6437963369334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443973541" table:style-name="ce1">
            <text:p>5.8544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70343898E+18" table:style-name="ce1">
            <text:p>1.6438E+18</text:p>
          </table:table-cell>
          <table:table-cell office:value-type="float" office:value="830" table:style-name="ce1">
            <text:p>830</text:p>
          </table:table-cell>
          <table:table-cell office:value-type="float" office:value="1.643796337033644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633230209" table:style-name="ce1">
            <text:p>5.8563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71344824E+18" table:style-name="ce1">
            <text:p>1.6438E+18</text:p>
          </table:table-cell>
          <table:table-cell office:value-type="float" office:value="831" table:style-name="ce1">
            <text:p>831</text:p>
          </table:table-cell>
          <table:table-cell office:value-type="float" office:value="1.64379633713354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687685013" table:style-name="ce1">
            <text:p>5.8568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72342326E+18" table:style-name="ce1">
            <text:p>1.6438E+18</text:p>
          </table:table-cell>
          <table:table-cell office:value-type="float" office:value="832" table:style-name="ce1">
            <text:p>832</text:p>
          </table:table-cell>
          <table:table-cell office:value-type="float" office:value="1.643796337233467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738706589" table:style-name="ce1">
            <text:p>5.8573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73347579E+18" table:style-name="ce1">
            <text:p>1.6438E+18</text:p>
          </table:table-cell>
          <table:table-cell office:value-type="float" office:value="833" table:style-name="ce1">
            <text:p>833</text:p>
          </table:table-cell>
          <table:table-cell office:value-type="float" office:value="1.643796337333539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923337936" table:style-name="ce1">
            <text:p>5.8592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74348134E+18" table:style-name="ce1">
            <text:p>1.6438E+18</text:p>
          </table:table-cell>
          <table:table-cell office:value-type="float" office:value="834" table:style-name="ce1">
            <text:p>834</text:p>
          </table:table-cell>
          <table:table-cell office:value-type="float" office:value="1.643796337433520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6017179489" table:style-name="ce1">
            <text:p>5.8601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7534527E+18" table:style-name="ce1">
            <text:p>1.6438E+18</text:p>
          </table:table-cell>
          <table:table-cell office:value-type="float" office:value="835" table:style-name="ce1">
            <text:p>835</text:p>
          </table:table-cell>
          <table:table-cell office:value-type="float" office:value="1.643796337533668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6248207092" table:style-name="ce1">
            <text:p>5.8624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76346785E+18" table:style-name="ce1">
            <text:p>1.6438E+18</text:p>
          </table:table-cell>
          <table:table-cell office:value-type="float" office:value="836" table:style-name="ce1">
            <text:p>836</text:p>
          </table:table-cell>
          <table:table-cell office:value-type="float" office:value="1.643796337633629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6385631561" table:style-name="ce1">
            <text:p>5.8638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77343273E+18" table:style-name="ce1">
            <text:p>1.6438E+18</text:p>
          </table:table-cell>
          <table:table-cell office:value-type="float" office:value="837" table:style-name="ce1">
            <text:p>837</text:p>
          </table:table-cell>
          <table:table-cell office:value-type="float" office:value="1.64379633773341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6496448517" table:style-name="ce1">
            <text:p>5.8649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7834486E+18" table:style-name="ce1">
            <text:p>1.6438E+18</text:p>
          </table:table-cell>
          <table:table-cell office:value-type="float" office:value="838" table:style-name="ce1">
            <text:p>838</text:p>
          </table:table-cell>
          <table:table-cell office:value-type="float" office:value="1.643796337833468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6643314362" table:style-name="ce1">
            <text:p>5.8664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79341962E+18" table:style-name="ce1">
            <text:p>1.6438E+18</text:p>
          </table:table-cell>
          <table:table-cell office:value-type="float" office:value="839" table:style-name="ce1">
            <text:p>839</text:p>
          </table:table-cell>
          <table:table-cell office:value-type="float" office:value="1.643796337933535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6700868607" table:style-name="ce1">
            <text:p>5.8670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80343224E+18" table:style-name="ce1">
            <text:p>1.6438E+18</text:p>
          </table:table-cell>
          <table:table-cell office:value-type="float" office:value="840" table:style-name="ce1">
            <text:p>840</text:p>
          </table:table-cell>
          <table:table-cell office:value-type="float" office:value="1.643796338033457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6766576767" table:style-name="ce1">
            <text:p>5.8676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81347709E+18" table:style-name="ce1">
            <text:p>1.6438E+18</text:p>
          </table:table-cell>
          <table:table-cell office:value-type="float" office:value="841" table:style-name="ce1">
            <text:p>841</text:p>
          </table:table-cell>
          <table:table-cell office:value-type="float" office:value="1.64379633813355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6768960953" table:style-name="ce1">
            <text:p>5.8676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82345485E+18" table:style-name="ce1">
            <text:p>1.6438E+18</text:p>
          </table:table-cell>
          <table:table-cell office:value-type="float" office:value="842" table:style-name="ce1">
            <text:p>842</text:p>
          </table:table-cell>
          <table:table-cell office:value-type="float" office:value="1.643796338233478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6736011505" table:style-name="ce1">
            <text:p>5.8673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83344983E+18" table:style-name="ce1">
            <text:p>1.6438E+18</text:p>
          </table:table-cell>
          <table:table-cell office:value-type="float" office:value="843" table:style-name="ce1">
            <text:p>843</text:p>
          </table:table-cell>
          <table:table-cell office:value-type="float" office:value="1.643796338333519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6738920212" table:style-name="ce1">
            <text:p>5.8673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84349819E+18" table:style-name="ce1">
            <text:p>1.6438E+18</text:p>
          </table:table-cell>
          <table:table-cell office:value-type="float" office:value="844" table:style-name="ce1">
            <text:p>844</text:p>
          </table:table-cell>
          <table:table-cell office:value-type="float" office:value="1.643796338434062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6677122116" table:style-name="ce1">
            <text:p>5.8667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85342244E+18" table:style-name="ce1">
            <text:p>1.6438E+18</text:p>
          </table:table-cell>
          <table:table-cell office:value-type="float" office:value="845" table:style-name="ce1">
            <text:p>845</text:p>
          </table:table-cell>
          <table:table-cell office:value-type="float" office:value="1.643796338533468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6738634109" table:style-name="ce1">
            <text:p>5.8673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86343857E+18" table:style-name="ce1">
            <text:p>1.6438E+18</text:p>
          </table:table-cell>
          <table:table-cell office:value-type="float" office:value="846" table:style-name="ce1">
            <text:p>846</text:p>
          </table:table-cell>
          <table:table-cell office:value-type="float" office:value="1.64379633863344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6707639694" table:style-name="ce1">
            <text:p>5.8670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87344929E+18" table:style-name="ce1">
            <text:p>1.6438E+18</text:p>
          </table:table-cell>
          <table:table-cell office:value-type="float" office:value="847" table:style-name="ce1">
            <text:p>847</text:p>
          </table:table-cell>
          <table:table-cell office:value-type="float" office:value="1.643796338733535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6650276184" table:style-name="ce1">
            <text:p>5.866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88342006E+18" table:style-name="ce1">
            <text:p>1.6438E+18</text:p>
          </table:table-cell>
          <table:table-cell office:value-type="float" office:value="848" table:style-name="ce1">
            <text:p>848</text:p>
          </table:table-cell>
          <table:table-cell office:value-type="float" office:value="1.643796338833470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6675977707" table:style-name="ce1">
            <text:p>5.8667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89342648E+18" table:style-name="ce1">
            <text:p>1.6438E+18</text:p>
          </table:table-cell>
          <table:table-cell office:value-type="float" office:value="849" table:style-name="ce1">
            <text:p>849</text:p>
          </table:table-cell>
          <table:table-cell office:value-type="float" office:value="1.643796338933402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6616802216" table:style-name="ce1">
            <text:p>5.8661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90341396E+18" table:style-name="ce1">
            <text:p>1.6438E+18</text:p>
          </table:table-cell>
          <table:table-cell office:value-type="float" office:value="850" table:style-name="ce1">
            <text:p>850</text:p>
          </table:table-cell>
          <table:table-cell office:value-type="float" office:value="1.643796339033516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6645269394" table:style-name="ce1">
            <text:p>5.8664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91346506E+18" table:style-name="ce1">
            <text:p>1.6438E+18</text:p>
          </table:table-cell>
          <table:table-cell office:value-type="float" office:value="851" table:style-name="ce1">
            <text:p>851</text:p>
          </table:table-cell>
          <table:table-cell office:value-type="float" office:value="1.643796339133525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2597103119" table:style-name="ce1">
            <text:p>5.9259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92343785E+18" table:style-name="ce1">
            <text:p>1.6438E+18</text:p>
          </table:table-cell>
          <table:table-cell office:value-type="float" office:value="852" table:style-name="ce1">
            <text:p>852</text:p>
          </table:table-cell>
          <table:table-cell office:value-type="float" office:value="1.643796339233454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2530965805" table:style-name="ce1">
            <text:p>5.9253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93348447E+18" table:style-name="ce1">
            <text:p>1.6438E+18</text:p>
          </table:table-cell>
          <table:table-cell office:value-type="float" office:value="853" table:style-name="ce1">
            <text:p>853</text:p>
          </table:table-cell>
          <table:table-cell office:value-type="float" office:value="1.643796339333498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2631483078" table:style-name="ce1">
            <text:p>5.9263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94343514E+18" table:style-name="ce1">
            <text:p>1.6438E+18</text:p>
          </table:table-cell>
          <table:table-cell office:value-type="float" office:value="854" table:style-name="ce1">
            <text:p>854</text:p>
          </table:table-cell>
          <table:table-cell office:value-type="float" office:value="1.643796339433517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2608833313" table:style-name="ce1">
            <text:p>5.9260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95346291E+18" table:style-name="ce1">
            <text:p>1.6438E+18</text:p>
          </table:table-cell>
          <table:table-cell office:value-type="float" office:value="855" table:style-name="ce1">
            <text:p>855</text:p>
          </table:table-cell>
          <table:table-cell office:value-type="float" office:value="1.64379633953346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265627861" table:style-name="ce1">
            <text:p>5926562786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96344294E+18" table:style-name="ce1">
            <text:p>1.6438E+18</text:p>
          </table:table-cell>
          <table:table-cell office:value-type="float" office:value="856" table:style-name="ce1">
            <text:p>856</text:p>
          </table:table-cell>
          <table:table-cell office:value-type="float" office:value="1.643796339633539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2645215988" table:style-name="ce1">
            <text:p>5.9264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97345216E+18" table:style-name="ce1">
            <text:p>1.6438E+18</text:p>
          </table:table-cell>
          <table:table-cell office:value-type="float" office:value="857" table:style-name="ce1">
            <text:p>857</text:p>
          </table:table-cell>
          <table:table-cell office:value-type="float" office:value="1.643796339733467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2620277405" table:style-name="ce1">
            <text:p>5.926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9834537E+18" table:style-name="ce1">
            <text:p>1.6438E+18</text:p>
          </table:table-cell>
          <table:table-cell office:value-type="float" office:value="858" table:style-name="ce1">
            <text:p>858</text:p>
          </table:table-cell>
          <table:table-cell office:value-type="float" office:value="1.643796339833520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2726564407" table:style-name="ce1">
            <text:p>5.9272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399341752E+18" table:style-name="ce1">
            <text:p>1.6438E+18</text:p>
          </table:table-cell>
          <table:table-cell office:value-type="float" office:value="859" table:style-name="ce1">
            <text:p>859</text:p>
          </table:table-cell>
          <table:table-cell office:value-type="float" office:value="1.643796339933427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271736145" table:style-name="ce1">
            <text:p>5927173614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00346304E+18" table:style-name="ce1">
            <text:p>1.6438E+18</text:p>
          </table:table-cell>
          <table:table-cell office:value-type="float" office:value="860" table:style-name="ce1">
            <text:p>860</text:p>
          </table:table-cell>
          <table:table-cell office:value-type="float" office:value="1.643796340033530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281835556" table:style-name="ce1">
            <text:p>5928183555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01345239E+18" table:style-name="ce1">
            <text:p>1.6438E+18</text:p>
          </table:table-cell>
          <table:table-cell office:value-type="float" office:value="861" table:style-name="ce1">
            <text:p>861</text:p>
          </table:table-cell>
          <table:table-cell office:value-type="float" office:value="1.643796340133435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2824697495" table:style-name="ce1">
            <text:p>5.9282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02346655E+18" table:style-name="ce1">
            <text:p>1.6438E+18</text:p>
          </table:table-cell>
          <table:table-cell office:value-type="float" office:value="862" table:style-name="ce1">
            <text:p>862</text:p>
          </table:table-cell>
          <table:table-cell office:value-type="float" office:value="1.643796340233510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279961586" table:style-name="ce1">
            <text:p>5927996158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03344151E+18" table:style-name="ce1">
            <text:p>1.6438E+18</text:p>
          </table:table-cell>
          <table:table-cell office:value-type="float" office:value="863" table:style-name="ce1">
            <text:p>863</text:p>
          </table:table-cell>
          <table:table-cell office:value-type="float" office:value="1.643796340333466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2822980881" table:style-name="ce1">
            <text:p>5.9282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04346191E+18" table:style-name="ce1">
            <text:p>1.6438E+18</text:p>
          </table:table-cell>
          <table:table-cell office:value-type="float" office:value="864" table:style-name="ce1">
            <text:p>864</text:p>
          </table:table-cell>
          <table:table-cell office:value-type="float" office:value="1.64379634043346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2764186859" table:style-name="ce1">
            <text:p>5.9276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05343685E+18" table:style-name="ce1">
            <text:p>1.6438E+18</text:p>
          </table:table-cell>
          <table:table-cell office:value-type="float" office:value="865" table:style-name="ce1">
            <text:p>865</text:p>
          </table:table-cell>
          <table:table-cell office:value-type="float" office:value="1.64379634053340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2848300934" table:style-name="ce1">
            <text:p>5.9284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06344622E+18" table:style-name="ce1">
            <text:p>1.6438E+18</text:p>
          </table:table-cell>
          <table:table-cell office:value-type="float" office:value="866" table:style-name="ce1">
            <text:p>866</text:p>
          </table:table-cell>
          <table:table-cell office:value-type="float" office:value="1.64379634063346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2808628082" table:style-name="ce1">
            <text:p>5.9280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07346644E+18" table:style-name="ce1">
            <text:p>1.6438E+18</text:p>
          </table:table-cell>
          <table:table-cell office:value-type="float" office:value="867" table:style-name="ce1">
            <text:p>867</text:p>
          </table:table-cell>
          <table:table-cell office:value-type="float" office:value="1.643796340733707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2747497559" table:style-name="ce1">
            <text:p>5.9274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08347113E+18" table:style-name="ce1">
            <text:p>1.6438E+18</text:p>
          </table:table-cell>
          <table:table-cell office:value-type="float" office:value="868" table:style-name="ce1">
            <text:p>868</text:p>
          </table:table-cell>
          <table:table-cell office:value-type="float" office:value="1.643796340833477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2714357376" table:style-name="ce1">
            <text:p>5.9271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09345439E+18" table:style-name="ce1">
            <text:p>1.6438E+18</text:p>
          </table:table-cell>
          <table:table-cell office:value-type="float" office:value="869" table:style-name="ce1">
            <text:p>869</text:p>
          </table:table-cell>
          <table:table-cell office:value-type="float" office:value="1.643796340933504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2647123337" table:style-name="ce1">
            <text:p>5.9264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1034274E+18" table:style-name="ce1">
            <text:p>1.6438E+18</text:p>
          </table:table-cell>
          <table:table-cell office:value-type="float" office:value="870" table:style-name="ce1">
            <text:p>870</text:p>
          </table:table-cell>
          <table:table-cell office:value-type="float" office:value="1.643796341033495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2765426636" table:style-name="ce1">
            <text:p>5.9276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11345178E+18" table:style-name="ce1">
            <text:p>1.6438E+18</text:p>
          </table:table-cell>
          <table:table-cell office:value-type="float" office:value="871" table:style-name="ce1">
            <text:p>871</text:p>
          </table:table-cell>
          <table:table-cell office:value-type="float" office:value="1.643796341133685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2780590057" table:style-name="ce1">
            <text:p>5.9278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12344125E+18" table:style-name="ce1">
            <text:p>1.6438E+18</text:p>
          </table:table-cell>
          <table:table-cell office:value-type="float" office:value="872" table:style-name="ce1">
            <text:p>872</text:p>
          </table:table-cell>
          <table:table-cell office:value-type="float" office:value="1.643796341233499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2784023285" table:style-name="ce1">
            <text:p>5.9278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13345393E+18" table:style-name="ce1">
            <text:p>1.6438E+18</text:p>
          </table:table-cell>
          <table:table-cell office:value-type="float" office:value="873" table:style-name="ce1">
            <text:p>873</text:p>
          </table:table-cell>
          <table:table-cell office:value-type="float" office:value="1.64379634133345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2899560928" table:style-name="ce1">
            <text:p>5.92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14344832E+18" table:style-name="ce1">
            <text:p>1.6438E+18</text:p>
          </table:table-cell>
          <table:table-cell office:value-type="float" office:value="874" table:style-name="ce1">
            <text:p>874</text:p>
          </table:table-cell>
          <table:table-cell office:value-type="float" office:value="1.643796341433574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2942380905" table:style-name="ce1">
            <text:p>5.9294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15344049E+18" table:style-name="ce1">
            <text:p>1.6438E+18</text:p>
          </table:table-cell>
          <table:table-cell office:value-type="float" office:value="875" table:style-name="ce1">
            <text:p>875</text:p>
          </table:table-cell>
          <table:table-cell office:value-type="float" office:value="1.643796341533467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3067121506" table:style-name="ce1">
            <text:p>5.9306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16347709E+18" table:style-name="ce1">
            <text:p>1.6438E+18</text:p>
          </table:table-cell>
          <table:table-cell office:value-type="float" office:value="876" table:style-name="ce1">
            <text:p>876</text:p>
          </table:table-cell>
          <table:table-cell office:value-type="float" office:value="1.643796341633433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3132734299" table:style-name="ce1">
            <text:p>5.9313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17343053E+18" table:style-name="ce1">
            <text:p>1.6438E+18</text:p>
          </table:table-cell>
          <table:table-cell office:value-type="float" office:value="877" table:style-name="ce1">
            <text:p>877</text:p>
          </table:table-cell>
          <table:table-cell office:value-type="float" office:value="1.643796341733490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317741394" table:style-name="ce1">
            <text:p>59317741394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18341975E+18" table:style-name="ce1">
            <text:p>1.6438E+18</text:p>
          </table:table-cell>
          <table:table-cell office:value-type="float" office:value="878" table:style-name="ce1">
            <text:p>878</text:p>
          </table:table-cell>
          <table:table-cell office:value-type="float" office:value="1.64379634183345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3353271484" table:style-name="ce1">
            <text:p>5.9335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19348252E+18" table:style-name="ce1">
            <text:p>1.6438E+18</text:p>
          </table:table-cell>
          <table:table-cell office:value-type="float" office:value="879" table:style-name="ce1">
            <text:p>879</text:p>
          </table:table-cell>
          <table:table-cell office:value-type="float" office:value="1.643796341933545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3412876129" table:style-name="ce1">
            <text:p>5.9341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20344986E+18" table:style-name="ce1">
            <text:p>1.6438E+18</text:p>
          </table:table-cell>
          <table:table-cell office:value-type="float" office:value="880" table:style-name="ce1">
            <text:p>880</text:p>
          </table:table-cell>
          <table:table-cell office:value-type="float" office:value="1.643796342033567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3530702591" table:style-name="ce1">
            <text:p>5.9353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21344983E+18" table:style-name="ce1">
            <text:p>1.6438E+18</text:p>
          </table:table-cell>
          <table:table-cell office:value-type="float" office:value="881" table:style-name="ce1">
            <text:p>881</text:p>
          </table:table-cell>
          <table:table-cell office:value-type="float" office:value="1.643796342133455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3564081192" table:style-name="ce1">
            <text:p>5.9356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22342659E+18" table:style-name="ce1">
            <text:p>1.6438E+18</text:p>
          </table:table-cell>
          <table:table-cell office:value-type="float" office:value="882" table:style-name="ce1">
            <text:p>882</text:p>
          </table:table-cell>
          <table:table-cell office:value-type="float" office:value="1.64379634223346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3557167053" table:style-name="ce1">
            <text:p>5.9355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23346478E+18" table:style-name="ce1">
            <text:p>1.6438E+18</text:p>
          </table:table-cell>
          <table:table-cell office:value-type="float" office:value="883" table:style-name="ce1">
            <text:p>883</text:p>
          </table:table-cell>
          <table:table-cell office:value-type="float" office:value="1.643796342333615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3624544144" table:style-name="ce1">
            <text:p>5.9362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24345628E+18" table:style-name="ce1">
            <text:p>1.6438E+18</text:p>
          </table:table-cell>
          <table:table-cell office:value-type="float" office:value="884" table:style-name="ce1">
            <text:p>884</text:p>
          </table:table-cell>
          <table:table-cell office:value-type="float" office:value="1.643796342433698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3595981598" table:style-name="ce1">
            <text:p>5.9359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2534412E+18" table:style-name="ce1">
            <text:p>1.6438E+18</text:p>
          </table:table-cell>
          <table:table-cell office:value-type="float" office:value="885" table:style-name="ce1">
            <text:p>885</text:p>
          </table:table-cell>
          <table:table-cell office:value-type="float" office:value="1.643796342533391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3688058853" table:style-name="ce1">
            <text:p>5.9368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26343762E+18" table:style-name="ce1">
            <text:p>1.6438E+18</text:p>
          </table:table-cell>
          <table:table-cell office:value-type="float" office:value="886" table:style-name="ce1">
            <text:p>886</text:p>
          </table:table-cell>
          <table:table-cell office:value-type="float" office:value="1.643796342633519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367556572" table:style-name="ce1">
            <text:p>5936755657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27345101E+18" table:style-name="ce1">
            <text:p>1.6438E+18</text:p>
          </table:table-cell>
          <table:table-cell office:value-type="float" office:value="887" table:style-name="ce1">
            <text:p>887</text:p>
          </table:table-cell>
          <table:table-cell office:value-type="float" office:value="1.643796342733524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3636608124" table:style-name="ce1">
            <text:p>5.9363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28344276E+18" table:style-name="ce1">
            <text:p>1.6438E+18</text:p>
          </table:table-cell>
          <table:table-cell office:value-type="float" office:value="888" table:style-name="ce1">
            <text:p>888</text:p>
          </table:table-cell>
          <table:table-cell office:value-type="float" office:value="1.643796342833484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3555450439" table:style-name="ce1">
            <text:p>5.9355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2934314E+18" table:style-name="ce1">
            <text:p>1.6438E+18</text:p>
          </table:table-cell>
          <table:table-cell office:value-type="float" office:value="889" table:style-name="ce1">
            <text:p>889</text:p>
          </table:table-cell>
          <table:table-cell office:value-type="float" office:value="1.64379634293347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3472480774" table:style-name="ce1">
            <text:p>5.9347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30342354E+18" table:style-name="ce1">
            <text:p>1.6438E+18</text:p>
          </table:table-cell>
          <table:table-cell office:value-type="float" office:value="890" table:style-name="ce1">
            <text:p>890</text:p>
          </table:table-cell>
          <table:table-cell office:value-type="float" office:value="1.64379634303348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3470811844" table:style-name="ce1">
            <text:p>5.9347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31341594E+18" table:style-name="ce1">
            <text:p>1.6438E+18</text:p>
          </table:table-cell>
          <table:table-cell office:value-type="float" office:value="891" table:style-name="ce1">
            <text:p>891</text:p>
          </table:table-cell>
          <table:table-cell office:value-type="float" office:value="1.643796343133400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3422222137" table:style-name="ce1">
            <text:p>5.9342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32343012E+18" table:style-name="ce1">
            <text:p>1.6438E+18</text:p>
          </table:table-cell>
          <table:table-cell office:value-type="float" office:value="892" table:style-name="ce1">
            <text:p>892</text:p>
          </table:table-cell>
          <table:table-cell office:value-type="float" office:value="1.643796343233524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3367767334" table:style-name="ce1">
            <text:p>5.9336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33343032E+18" table:style-name="ce1">
            <text:p>1.6438E+18</text:p>
          </table:table-cell>
          <table:table-cell office:value-type="float" office:value="893" table:style-name="ce1">
            <text:p>893</text:p>
          </table:table-cell>
          <table:table-cell office:value-type="float" office:value="1.643796343333458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3475484848" table:style-name="ce1">
            <text:p>5.9347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34347466E+18" table:style-name="ce1">
            <text:p>1.6438E+18</text:p>
          </table:table-cell>
          <table:table-cell office:value-type="float" office:value="894" table:style-name="ce1">
            <text:p>894</text:p>
          </table:table-cell>
          <table:table-cell office:value-type="float" office:value="1.643796343433773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3472766876" table:style-name="ce1">
            <text:p>5.9347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35346824E+18" table:style-name="ce1">
            <text:p>1.6438E+18</text:p>
          </table:table-cell>
          <table:table-cell office:value-type="float" office:value="895" table:style-name="ce1">
            <text:p>895</text:p>
          </table:table-cell>
          <table:table-cell office:value-type="float" office:value="1.643796343533616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3558740616" table:style-name="ce1">
            <text:p>5.9355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36345989E+18" table:style-name="ce1">
            <text:p>1.6438E+18</text:p>
          </table:table-cell>
          <table:table-cell office:value-type="float" office:value="896" table:style-name="ce1">
            <text:p>896</text:p>
          </table:table-cell>
          <table:table-cell office:value-type="float" office:value="1.643796343633474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3566703796" table:style-name="ce1">
            <text:p>5.9356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37346893E+18" table:style-name="ce1">
            <text:p>1.6438E+18</text:p>
          </table:table-cell>
          <table:table-cell office:value-type="float" office:value="897" table:style-name="ce1">
            <text:p>897</text:p>
          </table:table-cell>
          <table:table-cell office:value-type="float" office:value="1.64379634373345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3544149399" table:style-name="ce1">
            <text:p>5.9354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38342966E+18" table:style-name="ce1">
            <text:p>1.6438E+18</text:p>
          </table:table-cell>
          <table:table-cell office:value-type="float" office:value="898" table:style-name="ce1">
            <text:p>898</text:p>
          </table:table-cell>
          <table:table-cell office:value-type="float" office:value="1.643796343833466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3649816513" table:style-name="ce1">
            <text:p>5.936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39343898E+18" table:style-name="ce1">
            <text:p>1.6438E+18</text:p>
          </table:table-cell>
          <table:table-cell office:value-type="float" office:value="899" table:style-name="ce1">
            <text:p>899</text:p>
          </table:table-cell>
          <table:table-cell office:value-type="float" office:value="1.64379634393347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6750354767" table:style-name="ce1">
            <text:p>5.967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40343805E+18" table:style-name="ce1">
            <text:p>1.6438E+18</text:p>
          </table:table-cell>
          <table:table-cell office:value-type="float" office:value="900" table:style-name="ce1">
            <text:p>900</text:p>
          </table:table-cell>
          <table:table-cell office:value-type="float" office:value="1.64379634403345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6775245667" table:style-name="ce1">
            <text:p>5.9677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41342282E+18" table:style-name="ce1">
            <text:p>1.6438E+18</text:p>
          </table:table-cell>
          <table:table-cell office:value-type="float" office:value="901" table:style-name="ce1">
            <text:p>901</text:p>
          </table:table-cell>
          <table:table-cell office:value-type="float" office:value="1.643796344133387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6790075302" table:style-name="ce1">
            <text:p>5.967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42346286E+18" table:style-name="ce1">
            <text:p>1.6438E+18</text:p>
          </table:table-cell>
          <table:table-cell office:value-type="float" office:value="902" table:style-name="ce1">
            <text:p>902</text:p>
          </table:table-cell>
          <table:table-cell office:value-type="float" office:value="1.643796344233486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6802473068" table:style-name="ce1">
            <text:p>5.9680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43345124E+18" table:style-name="ce1">
            <text:p>1.6438E+18</text:p>
          </table:table-cell>
          <table:table-cell office:value-type="float" office:value="903" table:style-name="ce1">
            <text:p>903</text:p>
          </table:table-cell>
          <table:table-cell office:value-type="float" office:value="1.643796344333445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6988916397" table:style-name="ce1">
            <text:p>5.9698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4434369E+18" table:style-name="ce1">
            <text:p>1.6438E+18</text:p>
          </table:table-cell>
          <table:table-cell office:value-type="float" office:value="904" table:style-name="ce1">
            <text:p>904</text:p>
          </table:table-cell>
          <table:table-cell office:value-type="float" office:value="1.64379634443361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03669548" table:style-name="ce1">
            <text:p>5970366954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45345024E+18" table:style-name="ce1">
            <text:p>1.6438E+18</text:p>
          </table:table-cell>
          <table:table-cell office:value-type="float" office:value="905" table:style-name="ce1">
            <text:p>905</text:p>
          </table:table-cell>
          <table:table-cell office:value-type="float" office:value="1.643796344533556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173833847" table:style-name="ce1">
            <text:p>5.9717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46343311E+18" table:style-name="ce1">
            <text:p>1.6438E+18</text:p>
          </table:table-cell>
          <table:table-cell office:value-type="float" office:value="906" table:style-name="ce1">
            <text:p>906</text:p>
          </table:table-cell>
          <table:table-cell office:value-type="float" office:value="1.643796344633483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224664688" table:style-name="ce1">
            <text:p>5.9722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47346153E+18" table:style-name="ce1">
            <text:p>1.6438E+18</text:p>
          </table:table-cell>
          <table:table-cell office:value-type="float" office:value="907" table:style-name="ce1">
            <text:p>907</text:p>
          </table:table-cell>
          <table:table-cell office:value-type="float" office:value="1.643796344733550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238349915" table:style-name="ce1">
            <text:p>5.9723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48344036E+18" table:style-name="ce1">
            <text:p>1.6438E+18</text:p>
          </table:table-cell>
          <table:table-cell office:value-type="float" office:value="908" table:style-name="ce1">
            <text:p>908</text:p>
          </table:table-cell>
          <table:table-cell office:value-type="float" office:value="1.643796344833479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245836258" table:style-name="ce1">
            <text:p>5.9724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49344906E+18" table:style-name="ce1">
            <text:p>1.6438E+18</text:p>
          </table:table-cell>
          <table:table-cell office:value-type="float" office:value="909" table:style-name="ce1">
            <text:p>909</text:p>
          </table:table-cell>
          <table:table-cell office:value-type="float" office:value="1.64379634493346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213840485" table:style-name="ce1">
            <text:p>5.9721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50340803E+18" table:style-name="ce1">
            <text:p>1.6438E+18</text:p>
          </table:table-cell>
          <table:table-cell office:value-type="float" office:value="910" table:style-name="ce1">
            <text:p>910</text:p>
          </table:table-cell>
          <table:table-cell office:value-type="float" office:value="1.643796345033446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319602966" table:style-name="ce1">
            <text:p>5.973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51346035E+18" table:style-name="ce1">
            <text:p>1.6438E+18</text:p>
          </table:table-cell>
          <table:table-cell office:value-type="float" office:value="911" table:style-name="ce1">
            <text:p>911</text:p>
          </table:table-cell>
          <table:table-cell office:value-type="float" office:value="1.643796345133496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33505249" table:style-name="ce1">
            <text:p>59733505249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52344635E+18" table:style-name="ce1">
            <text:p>1.6438E+18</text:p>
          </table:table-cell>
          <table:table-cell office:value-type="float" office:value="912" table:style-name="ce1">
            <text:p>912</text:p>
          </table:table-cell>
          <table:table-cell office:value-type="float" office:value="1.643796345233529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329711914" table:style-name="ce1">
            <text:p>5.973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53344315E+18" table:style-name="ce1">
            <text:p>1.6438E+18</text:p>
          </table:table-cell>
          <table:table-cell office:value-type="float" office:value="913" table:style-name="ce1">
            <text:p>913</text:p>
          </table:table-cell>
          <table:table-cell office:value-type="float" office:value="1.643796345333584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367811203" table:style-name="ce1">
            <text:p>5.9736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54348186E+18" table:style-name="ce1">
            <text:p>1.6438E+18</text:p>
          </table:table-cell>
          <table:table-cell office:value-type="float" office:value="914" table:style-name="ce1">
            <text:p>914</text:p>
          </table:table-cell>
          <table:table-cell office:value-type="float" office:value="1.643796345433687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35956192" table:style-name="ce1">
            <text:p>5973595619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55342822E+18" table:style-name="ce1">
            <text:p>1.6438E+18</text:p>
          </table:table-cell>
          <table:table-cell office:value-type="float" office:value="915" table:style-name="ce1">
            <text:p>915</text:p>
          </table:table-cell>
          <table:table-cell office:value-type="float" office:value="1.643796345533446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434568405" table:style-name="ce1">
            <text:p>5.9743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56342346E+18" table:style-name="ce1">
            <text:p>1.6438E+18</text:p>
          </table:table-cell>
          <table:table-cell office:value-type="float" office:value="916" table:style-name="ce1">
            <text:p>916</text:p>
          </table:table-cell>
          <table:table-cell office:value-type="float" office:value="1.643796345633400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445201874" table:style-name="ce1">
            <text:p>5.9744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57344077E+18" table:style-name="ce1">
            <text:p>1.6438E+18</text:p>
          </table:table-cell>
          <table:table-cell office:value-type="float" office:value="917" table:style-name="ce1">
            <text:p>917</text:p>
          </table:table-cell>
          <table:table-cell office:value-type="float" office:value="1.643796345733654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441577911" table:style-name="ce1">
            <text:p>5.9744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58343744E+18" table:style-name="ce1">
            <text:p>1.6438E+18</text:p>
          </table:table-cell>
          <table:table-cell office:value-type="float" office:value="918" table:style-name="ce1">
            <text:p>918</text:p>
          </table:table-cell>
          <table:table-cell office:value-type="float" office:value="1.64379634583346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527742386" table:style-name="ce1">
            <text:p>5.9752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59345331E+18" table:style-name="ce1">
            <text:p>1.6438E+18</text:p>
          </table:table-cell>
          <table:table-cell office:value-type="float" office:value="919" table:style-name="ce1">
            <text:p>919</text:p>
          </table:table-cell>
          <table:table-cell office:value-type="float" office:value="1.643796345933517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521209717" table:style-name="ce1">
            <text:p>5.9752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6034313E+18" table:style-name="ce1">
            <text:p>1.6438E+18</text:p>
          </table:table-cell>
          <table:table-cell office:value-type="float" office:value="920" table:style-name="ce1">
            <text:p>920</text:p>
          </table:table-cell>
          <table:table-cell office:value-type="float" office:value="1.643796346033454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66163826" table:style-name="ce1">
            <text:p>5976616382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61344515E+18" table:style-name="ce1">
            <text:p>1.6438E+18</text:p>
          </table:table-cell>
          <table:table-cell office:value-type="float" office:value="921" table:style-name="ce1">
            <text:p>921</text:p>
          </table:table-cell>
          <table:table-cell office:value-type="float" office:value="1.643796346133445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706842422" table:style-name="ce1">
            <text:p>5.9770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62344084E+18" table:style-name="ce1">
            <text:p>1.6438E+18</text:p>
          </table:table-cell>
          <table:table-cell office:value-type="float" office:value="922" table:style-name="ce1">
            <text:p>922</text:p>
          </table:table-cell>
          <table:table-cell office:value-type="float" office:value="1.643796346233445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721242905" table:style-name="ce1">
            <text:p>5.9772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63345393E+18" table:style-name="ce1">
            <text:p>1.6438E+18</text:p>
          </table:table-cell>
          <table:table-cell office:value-type="float" office:value="923" table:style-name="ce1">
            <text:p>923</text:p>
          </table:table-cell>
          <table:table-cell office:value-type="float" office:value="1.6437963463335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852277756" table:style-name="ce1">
            <text:p>5.9785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64344161E+18" table:style-name="ce1">
            <text:p>1.6438E+18</text:p>
          </table:table-cell>
          <table:table-cell office:value-type="float" office:value="924" table:style-name="ce1">
            <text:p>924</text:p>
          </table:table-cell>
          <table:table-cell office:value-type="float" office:value="1.643796346433430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87402153" table:style-name="ce1">
            <text:p>5978740215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65344361E+18" table:style-name="ce1">
            <text:p>1.6438E+18</text:p>
          </table:table-cell>
          <table:table-cell office:value-type="float" office:value="925" table:style-name="ce1">
            <text:p>925</text:p>
          </table:table-cell>
          <table:table-cell office:value-type="float" office:value="1.64379634653346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92675972" table:style-name="ce1">
            <text:p>5979267597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66346647E+18" table:style-name="ce1">
            <text:p>1.6438E+18</text:p>
          </table:table-cell>
          <table:table-cell office:value-type="float" office:value="926" table:style-name="ce1">
            <text:p>926</text:p>
          </table:table-cell>
          <table:table-cell office:value-type="float" office:value="1.643796346633650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933530807" table:style-name="ce1">
            <text:p>5.9793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67347492E+18" table:style-name="ce1">
            <text:p>1.6438E+18</text:p>
          </table:table-cell>
          <table:table-cell office:value-type="float" office:value="927" table:style-name="ce1">
            <text:p>927</text:p>
          </table:table-cell>
          <table:table-cell office:value-type="float" office:value="1.643796346733614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920942307" table:style-name="ce1">
            <text:p>5.9792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68344141E+18" table:style-name="ce1">
            <text:p>1.6438E+18</text:p>
          </table:table-cell>
          <table:table-cell office:value-type="float" office:value="928" table:style-name="ce1">
            <text:p>928</text:p>
          </table:table-cell>
          <table:table-cell office:value-type="float" office:value="1.643796346833465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950553894" table:style-name="ce1">
            <text:p>5.9795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69348436E+18" table:style-name="ce1">
            <text:p>1.6438E+18</text:p>
          </table:table-cell>
          <table:table-cell office:value-type="float" office:value="929" table:style-name="ce1">
            <text:p>929</text:p>
          </table:table-cell>
          <table:table-cell office:value-type="float" office:value="1.643796346933542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928762436" table:style-name="ce1">
            <text:p>5.9792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70343972E+18" table:style-name="ce1">
            <text:p>1.6438E+18</text:p>
          </table:table-cell>
          <table:table-cell office:value-type="float" office:value="930" table:style-name="ce1">
            <text:p>930</text:p>
          </table:table-cell>
          <table:table-cell office:value-type="float" office:value="1.643796347033605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8057413101" table:style-name="ce1">
            <text:p>5.9805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71346209E+18" table:style-name="ce1">
            <text:p>1.6438E+18</text:p>
          </table:table-cell>
          <table:table-cell office:value-type="float" office:value="931" table:style-name="ce1">
            <text:p>931</text:p>
          </table:table-cell>
          <table:table-cell office:value-type="float" office:value="1.643796347133487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8078584671" table:style-name="ce1">
            <text:p>5.9807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72340849E+18" table:style-name="ce1">
            <text:p>1.6438E+18</text:p>
          </table:table-cell>
          <table:table-cell office:value-type="float" office:value="932" table:style-name="ce1">
            <text:p>932</text:p>
          </table:table-cell>
          <table:table-cell office:value-type="float" office:value="1.643796347233395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8090219498" table:style-name="ce1">
            <text:p>5.980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73349783E+18" table:style-name="ce1">
            <text:p>1.6438E+18</text:p>
          </table:table-cell>
          <table:table-cell office:value-type="float" office:value="933" table:style-name="ce1">
            <text:p>933</text:p>
          </table:table-cell>
          <table:table-cell office:value-type="float" office:value="1.643796347333848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8171281815" table:style-name="ce1">
            <text:p>5.9817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74341471E+18" table:style-name="ce1">
            <text:p>1.6438E+18</text:p>
          </table:table-cell>
          <table:table-cell office:value-type="float" office:value="934" table:style-name="ce1">
            <text:p>934</text:p>
          </table:table-cell>
          <table:table-cell office:value-type="float" office:value="1.64379634743338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8213243484" table:style-name="ce1">
            <text:p>5.9821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75345677E+18" table:style-name="ce1">
            <text:p>1.6438E+18</text:p>
          </table:table-cell>
          <table:table-cell office:value-type="float" office:value="935" table:style-name="ce1">
            <text:p>935</text:p>
          </table:table-cell>
          <table:table-cell office:value-type="float" office:value="1.643796347533902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8392677307" table:style-name="ce1">
            <text:p>5.9839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7634389E+18" table:style-name="ce1">
            <text:p>1.6438E+18</text:p>
          </table:table-cell>
          <table:table-cell office:value-type="float" office:value="936" table:style-name="ce1">
            <text:p>936</text:p>
          </table:table-cell>
          <table:table-cell office:value-type="float" office:value="1.64379634763359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8501873016" table:style-name="ce1">
            <text:p>5.9850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77347889E+18" table:style-name="ce1">
            <text:p>1.6438E+18</text:p>
          </table:table-cell>
          <table:table-cell office:value-type="float" office:value="937" table:style-name="ce1">
            <text:p>937</text:p>
          </table:table-cell>
          <table:table-cell office:value-type="float" office:value="1.643796347733586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8600196838" table:style-name="ce1">
            <text:p>5.98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78345807E+18" table:style-name="ce1">
            <text:p>1.6438E+18</text:p>
          </table:table-cell>
          <table:table-cell office:value-type="float" office:value="938" table:style-name="ce1">
            <text:p>938</text:p>
          </table:table-cell>
          <table:table-cell office:value-type="float" office:value="1.643796347833470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8919010162" table:style-name="ce1">
            <text:p>5.9891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79342362E+18" table:style-name="ce1">
            <text:p>1.6438E+18</text:p>
          </table:table-cell>
          <table:table-cell office:value-type="float" office:value="939" table:style-name="ce1">
            <text:p>939</text:p>
          </table:table-cell>
          <table:table-cell office:value-type="float" office:value="1.643796347933495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9072504044" table:style-name="ce1">
            <text:p>5.9907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80346673E+18" table:style-name="ce1">
            <text:p>1.6438E+18</text:p>
          </table:table-cell>
          <table:table-cell office:value-type="float" office:value="940" table:style-name="ce1">
            <text:p>940</text:p>
          </table:table-cell>
          <table:table-cell office:value-type="float" office:value="1.643796348033637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9251270294" table:style-name="ce1">
            <text:p>5.9925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81342433E+18" table:style-name="ce1">
            <text:p>1.6438E+18</text:p>
          </table:table-cell>
          <table:table-cell office:value-type="float" office:value="941" table:style-name="ce1">
            <text:p>941</text:p>
          </table:table-cell>
          <table:table-cell office:value-type="float" office:value="1.643796348133452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9367570877" table:style-name="ce1">
            <text:p>5.9936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82341855E+18" table:style-name="ce1">
            <text:p>1.6438E+18</text:p>
          </table:table-cell>
          <table:table-cell office:value-type="float" office:value="942" table:style-name="ce1">
            <text:p>942</text:p>
          </table:table-cell>
          <table:table-cell office:value-type="float" office:value="1.643796348233447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9451208115" table:style-name="ce1">
            <text:p>5.9945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833442E+18" table:style-name="ce1">
            <text:p>1.6438E+18</text:p>
          </table:table-cell>
          <table:table-cell office:value-type="float" office:value="943" table:style-name="ce1">
            <text:p>943</text:p>
          </table:table-cell>
          <table:table-cell office:value-type="float" office:value="1.643796348333522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9622583389" table:style-name="ce1">
            <text:p>5.9962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84341381E+18" table:style-name="ce1">
            <text:p>1.6438E+18</text:p>
          </table:table-cell>
          <table:table-cell office:value-type="float" office:value="944" table:style-name="ce1">
            <text:p>944</text:p>
          </table:table-cell>
          <table:table-cell office:value-type="float" office:value="1.643796348433455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9693775177" table:style-name="ce1">
            <text:p>5.9969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85345065E+18" table:style-name="ce1">
            <text:p>1.6438E+18</text:p>
          </table:table-cell>
          <table:table-cell office:value-type="float" office:value="945" table:style-name="ce1">
            <text:p>945</text:p>
          </table:table-cell>
          <table:table-cell office:value-type="float" office:value="1.643796348533497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2683448792" table:style-name="ce1">
            <text:p>6.0268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86345713E+18" table:style-name="ce1">
            <text:p>1.6438E+18</text:p>
          </table:table-cell>
          <table:table-cell office:value-type="float" office:value="946" table:style-name="ce1">
            <text:p>946</text:p>
          </table:table-cell>
          <table:table-cell office:value-type="float" office:value="1.643796348633608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2717208862" table:style-name="ce1">
            <text:p>6.0271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87337971E+18" table:style-name="ce1">
            <text:p>1.6438E+18</text:p>
          </table:table-cell>
          <table:table-cell office:value-type="float" office:value="947" table:style-name="ce1">
            <text:p>947</text:p>
          </table:table-cell>
          <table:table-cell office:value-type="float" office:value="1.643796348733392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272731781" table:style-name="ce1">
            <text:p>6027273178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88342075E+18" table:style-name="ce1">
            <text:p>1.6438E+18</text:p>
          </table:table-cell>
          <table:table-cell office:value-type="float" office:value="948" table:style-name="ce1">
            <text:p>948</text:p>
          </table:table-cell>
          <table:table-cell office:value-type="float" office:value="1.643796348833344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2898550034" table:style-name="ce1">
            <text:p>6.0289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89343621E+18" table:style-name="ce1">
            <text:p>1.6438E+18</text:p>
          </table:table-cell>
          <table:table-cell office:value-type="float" office:value="949" table:style-name="ce1">
            <text:p>949</text:p>
          </table:table-cell>
          <table:table-cell office:value-type="float" office:value="1.64379634893346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295176506" table:style-name="ce1">
            <text:p>6029517650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90342408E+18" table:style-name="ce1">
            <text:p>1.6438E+18</text:p>
          </table:table-cell>
          <table:table-cell office:value-type="float" office:value="950" table:style-name="ce1">
            <text:p>950</text:p>
          </table:table-cell>
          <table:table-cell office:value-type="float" office:value="1.643796349033509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3070354462" table:style-name="ce1">
            <text:p>6.030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91344458E+18" table:style-name="ce1">
            <text:p>1.6438E+18</text:p>
          </table:table-cell>
          <table:table-cell office:value-type="float" office:value="951" table:style-name="ce1">
            <text:p>951</text:p>
          </table:table-cell>
          <table:table-cell office:value-type="float" office:value="1.643796349133403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3147172928" table:style-name="ce1">
            <text:p>6.0314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92342467E+18" table:style-name="ce1">
            <text:p>1.6438E+18</text:p>
          </table:table-cell>
          <table:table-cell office:value-type="float" office:value="952" table:style-name="ce1">
            <text:p>952</text:p>
          </table:table-cell>
          <table:table-cell office:value-type="float" office:value="1.643796349233433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3207921982" table:style-name="ce1">
            <text:p>6.0320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93341466E+18" table:style-name="ce1">
            <text:p>1.6438E+18</text:p>
          </table:table-cell>
          <table:table-cell office:value-type="float" office:value="953" table:style-name="ce1">
            <text:p>953</text:p>
          </table:table-cell>
          <table:table-cell office:value-type="float" office:value="1.64379634933344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3428506851" table:style-name="ce1">
            <text:p>6.0342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94342487E+18" table:style-name="ce1">
            <text:p>1.6438E+18</text:p>
          </table:table-cell>
          <table:table-cell office:value-type="float" office:value="954" table:style-name="ce1">
            <text:p>954</text:p>
          </table:table-cell>
          <table:table-cell office:value-type="float" office:value="1.643796349433535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3528594971" table:style-name="ce1">
            <text:p>6.0352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95344929E+18" table:style-name="ce1">
            <text:p>1.6438E+18</text:p>
          </table:table-cell>
          <table:table-cell office:value-type="float" office:value="955" table:style-name="ce1">
            <text:p>955</text:p>
          </table:table-cell>
          <table:table-cell office:value-type="float" office:value="1.643796349533575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3724765778" table:style-name="ce1">
            <text:p>6.0372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96344829E+18" table:style-name="ce1">
            <text:p>1.6438E+18</text:p>
          </table:table-cell>
          <table:table-cell office:value-type="float" office:value="956" table:style-name="ce1">
            <text:p>956</text:p>
          </table:table-cell>
          <table:table-cell office:value-type="float" office:value="1.643796349633584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384645462" table:style-name="ce1">
            <text:p>6038464546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97344407E+18" table:style-name="ce1">
            <text:p>1.6438E+18</text:p>
          </table:table-cell>
          <table:table-cell office:value-type="float" office:value="957" table:style-name="ce1">
            <text:p>957</text:p>
          </table:table-cell>
          <table:table-cell office:value-type="float" office:value="1.643796349733407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3938579559" table:style-name="ce1">
            <text:p>6.0393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98345393E+18" table:style-name="ce1">
            <text:p>1.6438E+18</text:p>
          </table:table-cell>
          <table:table-cell office:value-type="float" office:value="958" table:style-name="ce1">
            <text:p>958</text:p>
          </table:table-cell>
          <table:table-cell office:value-type="float" office:value="1.64379634983357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4021930695" table:style-name="ce1">
            <text:p>6.0402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49934462E+18" table:style-name="ce1">
            <text:p>1.6438E+18</text:p>
          </table:table-cell>
          <table:table-cell office:value-type="float" office:value="959" table:style-name="ce1">
            <text:p>959</text:p>
          </table:table-cell>
          <table:table-cell office:value-type="float" office:value="1.643796349933479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4061126709" table:style-name="ce1">
            <text:p>6.0406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00343465E+18" table:style-name="ce1">
            <text:p>1.6438E+18</text:p>
          </table:table-cell>
          <table:table-cell office:value-type="float" office:value="960" table:style-name="ce1">
            <text:p>960</text:p>
          </table:table-cell>
          <table:table-cell office:value-type="float" office:value="1.64379635003343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4161977768" table:style-name="ce1">
            <text:p>6.0416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01342863E+18" table:style-name="ce1">
            <text:p>1.6438E+18</text:p>
          </table:table-cell>
          <table:table-cell office:value-type="float" office:value="961" table:style-name="ce1">
            <text:p>961</text:p>
          </table:table-cell>
          <table:table-cell office:value-type="float" office:value="1.643796350133479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4193305969" table:style-name="ce1">
            <text:p>6.0419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02343045E+18" table:style-name="ce1">
            <text:p>1.6438E+18</text:p>
          </table:table-cell>
          <table:table-cell office:value-type="float" office:value="962" table:style-name="ce1">
            <text:p>962</text:p>
          </table:table-cell>
          <table:table-cell office:value-type="float" office:value="1.64379635023344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4199695587" table:style-name="ce1">
            <text:p>6.04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03342177E+18" table:style-name="ce1">
            <text:p>1.6438E+18</text:p>
          </table:table-cell>
          <table:table-cell office:value-type="float" office:value="963" table:style-name="ce1">
            <text:p>963</text:p>
          </table:table-cell>
          <table:table-cell office:value-type="float" office:value="1.643796350333453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4384326935" table:style-name="ce1">
            <text:p>6.0438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0434324E+18" table:style-name="ce1">
            <text:p>1.6438E+18</text:p>
          </table:table-cell>
          <table:table-cell office:value-type="float" office:value="964" table:style-name="ce1">
            <text:p>964</text:p>
          </table:table-cell>
          <table:table-cell office:value-type="float" office:value="1.64379635043347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4450178146" table:style-name="ce1">
            <text:p>6.044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05344087E+18" table:style-name="ce1">
            <text:p>1.6438E+18</text:p>
          </table:table-cell>
          <table:table-cell office:value-type="float" office:value="965" table:style-name="ce1">
            <text:p>965</text:p>
          </table:table-cell>
          <table:table-cell office:value-type="float" office:value="1.643796350533453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4561948776" table:style-name="ce1">
            <text:p>6.0456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06343109E+18" table:style-name="ce1">
            <text:p>1.6438E+18</text:p>
          </table:table-cell>
          <table:table-cell office:value-type="float" office:value="966" table:style-name="ce1">
            <text:p>966</text:p>
          </table:table-cell>
          <table:table-cell office:value-type="float" office:value="1.643796350633414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4632091522" table:style-name="ce1">
            <text:p>6.0463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07344586E+18" table:style-name="ce1">
            <text:p>1.6438E+18</text:p>
          </table:table-cell>
          <table:table-cell office:value-type="float" office:value="967" table:style-name="ce1">
            <text:p>967</text:p>
          </table:table-cell>
          <table:table-cell office:value-type="float" office:value="1.643796350733434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4686880112" table:style-name="ce1">
            <text:p>6.0468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08346255E+18" table:style-name="ce1">
            <text:p>1.6438E+18</text:p>
          </table:table-cell>
          <table:table-cell office:value-type="float" office:value="968" table:style-name="ce1">
            <text:p>968</text:p>
          </table:table-cell>
          <table:table-cell office:value-type="float" office:value="1.643796350833477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48787117" table:style-name="ce1">
            <text:p>604878711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09342595E+18" table:style-name="ce1">
            <text:p>1.6438E+18</text:p>
          </table:table-cell>
          <table:table-cell office:value-type="float" office:value="969" table:style-name="ce1">
            <text:p>969</text:p>
          </table:table-cell>
          <table:table-cell office:value-type="float" office:value="1.643796350933423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4955482483" table:style-name="ce1">
            <text:p>6.0495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10345132E+18" table:style-name="ce1">
            <text:p>1.6438E+18</text:p>
          </table:table-cell>
          <table:table-cell office:value-type="float" office:value="970" table:style-name="ce1">
            <text:p>970</text:p>
          </table:table-cell>
          <table:table-cell office:value-type="float" office:value="1.643796351033484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5116891861" table:style-name="ce1">
            <text:p>6.0511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11343419E+18" table:style-name="ce1">
            <text:p>1.6438E+18</text:p>
          </table:table-cell>
          <table:table-cell office:value-type="float" office:value="971" table:style-name="ce1">
            <text:p>971</text:p>
          </table:table-cell>
          <table:table-cell office:value-type="float" office:value="1.643796351133436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5218362808" table:style-name="ce1">
            <text:p>6.0521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12346043E+18" table:style-name="ce1">
            <text:p>1.6438E+18</text:p>
          </table:table-cell>
          <table:table-cell office:value-type="float" office:value="972" table:style-name="ce1">
            <text:p>972</text:p>
          </table:table-cell>
          <table:table-cell office:value-type="float" office:value="1.643796351233494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5306768417" table:style-name="ce1">
            <text:p>6.0530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13346419E+18" table:style-name="ce1">
            <text:p>1.6438E+18</text:p>
          </table:table-cell>
          <table:table-cell office:value-type="float" office:value="973" table:style-name="ce1">
            <text:p>973</text:p>
          </table:table-cell>
          <table:table-cell office:value-type="float" office:value="1.64379635133346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550866127" table:style-name="ce1">
            <text:p>6055086612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14345772E+18" table:style-name="ce1">
            <text:p>1.6438E+18</text:p>
          </table:table-cell>
          <table:table-cell office:value-type="float" office:value="974" table:style-name="ce1">
            <text:p>974</text:p>
          </table:table-cell>
          <table:table-cell office:value-type="float" office:value="1.643796351433534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5626726151" table:style-name="ce1">
            <text:p>6.0562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15344218E+18" table:style-name="ce1">
            <text:p>1.6438E+18</text:p>
          </table:table-cell>
          <table:table-cell office:value-type="float" office:value="975" table:style-name="ce1">
            <text:p>975</text:p>
          </table:table-cell>
          <table:table-cell office:value-type="float" office:value="1.643796351533443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580239296" table:style-name="ce1">
            <text:p>6058023929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16343647E+18" table:style-name="ce1">
            <text:p>1.6438E+18</text:p>
          </table:table-cell>
          <table:table-cell office:value-type="float" office:value="976" table:style-name="ce1">
            <text:p>976</text:p>
          </table:table-cell>
          <table:table-cell office:value-type="float" office:value="1.64379635163344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5928182602" table:style-name="ce1">
            <text:p>6.0592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17345682E+18" table:style-name="ce1">
            <text:p>1.6438E+18</text:p>
          </table:table-cell>
          <table:table-cell office:value-type="float" office:value="977" table:style-name="ce1">
            <text:p>977</text:p>
          </table:table-cell>
          <table:table-cell office:value-type="float" office:value="1.643796351733391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6027269363" table:style-name="ce1">
            <text:p>6.0602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18344599E+18" table:style-name="ce1">
            <text:p>1.6438E+18</text:p>
          </table:table-cell>
          <table:table-cell office:value-type="float" office:value="978" table:style-name="ce1">
            <text:p>978</text:p>
          </table:table-cell>
          <table:table-cell office:value-type="float" office:value="1.64379635183347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6149721146" table:style-name="ce1">
            <text:p>6.061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19343734E+18" table:style-name="ce1">
            <text:p>1.6438E+18</text:p>
          </table:table-cell>
          <table:table-cell office:value-type="float" office:value="979" table:style-name="ce1">
            <text:p>979</text:p>
          </table:table-cell>
          <table:table-cell office:value-type="float" office:value="1.643796351933413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6211185455" table:style-name="ce1">
            <text:p>6.0621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20341878E+18" table:style-name="ce1">
            <text:p>1.6438E+18</text:p>
          </table:table-cell>
          <table:table-cell office:value-type="float" office:value="980" table:style-name="ce1">
            <text:p>980</text:p>
          </table:table-cell>
          <table:table-cell office:value-type="float" office:value="1.643796352033433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641040802" table:style-name="ce1">
            <text:p>6064104080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21342195E+18" table:style-name="ce1">
            <text:p>1.6438E+18</text:p>
          </table:table-cell>
          <table:table-cell office:value-type="float" office:value="981" table:style-name="ce1">
            <text:p>981</text:p>
          </table:table-cell>
          <table:table-cell office:value-type="float" office:value="1.643796352133457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6491136551" table:style-name="ce1">
            <text:p>6.0649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22343171E+18" table:style-name="ce1">
            <text:p>1.6438E+18</text:p>
          </table:table-cell>
          <table:table-cell office:value-type="float" office:value="982" table:style-name="ce1">
            <text:p>982</text:p>
          </table:table-cell>
          <table:table-cell office:value-type="float" office:value="1.64379635223346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6543588638" table:style-name="ce1">
            <text:p>6.0654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23346099E+18" table:style-name="ce1">
            <text:p>1.6438E+18</text:p>
          </table:table-cell>
          <table:table-cell office:value-type="float" office:value="983" table:style-name="ce1">
            <text:p>983</text:p>
          </table:table-cell>
          <table:table-cell office:value-type="float" office:value="1.643796352333470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6640052795" table:style-name="ce1">
            <text:p>6.066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24345692E+18" table:style-name="ce1">
            <text:p>1.6438E+18</text:p>
          </table:table-cell>
          <table:table-cell office:value-type="float" office:value="984" table:style-name="ce1">
            <text:p>984</text:p>
          </table:table-cell>
          <table:table-cell office:value-type="float" office:value="1.64379635243347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6678009033" table:style-name="ce1">
            <text:p>6.0667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25346243E+18" table:style-name="ce1">
            <text:p>1.6438E+18</text:p>
          </table:table-cell>
          <table:table-cell office:value-type="float" office:value="985" table:style-name="ce1">
            <text:p>985</text:p>
          </table:table-cell>
          <table:table-cell office:value-type="float" office:value="1.64379635253348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6828832626" table:style-name="ce1">
            <text:p>6.0682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263442E+18" table:style-name="ce1">
            <text:p>1.6438E+18</text:p>
          </table:table-cell>
          <table:table-cell office:value-type="float" office:value="986" table:style-name="ce1">
            <text:p>986</text:p>
          </table:table-cell>
          <table:table-cell office:value-type="float" office:value="1.643796352633496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6898355484" table:style-name="ce1">
            <text:p>6.0689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2734282E+18" table:style-name="ce1">
            <text:p>1.6438E+18</text:p>
          </table:table-cell>
          <table:table-cell office:value-type="float" office:value="987" table:style-name="ce1">
            <text:p>987</text:p>
          </table:table-cell>
          <table:table-cell office:value-type="float" office:value="1.643796352733407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6949567795" table:style-name="ce1">
            <text:p>6.069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28341757E+18" table:style-name="ce1">
            <text:p>1.6438E+18</text:p>
          </table:table-cell>
          <table:table-cell office:value-type="float" office:value="988" table:style-name="ce1">
            <text:p>988</text:p>
          </table:table-cell>
          <table:table-cell office:value-type="float" office:value="1.643796352833372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7120752335" table:style-name="ce1">
            <text:p>6.0712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29344735E+18" table:style-name="ce1">
            <text:p>1.6438E+18</text:p>
          </table:table-cell>
          <table:table-cell office:value-type="float" office:value="989" table:style-name="ce1">
            <text:p>989</text:p>
          </table:table-cell>
          <table:table-cell office:value-type="float" office:value="1.643796352933413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7190132141" table:style-name="ce1">
            <text:p>6.071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30346591E+18" table:style-name="ce1">
            <text:p>1.6438E+18</text:p>
          </table:table-cell>
          <table:table-cell office:value-type="float" office:value="990" table:style-name="ce1">
            <text:p>990</text:p>
          </table:table-cell>
          <table:table-cell office:value-type="float" office:value="1.643796353033655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7339143753" table:style-name="ce1">
            <text:p>6.0733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31342595E+18" table:style-name="ce1">
            <text:p>1.6438E+18</text:p>
          </table:table-cell>
          <table:table-cell office:value-type="float" office:value="991" table:style-name="ce1">
            <text:p>991</text:p>
          </table:table-cell>
          <table:table-cell office:value-type="float" office:value="1.6437963531334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7403516769" table:style-name="ce1">
            <text:p>6.0740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32345797E+18" table:style-name="ce1">
            <text:p>1.6438E+18</text:p>
          </table:table-cell>
          <table:table-cell office:value-type="float" office:value="992" table:style-name="ce1">
            <text:p>992</text:p>
          </table:table-cell>
          <table:table-cell office:value-type="float" office:value="1.643796353233520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7438278198" table:style-name="ce1">
            <text:p>6.0743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33342287E+18" table:style-name="ce1">
            <text:p>1.6438E+18</text:p>
          </table:table-cell>
          <table:table-cell office:value-type="float" office:value="993" table:style-name="ce1">
            <text:p>993</text:p>
          </table:table-cell>
          <table:table-cell office:value-type="float" office:value="1.643796353333506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2202453613" table:style-name="ce1">
            <text:p>6.1220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34343575E+18" table:style-name="ce1">
            <text:p>1.6438E+18</text:p>
          </table:table-cell>
          <table:table-cell office:value-type="float" office:value="994" table:style-name="ce1">
            <text:p>994</text:p>
          </table:table-cell>
          <table:table-cell office:value-type="float" office:value="1.64379635343340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2239933014" table:style-name="ce1">
            <text:p>6.122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35341745E+18" table:style-name="ce1">
            <text:p>1.6438E+18</text:p>
          </table:table-cell>
          <table:table-cell office:value-type="float" office:value="995" table:style-name="ce1">
            <text:p>995</text:p>
          </table:table-cell>
          <table:table-cell office:value-type="float" office:value="1.643796353533485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2312030792" table:style-name="ce1">
            <text:p>6.1231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3634176E+18" table:style-name="ce1">
            <text:p>1.6438E+18</text:p>
          </table:table-cell>
          <table:table-cell office:value-type="float" office:value="996" table:style-name="ce1">
            <text:p>996</text:p>
          </table:table-cell>
          <table:table-cell office:value-type="float" office:value="1.643796353633435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2327194214" table:style-name="ce1">
            <text:p>6.1232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3734452E+18" table:style-name="ce1">
            <text:p>1.6438E+18</text:p>
          </table:table-cell>
          <table:table-cell office:value-type="float" office:value="997" table:style-name="ce1">
            <text:p>997</text:p>
          </table:table-cell>
          <table:table-cell office:value-type="float" office:value="1.643796353733496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2266349792" table:style-name="ce1">
            <text:p>6.1226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38346662E+18" table:style-name="ce1">
            <text:p>1.6438E+18</text:p>
          </table:table-cell>
          <table:table-cell office:value-type="float" office:value="998" table:style-name="ce1">
            <text:p>998</text:p>
          </table:table-cell>
          <table:table-cell office:value-type="float" office:value="1.643796353833647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232085228" table:style-name="ce1">
            <text:p>6123208522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39344799E+18" table:style-name="ce1">
            <text:p>1.6438E+18</text:p>
          </table:table-cell>
          <table:table-cell office:value-type="float" office:value="999" table:style-name="ce1">
            <text:p>999</text:p>
          </table:table-cell>
          <table:table-cell office:value-type="float" office:value="1.6437963539335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2180519104" table:style-name="ce1">
            <text:p>6.1218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40345503E+18" table:style-name="ce1">
            <text:p>1.6438E+18</text:p>
          </table:table-cell>
          <table:table-cell office:value-type="float" office:value="1000" table:style-name="ce1">
            <text:p>1000</text:p>
          </table:table-cell>
          <table:table-cell office:value-type="float" office:value="1.64379635403378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2214994431" table:style-name="ce1">
            <text:p>6.1221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41351219E+18" table:style-name="ce1">
            <text:p>1.6438E+18</text:p>
          </table:table-cell>
          <table:table-cell office:value-type="float" office:value="1001" table:style-name="ce1">
            <text:p>1001</text:p>
          </table:table-cell>
          <table:table-cell office:value-type="float" office:value="1.643796354133688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2149381638" table:style-name="ce1">
            <text:p>6.1214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42349455E+18" table:style-name="ce1">
            <text:p>1.6438E+18</text:p>
          </table:table-cell>
          <table:table-cell office:value-type="float" office:value="1002" table:style-name="ce1">
            <text:p>1002</text:p>
          </table:table-cell>
          <table:table-cell office:value-type="float" office:value="1.64379635423394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2076473236" table:style-name="ce1">
            <text:p>6.1207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43346793E+18" table:style-name="ce1">
            <text:p>1.6438E+18</text:p>
          </table:table-cell>
          <table:table-cell office:value-type="float" office:value="1003" table:style-name="ce1">
            <text:p>1003</text:p>
          </table:table-cell>
          <table:table-cell office:value-type="float" office:value="1.643796354333991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2156152725" table:style-name="ce1">
            <text:p>6.1215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44344092E+18" table:style-name="ce1">
            <text:p>1.6438E+18</text:p>
          </table:table-cell>
          <table:table-cell office:value-type="float" office:value="1004" table:style-name="ce1">
            <text:p>1004</text:p>
          </table:table-cell>
          <table:table-cell office:value-type="float" office:value="1.643796354433614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2128353119" table:style-name="ce1">
            <text:p>6.1212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4535266E+18" table:style-name="ce1">
            <text:p>1.6438E+18</text:p>
          </table:table-cell>
          <table:table-cell office:value-type="float" office:value="1005" table:style-name="ce1">
            <text:p>1005</text:p>
          </table:table-cell>
          <table:table-cell office:value-type="float" office:value="1.643796354533537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2148475647" table:style-name="ce1">
            <text:p>6.1214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46352384E+18" table:style-name="ce1">
            <text:p>1.6438E+18</text:p>
          </table:table-cell>
          <table:table-cell office:value-type="float" office:value="1006" table:style-name="ce1">
            <text:p>1006</text:p>
          </table:table-cell>
          <table:table-cell office:value-type="float" office:value="1.64379635463359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2083864212" table:style-name="ce1">
            <text:p>6.1208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47347745E+18" table:style-name="ce1">
            <text:p>1.6438E+18</text:p>
          </table:table-cell>
          <table:table-cell office:value-type="float" office:value="1007" table:style-name="ce1">
            <text:p>1007</text:p>
          </table:table-cell>
          <table:table-cell office:value-type="float" office:value="1.64379635473356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1978626251" table:style-name="ce1">
            <text:p>6.1197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48352796E+18" table:style-name="ce1">
            <text:p>1.6438E+18</text:p>
          </table:table-cell>
          <table:table-cell office:value-type="float" office:value="1008" table:style-name="ce1">
            <text:p>1008</text:p>
          </table:table-cell>
          <table:table-cell office:value-type="float" office:value="1.643796354833488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1940670013" table:style-name="ce1">
            <text:p>6.1194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49347146E+18" table:style-name="ce1">
            <text:p>1.6438E+18</text:p>
          </table:table-cell>
          <table:table-cell office:value-type="float" office:value="1009" table:style-name="ce1">
            <text:p>1009</text:p>
          </table:table-cell>
          <table:table-cell office:value-type="float" office:value="1.643796354933484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1835098267" table:style-name="ce1">
            <text:p>6.1183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50353234E+18" table:style-name="ce1">
            <text:p>1.6438E+18</text:p>
          </table:table-cell>
          <table:table-cell office:value-type="float" office:value="1010" table:style-name="ce1">
            <text:p>1010</text:p>
          </table:table-cell>
          <table:table-cell office:value-type="float" office:value="1.643796355033474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1796236038" table:style-name="ce1">
            <text:p>6.1179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5134409E+18" table:style-name="ce1">
            <text:p>1.6438E+18</text:p>
          </table:table-cell>
          <table:table-cell office:value-type="float" office:value="1011" table:style-name="ce1">
            <text:p>1011</text:p>
          </table:table-cell>
          <table:table-cell office:value-type="float" office:value="1.643796355133474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1688995361" table:style-name="ce1">
            <text:p>6.1168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52343181E+18" table:style-name="ce1">
            <text:p>1.6438E+18</text:p>
          </table:table-cell>
          <table:table-cell office:value-type="float" office:value="1012" table:style-name="ce1">
            <text:p>1012</text:p>
          </table:table-cell>
          <table:table-cell office:value-type="float" office:value="1.643796355233403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155295372" table:style-name="ce1">
            <text:p>6115529537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53353152E+18" table:style-name="ce1">
            <text:p>1.6438E+18</text:p>
          </table:table-cell>
          <table:table-cell office:value-type="float" office:value="1013" table:style-name="ce1">
            <text:p>1013</text:p>
          </table:table-cell>
          <table:table-cell office:value-type="float" office:value="1.643796355333501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1458683014" table:style-name="ce1">
            <text:p>6.1145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54344038E+18" table:style-name="ce1">
            <text:p>1.6438E+18</text:p>
          </table:table-cell>
          <table:table-cell office:value-type="float" office:value="1014" table:style-name="ce1">
            <text:p>1014</text:p>
          </table:table-cell>
          <table:table-cell office:value-type="float" office:value="1.643796355433479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1319923401" table:style-name="ce1">
            <text:p>6.113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55350922E+18" table:style-name="ce1">
            <text:p>1.6438E+18</text:p>
          </table:table-cell>
          <table:table-cell office:value-type="float" office:value="1015" table:style-name="ce1">
            <text:p>1015</text:p>
          </table:table-cell>
          <table:table-cell office:value-type="float" office:value="1.64379635553351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1276435852" table:style-name="ce1">
            <text:p>6.1127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5634677E+18" table:style-name="ce1">
            <text:p>1.6438E+18</text:p>
          </table:table-cell>
          <table:table-cell office:value-type="float" office:value="1016" table:style-name="ce1">
            <text:p>1016</text:p>
          </table:table-cell>
          <table:table-cell office:value-type="float" office:value="1.643796355633457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1212015152" table:style-name="ce1">
            <text:p>6.11212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57348227E+18" table:style-name="ce1">
            <text:p>1.6438E+18</text:p>
          </table:table-cell>
          <table:table-cell office:value-type="float" office:value="1017" table:style-name="ce1">
            <text:p>1017</text:p>
          </table:table-cell>
          <table:table-cell office:value-type="float" office:value="1.643796355733541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1163234711" table:style-name="ce1">
            <text:p>6.1116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58344627E+18" table:style-name="ce1">
            <text:p>1.6438E+18</text:p>
          </table:table-cell>
          <table:table-cell office:value-type="float" office:value="1018" table:style-name="ce1">
            <text:p>1018</text:p>
          </table:table-cell>
          <table:table-cell office:value-type="float" office:value="1.643796355833478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1297559738" table:style-name="ce1">
            <text:p>6.1129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59343498E+18" table:style-name="ce1">
            <text:p>1.6438E+18</text:p>
          </table:table-cell>
          <table:table-cell office:value-type="float" office:value="1019" table:style-name="ce1">
            <text:p>1019</text:p>
          </table:table-cell>
          <table:table-cell office:value-type="float" office:value="1.64379635593344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1363124847" table:style-name="ce1">
            <text:p>6.1136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60343747E+18" table:style-name="ce1">
            <text:p>1.6438E+18</text:p>
          </table:table-cell>
          <table:table-cell office:value-type="float" office:value="1020" table:style-name="ce1">
            <text:p>1020</text:p>
          </table:table-cell>
          <table:table-cell office:value-type="float" office:value="1.643796356033498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1600875854" table:style-name="ce1">
            <text:p>6.1160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61347784E+18" table:style-name="ce1">
            <text:p>1.6438E+18</text:p>
          </table:table-cell>
          <table:table-cell office:value-type="float" office:value="1021" table:style-name="ce1">
            <text:p>1021</text:p>
          </table:table-cell>
          <table:table-cell office:value-type="float" office:value="1.6437963561335398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1785697937" table:style-name="ce1">
            <text:p>6.1178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6234156E+18" table:style-name="ce1">
            <text:p>1.6438E+18</text:p>
          </table:table-cell>
          <table:table-cell office:value-type="float" office:value="1022" table:style-name="ce1">
            <text:p>1022</text:p>
          </table:table-cell>
          <table:table-cell office:value-type="float" office:value="1.643796356233454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1986780167" table:style-name="ce1">
            <text:p>6.1198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63345761E+18" table:style-name="ce1">
            <text:p>1.6438E+18</text:p>
          </table:table-cell>
          <table:table-cell office:value-type="float" office:value="1023" table:style-name="ce1">
            <text:p>1023</text:p>
          </table:table-cell>
          <table:table-cell office:value-type="float" office:value="1.643796356333536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2332963943" table:style-name="ce1">
            <text:p>6.1233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64344617E+18" table:style-name="ce1">
            <text:p>1.6438E+18</text:p>
          </table:table-cell>
          <table:table-cell office:value-type="float" office:value="1024" table:style-name="ce1">
            <text:p>1024</text:p>
          </table:table-cell>
          <table:table-cell office:value-type="float" office:value="1.64379635643346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2606668472" table:style-name="ce1">
            <text:p>6.1260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65345306E+18" table:style-name="ce1">
            <text:p>1.6438E+18</text:p>
          </table:table-cell>
          <table:table-cell office:value-type="float" office:value="1025" table:style-name="ce1">
            <text:p>1025</text:p>
          </table:table-cell>
          <table:table-cell office:value-type="float" office:value="1.643796356533534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2967014313" table:style-name="ce1">
            <text:p>6.1296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6634366E+18" table:style-name="ce1">
            <text:p>1.6438E+18</text:p>
          </table:table-cell>
          <table:table-cell office:value-type="float" office:value="1026" table:style-name="ce1">
            <text:p>1026</text:p>
          </table:table-cell>
          <table:table-cell office:value-type="float" office:value="1.643796356633506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3311481476" table:style-name="ce1">
            <text:p>6.1331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67342523E+18" table:style-name="ce1">
            <text:p>1.6438E+18</text:p>
          </table:table-cell>
          <table:table-cell office:value-type="float" office:value="1027" table:style-name="ce1">
            <text:p>1027</text:p>
          </table:table-cell>
          <table:table-cell office:value-type="float" office:value="1.64379635673344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3710403442" table:style-name="ce1">
            <text:p>6.137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68344881E+18" table:style-name="ce1">
            <text:p>1.6438E+18</text:p>
          </table:table-cell>
          <table:table-cell office:value-type="float" office:value="1028" table:style-name="ce1">
            <text:p>1028</text:p>
          </table:table-cell>
          <table:table-cell office:value-type="float" office:value="1.643796356833436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4324951172" table:style-name="ce1">
            <text:p>6.14325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6934548E+18" table:style-name="ce1">
            <text:p>1.6438E+18</text:p>
          </table:table-cell>
          <table:table-cell office:value-type="float" office:value="1029" table:style-name="ce1">
            <text:p>1029</text:p>
          </table:table-cell>
          <table:table-cell office:value-type="float" office:value="1.643796356933712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4853811264" table:style-name="ce1">
            <text:p>6.14854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70348705E+18" table:style-name="ce1">
            <text:p>1.6438E+18</text:p>
          </table:table-cell>
          <table:table-cell office:value-type="float" office:value="1030" table:style-name="ce1">
            <text:p>1030</text:p>
          </table:table-cell>
          <table:table-cell office:value-type="float" office:value="1.643796357033550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5456819534" table:style-name="ce1">
            <text:p>6.1545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71344561E+18" table:style-name="ce1">
            <text:p>1.6438E+18</text:p>
          </table:table-cell>
          <table:table-cell office:value-type="float" office:value="1031" table:style-name="ce1">
            <text:p>1031</text:p>
          </table:table-cell>
          <table:table-cell office:value-type="float" office:value="1.643796357133615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6005516052" table:style-name="ce1">
            <text:p>6.1600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72346936E+18" table:style-name="ce1">
            <text:p>1.6438E+18</text:p>
          </table:table-cell>
          <table:table-cell office:value-type="float" office:value="1032" table:style-name="ce1">
            <text:p>1032</text:p>
          </table:table-cell>
          <table:table-cell office:value-type="float" office:value="1.6437963572336161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6536569595" table:style-name="ce1">
            <text:p>6.16537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73343508E+18" table:style-name="ce1">
            <text:p>1.6438E+18</text:p>
          </table:table-cell>
          <table:table-cell office:value-type="float" office:value="1033" table:style-name="ce1">
            <text:p>1033</text:p>
          </table:table-cell>
          <table:table-cell office:value-type="float" office:value="1.64379635733340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7078638077" table:style-name="ce1">
            <text:p>6.17079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74341783E+18" table:style-name="ce1">
            <text:p>1.6438E+18</text:p>
          </table:table-cell>
          <table:table-cell office:value-type="float" office:value="1034" table:style-name="ce1">
            <text:p>1034</text:p>
          </table:table-cell>
          <table:table-cell office:value-type="float" office:value="1.643796357433407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7598009109" table:style-name="ce1">
            <text:p>6.17598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75343235E+18" table:style-name="ce1">
            <text:p>1.6438E+18</text:p>
          </table:table-cell>
          <table:table-cell office:value-type="float" office:value="1035" table:style-name="ce1">
            <text:p>1035</text:p>
          </table:table-cell>
          <table:table-cell office:value-type="float" office:value="1.6437963575335099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8160772324" table:style-name="ce1">
            <text:p>6.18161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76341588E+18" table:style-name="ce1">
            <text:p>1.6438E+18</text:p>
          </table:table-cell>
          <table:table-cell office:value-type="float" office:value="1036" table:style-name="ce1">
            <text:p>1036</text:p>
          </table:table-cell>
          <table:table-cell office:value-type="float" office:value="1.6437963576334802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8676424026" table:style-name="ce1">
            <text:p>6.18676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.6437963577344046E+18" table:style-name="ce1">
            <text:p>1.6438E+18</text:p>
          </table:table-cell>
          <table:table-cell office:value-type="float" office:value="1037" table:style-name="ce1">
            <text:p>1037</text:p>
          </table:table-cell>
          <table:table-cell office:value-type="float" office:value="1.643796357733493E+18" table:style-name="ce1">
            <text:p>1.6438E+18</text:p>
          </table:table-cell>
          <table:table-cell office:value-type="string" table:style-name="ce2">
            <text:p/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9183254242" table:style-name="ce1">
            <text:p>6.19183E+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number-rows-repeated="1047538" table:style-name="ro1">
          <table:table-cell table:number-columns-repeated="16384"/>
        </table:table-row>
      </table:table>
      <table:table table:name="max_filter_yaw_estimation_stutt" table:style-name="ta1">
        <table:table-column table:style-name="co8" table:number-columns-repeated="16384" table:default-cell-style-name="ce1"/>
        <table:table-row table:style-name="ro1">
          <table:table-cell office:value-type="string" table:style-name="ce1">
            <text:p>%time,field.header.seq,field.header.stamp,field.header.frame_id,field.yaw_measurement,field.distance_wall,field.error,field.st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4134448479,1,1643796254133497953,,-0.498485326767,6.4649410247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4234659699,2,1643796254233577013,,-0.498485326767,6.4601793289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4334162739,3,1643796254333466053,,-0.498485326767,6.4602575302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4434344666,4,1643796254433480024,,-0.498485326767,6.4593353271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4534428327,5,1643796254533483982,,-0.498485326767,6.4634432792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4634361049,6,1643796254633479118,,-0.498485326767,6.4642786979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4734302701,7,1643796254733529090,,-0.498485326767,6.4641079902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4834390958,8,1643796254833554983,,-0.498485326767,6.4541954994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4934496971,9,1643796254933443069,,-0.498485326767,6.4523167610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5034461828,10,1643796255033621072,,-0.498485326767,6.4536232948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5134178586,11,1643796255133513927,,-0.498485326767,6.4520001411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5234609596,12,1643796255233530998,,-0.498485326767,6.4500393867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5334506454,13,1643796255333592891,,-0.498485326767,6.4500761032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5434191773,14,1643796255433478116,,-0.498485326767,6.4482560157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5534610307,15,1643796255533754110,,-0.498485326767,6.4480719566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5634660404,16,1643796255633542060,,-0.498485326767,6.4453730583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5734390152,17,1643796255733541011,,-0.498485326767,6.4315547943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5834702664,18,1643796255833561897,,-0.498485326767,6.4309558868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5934391745,19,1643796255933500051,,-0.498485326767,6.4284067153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6034127361,20,1643796256033422946,,-0.498485326767,6.4277286529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6134375213,21,1643796256133513927,,-0.498485326767,6.4258413314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6234501472,22,1643796256233583927,,-0.498485326767,6.4237198829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6334261840,23,1643796256333475112,,-0.498485326767,6.4245944023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6434632221,24,1643796256433531999,,-0.498485326767,6.4229006767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6534575749,25,1643796256533555030,,-0.498485326767,6.4206194877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6634339508,26,1643796256633481979,,-0.498485326767,6.4179091453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6735218033,27,1643796256733942985,,-0.498485326767,6.4042658805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6834756925,28,1643796256833530902,,-0.498485326767,6.4082584381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6934102123,29,1643796256933439016,,-0.498485326767,6.407284259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7034411223,30,1643796257033500909,,-0.498485326767,6.4086828231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7134838129,31,1643796257133572101,,-0.498485326767,6.4072961807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7234665113,32,1643796257233474969,,-0.498485326767,6.4047937393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7334361447,33,1643796257333466053,,-0.498485326767,6.403548717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7434610814,34,1643796257433408021,,-0.498485326767,6.4003257751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7534329338,35,1643796257533531904,,-0.498485326767,6.4002108573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7634793606,36,1643796257633558988,,-0.498485326767,6.398366928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7734226460,37,1643796257733455896,,-0.498485326767,6.3966593742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7834515928,38,1643796257833596944,,-0.498485326767,6.3824453353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7934113260,39,1643796257933481931,,-0.498485326767,6.3810396194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8034348188,40,1643796258033549070,,-0.498485326767,6.3811912536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8134377118,41,1643796258133539915,,-0.498485326767,6.3796381950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8234416033,42,1643796258233505964,,-0.498485326767,6.3780326843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8334752549,43,1643796258333460092,,-0.498485326767,6.3793597221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8434519109,44,1643796258433505058,,-0.498485326767,6.3788676261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8534496702,45,1643796258533493041,,-0.498485326767,6.3801259994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8634616109,46,1643796258633418083,,-0.498485326767,6.3799762725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8734978851,47,1643796258733659029,,-0.498485326767,6.3791060447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8834603113,48,1643796258833513975,,-0.498485326767,6.3730568885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8934143848,49,1643796258933407068,,-0.522472441196,6.4891486167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9034417841,50,1643796259033757925,,-0.522472441196,6.489760875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9134566629,51,1643796259133543968,,-0.522472441196,6.488730430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9234344813,52,1643796259233495950,,-0.522472441196,6.4873847961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9334443641,53,1643796259333530902,,-0.522472441196,6.4877109527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9434403373,54,1643796259433670997,,-0.522472441196,6.486186981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9534653570,55,1643796259533530950,,-0.522472441196,6.4869637489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9634453798,56,1643796259633660078,,-0.522472441196,6.48568391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9734918043,57,1643796259733558893,,-0.522472441196,6.4840888977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9834666426,58,1643796259833764076,,-0.522472441196,6.4851531982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59934543799,59,1643796259933558940,,-0.522472441196,6.4839749336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0034179286,60,1643796260033458948,,-0.522472441196,6.4850196838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0134415107,61,1643796260133500099,,-0.522472441196,6.4843726158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0234354955,62,1643796260233493089,,-0.522472441196,6.4834618568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0334498945,63,1643796260333436965,,-0.522472441196,6.4846549034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0434527218,64,1643796260433665037,,-0.522472441196,6.4839582443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0534702681,65,1643796260533518075,,-0.522472441196,6.4852218627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0634652272,66,1643796260633500099,,-0.522472441196,6.4846463203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0734341076,67,1643796260733601093,,-0.522472441196,6.4836144447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0834605434,68,1643796260833450078,,-0.522472441196,6.4861927032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0934663860,69,1643796260933511972,,-0.522472441196,6.4853596687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1034434160,70,1643796261033482074,,-0.522472441196,6.4866218566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1134893114,71,1643796261133732080,,-0.522472441196,6.4857249259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1234801590,72,1643796261233706951,,-0.522472441196,6.4842805862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1334388417,73,1643796261333535909,,-0.522472441196,6.4855918884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1434287394,74,1643796261433487892,,-0.522472441196,6.484233856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1534486619,75,1643796261533649921,,-0.522472441196,6.4839711189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1634949444,76,1643796261633445978,,-0.522472441196,6.4825930595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1734957020,77,1643796261733782052,,-0.522472441196,6.4809856414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1834514518,78,1643796261833429098,,-0.522472441196,6.4831681251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1934629473,79,1643796261933440923,,-0.522472441196,6.4822263717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2034725622,80,1643796262033499002,,-0.522472441196,6.4854793548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2134488188,81,1643796262133585929,,-0.522472441196,6.4854860305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2234461567,82,1643796262233447074,,-0.522472441196,6.4851946830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2334643314,83,1643796262333470106,,-0.522472441196,6.4874858856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2434225678,84,1643796262433439016,,-0.522472441196,6.4875440597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2533745747,85,1643796262533328056,,-0.522472441196,6.4894075393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2633680410,86,1643796262633332967,,-0.522472441196,6.4895138740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2733611884,87,1643796262733284950,,-0.522472441196,6.4891943931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2833750826,88,1643796262833256959,,-0.522472441196,6.4924154281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2933767403,89,1643796262933280944,,-0.522472441196,6.4922103881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3033602115,90,1643796263033251047,,-0.522472441196,6.4937334060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3135116853,91,1643796263133369922,,-0.522472441196,6.493368148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3234529277,92,1643796263233452081,,-0.522472441196,6.4924969673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3334474244,93,1643796263333514928,,-0.522472441196,6.4939174652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3434816059,94,1643796263433567047,,-0.522472441196,6.4930691719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3534248892,95,1643796263533492088,,-0.522472441196,6.4949235916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3634448474,96,1643796263633579969,,-0.537479937077,6.5800604820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3734726498,97,1643796263733499050,,-0.537479937077,6.5788826942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3834784628,98,1643796263833476066,,-0.537479937077,6.5807151794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3934579395,99,1643796263933521986,,-0.537479937077,6.5798220634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4034386294,100,1643796264033468961,,-0.537479937077,6.5807542800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4134355857,101,1643796264133521080,,-0.537479937077,6.5800375938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4234301238,102,1643796264233478069,,-0.537479937077,6.5789995193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4334498415,103,1643796264333529949,,-0.537479937077,6.5800070762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4434313294,104,1643796264433459043,,-0.537479937077,6.5791745185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4534611670,105,1643796264533514976,,-0.537479937077,6.5804338455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4634518330,106,1643796264633490085,,-0.537479937077,6.5798850059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4734471922,107,1643796264733711004,,-0.537479937077,6.5789852142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4834806724,108,1643796264833532094,,-0.537479937077,6.5810308456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4934828709,109,1643796264933671951,,-0.537479937077,6.580447673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5034664392,110,1643796265033565044,,-0.537479937077,6.5817642211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5134433355,111,1643796265133534908,,-0.537479937077,6.5813660621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5233662711,112,1643796265233300924,,-0.537479937077,6.5805654525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5333659251,113,1643796265333296060,,-0.537479937077,6.5825796127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5433427121,114,1643796265433227062,,-0.537479937077,6.5820155143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5533505312,115,1643796265533222913,,-0.537479937077,6.5822844505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5634178691,116,1643796265633405923,,-0.537479937077,6.5815067291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5734024379,117,1643796265733598947,,-0.537479937077,6.5803213119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5834489445,118,1643796265833430051,,-0.537479937077,6.5813617706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5934559625,119,1643796265933511972,,-0.537479937077,6.5803112983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6034414618,120,1643796266033509016,,-0.537479937077,6.580880165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6134616996,121,1643796266133516073,,-0.537479937077,6.5799317359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6234442656,122,1643796266233506917,,-0.537479937077,6.5786266326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6334596900,123,1643796266333489894,,-0.537479937077,6.5799918174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6434391612,124,1643796266433492898,,-0.537479937077,6.5791211128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6534291861,125,1643796266533574104,,-0.537479937077,6.5801315307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6634686292,126,1643796266633526086,,-0.537479937077,6.5796895027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6734631155,127,1643796266733515977,,-0.537479937077,6.5789051055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6835005125,128,1643796266833830118,,-0.537479937077,6.5794115066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6934435372,129,1643796266933439016,,-0.537479937077,6.5785098075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7034872864,130,1643796267033665895,,-0.537479937077,6.579483985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7134438541,131,1643796267133502006,,-0.537479937077,6.5788183212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7234404726,132,1643796267233447074,,-0.537479937077,6.5776600837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7334488444,133,1643796267333481073,,-0.537479937077,6.5782747268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7434415828,134,1643796267433450937,,-0.537479937077,6.5767145156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7534664934,135,1643796267533484935,,-0.537479937077,6.577048301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7633830298,136,1643796267633471965,,-0.537479937077,6.5756230354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7733747793,137,1643796267733297109,,-0.537479937077,6.5734734535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7833610805,138,1643796267833281040,,-0.537479937077,6.571484088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7933513831,139,1643796267933234930,,-0.537479937077,6.5677738189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8034359738,140,1643796268033428907,,-0.537479937077,6.5649671554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8134161139,141,1643796268133434057,,-0.537479937077,6.5604915618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8234498703,142,1643796268233398914,,-0.537479937077,6.5554890632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8334623890,143,1643796268333561897,,-0.563441753387,6.6172242164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8434394769,144,1643796268433500051,,-0.563441753387,6.6125364303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8534617731,145,1643796268533806085,,-0.563441753387,6.6090149879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8634364713,146,1643796268633491039,,-0.563441753387,6.6043968200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8734518027,147,1643796268733531951,,-0.563441753387,6.5994668006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8834441123,148,1643796268833518981,,-0.563441753387,6.5970711708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8934455533,149,1643796268933505058,,-0.563441753387,6.5925736427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9034556967,150,1643796269033582925,,-0.563441753387,6.5894398689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9134543488,151,1643796269133575916,,-0.563441753387,6.584832668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9234622392,152,1643796269233460903,,-0.563441753387,6.579779148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9334697344,153,1643796269333787918,,-0.563441753387,6.5768976211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9434531807,154,1643796269433449029,,-0.563441753387,6.5719356536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9534240608,155,1643796269533432006,,-0.563441753387,6.5689721107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9634760730,156,1643796269633466005,,-0.563441753387,6.5642032623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9734546806,157,1643796269733601093,,-0.563441753387,6.5590443611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9834591947,158,1643796269833669900,,-0.563441753387,6.5552062988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69934385181,159,1643796269933526992,,-0.563441753387,6.5499405860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0034688021,160,1643796270033782005,,-0.563441753387,6.5462923049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0134993376,161,1643796270133744955,,-0.563441753387,6.5412597656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0234379613,162,1643796270233485937,,-0.563441753387,6.5360441207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0334597280,163,1643796270333725929,,-0.563441753387,6.5332732200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0434294233,164,1643796270433434009,,-0.563441753387,6.52933788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0534319242,165,1643796270533437013,,-0.563441753387,6.5286889076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0634587586,166,1643796270633594036,,-0.563441753387,6.526682853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0734732658,167,1643796270733449935,,-0.563441753387,6.5243906974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0834523800,168,1643796270833513021,,-0.563441753387,6.523067951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0934479459,169,1643796270933520078,,-0.563441753387,6.5195417404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1034444863,170,1643796271033466100,,-0.563441753387,6.5171279907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1134451729,171,1643796271133557081,,-0.563441753387,6.5131554603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1233782970,172,1643796271233542919,,-0.563441753387,6.5089712142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1333590364,173,1643796271333292961,,-0.563441753387,6.5062079429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1433563921,174,1643796271433247089,,-0.563441753387,6.5018987655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1533516245,175,1643796271533240079,,-0.563441753387,6.4984035491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1634281241,176,1643796271633388996,,-0.563441753387,6.4940381050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1734133656,177,1643796271733433961,,-0.563441753387,6.4894714355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1834399205,178,1643796271833357095,,-0.563441753387,6.4871935844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1934710532,179,1643796271933706998,,-0.563441753387,6.4833459854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2034636176,180,1643796272033474922,,-0.563441753387,6.4826951026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2134625195,181,1643796272133466958,,-0.563441753387,6.4799203872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2234369850,182,1643796272233642101,,-0.563441753387,6.4770674705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2334592007,183,1643796272333642959,,-0.563441753387,6.4772582054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2434594090,184,1643796272433510065,,-0.563441753387,6.476172447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2534877864,185,1643796272533833980,,-0.563441753387,6.4777746200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2634519934,186,1643796272633606910,,-0.563441753387,6.4780654907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2734454468,187,1643796272733484983,,-0.563441753387,6.4776988029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2834497365,188,1643796272833517074,,-0.563441753387,6.4779810905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2934534002,189,1643796272933479070,,-0.563441753387,6.4768271446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3034991513,190,1643796273033467054,,-0.540592312813,6.4865069389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3134053142,191,1643796273133662939,,-0.540592312813,6.4851169586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3233660749,192,1643796273233253002,,-0.540592312813,6.4834218025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3333675578,193,1643796273333257913,,-0.540592312813,6.4835596084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3433558321,194,1643796273433280944,,-0.540592312813,6.4823069572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3534798645,195,1643796273533456087,,-0.540592312813,6.4826493263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3633681977,196,1643796273633382081,,-0.540592312813,6.4819264411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3733624264,197,1643796273733303070,,-0.540592312813,6.4811038970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3833595260,198,1643796273833250045,,-0.540592312813,6.4833321571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3933534511,199,1643796273933276891,,-0.540592312813,6.4833097457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4033592350,200,1643796274033276081,,-0.540592312813,6.4848442077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4133950134,201,1643796274133289098,,-0.540592312813,6.4853062629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4234512516,202,1643796274233551979,,-0.540592312813,6.4854912757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4334702569,203,1643796274333472967,,-0.540592312813,6.4871768951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4434482186,204,1643796274433528900,,-0.540592312813,6.4872031211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4534515149,205,1643796274533432960,,-0.540592312813,6.4891810417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4634550658,206,1643796274633527040,,-0.540592312813,6.4888286590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4733813601,207,1643796274733374118,,-0.540592312813,6.4877357482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4833910532,208,1643796274833276033,,-0.540592312813,6.4879312515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4933436685,209,1643796274933223962,,-0.540592312813,6.4867353439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5033516122,210,1643796275033224105,,-0.540592312813,6.4875464439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5134305714,211,1643796275133421897,,-0.540592312813,6.4873356819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5233640281,212,1643796275233232021,,-0.540592312813,6.4867820739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5334571324,213,1643796275333420991,,-0.540592312813,6.4872722625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5434631077,214,1643796275433531045,,-0.540592312813,6.4854726791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5534289486,215,1643796275533453941,,-0.540592312813,6.4829735755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5634356474,216,1643796275633512973,,-0.540592312813,6.4795527458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5734511126,217,1643796275733495950,,-0.540592312813,6.4761142730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5834514156,218,1643796275833460092,,-0.540592312813,6.4756126403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5934251793,219,1643796275933574914,,-0.540592312813,6.473395347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6034723212,220,1643796276033536911,,-0.540592312813,6.4729862213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6134696194,221,1643796276133522033,,-0.540592312813,6.4713664054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6234804765,222,1643796276233628034,,-0.540592312813,6.4693341255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6334478940,223,1643796276333436012,,-0.540592312813,6.4668459892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6434467909,224,1643796276433461904,,-0.540592312813,6.4639148712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6533765580,225,1643796276533351898,,-0.540592312813,6.4660830497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6633613481,226,1643796276633275985,,-0.540592312813,6.4638724327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6733613092,227,1643796276733273983,,-0.540592312813,6.4612126350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6833734777,228,1643796276833400964,,-0.540592312813,6.4609069824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6933984416,229,1643796276933351039,,-0.540592312813,6.4582805633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7033774033,230,1643796277033299922,,-0.540592312813,6.4568476676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7134647699,231,1643796277133517980,,-0.540592312813,6.4541735649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7233704060,232,1643796277233319044,,-0.540592312813,6.4511981010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7333645058,233,1643796277333285093,,-0.540592312813,6.4493575096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7433547111,234,1643796277433254957,,-0.540592312813,6.4464054107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7534490619,235,1643796277533441066,,-0.540592312813,6.445449829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7633594023,236,1643796277633305072,,-0.540592312813,6.4432163238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7734676965,237,1643796277733402967,,-0.540592312813,6.4408874511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7834812457,238,1643796277833477973,,-0.511902153492,6.218878269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7934291912,239,1643796277933461904,,-0.511902153492,6.2169613838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8034441767,240,1643796278033463954,,-0.511902153492,6.2167911529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8134671172,241,1643796278133553028,,-0.511902153492,6.215213298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8234734848,242,1643796278233520984,,-0.511902153492,6.2132225036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8334517753,243,1643796278333453893,,-0.511902153492,6.211988449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8434229697,244,1643796278433489084,,-0.511902153492,6.2095727920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8535003221,245,1643796278533772945,,-0.511902153492,6.2073330879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8634335046,246,1643796278633464097,,-0.511902153492,6.2041196823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8734487756,247,1643796278733690977,,-0.511902153492,6.2003340721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8834352813,248,1643796278833453893,,-0.511902153492,6.1975955963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8934532931,249,1643796278933520078,,-0.511902153492,6.1934156417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9035101318,250,1643796279033987045,,-0.511902153492,6.190234661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9134411581,251,1643796279133550882,,-0.511902153492,6.1860060691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9234597404,252,1643796279233506917,,-0.511902153492,6.1815109252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9334289028,253,1643796279333427906,,-0.511902153492,6.1783781051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9434605612,254,1643796279433502912,,-0.511902153492,6.174086093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9534495246,255,1643796279533585071,,-0.511902153492,6.1721668243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9634841651,256,1643796279633464097,,-0.511902153492,6.1685490608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9735372316,257,1643796279733542919,,-0.511902153492,6.1647019386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9834572405,258,1643796279833550930,,-0.511902153492,6.163015365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79934718829,259,1643796279933460950,,-0.511902153492,6.1595025062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0033613561,260,1643796280033375978,,-0.511902153492,6.1572861671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0133579291,261,1643796280133253097,,-0.511902153492,6.1542739868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0233616560,262,1643796280233277082,,-0.511902153492,6.1512022018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0333653625,263,1643796280333282947,,-0.511902153492,6.150216102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0434332096,264,1643796280433403968,,-0.511902153492,6.1475958824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0533664208,265,1643796280533360004,,-0.511902153492,6.1463661193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0634847670,266,1643796280633382081,,-0.511902153492,6.1439819335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0734430561,267,1643796280733561038,,-0.511902153492,6.1412310600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0834318389,268,1643796280833477973,,-0.511902153492,6.1395077705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0934440816,269,1643796280933548927,,-0.511902153492,6.1366229057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1034897722,270,1643796281033631086,,-0.511902153492,6.135816574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1134892174,271,1643796281133615016,,-0.511902153492,6.1334109306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1234309698,272,1643796281233485937,,-0.511902153492,6.1304831504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1333720050,273,1643796281333405017,,-0.511902153492,6.1278452873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1433669014,274,1643796281433254957,,-0.511902153492,6.1242151260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1533999269,275,1643796281533334016,,-0.511902153492,6.1217203140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1633674499,276,1643796281633327960,,-0.511902153492,6.1181082725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1735152069,277,1643796281733390092,,-0.511902153492,6.1141972541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1833638491,278,1643796281833338022,,-0.511902153492,6.1125063896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1934293905,279,1643796281933409929,,-0.511902153492,6.1089539527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2034885258,280,1643796282033642053,,-0.511902153492,6.1062440872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2134412439,281,1643796282133487939,,-0.511902153492,6.1027750968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2234236489,282,1643796282233395099,,-0.511902153492,6.099098682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2334609053,283,1643796282333487987,,-0.511902153492,6.0972280502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2433918845,284,1643796282433511972,,-0.511902153492,6.0937247276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2533760456,285,1643796282533315896,,-0.508311152458,6.0968265533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2633466658,286,1643796282633229017,,-0.508311152458,6.0937957763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2733563551,287,1643796282733247041,,-0.508311152458,6.0905346870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2834529409,288,1643796282833403110,,-0.508311152458,6.0904479026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2934133699,289,1643796282933480978,,-0.508311152458,6.0879116058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3034583742,290,1643796283033613920,,-0.508311152458,6.0865888595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3134505842,291,1643796283133548974,,-0.508311152458,6.0841875076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3234687701,292,1643796283233438968,,-0.508311152458,6.0815296173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3334317168,293,1643796283333457946,,-0.508311152458,6.0799117088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3434295215,294,1643796283433516979,,-0.508311152458,6.0771069526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3533967601,295,1643796283533456087,,-0.508311152458,6.0753459930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3634165095,296,1643796283633411884,,-0.508311152458,6.0725317001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3734360220,297,1643796283733557939,,-0.508311152458,6.0694227218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3834755014,298,1643796283833460092,,-0.508311152458,6.0681357383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3935040014,299,1643796283934119939,,-0.508311152458,6.0651936531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4034494026,300,1643796284033500909,,-0.508311152458,6.0646214485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4134471761,301,1643796284133569002,,-0.508311152458,6.0622582435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4234336724,302,1643796284233504056,,-0.508311152458,6.0596346855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4335078462,303,1643796284333998918,,-0.508311152458,6.0593314170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4434701196,304,1643796284433619976,,-0.508311152458,6.0571136474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4534465539,305,1643796284533462047,,-0.508311152458,6.0553417205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4634153604,306,1643796284633418083,,-0.508311152458,6.0528488159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4734111144,307,1643796284733436107,,-0.508311152458,6.0500564575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4834455094,308,1643796284833549976,,-0.508311152458,6.0492491722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4934518670,309,1643796284933432102,,-0.508311152458,6.0466470718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5034770783,310,1643796285033556938,,-0.508311152458,6.0458197593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5134450179,311,1643796285133615970,,-0.508311152458,6.0434031486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5234555861,312,1643796285233633041,,-0.508311152458,6.0405120849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5334848895,313,1643796285333652973,,-0.508311152458,6.0389609336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5434150311,314,1643796285433403968,,-0.508311152458,6.0358757972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5534482796,315,1643796285533538103,,-0.508311152458,6.0337872505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5634509339,316,1643796285633474111,,-0.508311152458,6.0305008888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5734153362,317,1643796285733622074,,-0.508311152458,6.0268621444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5834723755,318,1643796285833540916,,-0.508311152458,6.0253019332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5934436555,319,1643796285933478116,,-0.508311152458,6.0218620300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6034544272,320,1643796286033490896,,-0.508311152458,6.0194373130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6134391917,321,1643796286133467912,,-0.508311152458,6.0159235000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6234548540,322,1643796286233409881,,-0.508311152458,6.0121130943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6334378391,323,1643796286333524942,,-0.508311152458,6.009661674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6434380870,324,1643796286433576107,,-0.508311152458,6.005909442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6534538856,325,1643796286533499956,,-0.508311152458,6.0040583610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6634613498,326,1643796286633460998,,-0.508311152458,6.0007510185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6734303132,327,1643796286733488082,,-0.508311152458,5.9972109794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6834359115,328,1643796286833460092,,-0.508311152458,5.9956588745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6934390581,329,1643796286933401107,,-0.508311152458,5.9924349784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7034231514,330,1643796287033454895,,-0.508311152458,5.9914112091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7134632736,331,1643796287133517026,,-0.508311152458,5.9886727333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7234093542,332,1643796287233413934,,-0.516541004181,6.007671356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7334575613,333,1643796287333487987,,-0.516541004181,6.0081472396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7434443776,334,1643796287433465957,,-0.516541004181,6.0060119628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7534512575,335,1643796287533473968,,-0.516541004181,6.0058002471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7634649095,336,1643796287633521080,,-0.516541004181,6.0039157867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7734469667,337,1643796287733489990,,-0.516541004181,6.0016827583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7834584736,338,1643796287833420038,,-0.516541004181,6.000614643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7934802188,339,1643796287933527946,,-0.516541004181,5.9980864524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8034690512,340,1643796288033452987,,-0.516541004181,5.9966320991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8134147357,341,1643796288133447885,,-0.516541004181,5.9940195083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8234492631,342,1643796288233584880,,-0.516541004181,5.9911270141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8334191894,343,1643796288333484888,,-0.516541004181,5.9897074699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8434503349,344,1643796288433492898,,-0.516541004181,5.9868817329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8534308842,345,1643796288533447027,,-0.516541004181,5.9858908653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8634450630,346,1643796288633496999,,-0.516541004181,5.9835133552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8734878462,347,1643796288733520030,,-0.516541004181,5.9808287620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8834725495,348,1643796288833817005,,-0.516541004181,5.9806680679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8934924038,349,1643796288933619022,,-0.516541004181,5.9783091545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9034639708,350,1643796289033548116,,-0.516541004181,5.9766263961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9134380794,351,1643796289133485078,,-0.516541004181,5.9742293357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9234445441,352,1643796289233509063,,-0.516541004181,5.9715819358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9334243876,353,1643796289333462953,,-0.516541004181,5.9722781181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9434737675,354,1643796289433753967,,-0.516541004181,5.9700498580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9534783663,355,1643796289533515930,,-0.516541004181,5.9693870544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9634837539,356,1643796289633457899,,-0.516541004181,5.9670305252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9734143943,357,1643796289733403921,,-0.516541004181,5.9642066955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9834565821,358,1643796289833523035,,-0.516541004181,5.9631276130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89934382610,359,1643796289933541059,,-0.516541004181,5.9600720405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0034200408,360,1643796290033435106,,-0.516541004181,5.9585590362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0134716729,361,1643796290133806943,,-0.516541004181,5.9556121826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0234596563,362,1643796290233671903,,-0.516541004181,5.9524011611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0334145228,363,1643796290333446979,,-0.516541004181,5.9517779350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0434637945,364,1643796290433511972,,-0.516541004181,5.9490871429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0535303565,365,1643796290533859014,,-0.516541004181,5.9471902847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0634826180,366,1643796290633606910,,-0.516541004181,5.9446287155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0734976519,367,1643796290733738899,,-0.516541004181,5.9419112205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0834371574,368,1643796290833472967,,-0.516541004181,5.9418101310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0934350673,369,1643796290933439970,,-0.516541004181,5.9396514892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1034333001,370,1643796291033427000,,-0.516541004181,5.9389848709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1134401728,371,1643796291133459091,,-0.516541004181,5.9369993209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1234926203,372,1643796291233520030,,-0.516541004181,5.9347386360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1334881429,373,1643796291333519935,,-0.516541004181,5.934524059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1434853307,374,1643796291433623075,,-0.516541004181,5.9325098991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1534974446,375,1643796291533507108,,-0.516541004181,5.9317126274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1634232036,376,1643796291633528947,,-0.516541004181,5.9296307563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1734393109,377,1643796291733494043,,-0.516541004181,5.927264690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1834402517,378,1643796291833435058,,-0.516541004181,5.9260811805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1934471464,379,1643796291933536052,,-0.485883116722,5.9521322250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2034615972,380,1643796292033544063,,-0.485883116722,5.9505791664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2134516626,381,1643796292133627891,,-0.485883116722,5.9478731155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2234334826,382,1643796292233491897,,-0.485883116722,5.9448771476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2334271475,383,1643796292333430051,,-0.485883116722,5.9442086219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2434293715,384,1643796292433423995,,-0.485883116722,5.9413528442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2534584628,385,1643796292533514022,,-0.485883116722,5.9404945373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2634366439,386,1643796292633429050,,-0.485883116722,5.9378595352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2734475629,387,1643796292733467102,,-0.485883116722,5.9349141120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2834519496,388,1643796292833585023,,-0.485883116722,5.9335703849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2934525787,389,1643796292933448076,,-0.485883116722,5.9307937622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3034130451,390,1643796293033431053,,-0.485883116722,5.9301528930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3134653627,391,1643796293133793115,,-0.485883116722,5.9285349845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3234434498,392,1643796293233432054,,-0.485883116722,5.9275784492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3334547539,393,1643796293333432912,,-0.485883116722,5.9301447868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3434351710,394,1643796293433464050,,-0.485883116722,5.9315085411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3534714213,395,1643796293533477067,,-0.485883116722,5.933755397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3634308889,396,1643796293633485078,,-0.485883116722,5.9348516464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3734082479,397,1643796293733458042,,-0.485883116722,5.934711456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3834367445,398,1643796293833455085,,-0.485883116722,5.9341487884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3934068020,399,1643796293933412075,,-0.485883116722,5.9317321777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4034553770,400,1643796294033490896,,-0.485883116722,5.9280576705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4134404634,401,1643796294133490085,,-0.485883116722,5.9231142997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4234650835,402,1643796294233464002,,-0.485883116722,5.9173350334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4334471249,403,1643796294333497047,,-0.485883116722,5.912827968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4434248449,404,1643796294433476924,,-0.485883116722,5.908227443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4534460197,405,1643796294533582925,,-0.485883116722,5.9074287414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4634280754,406,1643796294633572101,,-0.485883116722,5.9058413505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4734671538,407,1643796294733580112,,-0.485883116722,5.9050707817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4834418268,408,1643796294833475112,,-0.485883116722,5.9101366996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4934496799,409,1643796294933737993,,-0.485883116722,5.9114375114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5034407469,410,1643796295033499002,,-0.485883116722,5.9140639305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5134782630,411,1643796295133481979,,-0.485883116722,5.9146828651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5234464972,412,1643796295233495950,,-0.485883116722,5.9142699241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5334494784,413,1643796295333501100,,-0.485883116722,5.9152860641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5434547878,414,1643796295433422088,,-0.485883116722,5.91341829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5534494874,415,1643796295533503055,,-0.485883116722,5.9118528366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5634471327,416,1643796295633610010,,-0.485883116722,5.908776760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5734368022,417,1643796295733525037,,-0.485883116722,5.9051575660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5834575447,418,1643796295833755016,,-0.485883116722,5.9013519287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5934466960,419,1643796295933509111,,-0.485883116722,5.8973789215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6034465952,420,1643796296033513069,,-0.485883116722,5.8947124481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6134304298,421,1643796296133543014,,-0.485883116722,5.891555309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6234291285,422,1643796296233474016,,-0.485883116722,5.8886899948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6334346108,423,1643796296333467006,,-0.485883116722,5.8899235725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6434601602,424,1643796296433471918,,-0.485883116722,5.8889732360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6534260881,425,1643796296533452987,,-0.485883116722,5.8894309997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6634685352,426,1643796296633500099,,-0.502696931362,5.8523859977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6734339382,427,1643796296733438014,,-0.502696931362,5.8522863388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6834269957,428,1643796296833555936,,-0.502696931362,5.8550925254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6934466242,429,1643796296933522939,,-0.502696931362,5.8552007675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7034344361,430,1643796297033449888,,-0.502696931362,5.8563084602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7134533101,431,1643796297133431911,,-0.502696931362,5.8558244705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7234451748,432,1643796297233504056,,-0.502696931362,5.8545975685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7334654764,433,1643796297333586931,,-0.502696931362,5.854442119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7434362155,434,1643796297433490037,,-0.502696931362,5.8524823188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7534554265,435,1643796297533494949,,-0.502696931362,5.85048198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7634658581,436,1643796297633517026,,-0.502696931362,5.8477454185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7734313168,437,1643796297733530044,,-0.502696931362,5.8446779251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7834494369,438,1643796297833416938,,-0.502696931362,5.8423557281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7934251290,439,1643796297933444976,,-0.502696931362,5.8393931388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8034771177,440,1643796298033608913,,-0.502696931362,5.8380198478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8134578506,441,1643796298133446931,,-0.502696931362,5.8362469673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8234301735,442,1643796298233459949,,-0.502696931362,5.8351917266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8334699959,443,1643796298333467960,,-0.502696931362,5.8386993408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8434710920,444,1643796298433540105,,-0.502696931362,5.84090375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8535108205,445,1643796298533519029,,-0.502696931362,5.8445744514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8634692453,446,1643796298633743047,,-0.502696931362,5.8473634719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8734407463,447,1643796298733531951,,-0.502696931362,5.8494420051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8834297770,448,1643796298833499908,,-0.502696931362,5.851703643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8934170055,449,1643796298933444023,,-0.502696931362,5.8528237342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9034322684,450,1643796299033459901,,-0.502696931362,5.8539876937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9134605727,451,1643796299133584976,,-0.502696931362,5.8537335395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9234297148,452,1643796299233458995,,-0.502696931362,5.8525829315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9334653018,453,1643796299333515882,,-0.502696931362,5.8515090942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9434830884,454,1643796299433788061,,-0.502696931362,5.8482694625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9534824347,455,1643796299533904075,,-0.502696931362,5.8449444770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9634226601,456,1643796299633452892,,-0.502696931362,5.8416538238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9734438033,457,1643796299733525037,,-0.502696931362,5.8390631675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9834335306,458,1643796299833532094,,-0.502696931362,5.8404374122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299934548175,459,1643796299933511018,,-0.502696931362,5.8409190177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0034521328,460,1643796300033493995,,-0.502696931362,5.8445658683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0134393337,461,1643796300133522987,,-0.502696931362,5.8469910621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0234395076,462,1643796300233473062,,-0.502696931362,5.8490934371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0334336963,463,1643796300333437919,,-0.502696931362,5.8526573181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0434332107,464,1643796300433526992,,-0.502696931362,5.8537817001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0534293208,465,1643796300533452987,,-0.502696931362,5.8538494110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0634385222,466,1643796300633441925,,-0.502696931362,5.8531250953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0734278049,467,1643796300733452081,,-0.502696931362,5.8517136573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0834722169,468,1643796300833436965,,-0.502696931362,5.8524036407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0934249464,469,1643796300933423042,,-0.502696931362,5.8508577346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1034579967,470,1643796301033447980,,-0.502696931362,5.849397659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1134273073,471,1643796301133471012,,-0.502696931362,5.8472547531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1234736719,472,1643796301233654975,,-0.502696931362,5.8448371887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1334312121,473,1643796301333568096,,-0.496731907129,5.8581552505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1434809903,474,1643796301433583974,,-0.496731907129,5.8556318283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1534392812,475,1643796301533454895,,-0.496731907129,5.8547821044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1634494491,476,1643796301633413076,,-0.496731907129,5.8530402183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1734416493,477,1643796301733486890,,-0.496731907129,5.8513593673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1834418113,478,1643796301833442926,,-0.496731907129,5.850739955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1934328585,479,1643796301933532953,,-0.496731907129,5.8494892120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2034693194,480,1643796302033672094,,-0.496731907129,5.8498873710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2134619750,481,1643796302133501052,,-0.496731907129,5.8492507934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2234427151,482,1643796302233517885,,-0.496731907129,5.8484191894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2334415145,483,1643796302333494901,,-0.496731907129,5.8496246337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2434266085,484,1643796302433434009,,-0.496731907129,5.848961353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2534548870,485,1643796302533482074,,-0.496731907129,5.8499479293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2634475440,486,1643796302633414030,,-0.496731907129,5.8493099212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2734621647,487,1643796302733484029,,-0.496731907129,5.8482832908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2834444487,488,1643796302833741903,,-0.496731907129,5.8481287956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2934275272,489,1643796302933517932,,-0.496731907129,5.8468399047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3034400540,490,1643796303033663034,,-0.496731907129,5.8469142913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3134907477,491,1643796303133776903,,-0.496731907129,5.8456907272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3234454998,492,1643796303233422040,,-0.496731907129,5.8442215919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3334301537,493,1643796303333430051,,-0.496731907129,5.8441700935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3434200728,494,1643796303433465957,,-0.496731907129,5.842844009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3534620345,495,1643796303533425092,,-0.496731907129,5.8430304527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3634490919,496,1643796303633650064,,-0.496731907129,5.8420886993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3734205731,497,1643796303733465909,,-0.496731907129,5.8410015106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3834378783,498,1643796303833461999,,-0.496731907129,5.8425188064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3934275457,499,1643796303933471918,,-0.496731907129,5.8420348167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4034571819,500,1643796304033621072,,-0.496731907129,5.8430233001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4134325291,501,1643796304133470058,,-0.496731907129,5.8427505493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4234692133,502,1643796304233592033,,-0.496731907129,5.8421854972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4334473081,503,1643796304333575010,,-0.496731907129,5.8432064056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4434518199,504,1643796304433459997,,-0.496731907129,5.8426256179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4534300617,505,1643796304533577919,,-0.496731907129,5.842797756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4634338014,506,1643796304633450984,,-0.496731907129,5.8419756889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4734745821,507,1643796304733516931,,-0.496731907129,5.8407931327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4834309850,508,1643796304833458900,,-0.496731907129,5.8406391143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4934318870,509,1643796304933420896,,-0.496731907129,5.8392081260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5034254385,510,1643796305033423900,,-0.496731907129,5.8390512466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5134109377,511,1643796305133426904,,-0.496731907129,5.8377189636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5234270943,512,1643796305233424901,,-0.496731907129,5.8360114097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5334587719,513,1643796305333434104,,-0.496731907129,5.8354048728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5434891740,514,1643796305433824062,,-0.496731907129,5.8335719108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5534524876,515,1643796305533549070,,-0.496731907129,5.8330945968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5634537548,516,1643796305633476972,,-0.496731907129,5.8315010070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5734634859,517,1643796305733556985,,-0.496731907129,5.8297338485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5834605826,518,1643796305833520889,,-0.496731907129,5.8296079635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5934479269,519,1643796305933403015,,-0.496731907129,5.8280844688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6034383040,520,1643796306033488988,,-0.496731907129,5.8283462524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6134648420,521,1643796306133512020,,-0.489703446627,5.8210816383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6234800906,522,1643796306233484983,,-0.489703446627,5.8195738792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6334628743,523,1643796306333574056,,-0.489703446627,5.8193521499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6434926026,524,1643796306433630943,,-0.489703446627,5.817778110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6534318609,525,1643796306533441066,,-0.489703446627,5.8175425529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6634500011,526,1643796306633440971,,-0.489703446627,5.8161869049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6734297308,527,1643796306733438968,,-0.489703446627,5.814586639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6834438179,528,1643796306833461046,,-0.489703446627,5.813862800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6934536258,529,1643796306933432102,,-0.489703446627,5.8122377395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7034474217,530,1643796307033533096,,-0.489703446627,5.8120188713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7134495277,531,1643796307133562088,,-0.489703446627,5.8104753494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7234462199,532,1643796307233506917,,-0.489703446627,5.8086857795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7334637902,533,1643796307333508968,,-0.489703446627,5.8088059425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7434393500,534,1643796307433429956,,-0.489703446627,5.8073234558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7534042744,535,1643796307533454895,,-0.489703446627,5.8063478469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7634334562,536,1643796307633454084,,-0.489703446627,5.8047299385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7734577310,537,1643796307733422994,,-0.489703446627,5.8028802871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7834548590,538,1643796307833447933,,-0.489703446627,5.8025746345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7934459447,539,1643796307933460950,,-0.489703446627,5.800864696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8035209479,540,1643796308033487081,,-0.489703446627,5.8005280494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8134657836,541,1643796308133456945,,-0.489703446627,5.7990236282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8234340456,542,1643796308233500957,,-0.489703446627,5.7972798347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8334389688,543,1643796308333461999,,-0.489703446627,5.7967033386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8434527592,544,1643796308433422088,,-0.489703446627,5.7950959205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8534528945,545,1643796308533473014,,-0.489703446627,5.7949829101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8634526565,546,1643796308633407115,,-0.489703446627,5.7938380241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8734444986,547,1643796308733464956,,-0.489703446627,5.792478561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8834358698,548,1643796308833506107,,-0.489703446627,5.7920618057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8934603642,549,1643796308933538913,,-0.489703446627,5.7906184196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9034330900,550,1643796309033524036,,-0.489703446627,5.7905926704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9134518928,551,1643796309133444070,,-0.489703446627,5.7893128395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9234424419,552,1643796309233457088,,-0.489703446627,5.787695884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9334247895,553,1643796309333452939,,-0.489703446627,5.7868676185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9434694594,554,1643796309433459043,,-0.489703446627,5.785048484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9534350851,555,1643796309533483982,,-0.489703446627,5.7836427688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9634299044,556,1643796309633475065,,-0.489703446627,5.7816591262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9734751334,557,1643796309733859062,,-0.489703446627,5.7793974876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9834916893,558,1643796309833642959,,-0.489703446627,5.7794399261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09934636945,559,1643796309933495998,,-0.489703446627,5.7777171134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0034163990,560,1643796310033428907,,-0.489703446627,5.7768969535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0134398473,561,1643796310133574962,,-0.489703446627,5.7753190994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0234551339,562,1643796310233508110,,-0.489703446627,5.7736163139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0334294018,563,1643796310333472967,,-0.489703446627,5.7728409767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0434515372,564,1643796310433487892,,-0.489703446627,5.771380424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0533978479,565,1643796310533407926,,-0.489703446627,5.7715158462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0634427764,566,1643796310633429050,,-0.489703446627,5.7707080841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0734100230,567,1643796310733439922,,-0.489703446627,5.7697868347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0833773276,568,1643796310833317041,,-0.490268737078,5.7875986099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0934287820,569,1643796310933387994,,-0.490268737078,5.7866916656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1034464684,570,1643796311033545017,,-0.490268737078,5.7877101898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1134747313,571,1643796311133474111,,-0.490268737078,5.7871174812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1234800883,572,1643796311233489036,,-0.490268737078,5.7860975265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1334533694,573,1643796311333544969,,-0.490268737078,5.7855496406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1434728190,574,1643796311433573961,,-0.490268737078,5.7839617729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1534118676,575,1643796311533468008,,-0.490268737078,5.7832798957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1634692194,576,1643796311633533000,,-0.490268737078,5.7814393043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1734535278,577,1643796311733475923,,-0.490268737078,5.7792692184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1834566894,578,1643796311833801031,,-0.490268737078,5.7779664993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1934525872,579,1643796311933458089,,-0.490268737078,5.7756972312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2034650501,580,1643796312033480882,,-0.490268737078,5.7745323181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2134484230,581,1643796312133512973,,-0.490268737078,5.7726807594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2234547696,582,1643796312233509063,,-0.490268737078,5.7707257270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2334337538,583,1643796312333452939,,-0.490268737078,5.7707586288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2434415061,584,1643796312433523893,,-0.490268737078,5.7694091796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2534248084,585,1643796312533387899,,-0.490268737078,5.7696652412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2634544000,586,1643796312633469104,,-0.490268737078,5.7688136100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2734357941,587,1643796312733474016,,-0.490268737078,5.7677187919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2834401736,588,1643796312833465099,,-0.490268737078,5.7677612304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2934270816,589,1643796312933492898,,-0.490268737078,5.7666616439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3034372122,590,1643796313033457994,,-0.490268737078,5.7663536071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3134624224,591,1643796313133507013,,-0.490268737078,5.7650942802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3234250303,592,1643796313233501911,,-0.490268737078,5.7634325027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3334386892,593,1643796313333393096,,-0.490268737078,5.7629003524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3434291474,594,1643796313433412075,,-0.490268737078,5.7610015869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3534473597,595,1643796313533444881,,-0.490268737078,5.7600507736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3634198343,596,1643796313633450984,,-0.490268737078,5.7580504417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3734518380,597,1643796313733455896,,-0.490268737078,5.7557873725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3834395317,598,1643796313833436965,,-0.490268737078,5.7541651725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3934548740,599,1643796313933650016,,-0.490268737078,5.7518997192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4034372494,600,1643796314033476114,,-0.490268737078,5.7501649856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4134564169,601,1643796314133435964,,-0.490268737078,5.7480440139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4234454410,602,1643796314233442068,,-0.490268737078,5.7458481788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4334671455,603,1643796314333451032,,-0.490268737078,5.7456417083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4434292377,604,1643796314433482885,,-0.490268737078,5.7440762519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4534521836,605,1643796314533488988,,-0.490268737078,5.7439813613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4634668134,606,1643796314633455038,,-0.490268737078,5.7429623603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4734858088,607,1643796314733773946,,-0.490268737078,5.7417654991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4834992902,608,1643796314833570003,,-0.490268737078,5.7425470352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4934568995,609,1643796314933620929,,-0.490268737078,5.7416877746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5034445772,610,1643796315033405065,,-0.490268737078,5.7420301437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5134442926,611,1643796315133465051,,-0.490268737078,5.7410750389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5234558997,612,1643796315233701944,,-0.490268737078,5.7396330833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5334576669,613,1643796315333431005,,-0.490268737078,5.7396454811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5434430929,614,1643796315433490037,,-0.490268737078,5.7382817268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5534554494,615,1643796315533539056,,-0.500002384186,5.7435379028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5634459735,616,1643796315633467912,,-0.500002384186,5.7437319755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5734580197,617,1643796315733483076,,-0.500002384186,5.7447648048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5834220236,618,1643796315833508014,,-0.500002384186,5.7482185363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5934389154,619,1643796315933506011,,-0.500002384186,5.7512426376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6034334439,620,1643796316033406972,,-0.500002384186,5.7546677589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6134670998,621,1643796316133543968,,-0.500002384186,5.7569985389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6234348871,622,1643796316233556032,,-0.500002384186,5.7580599784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6334358652,623,1643796316333477973,,-0.500002384186,5.7591352462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6434350661,624,1643796316433500051,,-0.500002384186,5.7584033012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6534318860,625,1643796316533464908,,-0.500002384186,5.755976200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6634350346,626,1643796316633508920,,-0.500002384186,5.752289295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6734252199,627,1643796316733433961,,-0.500002384186,5.7477965354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6834505776,628,1643796316833426952,,-0.500002384186,5.7451105117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6934099196,629,1643796316933419942,,-0.500002384186,5.7422609329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7034398574,630,1643796317033473968,,-0.500002384186,5.7437529563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7134631883,631,1643796317133467912,,-0.500002384186,5.744443416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7234361648,632,1643796317233479976,,-0.500002384186,5.7460074424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7334467426,633,1643796317333466053,,-0.500002384186,5.7503204345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7434407904,634,1643796317433485031,,-0.500002384186,5.7533040046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7534785829,635,1643796317533556938,,-0.500002384186,5.7570047378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7634296140,636,1643796317633582115,,-0.500002384186,5.7592949867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7734703368,637,1643796317733525991,,-0.500002384186,5.7606797218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7834516513,638,1643796317833472967,,-0.500002384186,5.7615661621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7934614397,639,1643796317933558940,,-0.500002384186,5.7614970207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8034075895,640,1643796318033483028,,-0.500002384186,5.7618260383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8134395609,641,1643796318133538961,,-0.500002384186,5.7611227035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8234381733,642,1643796318233500003,,-0.500002384186,5.7599377632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8334725570,643,1643796318333503961,,-0.500002384186,5.7584047317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8434600690,644,1643796318433629989,,-0.500002384186,5.756611347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8534613691,645,1643796318533493995,,-0.500002384186,5.7564253807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8634608789,646,1643796318633461952,,-0.500002384186,5.7553892135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8734456405,647,1643796318733493089,,-0.500002384186,5.7544288635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8834471945,648,1643796318833631038,,-0.500002384186,5.7548961639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8934366778,649,1643796318933521032,,-0.500002384186,5.7546906471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9034612121,650,1643796319033442020,,-0.500002384186,5.7544531822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9134408091,651,1643796319133596897,,-0.500002384186,5.7542195320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9234322568,652,1643796319233464002,,-0.500002384186,5.7539377212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9334467360,653,1643796319333718061,,-0.500002384186,5.7578802108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9434410814,654,1643796319433537006,,-0.500002384186,5.7587251663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9534306509,655,1643796319533472061,,-0.500002384186,5.7607898712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9634459552,656,1643796319633466005,,-0.500002384186,5.7617015838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9734360091,657,1643796319733444929,,-0.500002384186,5.7622041702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9834613683,658,1643796319833450078,,-0.500002384186,5.7630305290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19934315978,659,1643796319933480024,,-0.500002384186,5.7628703117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0034218306,660,1643796320033457040,,-0.500002384186,5.7634906768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0134309155,661,1643796320133555889,,-0.500002384186,5.763073921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0234486538,662,1643796320233496904,,-0.477061629295,5.7647113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0333845308,663,1643796320333394050,,-0.477061629295,5.7644581794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0434513680,664,1643796320433576107,,-0.477061629295,5.7632784843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0534526829,665,1643796320533478975,,-0.477061629295,5.7622613906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0634656370,666,1643796320633464097,,-0.477061629295,5.7609224319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0734594253,667,1643796320733597993,,-0.477061629295,5.7594256401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0834167456,668,1643796320833476066,,-0.477061629295,5.7583370208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0934181456,669,1643796320933451890,,-0.477061629295,5.7568330764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1034490677,670,1643796321033499956,,-0.477061629295,5.7577743530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1134657698,671,1643796321133552074,,-0.477061629295,5.757342815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1234655961,672,1643796321233481884,,-0.477061629295,5.7568411827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1334480072,673,1643796321333475112,,-0.477061629295,5.7573409080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1434617923,674,1643796321433530092,,-0.477061629295,5.7570481300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1534434913,675,1643796321533516883,,-0.477061629295,5.7577366828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1634694466,676,1643796321633514881,,-0.477061629295,5.7576985359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1734458459,677,1643796321733539104,,-0.477061629295,5.7573957443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1834433072,678,1643796321833437919,,-0.477061629295,5.7580490112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1934560043,679,1643796321933506011,,-0.477061629295,5.757766246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2034590873,680,1643796322033463001,,-0.477061629295,5.7581515312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2134588535,681,1643796322133690118,,-0.477061629295,5.7578773498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2234656056,682,1643796322233534097,,-0.477061629295,5.7573380470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2334276922,683,1643796322333447933,,-0.477061629295,5.7578501701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2434057073,684,1643796322433435916,,-0.477061629295,5.7572522163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2534573890,685,1643796322533484935,,-0.477061629295,5.7575941085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2634362318,686,1643796322633460044,,-0.477061629295,5.7570123672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2734257917,687,1643796322733486890,,-0.477061629295,5.7561292648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2834347308,688,1643796322833473920,,-0.477061629295,5.756661415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2934594347,689,1643796322933702945,,-0.477061629295,5.75590038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3035150570,690,1643796323033639907,,-0.477061629295,5.7560262680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3134561196,691,1643796323133742094,,-0.477061629295,5.7554841041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3234833482,692,1643796323233556985,,-0.477061629295,5.7547855377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3334533203,693,1643796323333415031,,-0.477061629295,5.755207538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3434393387,694,1643796323433540105,,-0.477061629295,5.7547421455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3534375615,695,1643796323533430099,,-0.477061629295,5.7551965713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3634184698,696,1643796323633414030,,-0.477061629295,5.7548360824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3734717346,697,1643796323733484029,,-0.477061629295,5.7541990280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3834406897,698,1643796323833496093,,-0.477061629295,5.754749298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3934612855,699,1643796323933494091,,-0.477061629295,5.7541151046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4034418649,700,1643796324033503055,,-0.477061629295,5.7544293403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4134363735,701,1643796324133497953,,-0.477061629295,5.7538876533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4234257797,702,1643796324233392000,,-0.477061629295,5.7530512809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4334418705,703,1643796324333405017,,-0.477061629295,5.7525968551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4434662340,704,1643796324433476924,,-0.477061629295,5.7514300346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4534368536,705,1643796324533436059,,-0.477061629295,5.750946998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4634652456,706,1643796324633455038,,-0.477061629295,5.7498178482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4734291311,707,1643796324733467102,,-0.477061629295,5.7485027313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4834584187,708,1643796324833501100,,-0.477061629295,5.7481021881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4934666303,709,1643796324933471918,,-0.477061629295,5.747053623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5034619230,710,1643796325033505916,,-0.477788925171,5.7584724426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5134381568,711,1643796325133685111,,-0.477788925171,5.7580151557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5234547113,712,1643796325233444929,,-0.477788925171,5.757496833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5334643074,713,1643796325333520889,,-0.477788925171,5.7583932876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5434382534,714,1643796325433475017,,-0.477788925171,5.7582039833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5534235921,715,1643796325533428907,,-0.477788925171,5.7592334747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5634241352,716,1643796325633461952,,-0.477788925171,5.7591776847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5734624596,717,1643796325733480930,,-0.477788925171,5.7588148117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5834441684,718,1643796325833461999,,-0.477788925171,5.7578787803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5934399684,719,1643796325933526992,,-0.477788925171,5.7568531036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6034518587,720,1643796326033440113,,-0.477788925171,5.7573213577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6134346829,721,1643796326133384943,,-0.477788925171,5.7565293312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6234406915,722,1643796326233522891,,-0.477788925171,5.7555375099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6334692827,723,1643796326333537101,,-0.477788925171,5.7570257186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6434363688,724,1643796326433490991,,-0.477788925171,5.756540775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6534453595,725,1643796326533431053,,-0.477788925171,5.7571029663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6634531773,726,1643796326633490085,,-0.477788925171,5.7568135261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6734288313,727,1643796326733521938,,-0.477788925171,5.7563734054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6834649403,728,1643796326833555936,,-0.477788925171,5.7570905685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6934303731,729,1643796326933446884,,-0.477788925171,5.7569413185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7034483064,730,1643796327033467054,,-0.477788925171,5.7579054832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7134458941,731,1643796327133708953,,-0.477788925171,5.7580194473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7234708597,732,1643796327233467102,,-0.477788925171,5.7578444480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7334684785,733,1643796327333498954,,-0.477788925171,5.7587137222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7434365822,734,1643796327433454990,,-0.477788925171,5.7584857940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7534904849,735,1643796327533512115,,-0.477788925171,5.7595853805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7634434254,736,1643796327633537054,,-0.477788925171,5.7595925331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7734595804,737,1643796327733500957,,-0.477788925171,5.7593874931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7834384406,738,1643796327833518028,,-0.477788925171,5.7603602409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7934645010,739,1643796327933482885,,-0.477788925171,5.7602076530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8034564040,740,1643796328033490896,,-0.477788925171,5.7607131004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8134495570,741,1643796328133466958,,-0.477788925171,5.7605404853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8234448523,742,1643796328233458995,,-0.477788925171,5.7602038383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8334706234,743,1643796328333503007,,-0.477788925171,5.7604141235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8434537691,744,1643796328433423995,,-0.477788925171,5.759977340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8534379653,745,1643796328533449888,,-0.477788925171,5.7601714134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8634533810,746,1643796328633407115,,-0.477788925171,5.7596445083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8734331425,747,1643796328733414888,,-0.477788925171,5.7588653564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8834337317,748,1643796328833424091,,-0.477788925171,5.7588047981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8934759505,749,1643796328933470964,,-0.477788925171,5.7579727172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9034327043,750,1643796329033552885,,-0.477788925171,5.758033275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9134324747,751,1643796329133518934,,-0.477788925171,5.7575073242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9234763255,752,1643796329233510017,,-0.477788925171,5.7569355964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9334238930,753,1643796329333477973,,-0.477788925171,5.7591209411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9434490790,754,1643796329433453083,,-0.477788925171,5.7595252990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9534256883,755,1643796329533399105,,-0.477788925171,5.7603569030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9634323228,756,1643796329633435010,,-0.488619834185,5.7916073799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9734416572,757,1643796329733463048,,-0.488619834185,5.7920813560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9834526661,758,1643796329833587884,,-0.488619834185,5.7936534881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29934738111,759,1643796329933536052,,-0.488619834185,5.7941269874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0034545296,760,1643796330033498048,,-0.488619834185,5.7952566146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0134541907,761,1643796330133517026,,-0.488619834185,5.7956485748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0234294043,762,1643796330233419895,,-0.488619834185,5.7957897186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0334490343,763,1643796330333461999,,-0.488619834185,5.7970585823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0434672161,764,1643796330433816909,,-0.488619834185,5.7972507476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0534609205,765,1643796330533538103,,-0.488619834185,5.798146724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0634515399,766,1643796330633486986,,-0.488619834185,5.7983579635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0734845282,767,1643796330733582973,,-0.488619834185,5.7983536720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0834334349,768,1643796330833504915,,-0.488619834185,5.8004651069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0934247536,769,1643796330933537006,,-0.488619834185,5.8008790016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1034436821,770,1643796331033476114,,-0.488619834185,5.8021755218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1134262625,771,1643796331133492946,,-0.488619834185,5.80271387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1234274256,772,1643796331233493089,,-0.488619834185,5.8029894828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1334455304,773,1643796331333468914,,-0.488619834185,5.8038964271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1434735675,774,1643796331433497905,,-0.488619834185,5.8039064407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1534462577,775,1643796331533499002,,-0.488619834185,5.8046145439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1634704769,776,1643796331633609056,,-0.488619834185,5.804375648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1734687332,777,1643796331733494997,,-0.488619834185,5.8038430213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1834184639,778,1643796331833486080,,-0.488619834185,5.8051323890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1934404537,779,1643796331933480024,,-0.488619834185,5.8047866821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2034081698,780,1643796332033407926,,-0.488619834185,5.8054032325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2134347622,781,1643796332133481025,,-0.488619834185,5.8052196502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2234754823,782,1643796332233557939,,-0.488619834185,5.8048567771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2334556678,783,1643796332333503007,,-0.488619834185,5.8052892684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2434660246,784,1643796332433446884,,-0.488619834185,5.8049468994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2535000293,785,1643796332533593893,,-0.488619834185,5.8056759834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2634326984,786,1643796332633462905,,-0.488619834185,5.805530548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2734105383,787,1643796332733484983,,-0.488619834185,5.8051619529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2834684367,788,1643796332833503007,,-0.488619834185,5.806113243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2934153960,789,1643796332933474063,,-0.488619834185,5.8059115409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3034452361,790,1643796333033466100,,-0.488619834185,5.8075642585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3134362426,791,1643796333133440971,,-0.488619834185,5.8078947067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3234212072,792,1643796333233473062,,-0.488619834185,5.8080787658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3334748655,793,1643796333333885908,,-0.488619834185,5.8093972206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3434803154,794,1643796333433953046,,-0.488619834185,5.809657573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3534456631,795,1643796333533591985,,-0.488619834185,5.8105525970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3634391932,796,1643796333633444070,,-0.488619834185,5.8107471466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3734273213,797,1643796333733418941,,-0.488619834185,5.8107357025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3834476958,798,1643796333833404064,,-0.488619834185,5.8124771118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3934625411,799,1643796333933502912,,-0.488619834185,5.812791347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4034340780,800,1643796334033498048,,-0.488619834185,5.8135948181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4134295607,801,1643796334133447885,,-0.488619834185,5.8138418197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4234601122,802,1643796334233659029,,-0.488619834185,5.8138179779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4334129356,803,1643796334333436012,,-0.488619834185,5.8149576187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4434675214,804,1643796334433461904,,-0.478127747774,5.8562140464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4534163065,805,1643796334533529043,,-0.478127747774,5.8564796447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4634553640,806,1643796334633483886,,-0.478127747774,5.8561038970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4734454671,807,1643796334733412027,,-0.478127747774,5.8554615974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4834742276,808,1643796334833456993,,-0.478127747774,5.8572425842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4934808127,809,1643796334933547019,,-0.478127747774,5.8570919036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5034626838,810,1643796335033483028,,-0.478127747774,5.8574967384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5134137376,811,1643796335133462905,,-0.478127747774,5.8571777343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5234390056,812,1643796335233530998,,-0.478127747774,5.85654926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5334378444,813,1643796335333498001,,-0.478127747774,5.8564662933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5434218600,814,1643796335433440923,,-0.478127747774,5.8555574417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5534276906,815,1643796335533432006,,-0.478127747774,5.856179714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5634455089,816,1643796335633481025,,-0.478127747774,5.8555998802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5734144160,817,1643796335733491897,,-0.478127747774,5.8547606468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5834226608,818,1643796335833511114,,-0.478127747774,5.8546137809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5934613996,819,1643796335933549880,,-0.478127747774,5.8538422584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6034289686,820,1643796336033482074,,-0.478127747774,5.8535366058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6134614978,821,1643796336133438110,,-0.478127747774,5.8528189659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6234212906,822,1643796336233434915,,-0.478127747774,5.8520050048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6334420003,823,1643796336333453893,,-0.478127747774,5.8540172576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6434605967,824,1643796336433494091,,-0.478127747774,5.8539280891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6535024363,825,1643796336533435106,,-0.478127747774,5.8545479774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6634275075,826,1643796336633450031,,-0.478127747774,5.854462623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6734219084,827,1643796336733426094,,-0.478127747774,5.8542261123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6834517232,828,1643796336833504915,,-0.478127747774,5.8546304702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6934139702,829,1643796336933409929,,-0.478127747774,5.8544397354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7034389812,830,1643796337033644914,,-0.478127747774,5.8563323020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7134482395,831,1643796337133548021,,-0.478127747774,5.8568768501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7234232696,832,1643796337233467102,,-0.478127747774,5.8573870658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7334757822,833,1643796337333539009,,-0.478127747774,5.8592333793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7434813487,834,1643796337433520078,,-0.478127747774,5.8601717948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7534527101,835,1643796337533668041,,-0.478127747774,5.8624820709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7634678654,836,1643796337633629083,,-0.478127747774,5.8638563156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7734327245,837,1643796337733418941,,-0.478127747774,5.8649644851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7834486016,838,1643796337833468914,,-0.478127747774,5.8664331436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7934196316,839,1643796337933535099,,-0.478127747774,5.8670086860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8034322396,840,1643796338033457994,,-0.478127747774,5.8676657676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8134770958,841,1643796338133558988,,-0.478127747774,5.8676896095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8234548547,842,1643796338233479022,,-0.478127747774,5.8673601150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8334498405,843,1643796338333519935,,-0.478127747774,5.8673892021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8434981860,844,1643796338434062004,,-0.478127747774,5.8667712211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8534224467,845,1643796338533468961,,-0.478127747774,5.8673863410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8634385773,846,1643796338633440017,,-0.478127747774,5.8670763969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8734492923,847,1643796338733535051,,-0.478127747774,5.8665027618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8834200672,848,1643796338833470106,,-0.478127747774,5.8667597770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8934264707,849,1643796338933402061,,-0.478127747774,5.8661680221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9034139717,850,1643796339033515930,,-0.478127747774,5.8664526939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9134650675,851,1643796339133524894,,-0.477455675602,5.9259710311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9234378494,852,1643796339233453989,,-0.477455675602,5.9253096580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9334844752,853,1643796339333498954,,-0.477455675602,5.9263148307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9434351415,854,1643796339433516979,,-0.477455675602,5.9260883331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9534629020,855,1643796339533462047,,-0.477455675602,5.926562786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9634429365,856,1643796339633539915,,-0.477455675602,5.9264521598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9734521701,857,1643796339733467102,,-0.477455675602,5.9262027740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9834536845,858,1643796339833520889,,-0.477455675602,5.9272656440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39934175322,859,1643796339933427095,,-0.477455675602,5.927173614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0034630429,860,1643796340033530950,,-0.477455675602,5.928183555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0134523896,861,1643796340133435964,,-0.477455675602,5.9282469749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0234665552,862,1643796340233510971,,-0.477455675602,5.927996158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0334415090,863,1643796340333466053,,-0.477455675602,5.9282298088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0434619240,864,1643796340433461904,,-0.477455675602,5.9276418685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0534368396,865,1643796340533407926,,-0.477455675602,5.9284830093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0634462249,866,1643796340633460044,,-0.477455675602,5.9280862808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0734664444,867,1643796340733707904,,-0.477455675602,5.9274749755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0834711402,868,1643796340833477020,,-0.477455675602,5.9271435737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0934543986,869,1643796340933504104,,-0.477455675602,5.9264712333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1034274077,870,1643796341033494949,,-0.477455675602,5.9276542663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1134517678,871,1643796341133685111,,-0.477455675602,5.9278059005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1234412614,872,1643796341233499050,,-0.477455675602,5.9278402328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1334539313,873,1643796341333450078,,-0.477455675602,5.9289956092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1434483087,874,1643796341433574914,,-0.477455675602,5.9294238090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1534404813,875,1643796341533468008,,-0.477455675602,5.9306712150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1634771069,876,1643796341633433103,,-0.477455675602,5.9313273429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1734305279,877,1643796341733490943,,-0.477455675602,5.931774139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1834197528,878,1643796341833450078,,-0.477455675602,5.9335327148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1934825234,879,1643796341933545112,,-0.477455675602,5.9341287612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2034498472,880,1643796342033566951,,-0.477455675602,5.9353070259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2134498395,881,1643796342133455038,,-0.477455675602,5.9356408119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2234265767,882,1643796342233462095,,-0.477455675602,5.9355716705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2334647870,883,1643796342333615064,,-0.477455675602,5.9362454414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2434562923,884,1643796342433698892,,-0.477455675602,5.9359598159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2534412066,885,1643796342533390998,,-0.477455675602,5.9368805885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2634376113,886,1643796342633519887,,-0.477455675602,5.936755657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2734510074,887,1643796342733524084,,-0.477455675602,5.9363660812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2834427673,888,1643796342833483934,,-0.477455675602,5.9355545043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2934313950,889,1643796342933470010,,-0.477455675602,5.9347248077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3034235367,890,1643796343033480882,,-0.477455675602,5.9347081184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3134159303,891,1643796343133399963,,-0.477455675602,5.9342222213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3234301275,892,1643796343233524084,,-0.477455675602,5.9336776733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3334303109,893,1643796343333458900,,-0.477455675602,5.9347548484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3434746555,894,1643796343433773040,,-0.477455675602,5.9347276687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3534682332,895,1643796343533617019,,-0.477455675602,5.9355874061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3634598988,896,1643796343633474111,,-0.477455675602,5.9356670379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3734689192,897,1643796343733450889,,-0.477455675602,5.9354414939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3834296640,898,1643796343833467006,,-0.477455675602,5.9364981651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3934389789,899,1643796343933471918,,-0.488950312138,5.9675035476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4034380420,900,1643796344033449888,,-0.488950312138,5.9677524566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4134228145,901,1643796344133387088,,-0.488950312138,5.9679007530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4234628717,902,1643796344233486890,,-0.488950312138,5.9680247306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4334512427,903,1643796344333445072,,-0.488950312138,5.9698891639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4434368986,904,1643796344433610916,,-0.488950312138,5.970366954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4534502496,905,1643796344533555984,,-0.488950312138,5.9717383384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4634331237,906,1643796344633483886,,-0.488950312138,5.9722466468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4734615378,907,1643796344733550071,,-0.488950312138,5.9723834991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4834403494,908,1643796344833479881,,-0.488950312138,5.9724583625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4934490605,909,1643796344933461904,,-0.488950312138,5.9721384048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5034080236,910,1643796345033447027,,-0.488950312138,5.9731960296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5134603530,911,1643796345133496046,,-0.488950312138,5.973350524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5234463503,912,1643796345233529090,,-0.488950312138,5.9732971191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5334431403,913,1643796345333584070,,-0.488950312138,5.9736781120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5434818465,914,1643796345433686971,,-0.488950312138,5.973595619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5534282156,915,1643796345533446073,,-0.488950312138,5.9743456840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5634234576,916,1643796345633400917,,-0.488950312138,5.9744520187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5734407665,917,1643796345733654022,,-0.488950312138,5.9744157791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5834374513,918,1643796345833461999,,-0.488950312138,5.9752774238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5934533148,919,1643796345933517932,,-0.488950312138,5.9752120971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6034313032,920,1643796346033454895,,-0.488950312138,5.976616382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6134451447,921,1643796346133445978,,-0.488950312138,5.9770684242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6234408379,922,1643796346233445882,,-0.488950312138,5.9772124290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6334539275,923,1643796346333580017,,-0.488950312138,5.9785227775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6434416166,924,1643796346433430910,,-0.488950312138,5.978740215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6534436114,925,1643796346533459901,,-0.488950312138,5.979267597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6634664741,926,1643796346633650064,,-0.488950312138,5.9793353080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6734749071,927,1643796346733614921,,-0.488950312138,5.9792094230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6834414071,928,1643796346833465099,,-0.488950312138,5.9795055389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6934843751,929,1643796346933542966,,-0.488950312138,5.9792876243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7034397227,930,1643796347033605098,,-0.488950312138,5.9805741310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7134620979,931,1643796347133486986,,-0.488950312138,5.9807858467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7234084889,932,1643796347233395099,,-0.488950312138,5.9809021949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7334978361,933,1643796347333847999,,-0.488950312138,5.9817128181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7434146976,934,1643796347433387994,,-0.488950312138,5.9821324348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7534567712,935,1643796347533902883,,-0.488950312138,5.9839267730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7634389049,936,1643796347633590936,,-0.488950312138,5.9850187301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7734788855,937,1643796347733587026,,-0.488950312138,5.9860019683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7834580852,938,1643796347833470106,,-0.488950312138,5.9891901016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7934236244,939,1643796347933495044,,-0.488950312138,5.9907250404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8034667233,940,1643796348033637046,,-0.488950312138,5.9925127029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8134243201,941,1643796348133452892,,-0.488950312138,5.9936757087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8234185451,942,1643796348233447074,,-0.488950312138,5.9945120811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8334420077,943,1643796348333523035,,-0.488950312138,5.9962258338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8434138096,944,1643796348433455944,,-0.488950312138,5.9969377517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8534506402,945,1643796348533497095,,-0.492471456528,6.0268344879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8634571226,946,1643796348633608102,,-0.492471456528,6.0271720886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8733797111,947,1643796348733392953,,-0.492471456528,6.027273178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8834207503,948,1643796348833343982,,-0.492471456528,6.0289855003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8934362092,949,1643796348933459997,,-0.492471456528,6.029517650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9034240687,950,1643796349033509016,,-0.492471456528,6.0307035446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9134445718,951,1643796349133404016,,-0.492471456528,6.0314717292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9234246682,952,1643796349233433961,,-0.492471456528,6.0320792198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9334146649,953,1643796349333441019,,-0.492471456528,6.0342850685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9434248765,954,1643796349433535099,,-0.492471456528,6.0352859497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9534493053,955,1643796349533576011,,-0.492471456528,6.0372476577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9634483069,956,1643796349633584022,,-0.492471456528,6.038464546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9734440772,957,1643796349733407020,,-0.492471456528,6.0393857955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9834539151,958,1643796349833578109,,-0.492471456528,6.0402193069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49934461890,959,1643796349933479070,,-0.492471456528,6.0406112670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0034346396,960,1643796350033438920,,-0.492471456528,6.0416197776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0134286326,961,1643796350133479118,,-0.492471456528,6.0419330596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0234304440,962,1643796350233448982,,-0.492471456528,6.0419969558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0334217688,963,1643796350333452939,,-0.492471456528,6.0438432693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0434324052,964,1643796350433470964,,-0.492471456528,6.0445017814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0534408695,965,1643796350533453941,,-0.492471456528,6.0456194877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0634310789,966,1643796350633414983,,-0.492471456528,6.0463209152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0734458596,967,1643796350733434915,,-0.492471456528,6.0468688011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0834625551,968,1643796350833477020,,-0.492471456528,6.04878711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0934259451,969,1643796350933423042,,-0.492471456528,6.0495548248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1034513040,970,1643796351033483982,,-0.492471456528,6.0511689186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1134341798,971,1643796351133436918,,-0.492471456528,6.0521836280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1234604233,972,1643796351233494043,,-0.492471456528,6.0530676841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1334641878,973,1643796351333461046,,-0.492471456528,6.055086612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1434577130,974,1643796351433533906,,-0.492471456528,6.0562672615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1534421742,975,1643796351533443927,,-0.492471456528,6.058023929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1634364676,976,1643796351633440971,,-0.492471456528,6.0592818260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1734568104,977,1643796351733392000,,-0.492471456528,6.0602726936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1834459800,978,1643796351833472013,,-0.492471456528,6.0614972114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1934373277,979,1643796351933413028,,-0.492471456528,6.0621118545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2034187760,980,1643796352033432960,,-0.492471456528,6.064104080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2134219640,981,1643796352133457899,,-0.492471456528,6.0649113655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2234316987,982,1643796352233463048,,-0.492471456528,6.0654358863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2334609880,983,1643796352333470106,,-0.492471456528,6.0664005279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2434569277,984,1643796352433471918,,-0.492471456528,6.0667800903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2534624194,985,1643796352533483028,,-0.492471456528,6.0682883262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2634420075,986,1643796352633496046,,-0.492471456528,6.0689835548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2734281990,987,1643796352733407020,,-0.492471456528,6.0694956779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2834175744,988,1643796352833372116,,-0.492471456528,6.0712075233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2934473384,989,1643796352933413982,,-0.492471456528,6.0719013214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3034658984,990,1643796353033654928,,-0.492471456528,6.0733914375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3134259493,991,1643796353133419990,,-0.492471456528,6.0740351676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3234579774,992,1643796353233520030,,-0.492471456528,6.0743827819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3334228615,993,1643796353333506107,,-0.483033567667,6.1220245361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3434357398,994,1643796353433408021,,-0.483033567667,6.1223993301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3534174403,995,1643796353533484935,,-0.483033567667,6.1231203079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3634176095,996,1643796353633435964,,-0.483033567667,6.1232719421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3734452033,997,1643796353733496904,,-0.483033567667,6.1226634979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3834666367,998,1643796353833647012,,-0.483033567667,6.123208522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3934479749,999,1643796353933579921,,-0.483033567667,6.1218051910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4034550374,1000,1643796354033782005,,-0.483033567667,6.1221499443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4135122030,1001,1643796354133687973,,-0.483033567667,6.1214938163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4234945600,1002,1643796354233939886,,-0.483033567667,6.1207647323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4334679380,1003,1643796354333992004,,-0.483033567667,6.1215615272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4434409323,1004,1643796354433614969,,-0.483033567667,6.1212835311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4535266117,1005,1643796354533536911,,-0.483033567667,6.1214847564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4635238388,1006,1643796354633590936,,-0.483033567667,6.1208386421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4734774619,1007,1643796354733567953,,-0.483033567667,6.1197862625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4835279613,1008,1643796354833488941,,-0.483033567667,6.1194067001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4934714680,1009,1643796354933484077,,-0.483033567667,6.1183509826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5035323486,1010,1643796355033474922,,-0.483033567667,6.1179623603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5134408925,1011,1643796355133474111,,-0.483033567667,6.1168899536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5234318044,1012,1643796355233403921,,-0.483033567667,6.115529537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5335315189,1013,1643796355333501100,,-0.483033567667,6.1145868301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5434403821,1014,1643796355433480024,,-0.483033567667,6.1131992340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5535092230,1015,1643796355533513069,,-0.483033567667,6.1127643585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5634677032,1016,1643796355633457899,,-0.483033567667,6.1121201515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5734822557,1017,1643796355733541965,,-0.483033567667,6.11163234711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5834462610,1018,1643796355833478927,,-0.483033567667,6.11297559738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5934349902,1019,1643796355933442115,,-0.483033567667,6.1136312484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6034374662,1020,1643796356033499002,,-0.483033567667,6.1160087585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6134778248,1021,1643796356133539915,,-0.483033567667,6.1178569793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6234156028,1022,1643796356233453989,,-0.483033567667,6.1198678016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6334576179,1023,1643796356333535909,,-0.483033567667,6.1233296394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6434461661,1024,1643796356433461904,,-0.483033567667,6.1260666847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6534530597,1025,1643796356533534049,,-0.483033567667,6.12967014313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6634365847,1026,1643796356633506059,,-0.483033567667,6.1331148147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6734252360,1027,1643796356733441114,,-0.483033567667,6.1371040344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6834488152,1028,1643796356833436965,,-0.483033567667,6.1432495117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6934548005,1029,1643796356933712959,,-0.483033567667,6.1485381126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7034870524,1030,1643796357033550024,,-0.483033567667,6.1545681953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7134455973,1031,1643796357133615970,,-0.483033567667,6.16005516052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7234693625,1032,1643796357233616113,,-0.483033567667,6.16536569595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7334350834,1033,1643796357333409070,,-0.483033567667,6.17078638077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7434178308,1034,1643796357433407068,,-0.483033567667,6.17598009109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7534323470,1035,1643796357533509969,,-0.483033567667,6.18160772324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7634158891,1036,1643796357633480072,,-0.483033567667,6.18676424026,0,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43796357734404686,1037,1643796357733493089,,-0.483033567667,6.19183254242,0,3</text:p>
          </table:table-cell>
          <table:table-cell table:number-columns-repeated="16383"/>
        </table:table-row>
        <table:table-row table:number-rows-repeated="1047538" table:style-name="ro1">
          <table:table-cell table:number-columns-repeated="16384"/>
        </table:table-row>
      </table:table>
      <table:table table:name="raw_results_data_max_filter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16381" table:default-cell-style-name="ce1"/>
        <table:table-row table:style-name="ro1">
          <table:table-cell office:value-type="string" table:style-name="ce1">
            <text:p>%time</text:p>
          </table:table-cell>
          <table:table-cell office:value-type="string" table:style-name="ce1">
            <text:p>field.yaw_measurement</text:p>
          </table:table-cell>
          <table:table-cell office:value-type="string" table:style-name="ce1">
            <text:p>field.distance_wall</text:p>
          </table:table-cell>
          <table:table-cell table:number-columns-repeated="16381"/>
        </table:table-row>
        <table:table-row table:style-name="ro1">
          <table:table-cell office:value-type="float" office:value="1.6437962541344484E+18" table:style-name="ce1">
            <text:p>1.6438E+18</text:p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6494102478" table:style-name="ce1">
            <text:p>6.46494E+11</text:p>
          </table:table-cell>
          <table:table-cell table:number-columns-repeated="16381"/>
        </table:table-row>
        <table:table-row table:style-name="ro1">
          <table:table-cell office:value-type="float" office:value="1.6437962542346596E+18" table:style-name="ce1">
            <text:p>1.6438E+18</text:p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6017932892" table:style-name="ce1">
            <text:p>6.46018E+11</text:p>
          </table:table-cell>
          <table:table-cell table:number-columns-repeated="16381"/>
        </table:table-row>
        <table:table-row table:style-name="ro1">
          <table:table-cell office:value-type="float" office:value="1.6437962543341627E+18" table:style-name="ce1">
            <text:p>1.6438E+18</text:p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6025753021" table:style-name="ce1">
            <text:p>6.46026E+11</text:p>
          </table:table-cell>
          <table:table-cell table:number-columns-repeated="16381"/>
        </table:table-row>
        <table:table-row table:style-name="ro1">
          <table:table-cell office:value-type="float" office:value="1.6437962544343447E+18" table:style-name="ce1">
            <text:p>1.6438E+18</text:p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5933532715" table:style-name="ce1">
            <text:p>6.45934E+11</text:p>
          </table:table-cell>
          <table:table-cell table:number-columns-repeated="16381"/>
        </table:table-row>
        <table:table-row table:style-name="ro1">
          <table:table-cell office:value-type="float" office:value="1.6437962545344284E+18" table:style-name="ce1">
            <text:p>1.6438E+18</text:p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6344327927" table:style-name="ce1">
            <text:p>6.46344E+11</text:p>
          </table:table-cell>
          <table:table-cell table:number-columns-repeated="16381"/>
        </table:table-row>
        <table:table-row table:style-name="ro1">
          <table:table-cell office:value-type="float" office:value="1.6437962546343611E+18" table:style-name="ce1">
            <text:p>1.6438E+18</text:p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6427869797" table:style-name="ce1">
            <text:p>6.46428E+11</text:p>
          </table:table-cell>
          <table:table-cell table:number-columns-repeated="16381"/>
        </table:table-row>
        <table:table-row table:style-name="ro1">
          <table:table-cell office:value-type="float" office:value="1.6437962547343027E+18" table:style-name="ce1">
            <text:p>1.6438E+18</text:p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6410799026" table:style-name="ce1">
            <text:p>6.46411E+11</text:p>
          </table:table-cell>
          <table:table-cell table:number-columns-repeated="16381"/>
        </table:table-row>
        <table:table-row table:style-name="ro1">
          <table:table-cell office:value-type="float" office:value="1.643796254834391E+18" table:style-name="ce1">
            <text:p>1.6438E+18</text:p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5419549942" table:style-name="ce1">
            <text:p>6.4542E+11</text:p>
          </table:table-cell>
          <table:table-cell table:number-columns-repeated="16381"/>
        </table:table-row>
        <table:table-row table:style-name="ro1">
          <table:table-cell office:value-type="float" office:value="1.643796254934497E+18" table:style-name="ce1">
            <text:p>1.6438E+18</text:p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5231676102" table:style-name="ce1">
            <text:p>6.45232E+11</text:p>
          </table:table-cell>
          <table:table-cell table:number-columns-repeated="16381"/>
        </table:table-row>
        <table:table-row table:style-name="ro1">
          <table:table-cell office:value-type="float" office:value="1.643796255034462E+18" table:style-name="ce1">
            <text:p>1.6438E+18</text:p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5362329483" table:style-name="ce1">
            <text:p>6.45362E+11</text:p>
          </table:table-cell>
          <table:table-cell table:number-columns-repeated="16381"/>
        </table:table-row>
        <table:table-row table:style-name="ro1">
          <table:table-cell office:value-type="float" office:value="1.6437962551341786E+18" table:style-name="ce1">
            <text:p>1.6438E+18</text:p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5200014114" table:style-name="ce1">
            <text:p>6.452E+11</text:p>
          </table:table-cell>
          <table:table-cell table:number-columns-repeated="16381"/>
        </table:table-row>
        <table:table-row table:style-name="ro1">
          <table:table-cell office:value-type="float" office:value="1.6437962552346097E+18" table:style-name="ce1">
            <text:p>1.6438E+18</text:p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5003938675" table:style-name="ce1">
            <text:p>6.45004E+11</text:p>
          </table:table-cell>
          <table:table-cell table:number-columns-repeated="16381"/>
        </table:table-row>
        <table:table-row table:style-name="ro1">
          <table:table-cell office:value-type="float" office:value="1.6437962553345065E+18" table:style-name="ce1">
            <text:p>1.6438E+18</text:p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5007610321" table:style-name="ce1">
            <text:p>6.45008E+11</text:p>
          </table:table-cell>
          <table:table-cell table:number-columns-repeated="16381"/>
        </table:table-row>
        <table:table-row table:style-name="ro1">
          <table:table-cell office:value-type="float" office:value="1.6437962554341919E+18" table:style-name="ce1">
            <text:p>1.6438E+18</text:p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4825601578" table:style-name="ce1">
            <text:p>6.44826E+11</text:p>
          </table:table-cell>
          <table:table-cell table:number-columns-repeated="16381"/>
        </table:table-row>
        <table:table-row table:style-name="ro1">
          <table:table-cell office:value-type="float" office:value="1.6437962555346104E+18" table:style-name="ce1">
            <text:p>1.6438E+18</text:p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4807195663" table:style-name="ce1">
            <text:p>6.44807E+11</text:p>
          </table:table-cell>
          <table:table-cell table:number-columns-repeated="16381"/>
        </table:table-row>
        <table:table-row table:style-name="ro1">
          <table:table-cell office:value-type="float" office:value="1.6437962556346604E+18" table:style-name="ce1">
            <text:p>1.6438E+18</text:p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4537305832" table:style-name="ce1">
            <text:p>6.44537E+11</text:p>
          </table:table-cell>
          <table:table-cell table:number-columns-repeated="16381"/>
        </table:table-row>
        <table:table-row table:style-name="ro1">
          <table:table-cell office:value-type="float" office:value="1.6437962557343903E+18" table:style-name="ce1">
            <text:p>1.6438E+18</text:p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3155479431" table:style-name="ce1">
            <text:p>6.43155E+11</text:p>
          </table:table-cell>
          <table:table-cell table:number-columns-repeated="16381"/>
        </table:table-row>
        <table:table-row table:style-name="ro1">
          <table:table-cell office:value-type="float" office:value="1.6437962558347026E+18" table:style-name="ce1">
            <text:p>1.6438E+18</text:p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3095588684" table:style-name="ce1">
            <text:p>6.43096E+11</text:p>
          </table:table-cell>
          <table:table-cell table:number-columns-repeated="16381"/>
        </table:table-row>
        <table:table-row table:style-name="ro1">
          <table:table-cell office:value-type="float" office:value="1.6437962559343918E+18" table:style-name="ce1">
            <text:p>1.6438E+18</text:p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2840671539" table:style-name="ce1">
            <text:p>6.42841E+11</text:p>
          </table:table-cell>
          <table:table-cell table:number-columns-repeated="16381"/>
        </table:table-row>
        <table:table-row table:style-name="ro1">
          <table:table-cell office:value-type="float" office:value="1.6437962560341274E+18" table:style-name="ce1">
            <text:p>1.6438E+18</text:p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2772865295" table:style-name="ce1">
            <text:p>6.42773E+11</text:p>
          </table:table-cell>
          <table:table-cell table:number-columns-repeated="16381"/>
        </table:table-row>
        <table:table-row table:style-name="ro1">
          <table:table-cell office:value-type="float" office:value="1.6437962561343752E+18" table:style-name="ce1">
            <text:p>1.6438E+18</text:p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2584133148" table:style-name="ce1">
            <text:p>6.42584E+11</text:p>
          </table:table-cell>
          <table:table-cell table:number-columns-repeated="16381"/>
        </table:table-row>
        <table:table-row table:style-name="ro1">
          <table:table-cell office:value-type="float" office:value="1.6437962562345014E+18" table:style-name="ce1">
            <text:p>1.6438E+18</text:p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2371988297" table:style-name="ce1">
            <text:p>6.42372E+11</text:p>
          </table:table-cell>
          <table:table-cell table:number-columns-repeated="16381"/>
        </table:table-row>
        <table:table-row table:style-name="ro1">
          <table:table-cell office:value-type="float" office:value="1.6437962563342618E+18" table:style-name="ce1">
            <text:p>1.6438E+18</text:p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2459440231" table:style-name="ce1">
            <text:p>6.42459E+11</text:p>
          </table:table-cell>
          <table:table-cell table:number-columns-repeated="16381"/>
        </table:table-row>
        <table:table-row table:style-name="ro1">
          <table:table-cell office:value-type="float" office:value="1.6437962564346322E+18" table:style-name="ce1">
            <text:p>1.6438E+18</text:p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2290067673" table:style-name="ce1">
            <text:p>6.4229E+11</text:p>
          </table:table-cell>
          <table:table-cell table:number-columns-repeated="16381"/>
        </table:table-row>
        <table:table-row table:style-name="ro1">
          <table:table-cell office:value-type="float" office:value="1.6437962565345759E+18" table:style-name="ce1">
            <text:p>1.6438E+18</text:p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2061948776" table:style-name="ce1">
            <text:p>6.42062E+11</text:p>
          </table:table-cell>
          <table:table-cell table:number-columns-repeated="16381"/>
        </table:table-row>
        <table:table-row table:style-name="ro1">
          <table:table-cell office:value-type="float" office:value="1.6437962566343396E+18" table:style-name="ce1">
            <text:p>1.6438E+18</text:p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1790914536" table:style-name="ce1">
            <text:p>6.41791E+11</text:p>
          </table:table-cell>
          <table:table-cell table:number-columns-repeated="16381"/>
        </table:table-row>
        <table:table-row table:style-name="ro1">
          <table:table-cell office:value-type="float" office:value="1.6437962567352179E+18" table:style-name="ce1">
            <text:p>1.6438E+18</text:p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0426588058" table:style-name="ce1">
            <text:p>6.40427E+11</text:p>
          </table:table-cell>
          <table:table-cell table:number-columns-repeated="16381"/>
        </table:table-row>
        <table:table-row table:style-name="ro1">
          <table:table-cell office:value-type="float" office:value="1.6437962568347569E+18" table:style-name="ce1">
            <text:p>1.6438E+18</text:p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0825843811" table:style-name="ce1">
            <text:p>6.40826E+11</text:p>
          </table:table-cell>
          <table:table-cell table:number-columns-repeated="16381"/>
        </table:table-row>
        <table:table-row table:style-name="ro1">
          <table:table-cell office:value-type="float" office:value="1.643796256934102E+18" table:style-name="ce1">
            <text:p>1.6438E+18</text:p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072842598" table:style-name="ce1">
            <text:p>64072842598</text:p>
          </table:table-cell>
          <table:table-cell table:number-columns-repeated="16381"/>
        </table:table-row>
        <table:table-row table:style-name="ro1">
          <table:table-cell office:value-type="float" office:value="1.6437962570344113E+18" table:style-name="ce1">
            <text:p>1.6438E+18</text:p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0868282318" table:style-name="ce1">
            <text:p>6.40868E+11</text:p>
          </table:table-cell>
          <table:table-cell table:number-columns-repeated="16381"/>
        </table:table-row>
        <table:table-row table:style-name="ro1">
          <table:table-cell office:value-type="float" office:value="1.643796257134838E+18" table:style-name="ce1">
            <text:p>1.6438E+18</text:p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0729618073" table:style-name="ce1">
            <text:p>6.4073E+11</text:p>
          </table:table-cell>
          <table:table-cell table:number-columns-repeated="16381"/>
        </table:table-row>
        <table:table-row table:style-name="ro1">
          <table:table-cell office:value-type="float" office:value="1.6437962572346652E+18" table:style-name="ce1">
            <text:p>1.6438E+18</text:p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0479373932" table:style-name="ce1">
            <text:p>6.40479E+11</text:p>
          </table:table-cell>
          <table:table-cell table:number-columns-repeated="16381"/>
        </table:table-row>
        <table:table-row table:style-name="ro1">
          <table:table-cell office:value-type="float" office:value="1.6437962573343613E+18" table:style-name="ce1">
            <text:p>1.6438E+18</text:p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035487175" table:style-name="ce1">
            <text:p>64035487175</text:p>
          </table:table-cell>
          <table:table-cell table:number-columns-repeated="16381"/>
        </table:table-row>
        <table:table-row table:style-name="ro1">
          <table:table-cell office:value-type="float" office:value="1.6437962574346107E+18" table:style-name="ce1">
            <text:p>1.6438E+18</text:p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0032577515" table:style-name="ce1">
            <text:p>6.40033E+11</text:p>
          </table:table-cell>
          <table:table-cell table:number-columns-repeated="16381"/>
        </table:table-row>
        <table:table-row table:style-name="ro1">
          <table:table-cell office:value-type="float" office:value="1.6437962575343293E+18" table:style-name="ce1">
            <text:p>1.6438E+18</text:p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40021085739" table:style-name="ce1">
            <text:p>6.40021E+11</text:p>
          </table:table-cell>
          <table:table-cell table:number-columns-repeated="16381"/>
        </table:table-row>
        <table:table-row table:style-name="ro1">
          <table:table-cell office:value-type="float" office:value="1.6437962576347937E+18" table:style-name="ce1">
            <text:p>1.6438E+18</text:p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3983669281" table:style-name="ce1">
            <text:p>63983669281</text:p>
          </table:table-cell>
          <table:table-cell table:number-columns-repeated="16381"/>
        </table:table-row>
        <table:table-row table:style-name="ro1">
          <table:table-cell office:value-type="float" office:value="1.6437962577342264E+18" table:style-name="ce1">
            <text:p>1.6438E+18</text:p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39665937424" table:style-name="ce1">
            <text:p>6.39666E+11</text:p>
          </table:table-cell>
          <table:table-cell table:number-columns-repeated="16381"/>
        </table:table-row>
        <table:table-row table:style-name="ro1">
          <table:table-cell office:value-type="float" office:value="1.643796257834516E+18" table:style-name="ce1">
            <text:p>1.6438E+18</text:p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38244533539" table:style-name="ce1">
            <text:p>6.38245E+11</text:p>
          </table:table-cell>
          <table:table-cell table:number-columns-repeated="16381"/>
        </table:table-row>
        <table:table-row table:style-name="ro1">
          <table:table-cell office:value-type="float" office:value="1.6437962579341133E+18" table:style-name="ce1">
            <text:p>1.6438E+18</text:p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38103961945" table:style-name="ce1">
            <text:p>6.38104E+11</text:p>
          </table:table-cell>
          <table:table-cell table:number-columns-repeated="16381"/>
        </table:table-row>
        <table:table-row table:style-name="ro1">
          <table:table-cell office:value-type="float" office:value="1.6437962580343483E+18" table:style-name="ce1">
            <text:p>1.6438E+18</text:p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38119125366" table:style-name="ce1">
            <text:p>6.38119E+11</text:p>
          </table:table-cell>
          <table:table-cell table:number-columns-repeated="16381"/>
        </table:table-row>
        <table:table-row table:style-name="ro1">
          <table:table-cell office:value-type="float" office:value="1.6437962581343772E+18" table:style-name="ce1">
            <text:p>1.6438E+18</text:p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37963819504" table:style-name="ce1">
            <text:p>6.37964E+11</text:p>
          </table:table-cell>
          <table:table-cell table:number-columns-repeated="16381"/>
        </table:table-row>
        <table:table-row table:style-name="ro1">
          <table:table-cell office:value-type="float" office:value="1.6437962582344161E+18" table:style-name="ce1">
            <text:p>1.6438E+18</text:p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37803268433" table:style-name="ce1">
            <text:p>6.37803E+11</text:p>
          </table:table-cell>
          <table:table-cell table:number-columns-repeated="16381"/>
        </table:table-row>
        <table:table-row table:style-name="ro1">
          <table:table-cell office:value-type="float" office:value="1.6437962583347525E+18" table:style-name="ce1">
            <text:p>1.6438E+18</text:p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37935972214" table:style-name="ce1">
            <text:p>6.37936E+11</text:p>
          </table:table-cell>
          <table:table-cell table:number-columns-repeated="16381"/>
        </table:table-row>
        <table:table-row table:style-name="ro1">
          <table:table-cell office:value-type="float" office:value="1.643796258434519E+18" table:style-name="ce1">
            <text:p>1.6438E+18</text:p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37886762619" table:style-name="ce1">
            <text:p>6.37887E+11</text:p>
          </table:table-cell>
          <table:table-cell table:number-columns-repeated="16381"/>
        </table:table-row>
        <table:table-row table:style-name="ro1">
          <table:table-cell office:value-type="float" office:value="1.6437962585344968E+18" table:style-name="ce1">
            <text:p>1.6438E+18</text:p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38012599945" table:style-name="ce1">
            <text:p>6.38013E+11</text:p>
          </table:table-cell>
          <table:table-cell table:number-columns-repeated="16381"/>
        </table:table-row>
        <table:table-row table:style-name="ro1">
          <table:table-cell office:value-type="float" office:value="1.6437962586346161E+18" table:style-name="ce1">
            <text:p>1.6438E+18</text:p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37997627258" table:style-name="ce1">
            <text:p>6.37998E+11</text:p>
          </table:table-cell>
          <table:table-cell table:number-columns-repeated="16381"/>
        </table:table-row>
        <table:table-row table:style-name="ro1">
          <table:table-cell office:value-type="float" office:value="1.6437962587349788E+18" table:style-name="ce1">
            <text:p>1.6438E+18</text:p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37910604477" table:style-name="ce1">
            <text:p>6.37911E+11</text:p>
          </table:table-cell>
          <table:table-cell table:number-columns-repeated="16381"/>
        </table:table-row>
        <table:table-row table:style-name="ro1">
          <table:table-cell office:value-type="float" office:value="1.643796258834603E+18" table:style-name="ce1">
            <text:p>1.6438E+18</text:p>
          </table:table-cell>
          <table:table-cell office:value-type="float" office:value="-498485326767" table:style-name="ce1">
            <text:p>-4.98485E+11</text:p>
          </table:table-cell>
          <table:table-cell office:value-type="float" office:value="637305688858" table:style-name="ce1">
            <text:p>6.37306E+11</text:p>
          </table:table-cell>
          <table:table-cell table:number-columns-repeated="16381"/>
        </table:table-row>
        <table:table-row table:style-name="ro1">
          <table:table-cell office:value-type="float" office:value="1.6437962589341437E+18" table:style-name="ce1">
            <text:p>1.6438E+18</text:p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914861679" table:style-name="ce1">
            <text:p>6.48915E+11</text:p>
          </table:table-cell>
          <table:table-cell table:number-columns-repeated="16381"/>
        </table:table-row>
        <table:table-row table:style-name="ro1">
          <table:table-cell office:value-type="float" office:value="1.6437962590344179E+18" table:style-name="ce1">
            <text:p>1.6438E+18</text:p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97608757" table:style-name="ce1">
            <text:p>64897608757</text:p>
          </table:table-cell>
          <table:table-cell table:number-columns-repeated="16381"/>
        </table:table-row>
        <table:table-row table:style-name="ro1">
          <table:table-cell office:value-type="float" office:value="1.6437962591345667E+18" table:style-name="ce1">
            <text:p>1.6438E+18</text:p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87304306" table:style-name="ce1">
            <text:p>64887304306</text:p>
          </table:table-cell>
          <table:table-cell table:number-columns-repeated="16381"/>
        </table:table-row>
        <table:table-row table:style-name="ro1">
          <table:table-cell office:value-type="float" office:value="1.6437962592343447E+18" table:style-name="ce1">
            <text:p>1.6438E+18</text:p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738479614" table:style-name="ce1">
            <text:p>6.48738E+11</text:p>
          </table:table-cell>
          <table:table-cell table:number-columns-repeated="16381"/>
        </table:table-row>
        <table:table-row table:style-name="ro1">
          <table:table-cell office:value-type="float" office:value="1.6437962593344435E+18" table:style-name="ce1">
            <text:p>1.6438E+18</text:p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771095276" table:style-name="ce1">
            <text:p>6.48771E+11</text:p>
          </table:table-cell>
          <table:table-cell table:number-columns-repeated="16381"/>
        </table:table-row>
        <table:table-row table:style-name="ro1">
          <table:table-cell office:value-type="float" office:value="1.6437962594344033E+18" table:style-name="ce1">
            <text:p>1.6438E+18</text:p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61869812" table:style-name="ce1">
            <text:p>64861869812</text:p>
          </table:table-cell>
          <table:table-cell table:number-columns-repeated="16381"/>
        </table:table-row>
        <table:table-row table:style-name="ro1">
          <table:table-cell office:value-type="float" office:value="1.6437962595346537E+18" table:style-name="ce1">
            <text:p>1.6438E+18</text:p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696374893" table:style-name="ce1">
            <text:p>6.48696E+11</text:p>
          </table:table-cell>
          <table:table-cell table:number-columns-repeated="16381"/>
        </table:table-row>
        <table:table-row table:style-name="ro1">
          <table:table-cell office:value-type="float" office:value="1.6437962596344538E+18" table:style-name="ce1">
            <text:p>1.6438E+18</text:p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5683918" table:style-name="ce1">
            <text:p>6485683918</text:p>
          </table:table-cell>
          <table:table-cell table:number-columns-repeated="16381"/>
        </table:table-row>
        <table:table-row table:style-name="ro1">
          <table:table-cell office:value-type="float" office:value="1.6437962597349181E+18" table:style-name="ce1">
            <text:p>1.6438E+18</text:p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408889771" table:style-name="ce1">
            <text:p>6.48409E+11</text:p>
          </table:table-cell>
          <table:table-cell table:number-columns-repeated="16381"/>
        </table:table-row>
        <table:table-row table:style-name="ro1">
          <table:table-cell office:value-type="float" office:value="1.6437962598346665E+18" table:style-name="ce1">
            <text:p>1.6438E+18</text:p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515319824" table:style-name="ce1">
            <text:p>6.48515E+11</text:p>
          </table:table-cell>
          <table:table-cell table:number-columns-repeated="16381"/>
        </table:table-row>
        <table:table-row table:style-name="ro1">
          <table:table-cell office:value-type="float" office:value="1.6437962599345439E+18" table:style-name="ce1">
            <text:p>1.6438E+18</text:p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397493362" table:style-name="ce1">
            <text:p>6.48397E+11</text:p>
          </table:table-cell>
          <table:table-cell table:number-columns-repeated="16381"/>
        </table:table-row>
        <table:table-row table:style-name="ro1">
          <table:table-cell office:value-type="float" office:value="1.6437962600341793E+18" table:style-name="ce1">
            <text:p>1.6438E+18</text:p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501968384" table:style-name="ce1">
            <text:p>6.48502E+11</text:p>
          </table:table-cell>
          <table:table-cell table:number-columns-repeated="16381"/>
        </table:table-row>
        <table:table-row table:style-name="ro1">
          <table:table-cell office:value-type="float" office:value="1.6437962601344151E+18" table:style-name="ce1">
            <text:p>1.6438E+18</text:p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437261581" table:style-name="ce1">
            <text:p>6.48437E+11</text:p>
          </table:table-cell>
          <table:table-cell table:number-columns-repeated="16381"/>
        </table:table-row>
        <table:table-row table:style-name="ro1">
          <table:table-cell office:value-type="float" office:value="1.6437962602343549E+18" table:style-name="ce1">
            <text:p>1.6438E+18</text:p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346185684" table:style-name="ce1">
            <text:p>6.48346E+11</text:p>
          </table:table-cell>
          <table:table-cell table:number-columns-repeated="16381"/>
        </table:table-row>
        <table:table-row table:style-name="ro1">
          <table:table-cell office:value-type="float" office:value="1.6437962603344991E+18" table:style-name="ce1">
            <text:p>1.6438E+18</text:p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465490341" table:style-name="ce1">
            <text:p>6.48465E+11</text:p>
          </table:table-cell>
          <table:table-cell table:number-columns-repeated="16381"/>
        </table:table-row>
        <table:table-row table:style-name="ro1">
          <table:table-cell office:value-type="float" office:value="1.6437962604345272E+18" table:style-name="ce1">
            <text:p>1.6438E+18</text:p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395824432" table:style-name="ce1">
            <text:p>6.48396E+11</text:p>
          </table:table-cell>
          <table:table-cell table:number-columns-repeated="16381"/>
        </table:table-row>
        <table:table-row table:style-name="ro1">
          <table:table-cell office:value-type="float" office:value="1.6437962605347026E+18" table:style-name="ce1">
            <text:p>1.6438E+18</text:p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522186279" table:style-name="ce1">
            <text:p>6.48522E+11</text:p>
          </table:table-cell>
          <table:table-cell table:number-columns-repeated="16381"/>
        </table:table-row>
        <table:table-row table:style-name="ro1">
          <table:table-cell office:value-type="float" office:value="1.6437962606346522E+18" table:style-name="ce1">
            <text:p>1.6438E+18</text:p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464632034" table:style-name="ce1">
            <text:p>6.48465E+11</text:p>
          </table:table-cell>
          <table:table-cell table:number-columns-repeated="16381"/>
        </table:table-row>
        <table:table-row table:style-name="ro1">
          <table:table-cell office:value-type="float" office:value="1.6437962607343411E+18" table:style-name="ce1">
            <text:p>1.6438E+18</text:p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361444473" table:style-name="ce1">
            <text:p>6.48361E+11</text:p>
          </table:table-cell>
          <table:table-cell table:number-columns-repeated="16381"/>
        </table:table-row>
        <table:table-row table:style-name="ro1">
          <table:table-cell office:value-type="float" office:value="1.6437962608346053E+18" table:style-name="ce1">
            <text:p>1.6438E+18</text:p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619270325" table:style-name="ce1">
            <text:p>6.48619E+11</text:p>
          </table:table-cell>
          <table:table-cell table:number-columns-repeated="16381"/>
        </table:table-row>
        <table:table-row table:style-name="ro1">
          <table:table-cell office:value-type="float" office:value="1.6437962609346639E+18" table:style-name="ce1">
            <text:p>1.6438E+18</text:p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535966873" table:style-name="ce1">
            <text:p>6.48536E+11</text:p>
          </table:table-cell>
          <table:table-cell table:number-columns-repeated="16381"/>
        </table:table-row>
        <table:table-row table:style-name="ro1">
          <table:table-cell office:value-type="float" office:value="1.643796261034434E+18" table:style-name="ce1">
            <text:p>1.6438E+18</text:p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662185669" table:style-name="ce1">
            <text:p>6.48662E+11</text:p>
          </table:table-cell>
          <table:table-cell table:number-columns-repeated="16381"/>
        </table:table-row>
        <table:table-row table:style-name="ro1">
          <table:table-cell office:value-type="float" office:value="1.6437962611348931E+18" table:style-name="ce1">
            <text:p>1.6438E+18</text:p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572492599" table:style-name="ce1">
            <text:p>6.48572E+11</text:p>
          </table:table-cell>
          <table:table-cell table:number-columns-repeated="16381"/>
        </table:table-row>
        <table:table-row table:style-name="ro1">
          <table:table-cell office:value-type="float" office:value="1.6437962612348017E+18" table:style-name="ce1">
            <text:p>1.6438E+18</text:p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428058624" table:style-name="ce1">
            <text:p>6.48428E+11</text:p>
          </table:table-cell>
          <table:table-cell table:number-columns-repeated="16381"/>
        </table:table-row>
        <table:table-row table:style-name="ro1">
          <table:table-cell office:value-type="float" office:value="1.6437962613343885E+18" table:style-name="ce1">
            <text:p>1.6438E+18</text:p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559188843" table:style-name="ce1">
            <text:p>6.48559E+11</text:p>
          </table:table-cell>
          <table:table-cell table:number-columns-repeated="16381"/>
        </table:table-row>
        <table:table-row table:style-name="ro1">
          <table:table-cell office:value-type="float" office:value="1.6437962614342874E+18" table:style-name="ce1">
            <text:p>1.6438E+18</text:p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42338562" table:style-name="ce1">
            <text:p>64842338562</text:p>
          </table:table-cell>
          <table:table-cell table:number-columns-repeated="16381"/>
        </table:table-row>
        <table:table-row table:style-name="ro1">
          <table:table-cell office:value-type="float" office:value="1.6437962615344865E+18" table:style-name="ce1">
            <text:p>1.6438E+18</text:p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397111893" table:style-name="ce1">
            <text:p>6.48397E+11</text:p>
          </table:table-cell>
          <table:table-cell table:number-columns-repeated="16381"/>
        </table:table-row>
        <table:table-row table:style-name="ro1">
          <table:table-cell office:value-type="float" office:value="1.6437962616349494E+18" table:style-name="ce1">
            <text:p>1.6438E+18</text:p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259305954" table:style-name="ce1">
            <text:p>6.48259E+11</text:p>
          </table:table-cell>
          <table:table-cell table:number-columns-repeated="16381"/>
        </table:table-row>
        <table:table-row table:style-name="ro1">
          <table:table-cell office:value-type="float" office:value="1.6437962617349571E+18" table:style-name="ce1">
            <text:p>1.6438E+18</text:p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098564148" table:style-name="ce1">
            <text:p>6.48099E+11</text:p>
          </table:table-cell>
          <table:table-cell table:number-columns-repeated="16381"/>
        </table:table-row>
        <table:table-row table:style-name="ro1">
          <table:table-cell office:value-type="float" office:value="1.6437962618345144E+18" table:style-name="ce1">
            <text:p>1.6438E+18</text:p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316812515" table:style-name="ce1">
            <text:p>6.48317E+11</text:p>
          </table:table-cell>
          <table:table-cell table:number-columns-repeated="16381"/>
        </table:table-row>
        <table:table-row table:style-name="ro1">
          <table:table-cell office:value-type="float" office:value="1.6437962619346294E+18" table:style-name="ce1">
            <text:p>1.6438E+18</text:p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222637177" table:style-name="ce1">
            <text:p>6.48223E+11</text:p>
          </table:table-cell>
          <table:table-cell table:number-columns-repeated="16381"/>
        </table:table-row>
        <table:table-row table:style-name="ro1">
          <table:table-cell office:value-type="float" office:value="1.6437962620347256E+18" table:style-name="ce1">
            <text:p>1.6438E+18</text:p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547935486" table:style-name="ce1">
            <text:p>6.48548E+11</text:p>
          </table:table-cell>
          <table:table-cell table:number-columns-repeated="16381"/>
        </table:table-row>
        <table:table-row table:style-name="ro1">
          <table:table-cell office:value-type="float" office:value="1.6437962621344881E+18" table:style-name="ce1">
            <text:p>1.6438E+18</text:p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548603058" table:style-name="ce1">
            <text:p>6.48549E+11</text:p>
          </table:table-cell>
          <table:table-cell table:number-columns-repeated="16381"/>
        </table:table-row>
        <table:table-row table:style-name="ro1">
          <table:table-cell office:value-type="float" office:value="1.6437962622344614E+18" table:style-name="ce1">
            <text:p>1.6438E+18</text:p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519468307" table:style-name="ce1">
            <text:p>6.48519E+11</text:p>
          </table:table-cell>
          <table:table-cell table:number-columns-repeated="16381"/>
        </table:table-row>
        <table:table-row table:style-name="ro1">
          <table:table-cell office:value-type="float" office:value="1.6437962623346432E+18" table:style-name="ce1">
            <text:p>1.6438E+18</text:p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748588562" table:style-name="ce1">
            <text:p>6.48749E+11</text:p>
          </table:table-cell>
          <table:table-cell table:number-columns-repeated="16381"/>
        </table:table-row>
        <table:table-row table:style-name="ro1">
          <table:table-cell office:value-type="float" office:value="1.6437962624342257E+18" table:style-name="ce1">
            <text:p>1.6438E+18</text:p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754405975" table:style-name="ce1">
            <text:p>6.48754E+11</text:p>
          </table:table-cell>
          <table:table-cell table:number-columns-repeated="16381"/>
        </table:table-row>
        <table:table-row table:style-name="ro1">
          <table:table-cell office:value-type="float" office:value="1.6437962625337457E+18" table:style-name="ce1">
            <text:p>1.6438E+18</text:p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940753937" table:style-name="ce1">
            <text:p>6.48941E+11</text:p>
          </table:table-cell>
          <table:table-cell table:number-columns-repeated="16381"/>
        </table:table-row>
        <table:table-row table:style-name="ro1">
          <table:table-cell office:value-type="float" office:value="1.6437962626336804E+18" table:style-name="ce1">
            <text:p>1.6438E+18</text:p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951387405" table:style-name="ce1">
            <text:p>6.48951E+11</text:p>
          </table:table-cell>
          <table:table-cell table:number-columns-repeated="16381"/>
        </table:table-row>
        <table:table-row table:style-name="ro1">
          <table:table-cell office:value-type="float" office:value="1.6437962627336118E+18" table:style-name="ce1">
            <text:p>1.6438E+18</text:p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8919439316" table:style-name="ce1">
            <text:p>6.48919E+11</text:p>
          </table:table-cell>
          <table:table-cell table:number-columns-repeated="16381"/>
        </table:table-row>
        <table:table-row table:style-name="ro1">
          <table:table-cell office:value-type="float" office:value="1.6437962628337508E+18" table:style-name="ce1">
            <text:p>1.6438E+18</text:p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9241542816" table:style-name="ce1">
            <text:p>6.49242E+11</text:p>
          </table:table-cell>
          <table:table-cell table:number-columns-repeated="16381"/>
        </table:table-row>
        <table:table-row table:style-name="ro1">
          <table:table-cell office:value-type="float" office:value="1.6437962629337674E+18" table:style-name="ce1">
            <text:p>1.6438E+18</text:p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9221038818" table:style-name="ce1">
            <text:p>6.49221E+11</text:p>
          </table:table-cell>
          <table:table-cell table:number-columns-repeated="16381"/>
        </table:table-row>
        <table:table-row table:style-name="ro1">
          <table:table-cell office:value-type="float" office:value="1.643796263033602E+18" table:style-name="ce1">
            <text:p>1.6438E+18</text:p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9373340607" table:style-name="ce1">
            <text:p>6.49373E+11</text:p>
          </table:table-cell>
          <table:table-cell table:number-columns-repeated="16381"/>
        </table:table-row>
        <table:table-row table:style-name="ro1">
          <table:table-cell office:value-type="float" office:value="1.6437962631351168E+18" table:style-name="ce1">
            <text:p>1.6438E+18</text:p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933681488" table:style-name="ce1">
            <text:p>64933681488</text:p>
          </table:table-cell>
          <table:table-cell table:number-columns-repeated="16381"/>
        </table:table-row>
        <table:table-row table:style-name="ro1">
          <table:table-cell office:value-type="float" office:value="1.6437962632345293E+18" table:style-name="ce1">
            <text:p>1.6438E+18</text:p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9249696732" table:style-name="ce1">
            <text:p>6.4925E+11</text:p>
          </table:table-cell>
          <table:table-cell table:number-columns-repeated="16381"/>
        </table:table-row>
        <table:table-row table:style-name="ro1">
          <table:table-cell office:value-type="float" office:value="1.6437962633344742E+18" table:style-name="ce1">
            <text:p>1.6438E+18</text:p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9391746521" table:style-name="ce1">
            <text:p>6.49392E+11</text:p>
          </table:table-cell>
          <table:table-cell table:number-columns-repeated="16381"/>
        </table:table-row>
        <table:table-row table:style-name="ro1">
          <table:table-cell office:value-type="float" office:value="1.643796263434816E+18" table:style-name="ce1">
            <text:p>1.6438E+18</text:p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9306917191" table:style-name="ce1">
            <text:p>6.49307E+11</text:p>
          </table:table-cell>
          <table:table-cell table:number-columns-repeated="16381"/>
        </table:table-row>
        <table:table-row table:style-name="ro1">
          <table:table-cell office:value-type="float" office:value="1.643796263534249E+18" table:style-name="ce1">
            <text:p>1.6438E+18</text:p>
          </table:table-cell>
          <table:table-cell office:value-type="float" office:value="-522472441196" table:style-name="ce1">
            <text:p>-5.22472E+11</text:p>
          </table:table-cell>
          <table:table-cell office:value-type="float" office:value="649492359161" table:style-name="ce1">
            <text:p>6.49492E+11</text:p>
          </table:table-cell>
          <table:table-cell table:number-columns-repeated="16381"/>
        </table:table-row>
        <table:table-row table:style-name="ro1">
          <table:table-cell office:value-type="float" office:value="1.6437962636344484E+18" table:style-name="ce1">
            <text:p>1.6438E+18</text:p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8006048203" table:style-name="ce1">
            <text:p>6.58006E+11</text:p>
          </table:table-cell>
          <table:table-cell table:number-columns-repeated="16381"/>
        </table:table-row>
        <table:table-row table:style-name="ro1">
          <table:table-cell office:value-type="float" office:value="1.6437962637347264E+18" table:style-name="ce1">
            <text:p>1.6438E+18</text:p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7888269424" table:style-name="ce1">
            <text:p>6.57888E+11</text:p>
          </table:table-cell>
          <table:table-cell table:number-columns-repeated="16381"/>
        </table:table-row>
        <table:table-row table:style-name="ro1">
          <table:table-cell office:value-type="float" office:value="1.6437962638347845E+18" table:style-name="ce1">
            <text:p>1.6438E+18</text:p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8071517944" table:style-name="ce1">
            <text:p>6.58072E+11</text:p>
          </table:table-cell>
          <table:table-cell table:number-columns-repeated="16381"/>
        </table:table-row>
        <table:table-row table:style-name="ro1">
          <table:table-cell office:value-type="float" office:value="1.6437962639345795E+18" table:style-name="ce1">
            <text:p>1.6438E+18</text:p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7982206345" table:style-name="ce1">
            <text:p>6.57982E+11</text:p>
          </table:table-cell>
          <table:table-cell table:number-columns-repeated="16381"/>
        </table:table-row>
        <table:table-row table:style-name="ro1">
          <table:table-cell office:value-type="float" office:value="1.6437962640343862E+18" table:style-name="ce1">
            <text:p>1.6438E+18</text:p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8075428009" table:style-name="ce1">
            <text:p>6.58075E+11</text:p>
          </table:table-cell>
          <table:table-cell table:number-columns-repeated="16381"/>
        </table:table-row>
        <table:table-row table:style-name="ro1">
          <table:table-cell office:value-type="float" office:value="1.643796264134356E+18" table:style-name="ce1">
            <text:p>1.6438E+18</text:p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8003759384" table:style-name="ce1">
            <text:p>6.58004E+11</text:p>
          </table:table-cell>
          <table:table-cell table:number-columns-repeated="16381"/>
        </table:table-row>
        <table:table-row table:style-name="ro1">
          <table:table-cell office:value-type="float" office:value="1.6437962642343012E+18" table:style-name="ce1">
            <text:p>1.6438E+18</text:p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7899951935" table:style-name="ce1">
            <text:p>6.579E+11</text:p>
          </table:table-cell>
          <table:table-cell table:number-columns-repeated="16381"/>
        </table:table-row>
        <table:table-row table:style-name="ro1">
          <table:table-cell office:value-type="float" office:value="1.6437962643344983E+18" table:style-name="ce1">
            <text:p>1.6438E+18</text:p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8000707626" table:style-name="ce1">
            <text:p>6.58001E+11</text:p>
          </table:table-cell>
          <table:table-cell table:number-columns-repeated="16381"/>
        </table:table-row>
        <table:table-row table:style-name="ro1">
          <table:table-cell office:value-type="float" office:value="1.6437962644343132E+18" table:style-name="ce1">
            <text:p>1.6438E+18</text:p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7917451859" table:style-name="ce1">
            <text:p>6.57917E+11</text:p>
          </table:table-cell>
          <table:table-cell table:number-columns-repeated="16381"/>
        </table:table-row>
        <table:table-row table:style-name="ro1">
          <table:table-cell office:value-type="float" office:value="1.6437962645346117E+18" table:style-name="ce1">
            <text:p>1.6438E+18</text:p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8043384552" table:style-name="ce1">
            <text:p>6.58043E+11</text:p>
          </table:table-cell>
          <table:table-cell table:number-columns-repeated="16381"/>
        </table:table-row>
        <table:table-row table:style-name="ro1">
          <table:table-cell office:value-type="float" office:value="1.6437962646345183E+18" table:style-name="ce1">
            <text:p>1.6438E+18</text:p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7988500595" table:style-name="ce1">
            <text:p>6.57989E+11</text:p>
          </table:table-cell>
          <table:table-cell table:number-columns-repeated="16381"/>
        </table:table-row>
        <table:table-row table:style-name="ro1">
          <table:table-cell office:value-type="float" office:value="1.6437962647344719E+18" table:style-name="ce1">
            <text:p>1.6438E+18</text:p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7898521423" table:style-name="ce1">
            <text:p>6.57899E+11</text:p>
          </table:table-cell>
          <table:table-cell table:number-columns-repeated="16381"/>
        </table:table-row>
        <table:table-row table:style-name="ro1">
          <table:table-cell office:value-type="float" office:value="1.6437962648348068E+18" table:style-name="ce1">
            <text:p>1.6438E+18</text:p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8103084564" table:style-name="ce1">
            <text:p>6.58103E+11</text:p>
          </table:table-cell>
          <table:table-cell table:number-columns-repeated="16381"/>
        </table:table-row>
        <table:table-row table:style-name="ro1">
          <table:table-cell office:value-type="float" office:value="1.6437962649348288E+18" table:style-name="ce1">
            <text:p>1.6438E+18</text:p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804476738" table:style-name="ce1">
            <text:p>65804476738</text:p>
          </table:table-cell>
          <table:table-cell table:number-columns-repeated="16381"/>
        </table:table-row>
        <table:table-row table:style-name="ro1">
          <table:table-cell office:value-type="float" office:value="1.6437962650346644E+18" table:style-name="ce1">
            <text:p>1.6438E+18</text:p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8176422119" table:style-name="ce1">
            <text:p>6.58176E+11</text:p>
          </table:table-cell>
          <table:table-cell table:number-columns-repeated="16381"/>
        </table:table-row>
        <table:table-row table:style-name="ro1">
          <table:table-cell office:value-type="float" office:value="1.6437962651344333E+18" table:style-name="ce1">
            <text:p>1.6438E+18</text:p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8136606216" table:style-name="ce1">
            <text:p>6.58137E+11</text:p>
          </table:table-cell>
          <table:table-cell table:number-columns-repeated="16381"/>
        </table:table-row>
        <table:table-row table:style-name="ro1">
          <table:table-cell office:value-type="float" office:value="1.6437962652336627E+18" table:style-name="ce1">
            <text:p>1.6438E+18</text:p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8056545258" table:style-name="ce1">
            <text:p>6.58057E+11</text:p>
          </table:table-cell>
          <table:table-cell table:number-columns-repeated="16381"/>
        </table:table-row>
        <table:table-row table:style-name="ro1">
          <table:table-cell office:value-type="float" office:value="1.6437962653336591E+18" table:style-name="ce1">
            <text:p>1.6438E+18</text:p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8257961273" table:style-name="ce1">
            <text:p>6.58258E+11</text:p>
          </table:table-cell>
          <table:table-cell table:number-columns-repeated="16381"/>
        </table:table-row>
        <table:table-row table:style-name="ro1">
          <table:table-cell office:value-type="float" office:value="1.6437962654334272E+18" table:style-name="ce1">
            <text:p>1.6438E+18</text:p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8201551437" table:style-name="ce1">
            <text:p>6.58202E+11</text:p>
          </table:table-cell>
          <table:table-cell table:number-columns-repeated="16381"/>
        </table:table-row>
        <table:table-row table:style-name="ro1">
          <table:table-cell office:value-type="float" office:value="1.6437962655335053E+18" table:style-name="ce1">
            <text:p>1.6438E+18</text:p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8228445053" table:style-name="ce1">
            <text:p>6.58228E+11</text:p>
          </table:table-cell>
          <table:table-cell table:number-columns-repeated="16381"/>
        </table:table-row>
        <table:table-row table:style-name="ro1">
          <table:table-cell office:value-type="float" office:value="1.6437962656341788E+18" table:style-name="ce1">
            <text:p>1.6438E+18</text:p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8150672913" table:style-name="ce1">
            <text:p>6.58151E+11</text:p>
          </table:table-cell>
          <table:table-cell table:number-columns-repeated="16381"/>
        </table:table-row>
        <table:table-row table:style-name="ro1">
          <table:table-cell office:value-type="float" office:value="1.6437962657340244E+18" table:style-name="ce1">
            <text:p>1.6438E+18</text:p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8032131195" table:style-name="ce1">
            <text:p>6.58032E+11</text:p>
          </table:table-cell>
          <table:table-cell table:number-columns-repeated="16381"/>
        </table:table-row>
        <table:table-row table:style-name="ro1">
          <table:table-cell office:value-type="float" office:value="1.6437962658344893E+18" table:style-name="ce1">
            <text:p>1.6438E+18</text:p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8136177063" table:style-name="ce1">
            <text:p>6.58136E+11</text:p>
          </table:table-cell>
          <table:table-cell table:number-columns-repeated="16381"/>
        </table:table-row>
        <table:table-row table:style-name="ro1">
          <table:table-cell office:value-type="float" office:value="1.6437962659345597E+18" table:style-name="ce1">
            <text:p>1.6438E+18</text:p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8031129837" table:style-name="ce1">
            <text:p>6.58031E+11</text:p>
          </table:table-cell>
          <table:table-cell table:number-columns-repeated="16381"/>
        </table:table-row>
        <table:table-row table:style-name="ro1">
          <table:table-cell office:value-type="float" office:value="1.6437962660344146E+18" table:style-name="ce1">
            <text:p>1.6438E+18</text:p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808801651" table:style-name="ce1">
            <text:p>65808801651</text:p>
          </table:table-cell>
          <table:table-cell table:number-columns-repeated="16381"/>
        </table:table-row>
        <table:table-row table:style-name="ro1">
          <table:table-cell office:value-type="float" office:value="1.6437962661346171E+18" table:style-name="ce1">
            <text:p>1.6438E+18</text:p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7993173599" table:style-name="ce1">
            <text:p>6.57993E+11</text:p>
          </table:table-cell>
          <table:table-cell table:number-columns-repeated="16381"/>
        </table:table-row>
        <table:table-row table:style-name="ro1">
          <table:table-cell office:value-type="float" office:value="1.6437962662344428E+18" table:style-name="ce1">
            <text:p>1.6438E+18</text:p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7862663269" table:style-name="ce1">
            <text:p>6.57863E+11</text:p>
          </table:table-cell>
          <table:table-cell table:number-columns-repeated="16381"/>
        </table:table-row>
        <table:table-row table:style-name="ro1">
          <table:table-cell office:value-type="float" office:value="1.6437962663345969E+18" table:style-name="ce1">
            <text:p>1.6438E+18</text:p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7999181747" table:style-name="ce1">
            <text:p>6.57999E+11</text:p>
          </table:table-cell>
          <table:table-cell table:number-columns-repeated="16381"/>
        </table:table-row>
        <table:table-row table:style-name="ro1">
          <table:table-cell office:value-type="float" office:value="1.6437962664343916E+18" table:style-name="ce1">
            <text:p>1.6438E+18</text:p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7912111282" table:style-name="ce1">
            <text:p>6.57912E+11</text:p>
          </table:table-cell>
          <table:table-cell table:number-columns-repeated="16381"/>
        </table:table-row>
        <table:table-row table:style-name="ro1">
          <table:table-cell office:value-type="float" office:value="1.643796266534292E+18" table:style-name="ce1">
            <text:p>1.6438E+18</text:p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8013153076" table:style-name="ce1">
            <text:p>6.58013E+11</text:p>
          </table:table-cell>
          <table:table-cell table:number-columns-repeated="16381"/>
        </table:table-row>
        <table:table-row table:style-name="ro1">
          <table:table-cell office:value-type="float" office:value="1.6437962666346862E+18" table:style-name="ce1">
            <text:p>1.6438E+18</text:p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7968950272" table:style-name="ce1">
            <text:p>6.57969E+11</text:p>
          </table:table-cell>
          <table:table-cell table:number-columns-repeated="16381"/>
        </table:table-row>
        <table:table-row table:style-name="ro1">
          <table:table-cell office:value-type="float" office:value="1.6437962667346312E+18" table:style-name="ce1">
            <text:p>1.6438E+18</text:p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7890510559" table:style-name="ce1">
            <text:p>6.57891E+11</text:p>
          </table:table-cell>
          <table:table-cell table:number-columns-repeated="16381"/>
        </table:table-row>
        <table:table-row table:style-name="ro1">
          <table:table-cell office:value-type="float" office:value="1.6437962668350052E+18" table:style-name="ce1">
            <text:p>1.6438E+18</text:p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7941150665" table:style-name="ce1">
            <text:p>6.57941E+11</text:p>
          </table:table-cell>
          <table:table-cell table:number-columns-repeated="16381"/>
        </table:table-row>
        <table:table-row table:style-name="ro1">
          <table:table-cell office:value-type="float" office:value="1.6437962669344353E+18" table:style-name="ce1">
            <text:p>1.6438E+18</text:p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7850980759" table:style-name="ce1">
            <text:p>6.57851E+11</text:p>
          </table:table-cell>
          <table:table-cell table:number-columns-repeated="16381"/>
        </table:table-row>
        <table:table-row table:style-name="ro1">
          <table:table-cell office:value-type="float" office:value="1.6437962670348728E+18" table:style-name="ce1">
            <text:p>1.6438E+18</text:p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794839859" table:style-name="ce1">
            <text:p>65794839859</text:p>
          </table:table-cell>
          <table:table-cell table:number-columns-repeated="16381"/>
        </table:table-row>
        <table:table-row table:style-name="ro1">
          <table:table-cell office:value-type="float" office:value="1.6437962671344387E+18" table:style-name="ce1">
            <text:p>1.6438E+18</text:p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7881832123" table:style-name="ce1">
            <text:p>6.57882E+11</text:p>
          </table:table-cell>
          <table:table-cell table:number-columns-repeated="16381"/>
        </table:table-row>
        <table:table-row table:style-name="ro1">
          <table:table-cell office:value-type="float" office:value="1.6437962672344046E+18" table:style-name="ce1">
            <text:p>1.6438E+18</text:p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7766008377" table:style-name="ce1">
            <text:p>6.57766E+11</text:p>
          </table:table-cell>
          <table:table-cell table:number-columns-repeated="16381"/>
        </table:table-row>
        <table:table-row table:style-name="ro1">
          <table:table-cell office:value-type="float" office:value="1.6437962673344883E+18" table:style-name="ce1">
            <text:p>1.6438E+18</text:p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7827472687" table:style-name="ce1">
            <text:p>6.57827E+11</text:p>
          </table:table-cell>
          <table:table-cell table:number-columns-repeated="16381"/>
        </table:table-row>
        <table:table-row table:style-name="ro1">
          <table:table-cell office:value-type="float" office:value="1.6437962674344159E+18" table:style-name="ce1">
            <text:p>1.6438E+18</text:p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7671451569" table:style-name="ce1">
            <text:p>6.57671E+11</text:p>
          </table:table-cell>
          <table:table-cell table:number-columns-repeated="16381"/>
        </table:table-row>
        <table:table-row table:style-name="ro1">
          <table:table-cell office:value-type="float" office:value="1.643796267534665E+18" table:style-name="ce1">
            <text:p>1.6438E+18</text:p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770483017" table:style-name="ce1">
            <text:p>65770483017</text:p>
          </table:table-cell>
          <table:table-cell table:number-columns-repeated="16381"/>
        </table:table-row>
        <table:table-row table:style-name="ro1">
          <table:table-cell office:value-type="float" office:value="1.6437962676338304E+18" table:style-name="ce1">
            <text:p>1.6438E+18</text:p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7562303543" table:style-name="ce1">
            <text:p>6.57562E+11</text:p>
          </table:table-cell>
          <table:table-cell table:number-columns-repeated="16381"/>
        </table:table-row>
        <table:table-row table:style-name="ro1">
          <table:table-cell office:value-type="float" office:value="1.6437962677337477E+18" table:style-name="ce1">
            <text:p>1.6438E+18</text:p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7347345352" table:style-name="ce1">
            <text:p>6.57347E+11</text:p>
          </table:table-cell>
          <table:table-cell table:number-columns-repeated="16381"/>
        </table:table-row>
        <table:table-row table:style-name="ro1">
          <table:table-cell office:value-type="float" office:value="1.6437962678336108E+18" table:style-name="ce1">
            <text:p>1.6438E+18</text:p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714840889" table:style-name="ce1">
            <text:p>65714840889</text:p>
          </table:table-cell>
          <table:table-cell table:number-columns-repeated="16381"/>
        </table:table-row>
        <table:table-row table:style-name="ro1">
          <table:table-cell office:value-type="float" office:value="1.6437962679335137E+18" table:style-name="ce1">
            <text:p>1.6438E+18</text:p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6777381897" table:style-name="ce1">
            <text:p>6.56777E+11</text:p>
          </table:table-cell>
          <table:table-cell table:number-columns-repeated="16381"/>
        </table:table-row>
        <table:table-row table:style-name="ro1">
          <table:table-cell office:value-type="float" office:value="1.6437962680343598E+18" table:style-name="ce1">
            <text:p>1.6438E+18</text:p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6496715546" table:style-name="ce1">
            <text:p>6.56497E+11</text:p>
          </table:table-cell>
          <table:table-cell table:number-columns-repeated="16381"/>
        </table:table-row>
        <table:table-row table:style-name="ro1">
          <table:table-cell office:value-type="float" office:value="1.6437962681341612E+18" table:style-name="ce1">
            <text:p>1.6438E+18</text:p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6049156189" table:style-name="ce1">
            <text:p>6.56049E+11</text:p>
          </table:table-cell>
          <table:table-cell table:number-columns-repeated="16381"/>
        </table:table-row>
        <table:table-row table:style-name="ro1">
          <table:table-cell office:value-type="float" office:value="1.6437962682344988E+18" table:style-name="ce1">
            <text:p>1.6438E+18</text:p>
          </table:table-cell>
          <table:table-cell office:value-type="float" office:value="-537479937077" table:style-name="ce1">
            <text:p>-5.3748E+11</text:p>
          </table:table-cell>
          <table:table-cell office:value-type="float" office:value="655548906326" table:style-name="ce1">
            <text:p>6.55549E+11</text:p>
          </table:table-cell>
          <table:table-cell table:number-columns-repeated="16381"/>
        </table:table-row>
        <table:table-row table:style-name="ro1">
          <table:table-cell office:value-type="float" office:value="1.643796268334624E+18" table:style-name="ce1">
            <text:p>1.6438E+18</text:p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61722421646" table:style-name="ce1">
            <text:p>6.61722E+11</text:p>
          </table:table-cell>
          <table:table-cell table:number-columns-repeated="16381"/>
        </table:table-row>
        <table:table-row table:style-name="ro1">
          <table:table-cell office:value-type="float" office:value="1.6437962684343949E+18" table:style-name="ce1">
            <text:p>1.6438E+18</text:p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61253643036" table:style-name="ce1">
            <text:p>6.61254E+11</text:p>
          </table:table-cell>
          <table:table-cell table:number-columns-repeated="16381"/>
        </table:table-row>
        <table:table-row table:style-name="ro1">
          <table:table-cell office:value-type="float" office:value="1.6437962685346179E+18" table:style-name="ce1">
            <text:p>1.6438E+18</text:p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60901498795" table:style-name="ce1">
            <text:p>6.60901E+11</text:p>
          </table:table-cell>
          <table:table-cell table:number-columns-repeated="16381"/>
        </table:table-row>
        <table:table-row table:style-name="ro1">
          <table:table-cell office:value-type="float" office:value="1.6437962686343647E+18" table:style-name="ce1">
            <text:p>1.6438E+18</text:p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60439682007" table:style-name="ce1">
            <text:p>6.6044E+11</text:p>
          </table:table-cell>
          <table:table-cell table:number-columns-repeated="16381"/>
        </table:table-row>
        <table:table-row table:style-name="ro1">
          <table:table-cell office:value-type="float" office:value="1.643796268734518E+18" table:style-name="ce1">
            <text:p>1.6438E+18</text:p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9946680069" table:style-name="ce1">
            <text:p>6.59947E+11</text:p>
          </table:table-cell>
          <table:table-cell table:number-columns-repeated="16381"/>
        </table:table-row>
        <table:table-row table:style-name="ro1">
          <table:table-cell office:value-type="float" office:value="1.6437962688344412E+18" table:style-name="ce1">
            <text:p>1.6438E+18</text:p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9707117081" table:style-name="ce1">
            <text:p>6.59707E+11</text:p>
          </table:table-cell>
          <table:table-cell table:number-columns-repeated="16381"/>
        </table:table-row>
        <table:table-row table:style-name="ro1">
          <table:table-cell office:value-type="float" office:value="1.6437962689344556E+18" table:style-name="ce1">
            <text:p>1.6438E+18</text:p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9257364273" table:style-name="ce1">
            <text:p>6.59257E+11</text:p>
          </table:table-cell>
          <table:table-cell table:number-columns-repeated="16381"/>
        </table:table-row>
        <table:table-row table:style-name="ro1">
          <table:table-cell office:value-type="float" office:value="1.6437962690345569E+18" table:style-name="ce1">
            <text:p>1.6438E+18</text:p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8943986893" table:style-name="ce1">
            <text:p>6.58944E+11</text:p>
          </table:table-cell>
          <table:table-cell table:number-columns-repeated="16381"/>
        </table:table-row>
        <table:table-row table:style-name="ro1">
          <table:table-cell office:value-type="float" office:value="1.6437962691345434E+18" table:style-name="ce1">
            <text:p>1.6438E+18</text:p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848326683" table:style-name="ce1">
            <text:p>65848326683</text:p>
          </table:table-cell>
          <table:table-cell table:number-columns-repeated="16381"/>
        </table:table-row>
        <table:table-row table:style-name="ro1">
          <table:table-cell office:value-type="float" office:value="1.6437962692346225E+18" table:style-name="ce1">
            <text:p>1.6438E+18</text:p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797791481" table:style-name="ce1">
            <text:p>65797791481</text:p>
          </table:table-cell>
          <table:table-cell table:number-columns-repeated="16381"/>
        </table:table-row>
        <table:table-row table:style-name="ro1">
          <table:table-cell office:value-type="float" office:value="1.6437962693346975E+18" table:style-name="ce1">
            <text:p>1.6438E+18</text:p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7689762115" table:style-name="ce1">
            <text:p>6.5769E+11</text:p>
          </table:table-cell>
          <table:table-cell table:number-columns-repeated="16381"/>
        </table:table-row>
        <table:table-row table:style-name="ro1">
          <table:table-cell office:value-type="float" office:value="1.6437962694345318E+18" table:style-name="ce1">
            <text:p>1.6438E+18</text:p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7193565369" table:style-name="ce1">
            <text:p>6.57194E+11</text:p>
          </table:table-cell>
          <table:table-cell table:number-columns-repeated="16381"/>
        </table:table-row>
        <table:table-row table:style-name="ro1">
          <table:table-cell office:value-type="float" office:value="1.6437962695342405E+18" table:style-name="ce1">
            <text:p>1.6438E+18</text:p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6897211075" table:style-name="ce1">
            <text:p>6.56897E+11</text:p>
          </table:table-cell>
          <table:table-cell table:number-columns-repeated="16381"/>
        </table:table-row>
        <table:table-row table:style-name="ro1">
          <table:table-cell office:value-type="float" office:value="1.6437962696347607E+18" table:style-name="ce1">
            <text:p>1.6438E+18</text:p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6420326233" table:style-name="ce1">
            <text:p>6.5642E+11</text:p>
          </table:table-cell>
          <table:table-cell table:number-columns-repeated="16381"/>
        </table:table-row>
        <table:table-row table:style-name="ro1">
          <table:table-cell office:value-type="float" office:value="1.6437962697345467E+18" table:style-name="ce1">
            <text:p>1.6438E+18</text:p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5904436111" table:style-name="ce1">
            <text:p>6.55904E+11</text:p>
          </table:table-cell>
          <table:table-cell table:number-columns-repeated="16381"/>
        </table:table-row>
        <table:table-row table:style-name="ro1">
          <table:table-cell office:value-type="float" office:value="1.643796269834592E+18" table:style-name="ce1">
            <text:p>1.6438E+18</text:p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5520629883" table:style-name="ce1">
            <text:p>6.55521E+11</text:p>
          </table:table-cell>
          <table:table-cell table:number-columns-repeated="16381"/>
        </table:table-row>
        <table:table-row table:style-name="ro1">
          <table:table-cell office:value-type="float" office:value="1.6437962699343852E+18" table:style-name="ce1">
            <text:p>1.6438E+18</text:p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4994058609" table:style-name="ce1">
            <text:p>6.54994E+11</text:p>
          </table:table-cell>
          <table:table-cell table:number-columns-repeated="16381"/>
        </table:table-row>
        <table:table-row table:style-name="ro1">
          <table:table-cell office:value-type="float" office:value="1.643796270034688E+18" table:style-name="ce1">
            <text:p>1.6438E+18</text:p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4629230499" table:style-name="ce1">
            <text:p>6.54629E+11</text:p>
          </table:table-cell>
          <table:table-cell table:number-columns-repeated="16381"/>
        </table:table-row>
        <table:table-row table:style-name="ro1">
          <table:table-cell office:value-type="float" office:value="1.6437962701349934E+18" table:style-name="ce1">
            <text:p>1.6438E+18</text:p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4125976562" table:style-name="ce1">
            <text:p>6.54126E+11</text:p>
          </table:table-cell>
          <table:table-cell table:number-columns-repeated="16381"/>
        </table:table-row>
        <table:table-row table:style-name="ro1">
          <table:table-cell office:value-type="float" office:value="1.6437962702343795E+18" table:style-name="ce1">
            <text:p>1.6438E+18</text:p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3604412079" table:style-name="ce1">
            <text:p>6.53604E+11</text:p>
          </table:table-cell>
          <table:table-cell table:number-columns-repeated="16381"/>
        </table:table-row>
        <table:table-row table:style-name="ro1">
          <table:table-cell office:value-type="float" office:value="1.6437962703345974E+18" table:style-name="ce1">
            <text:p>1.6438E+18</text:p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3327322006" table:style-name="ce1">
            <text:p>6.53327E+11</text:p>
          </table:table-cell>
          <table:table-cell table:number-columns-repeated="16381"/>
        </table:table-row>
        <table:table-row table:style-name="ro1">
          <table:table-cell office:value-type="float" office:value="1.6437962704342943E+18" table:style-name="ce1">
            <text:p>1.6438E+18</text:p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29337883" table:style-name="ce1">
            <text:p>6529337883</text:p>
          </table:table-cell>
          <table:table-cell table:number-columns-repeated="16381"/>
        </table:table-row>
        <table:table-row table:style-name="ro1">
          <table:table-cell office:value-type="float" office:value="1.6437962705343194E+18" table:style-name="ce1">
            <text:p>1.6438E+18</text:p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2868890762" table:style-name="ce1">
            <text:p>6.52869E+11</text:p>
          </table:table-cell>
          <table:table-cell table:number-columns-repeated="16381"/>
        </table:table-row>
        <table:table-row table:style-name="ro1">
          <table:table-cell office:value-type="float" office:value="1.6437962706345876E+18" table:style-name="ce1">
            <text:p>1.6438E+18</text:p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266828537" table:style-name="ce1">
            <text:p>65266828537</text:p>
          </table:table-cell>
          <table:table-cell table:number-columns-repeated="16381"/>
        </table:table-row>
        <table:table-row table:style-name="ro1">
          <table:table-cell office:value-type="float" office:value="1.6437962707347325E+18" table:style-name="ce1">
            <text:p>1.6438E+18</text:p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2439069748" table:style-name="ce1">
            <text:p>6.52439E+11</text:p>
          </table:table-cell>
          <table:table-cell table:number-columns-repeated="16381"/>
        </table:table-row>
        <table:table-row table:style-name="ro1">
          <table:table-cell office:value-type="float" office:value="1.6437962708345239E+18" table:style-name="ce1">
            <text:p>1.6438E+18</text:p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230679512" table:style-name="ce1">
            <text:p>65230679512</text:p>
          </table:table-cell>
          <table:table-cell table:number-columns-repeated="16381"/>
        </table:table-row>
        <table:table-row table:style-name="ro1">
          <table:table-cell office:value-type="float" office:value="1.6437962709344794E+18" table:style-name="ce1">
            <text:p>1.6438E+18</text:p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1954174042" table:style-name="ce1">
            <text:p>6.51954E+11</text:p>
          </table:table-cell>
          <table:table-cell table:number-columns-repeated="16381"/>
        </table:table-row>
        <table:table-row table:style-name="ro1">
          <table:table-cell office:value-type="float" office:value="1.6437962710344448E+18" table:style-name="ce1">
            <text:p>1.6438E+18</text:p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1712799072" table:style-name="ce1">
            <text:p>6.51713E+11</text:p>
          </table:table-cell>
          <table:table-cell table:number-columns-repeated="16381"/>
        </table:table-row>
        <table:table-row table:style-name="ro1">
          <table:table-cell office:value-type="float" office:value="1.6437962711344517E+18" table:style-name="ce1">
            <text:p>1.6438E+18</text:p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1315546036" table:style-name="ce1">
            <text:p>6.51316E+11</text:p>
          </table:table-cell>
          <table:table-cell table:number-columns-repeated="16381"/>
        </table:table-row>
        <table:table-row table:style-name="ro1">
          <table:table-cell office:value-type="float" office:value="1.643796271233783E+18" table:style-name="ce1">
            <text:p>1.6438E+18</text:p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0897121429" table:style-name="ce1">
            <text:p>6.50897E+11</text:p>
          </table:table-cell>
          <table:table-cell table:number-columns-repeated="16381"/>
        </table:table-row>
        <table:table-row table:style-name="ro1">
          <table:table-cell office:value-type="float" office:value="1.6437962713335903E+18" table:style-name="ce1">
            <text:p>1.6438E+18</text:p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0620794296" table:style-name="ce1">
            <text:p>6.50621E+11</text:p>
          </table:table-cell>
          <table:table-cell table:number-columns-repeated="16381"/>
        </table:table-row>
        <table:table-row table:style-name="ro1">
          <table:table-cell office:value-type="float" office:value="1.6437962714335639E+18" table:style-name="ce1">
            <text:p>1.6438E+18</text:p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50189876556" table:style-name="ce1">
            <text:p>6.5019E+11</text:p>
          </table:table-cell>
          <table:table-cell table:number-columns-repeated="16381"/>
        </table:table-row>
        <table:table-row table:style-name="ro1">
          <table:table-cell office:value-type="float" office:value="1.6437962715335163E+18" table:style-name="ce1">
            <text:p>1.6438E+18</text:p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49840354919" table:style-name="ce1">
            <text:p>6.4984E+11</text:p>
          </table:table-cell>
          <table:table-cell table:number-columns-repeated="16381"/>
        </table:table-row>
        <table:table-row table:style-name="ro1">
          <table:table-cell office:value-type="float" office:value="1.6437962716342812E+18" table:style-name="ce1">
            <text:p>1.6438E+18</text:p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49403810501" table:style-name="ce1">
            <text:p>6.49404E+11</text:p>
          </table:table-cell>
          <table:table-cell table:number-columns-repeated="16381"/>
        </table:table-row>
        <table:table-row table:style-name="ro1">
          <table:table-cell office:value-type="float" office:value="1.6437962717341338E+18" table:style-name="ce1">
            <text:p>1.6438E+18</text:p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48947143555" table:style-name="ce1">
            <text:p>6.48947E+11</text:p>
          </table:table-cell>
          <table:table-cell table:number-columns-repeated="16381"/>
        </table:table-row>
        <table:table-row table:style-name="ro1">
          <table:table-cell office:value-type="float" office:value="1.6437962718343992E+18" table:style-name="ce1">
            <text:p>1.6438E+18</text:p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48719358444" table:style-name="ce1">
            <text:p>6.48719E+11</text:p>
          </table:table-cell>
          <table:table-cell table:number-columns-repeated="16381"/>
        </table:table-row>
        <table:table-row table:style-name="ro1">
          <table:table-cell office:value-type="float" office:value="1.6437962719347105E+18" table:style-name="ce1">
            <text:p>1.6438E+18</text:p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48334598541" table:style-name="ce1">
            <text:p>6.48335E+11</text:p>
          </table:table-cell>
          <table:table-cell table:number-columns-repeated="16381"/>
        </table:table-row>
        <table:table-row table:style-name="ro1">
          <table:table-cell office:value-type="float" office:value="1.6437962720346363E+18" table:style-name="ce1">
            <text:p>1.6438E+18</text:p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48269510269" table:style-name="ce1">
            <text:p>6.4827E+11</text:p>
          </table:table-cell>
          <table:table-cell table:number-columns-repeated="16381"/>
        </table:table-row>
        <table:table-row table:style-name="ro1">
          <table:table-cell office:value-type="float" office:value="1.6437962721346253E+18" table:style-name="ce1">
            <text:p>1.6438E+18</text:p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47992038727" table:style-name="ce1">
            <text:p>6.47992E+11</text:p>
          </table:table-cell>
          <table:table-cell table:number-columns-repeated="16381"/>
        </table:table-row>
        <table:table-row table:style-name="ro1">
          <table:table-cell office:value-type="float" office:value="1.6437962722343698E+18" table:style-name="ce1">
            <text:p>1.6438E+18</text:p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47706747055" table:style-name="ce1">
            <text:p>6.47707E+11</text:p>
          </table:table-cell>
          <table:table-cell table:number-columns-repeated="16381"/>
        </table:table-row>
        <table:table-row table:style-name="ro1">
          <table:table-cell office:value-type="float" office:value="1.643796272334592E+18" table:style-name="ce1">
            <text:p>1.6438E+18</text:p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47725820541" table:style-name="ce1">
            <text:p>6.47726E+11</text:p>
          </table:table-cell>
          <table:table-cell table:number-columns-repeated="16381"/>
        </table:table-row>
        <table:table-row table:style-name="ro1">
          <table:table-cell office:value-type="float" office:value="1.643796272434594E+18" table:style-name="ce1">
            <text:p>1.6438E+18</text:p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4761724472" table:style-name="ce1">
            <text:p>64761724472</text:p>
          </table:table-cell>
          <table:table-cell table:number-columns-repeated="16381"/>
        </table:table-row>
        <table:table-row table:style-name="ro1">
          <table:table-cell office:value-type="float" office:value="1.643796272534878E+18" table:style-name="ce1">
            <text:p>1.6438E+18</text:p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47777462006" table:style-name="ce1">
            <text:p>6.47777E+11</text:p>
          </table:table-cell>
          <table:table-cell table:number-columns-repeated="16381"/>
        </table:table-row>
        <table:table-row table:style-name="ro1">
          <table:table-cell office:value-type="float" office:value="1.6437962726345198E+18" table:style-name="ce1">
            <text:p>1.6438E+18</text:p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47806549072" table:style-name="ce1">
            <text:p>6.47807E+11</text:p>
          </table:table-cell>
          <table:table-cell table:number-columns-repeated="16381"/>
        </table:table-row>
        <table:table-row table:style-name="ro1">
          <table:table-cell office:value-type="float" office:value="1.6437962727344545E+18" table:style-name="ce1">
            <text:p>1.6438E+18</text:p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47769880295" table:style-name="ce1">
            <text:p>6.4777E+11</text:p>
          </table:table-cell>
          <table:table-cell table:number-columns-repeated="16381"/>
        </table:table-row>
        <table:table-row table:style-name="ro1">
          <table:table-cell office:value-type="float" office:value="1.6437962728344973E+18" table:style-name="ce1">
            <text:p>1.6438E+18</text:p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47798109055" table:style-name="ce1">
            <text:p>6.47798E+11</text:p>
          </table:table-cell>
          <table:table-cell table:number-columns-repeated="16381"/>
        </table:table-row>
        <table:table-row table:style-name="ro1">
          <table:table-cell office:value-type="float" office:value="1.6437962729345339E+18" table:style-name="ce1">
            <text:p>1.6438E+18</text:p>
          </table:table-cell>
          <table:table-cell office:value-type="float" office:value="-563441753387" table:style-name="ce1">
            <text:p>-5.63442E+11</text:p>
          </table:table-cell>
          <table:table-cell office:value-type="float" office:value="647682714462" table:style-name="ce1">
            <text:p>6.47683E+11</text:p>
          </table:table-cell>
          <table:table-cell table:number-columns-repeated="16381"/>
        </table:table-row>
        <table:table-row table:style-name="ro1">
          <table:table-cell office:value-type="float" office:value="1.6437962730349916E+18" table:style-name="ce1">
            <text:p>1.6438E+18</text:p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650693893" table:style-name="ce1">
            <text:p>6.48651E+11</text:p>
          </table:table-cell>
          <table:table-cell table:number-columns-repeated="16381"/>
        </table:table-row>
        <table:table-row table:style-name="ro1">
          <table:table-cell office:value-type="float" office:value="1.6437962731340531E+18" table:style-name="ce1">
            <text:p>1.6438E+18</text:p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511695862" table:style-name="ce1">
            <text:p>6.48512E+11</text:p>
          </table:table-cell>
          <table:table-cell table:number-columns-repeated="16381"/>
        </table:table-row>
        <table:table-row table:style-name="ro1">
          <table:table-cell office:value-type="float" office:value="1.6437962732336607E+18" table:style-name="ce1">
            <text:p>1.6438E+18</text:p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342180252" table:style-name="ce1">
            <text:p>6.48342E+11</text:p>
          </table:table-cell>
          <table:table-cell table:number-columns-repeated="16381"/>
        </table:table-row>
        <table:table-row table:style-name="ro1">
          <table:table-cell office:value-type="float" office:value="1.6437962733336755E+18" table:style-name="ce1">
            <text:p>1.6438E+18</text:p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355960846" table:style-name="ce1">
            <text:p>6.48356E+11</text:p>
          </table:table-cell>
          <table:table-cell table:number-columns-repeated="16381"/>
        </table:table-row>
        <table:table-row table:style-name="ro1">
          <table:table-cell office:value-type="float" office:value="1.6437962734335583E+18" table:style-name="ce1">
            <text:p>1.6438E+18</text:p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230695724" table:style-name="ce1">
            <text:p>6.48231E+11</text:p>
          </table:table-cell>
          <table:table-cell table:number-columns-repeated="16381"/>
        </table:table-row>
        <table:table-row table:style-name="ro1">
          <table:table-cell office:value-type="float" office:value="1.6437962735347986E+18" table:style-name="ce1">
            <text:p>1.6438E+18</text:p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264932632" table:style-name="ce1">
            <text:p>6.48265E+11</text:p>
          </table:table-cell>
          <table:table-cell table:number-columns-repeated="16381"/>
        </table:table-row>
        <table:table-row table:style-name="ro1">
          <table:table-cell office:value-type="float" office:value="1.6437962736336819E+18" table:style-name="ce1">
            <text:p>1.6438E+18</text:p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192644119" table:style-name="ce1">
            <text:p>6.48193E+11</text:p>
          </table:table-cell>
          <table:table-cell table:number-columns-repeated="16381"/>
        </table:table-row>
        <table:table-row table:style-name="ro1">
          <table:table-cell office:value-type="float" office:value="1.6437962737336243E+18" table:style-name="ce1">
            <text:p>1.6438E+18</text:p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110389709" table:style-name="ce1">
            <text:p>6.4811E+11</text:p>
          </table:table-cell>
          <table:table-cell table:number-columns-repeated="16381"/>
        </table:table-row>
        <table:table-row table:style-name="ro1">
          <table:table-cell office:value-type="float" office:value="1.6437962738335951E+18" table:style-name="ce1">
            <text:p>1.6438E+18</text:p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333215714" table:style-name="ce1">
            <text:p>6.48333E+11</text:p>
          </table:table-cell>
          <table:table-cell table:number-columns-repeated="16381"/>
        </table:table-row>
        <table:table-row table:style-name="ro1">
          <table:table-cell office:value-type="float" office:value="1.6437962739335345E+18" table:style-name="ce1">
            <text:p>1.6438E+18</text:p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330974579" table:style-name="ce1">
            <text:p>6.48331E+11</text:p>
          </table:table-cell>
          <table:table-cell table:number-columns-repeated="16381"/>
        </table:table-row>
        <table:table-row table:style-name="ro1">
          <table:table-cell office:value-type="float" office:value="1.6437962740335923E+18" table:style-name="ce1">
            <text:p>1.6438E+18</text:p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484420776" table:style-name="ce1">
            <text:p>6.48484E+11</text:p>
          </table:table-cell>
          <table:table-cell table:number-columns-repeated="16381"/>
        </table:table-row>
        <table:table-row table:style-name="ro1">
          <table:table-cell office:value-type="float" office:value="1.6437962741339502E+18" table:style-name="ce1">
            <text:p>1.6438E+18</text:p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530626297" table:style-name="ce1">
            <text:p>6.48531E+11</text:p>
          </table:table-cell>
          <table:table-cell table:number-columns-repeated="16381"/>
        </table:table-row>
        <table:table-row table:style-name="ro1">
          <table:table-cell office:value-type="float" office:value="1.6437962742345126E+18" table:style-name="ce1">
            <text:p>1.6438E+18</text:p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549127579" table:style-name="ce1">
            <text:p>6.48549E+11</text:p>
          </table:table-cell>
          <table:table-cell table:number-columns-repeated="16381"/>
        </table:table-row>
        <table:table-row table:style-name="ro1">
          <table:table-cell office:value-type="float" office:value="1.6437962743347026E+18" table:style-name="ce1">
            <text:p>1.6438E+18</text:p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717689514" table:style-name="ce1">
            <text:p>6.48718E+11</text:p>
          </table:table-cell>
          <table:table-cell table:number-columns-repeated="16381"/>
        </table:table-row>
        <table:table-row table:style-name="ro1">
          <table:table-cell office:value-type="float" office:value="1.6437962744344822E+18" table:style-name="ce1">
            <text:p>1.6438E+18</text:p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720312119" table:style-name="ce1">
            <text:p>6.4872E+11</text:p>
          </table:table-cell>
          <table:table-cell table:number-columns-repeated="16381"/>
        </table:table-row>
        <table:table-row table:style-name="ro1">
          <table:table-cell office:value-type="float" office:value="1.6437962745345152E+18" table:style-name="ce1">
            <text:p>1.6438E+18</text:p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918104172" table:style-name="ce1">
            <text:p>6.48918E+11</text:p>
          </table:table-cell>
          <table:table-cell table:number-columns-repeated="16381"/>
        </table:table-row>
        <table:table-row table:style-name="ro1">
          <table:table-cell office:value-type="float" office:value="1.6437962746345508E+18" table:style-name="ce1">
            <text:p>1.6438E+18</text:p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882865906" table:style-name="ce1">
            <text:p>6.48883E+11</text:p>
          </table:table-cell>
          <table:table-cell table:number-columns-repeated="16381"/>
        </table:table-row>
        <table:table-row table:style-name="ro1">
          <table:table-cell office:value-type="float" office:value="1.6437962747338135E+18" table:style-name="ce1">
            <text:p>1.6438E+18</text:p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773574829" table:style-name="ce1">
            <text:p>6.48774E+11</text:p>
          </table:table-cell>
          <table:table-cell table:number-columns-repeated="16381"/>
        </table:table-row>
        <table:table-row table:style-name="ro1">
          <table:table-cell office:value-type="float" office:value="1.6437962748339105E+18" table:style-name="ce1">
            <text:p>1.6438E+18</text:p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793125153" table:style-name="ce1">
            <text:p>6.48793E+11</text:p>
          </table:table-cell>
          <table:table-cell table:number-columns-repeated="16381"/>
        </table:table-row>
        <table:table-row table:style-name="ro1">
          <table:table-cell office:value-type="float" office:value="1.6437962749334367E+18" table:style-name="ce1">
            <text:p>1.6438E+18</text:p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673534393" table:style-name="ce1">
            <text:p>6.48674E+11</text:p>
          </table:table-cell>
          <table:table-cell table:number-columns-repeated="16381"/>
        </table:table-row>
        <table:table-row table:style-name="ro1">
          <table:table-cell office:value-type="float" office:value="1.643796275033516E+18" table:style-name="ce1">
            <text:p>1.6438E+18</text:p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754644394" table:style-name="ce1">
            <text:p>6.48755E+11</text:p>
          </table:table-cell>
          <table:table-cell table:number-columns-repeated="16381"/>
        </table:table-row>
        <table:table-row table:style-name="ro1">
          <table:table-cell office:value-type="float" office:value="1.6437962751343058E+18" table:style-name="ce1">
            <text:p>1.6438E+18</text:p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733568192" table:style-name="ce1">
            <text:p>6.48734E+11</text:p>
          </table:table-cell>
          <table:table-cell table:number-columns-repeated="16381"/>
        </table:table-row>
        <table:table-row table:style-name="ro1">
          <table:table-cell office:value-type="float" office:value="1.6437962752336402E+18" table:style-name="ce1">
            <text:p>1.6438E+18</text:p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678207397" table:style-name="ce1">
            <text:p>6.48678E+11</text:p>
          </table:table-cell>
          <table:table-cell table:number-columns-repeated="16381"/>
        </table:table-row>
        <table:table-row table:style-name="ro1">
          <table:table-cell office:value-type="float" office:value="1.6437962753345713E+18" table:style-name="ce1">
            <text:p>1.6438E+18</text:p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727226257" table:style-name="ce1">
            <text:p>6.48727E+11</text:p>
          </table:table-cell>
          <table:table-cell table:number-columns-repeated="16381"/>
        </table:table-row>
        <table:table-row table:style-name="ro1">
          <table:table-cell office:value-type="float" office:value="1.6437962754346312E+18" table:style-name="ce1">
            <text:p>1.6438E+18</text:p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547267914" table:style-name="ce1">
            <text:p>6.48547E+11</text:p>
          </table:table-cell>
          <table:table-cell table:number-columns-repeated="16381"/>
        </table:table-row>
        <table:table-row table:style-name="ro1">
          <table:table-cell office:value-type="float" office:value="1.6437962755342894E+18" table:style-name="ce1">
            <text:p>1.6438E+18</text:p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8297357559" table:style-name="ce1">
            <text:p>6.48297E+11</text:p>
          </table:table-cell>
          <table:table-cell table:number-columns-repeated="16381"/>
        </table:table-row>
        <table:table-row table:style-name="ro1">
          <table:table-cell office:value-type="float" office:value="1.6437962756343565E+18" table:style-name="ce1">
            <text:p>1.6438E+18</text:p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7955274582" table:style-name="ce1">
            <text:p>6.47955E+11</text:p>
          </table:table-cell>
          <table:table-cell table:number-columns-repeated="16381"/>
        </table:table-row>
        <table:table-row table:style-name="ro1">
          <table:table-cell office:value-type="float" office:value="1.6437962757345111E+18" table:style-name="ce1">
            <text:p>1.6438E+18</text:p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7611427307" table:style-name="ce1">
            <text:p>6.47611E+11</text:p>
          </table:table-cell>
          <table:table-cell table:number-columns-repeated="16381"/>
        </table:table-row>
        <table:table-row table:style-name="ro1">
          <table:table-cell office:value-type="float" office:value="1.6437962758345142E+18" table:style-name="ce1">
            <text:p>1.6438E+18</text:p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7561264038" table:style-name="ce1">
            <text:p>6.47561E+11</text:p>
          </table:table-cell>
          <table:table-cell table:number-columns-repeated="16381"/>
        </table:table-row>
        <table:table-row table:style-name="ro1">
          <table:table-cell office:value-type="float" office:value="1.6437962759342518E+18" table:style-name="ce1">
            <text:p>1.6438E+18</text:p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733953476" table:style-name="ce1">
            <text:p>64733953476</text:p>
          </table:table-cell>
          <table:table-cell table:number-columns-repeated="16381"/>
        </table:table-row>
        <table:table-row table:style-name="ro1">
          <table:table-cell office:value-type="float" office:value="1.6437962760347233E+18" table:style-name="ce1">
            <text:p>1.6438E+18</text:p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7298622131" table:style-name="ce1">
            <text:p>6.47299E+11</text:p>
          </table:table-cell>
          <table:table-cell table:number-columns-repeated="16381"/>
        </table:table-row>
        <table:table-row table:style-name="ro1">
          <table:table-cell office:value-type="float" office:value="1.6437962761346962E+18" table:style-name="ce1">
            <text:p>1.6438E+18</text:p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7136640549" table:style-name="ce1">
            <text:p>6.47137E+11</text:p>
          </table:table-cell>
          <table:table-cell table:number-columns-repeated="16381"/>
        </table:table-row>
        <table:table-row table:style-name="ro1">
          <table:table-cell office:value-type="float" office:value="1.6437962762348047E+18" table:style-name="ce1">
            <text:p>1.6438E+18</text:p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6933412552" table:style-name="ce1">
            <text:p>6.46933E+11</text:p>
          </table:table-cell>
          <table:table-cell table:number-columns-repeated="16381"/>
        </table:table-row>
        <table:table-row table:style-name="ro1">
          <table:table-cell office:value-type="float" office:value="1.6437962763344788E+18" table:style-name="ce1">
            <text:p>1.6438E+18</text:p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6684598923" table:style-name="ce1">
            <text:p>6.46685E+11</text:p>
          </table:table-cell>
          <table:table-cell table:number-columns-repeated="16381"/>
        </table:table-row>
        <table:table-row table:style-name="ro1">
          <table:table-cell office:value-type="float" office:value="1.6437962764344678E+18" table:style-name="ce1">
            <text:p>1.6438E+18</text:p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6391487122" table:style-name="ce1">
            <text:p>6.46391E+11</text:p>
          </table:table-cell>
          <table:table-cell table:number-columns-repeated="16381"/>
        </table:table-row>
        <table:table-row table:style-name="ro1">
          <table:table-cell office:value-type="float" office:value="1.6437962765337656E+18" table:style-name="ce1">
            <text:p>1.6438E+18</text:p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6608304977" table:style-name="ce1">
            <text:p>6.46608E+11</text:p>
          </table:table-cell>
          <table:table-cell table:number-columns-repeated="16381"/>
        </table:table-row>
        <table:table-row table:style-name="ro1">
          <table:table-cell office:value-type="float" office:value="1.6437962766336136E+18" table:style-name="ce1">
            <text:p>1.6438E+18</text:p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6387243271" table:style-name="ce1">
            <text:p>6.46387E+11</text:p>
          </table:table-cell>
          <table:table-cell table:number-columns-repeated="16381"/>
        </table:table-row>
        <table:table-row table:style-name="ro1">
          <table:table-cell office:value-type="float" office:value="1.6437962767336131E+18" table:style-name="ce1">
            <text:p>1.6438E+18</text:p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6121263504" table:style-name="ce1">
            <text:p>6.46121E+11</text:p>
          </table:table-cell>
          <table:table-cell table:number-columns-repeated="16381"/>
        </table:table-row>
        <table:table-row table:style-name="ro1">
          <table:table-cell office:value-type="float" office:value="1.6437962768337347E+18" table:style-name="ce1">
            <text:p>1.6438E+18</text:p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6090698242" table:style-name="ce1">
            <text:p>6.46091E+11</text:p>
          </table:table-cell>
          <table:table-cell table:number-columns-repeated="16381"/>
        </table:table-row>
        <table:table-row table:style-name="ro1">
          <table:table-cell office:value-type="float" office:value="1.6437962769339845E+18" table:style-name="ce1">
            <text:p>1.6438E+18</text:p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5828056335" table:style-name="ce1">
            <text:p>6.45828E+11</text:p>
          </table:table-cell>
          <table:table-cell table:number-columns-repeated="16381"/>
        </table:table-row>
        <table:table-row table:style-name="ro1">
          <table:table-cell office:value-type="float" office:value="1.6437962770337741E+18" table:style-name="ce1">
            <text:p>1.6438E+18</text:p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5684766769" table:style-name="ce1">
            <text:p>6.45685E+11</text:p>
          </table:table-cell>
          <table:table-cell table:number-columns-repeated="16381"/>
        </table:table-row>
        <table:table-row table:style-name="ro1">
          <table:table-cell office:value-type="float" office:value="1.6437962771346478E+18" table:style-name="ce1">
            <text:p>1.6438E+18</text:p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5417356491" table:style-name="ce1">
            <text:p>6.45417E+11</text:p>
          </table:table-cell>
          <table:table-cell table:number-columns-repeated="16381"/>
        </table:table-row>
        <table:table-row table:style-name="ro1">
          <table:table-cell office:value-type="float" office:value="1.6437962772337039E+18" table:style-name="ce1">
            <text:p>1.6438E+18</text:p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5119810104" table:style-name="ce1">
            <text:p>6.4512E+11</text:p>
          </table:table-cell>
          <table:table-cell table:number-columns-repeated="16381"/>
        </table:table-row>
        <table:table-row table:style-name="ro1">
          <table:table-cell office:value-type="float" office:value="1.6437962773336451E+18" table:style-name="ce1">
            <text:p>1.6438E+18</text:p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4935750961" table:style-name="ce1">
            <text:p>6.44936E+11</text:p>
          </table:table-cell>
          <table:table-cell table:number-columns-repeated="16381"/>
        </table:table-row>
        <table:table-row table:style-name="ro1">
          <table:table-cell office:value-type="float" office:value="1.643796277433547E+18" table:style-name="ce1">
            <text:p>1.6438E+18</text:p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4640541077" table:style-name="ce1">
            <text:p>6.44641E+11</text:p>
          </table:table-cell>
          <table:table-cell table:number-columns-repeated="16381"/>
        </table:table-row>
        <table:table-row table:style-name="ro1">
          <table:table-cell office:value-type="float" office:value="1.6437962775344906E+18" table:style-name="ce1">
            <text:p>1.6438E+18</text:p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454498291" table:style-name="ce1">
            <text:p>64454498291</text:p>
          </table:table-cell>
          <table:table-cell table:number-columns-repeated="16381"/>
        </table:table-row>
        <table:table-row table:style-name="ro1">
          <table:table-cell office:value-type="float" office:value="1.6437962776335941E+18" table:style-name="ce1">
            <text:p>1.6438E+18</text:p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4321632385" table:style-name="ce1">
            <text:p>6.44322E+11</text:p>
          </table:table-cell>
          <table:table-cell table:number-columns-repeated="16381"/>
        </table:table-row>
        <table:table-row table:style-name="ro1">
          <table:table-cell office:value-type="float" office:value="1.643796277734677E+18" table:style-name="ce1">
            <text:p>1.6438E+18</text:p>
          </table:table-cell>
          <table:table-cell office:value-type="float" office:value="-540592312813" table:style-name="ce1">
            <text:p>-5.40592E+11</text:p>
          </table:table-cell>
          <table:table-cell office:value-type="float" office:value="644088745117" table:style-name="ce1">
            <text:p>6.44089E+11</text:p>
          </table:table-cell>
          <table:table-cell table:number-columns-repeated="16381"/>
        </table:table-row>
        <table:table-row table:style-name="ro1">
          <table:table-cell office:value-type="float" office:value="1.6437962778348124E+18" table:style-name="ce1">
            <text:p>1.6438E+18</text:p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2188782692" table:style-name="ce1">
            <text:p>62188782692</text:p>
          </table:table-cell>
          <table:table-cell table:number-columns-repeated="16381"/>
        </table:table-row>
        <table:table-row table:style-name="ro1">
          <table:table-cell office:value-type="float" office:value="1.643796277934292E+18" table:style-name="ce1">
            <text:p>1.6438E+18</text:p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21696138382" table:style-name="ce1">
            <text:p>6.21696E+11</text:p>
          </table:table-cell>
          <table:table-cell table:number-columns-repeated="16381"/>
        </table:table-row>
        <table:table-row table:style-name="ro1">
          <table:table-cell office:value-type="float" office:value="1.6437962780344417E+18" table:style-name="ce1">
            <text:p>1.6438E+18</text:p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21679115295" table:style-name="ce1">
            <text:p>6.21679E+11</text:p>
          </table:table-cell>
          <table:table-cell table:number-columns-repeated="16381"/>
        </table:table-row>
        <table:table-row table:style-name="ro1">
          <table:table-cell office:value-type="float" office:value="1.6437962781346711E+18" table:style-name="ce1">
            <text:p>1.6438E+18</text:p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2152132988" table:style-name="ce1">
            <text:p>62152132988</text:p>
          </table:table-cell>
          <table:table-cell table:number-columns-repeated="16381"/>
        </table:table-row>
        <table:table-row table:style-name="ro1">
          <table:table-cell office:value-type="float" office:value="1.6437962782347348E+18" table:style-name="ce1">
            <text:p>1.6438E+18</text:p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21322250366" table:style-name="ce1">
            <text:p>6.21322E+11</text:p>
          </table:table-cell>
          <table:table-cell table:number-columns-repeated="16381"/>
        </table:table-row>
        <table:table-row table:style-name="ro1">
          <table:table-cell office:value-type="float" office:value="1.6437962783345178E+18" table:style-name="ce1">
            <text:p>1.6438E+18</text:p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2119884491" table:style-name="ce1">
            <text:p>62119884491</text:p>
          </table:table-cell>
          <table:table-cell table:number-columns-repeated="16381"/>
        </table:table-row>
        <table:table-row table:style-name="ro1">
          <table:table-cell office:value-type="float" office:value="1.6437962784342298E+18" table:style-name="ce1">
            <text:p>1.6438E+18</text:p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20957279205" table:style-name="ce1">
            <text:p>6.20957E+11</text:p>
          </table:table-cell>
          <table:table-cell table:number-columns-repeated="16381"/>
        </table:table-row>
        <table:table-row table:style-name="ro1">
          <table:table-cell office:value-type="float" office:value="1.6437962785350031E+18" table:style-name="ce1">
            <text:p>1.6438E+18</text:p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20733308792" table:style-name="ce1">
            <text:p>6.20733E+11</text:p>
          </table:table-cell>
          <table:table-cell table:number-columns-repeated="16381"/>
        </table:table-row>
        <table:table-row table:style-name="ro1">
          <table:table-cell office:value-type="float" office:value="1.643796278634335E+18" table:style-name="ce1">
            <text:p>1.6438E+18</text:p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20411968231" table:style-name="ce1">
            <text:p>6.20412E+11</text:p>
          </table:table-cell>
          <table:table-cell table:number-columns-repeated="16381"/>
        </table:table-row>
        <table:table-row table:style-name="ro1">
          <table:table-cell office:value-type="float" office:value="1.6437962787344878E+18" table:style-name="ce1">
            <text:p>1.6438E+18</text:p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20033407211" table:style-name="ce1">
            <text:p>6.20033E+11</text:p>
          </table:table-cell>
          <table:table-cell table:number-columns-repeated="16381"/>
        </table:table-row>
        <table:table-row table:style-name="ro1">
          <table:table-cell office:value-type="float" office:value="1.6437962788343529E+18" table:style-name="ce1">
            <text:p>1.6438E+18</text:p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9759559631" table:style-name="ce1">
            <text:p>6.1976E+11</text:p>
          </table:table-cell>
          <table:table-cell table:number-columns-repeated="16381"/>
        </table:table-row>
        <table:table-row table:style-name="ro1">
          <table:table-cell office:value-type="float" office:value="1.6437962789345329E+18" table:style-name="ce1">
            <text:p>1.6438E+18</text:p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9341564178" table:style-name="ce1">
            <text:p>6.19342E+11</text:p>
          </table:table-cell>
          <table:table-cell table:number-columns-repeated="16381"/>
        </table:table-row>
        <table:table-row table:style-name="ro1">
          <table:table-cell office:value-type="float" office:value="1.6437962790351014E+18" table:style-name="ce1">
            <text:p>1.6438E+18</text:p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902346611" table:style-name="ce1">
            <text:p>61902346611</text:p>
          </table:table-cell>
          <table:table-cell table:number-columns-repeated="16381"/>
        </table:table-row>
        <table:table-row table:style-name="ro1">
          <table:table-cell office:value-type="float" office:value="1.6437962791344115E+18" table:style-name="ce1">
            <text:p>1.6438E+18</text:p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8600606918" table:style-name="ce1">
            <text:p>6.18601E+11</text:p>
          </table:table-cell>
          <table:table-cell table:number-columns-repeated="16381"/>
        </table:table-row>
        <table:table-row table:style-name="ro1">
          <table:table-cell office:value-type="float" office:value="1.6437962792345974E+18" table:style-name="ce1">
            <text:p>1.6438E+18</text:p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8151092529" table:style-name="ce1">
            <text:p>6.18151E+11</text:p>
          </table:table-cell>
          <table:table-cell table:number-columns-repeated="16381"/>
        </table:table-row>
        <table:table-row table:style-name="ro1">
          <table:table-cell office:value-type="float" office:value="1.6437962793342892E+18" table:style-name="ce1">
            <text:p>1.6438E+18</text:p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7837810516" table:style-name="ce1">
            <text:p>6.17838E+11</text:p>
          </table:table-cell>
          <table:table-cell table:number-columns-repeated="16381"/>
        </table:table-row>
        <table:table-row table:style-name="ro1">
          <table:table-cell office:value-type="float" office:value="1.6437962794346056E+18" table:style-name="ce1">
            <text:p>1.6438E+18</text:p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740860939" table:style-name="ce1">
            <text:p>61740860939</text:p>
          </table:table-cell>
          <table:table-cell table:number-columns-repeated="16381"/>
        </table:table-row>
        <table:table-row table:style-name="ro1">
          <table:table-cell office:value-type="float" office:value="1.6437962795344952E+18" table:style-name="ce1">
            <text:p>1.6438E+18</text:p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7216682434" table:style-name="ce1">
            <text:p>6.17217E+11</text:p>
          </table:table-cell>
          <table:table-cell table:number-columns-repeated="16381"/>
        </table:table-row>
        <table:table-row table:style-name="ro1">
          <table:table-cell office:value-type="float" office:value="1.6437962796348416E+18" table:style-name="ce1">
            <text:p>1.6438E+18</text:p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6854906082" table:style-name="ce1">
            <text:p>6.16855E+11</text:p>
          </table:table-cell>
          <table:table-cell table:number-columns-repeated="16381"/>
        </table:table-row>
        <table:table-row table:style-name="ro1">
          <table:table-cell office:value-type="float" office:value="1.6437962797353723E+18" table:style-name="ce1">
            <text:p>1.6438E+18</text:p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6470193863" table:style-name="ce1">
            <text:p>6.1647E+11</text:p>
          </table:table-cell>
          <table:table-cell table:number-columns-repeated="16381"/>
        </table:table-row>
        <table:table-row table:style-name="ro1">
          <table:table-cell office:value-type="float" office:value="1.6437962798345723E+18" table:style-name="ce1">
            <text:p>1.6438E+18</text:p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630153656" table:style-name="ce1">
            <text:p>61630153656</text:p>
          </table:table-cell>
          <table:table-cell table:number-columns-repeated="16381"/>
        </table:table-row>
        <table:table-row table:style-name="ro1">
          <table:table-cell office:value-type="float" office:value="1.6437962799347187E+18" table:style-name="ce1">
            <text:p>1.6438E+18</text:p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5950250626" table:style-name="ce1">
            <text:p>6.1595E+11</text:p>
          </table:table-cell>
          <table:table-cell table:number-columns-repeated="16381"/>
        </table:table-row>
        <table:table-row table:style-name="ro1">
          <table:table-cell office:value-type="float" office:value="1.6437962800336136E+18" table:style-name="ce1">
            <text:p>1.6438E+18</text:p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5728616714" table:style-name="ce1">
            <text:p>6.15729E+11</text:p>
          </table:table-cell>
          <table:table-cell table:number-columns-repeated="16381"/>
        </table:table-row>
        <table:table-row table:style-name="ro1">
          <table:table-cell office:value-type="float" office:value="1.6437962801335793E+18" table:style-name="ce1">
            <text:p>1.6438E+18</text:p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5427398682" table:style-name="ce1">
            <text:p>6.15427E+11</text:p>
          </table:table-cell>
          <table:table-cell table:number-columns-repeated="16381"/>
        </table:table-row>
        <table:table-row table:style-name="ro1">
          <table:table-cell office:value-type="float" office:value="1.6437962802336166E+18" table:style-name="ce1">
            <text:p>1.6438E+18</text:p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5120220184" table:style-name="ce1">
            <text:p>6.1512E+11</text:p>
          </table:table-cell>
          <table:table-cell table:number-columns-repeated="16381"/>
        </table:table-row>
        <table:table-row table:style-name="ro1">
          <table:table-cell office:value-type="float" office:value="1.6437962803336535E+18" table:style-name="ce1">
            <text:p>1.6438E+18</text:p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502161026" table:style-name="ce1">
            <text:p>61502161026</text:p>
          </table:table-cell>
          <table:table-cell table:number-columns-repeated="16381"/>
        </table:table-row>
        <table:table-row table:style-name="ro1">
          <table:table-cell office:value-type="float" office:value="1.6437962804343322E+18" table:style-name="ce1">
            <text:p>1.6438E+18</text:p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4759588242" table:style-name="ce1">
            <text:p>6.1476E+11</text:p>
          </table:table-cell>
          <table:table-cell table:number-columns-repeated="16381"/>
        </table:table-row>
        <table:table-row table:style-name="ro1">
          <table:table-cell office:value-type="float" office:value="1.6437962805336643E+18" table:style-name="ce1">
            <text:p>1.6438E+18</text:p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4636611938" table:style-name="ce1">
            <text:p>6.14637E+11</text:p>
          </table:table-cell>
          <table:table-cell table:number-columns-repeated="16381"/>
        </table:table-row>
        <table:table-row table:style-name="ro1">
          <table:table-cell office:value-type="float" office:value="1.6437962806348477E+18" table:style-name="ce1">
            <text:p>1.6438E+18</text:p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4398193359" table:style-name="ce1">
            <text:p>6.14398E+11</text:p>
          </table:table-cell>
          <table:table-cell table:number-columns-repeated="16381"/>
        </table:table-row>
        <table:table-row table:style-name="ro1">
          <table:table-cell office:value-type="float" office:value="1.6437962807344305E+18" table:style-name="ce1">
            <text:p>1.6438E+18</text:p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4123106003" table:style-name="ce1">
            <text:p>6.14123E+11</text:p>
          </table:table-cell>
          <table:table-cell table:number-columns-repeated="16381"/>
        </table:table-row>
        <table:table-row table:style-name="ro1">
          <table:table-cell office:value-type="float" office:value="1.6437962808343183E+18" table:style-name="ce1">
            <text:p>1.6438E+18</text:p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3950777054" table:style-name="ce1">
            <text:p>6.13951E+11</text:p>
          </table:table-cell>
          <table:table-cell table:number-columns-repeated="16381"/>
        </table:table-row>
        <table:table-row table:style-name="ro1">
          <table:table-cell office:value-type="float" office:value="1.6437962809344407E+18" table:style-name="ce1">
            <text:p>1.6438E+18</text:p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3662290573" table:style-name="ce1">
            <text:p>6.13662E+11</text:p>
          </table:table-cell>
          <table:table-cell table:number-columns-repeated="16381"/>
        </table:table-row>
        <table:table-row table:style-name="ro1">
          <table:table-cell office:value-type="float" office:value="1.6437962810348977E+18" table:style-name="ce1">
            <text:p>1.6438E+18</text:p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358165741" table:style-name="ce1">
            <text:p>61358165741</text:p>
          </table:table-cell>
          <table:table-cell table:number-columns-repeated="16381"/>
        </table:table-row>
        <table:table-row table:style-name="ro1">
          <table:table-cell office:value-type="float" office:value="1.6437962811348923E+18" table:style-name="ce1">
            <text:p>1.6438E+18</text:p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3341093063" table:style-name="ce1">
            <text:p>6.13341E+11</text:p>
          </table:table-cell>
          <table:table-cell table:number-columns-repeated="16381"/>
        </table:table-row>
        <table:table-row table:style-name="ro1">
          <table:table-cell office:value-type="float" office:value="1.6437962812343096E+18" table:style-name="ce1">
            <text:p>1.6438E+18</text:p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3048315048" table:style-name="ce1">
            <text:p>6.13048E+11</text:p>
          </table:table-cell>
          <table:table-cell table:number-columns-repeated="16381"/>
        </table:table-row>
        <table:table-row table:style-name="ro1">
          <table:table-cell office:value-type="float" office:value="1.6437962813337201E+18" table:style-name="ce1">
            <text:p>1.6438E+18</text:p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2784528732" table:style-name="ce1">
            <text:p>6.12785E+11</text:p>
          </table:table-cell>
          <table:table-cell table:number-columns-repeated="16381"/>
        </table:table-row>
        <table:table-row table:style-name="ro1">
          <table:table-cell office:value-type="float" office:value="1.6437962814336691E+18" table:style-name="ce1">
            <text:p>1.6438E+18</text:p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2421512604" table:style-name="ce1">
            <text:p>6.12422E+11</text:p>
          </table:table-cell>
          <table:table-cell table:number-columns-repeated="16381"/>
        </table:table-row>
        <table:table-row table:style-name="ro1">
          <table:table-cell office:value-type="float" office:value="1.6437962815339994E+18" table:style-name="ce1">
            <text:p>1.6438E+18</text:p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2172031403" table:style-name="ce1">
            <text:p>6.12172E+11</text:p>
          </table:table-cell>
          <table:table-cell table:number-columns-repeated="16381"/>
        </table:table-row>
        <table:table-row table:style-name="ro1">
          <table:table-cell office:value-type="float" office:value="1.6437962816336745E+18" table:style-name="ce1">
            <text:p>1.6438E+18</text:p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1810827255" table:style-name="ce1">
            <text:p>6.11811E+11</text:p>
          </table:table-cell>
          <table:table-cell table:number-columns-repeated="16381"/>
        </table:table-row>
        <table:table-row table:style-name="ro1">
          <table:table-cell office:value-type="float" office:value="1.6437962817351521E+18" table:style-name="ce1">
            <text:p>1.6438E+18</text:p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1419725418" table:style-name="ce1">
            <text:p>6.1142E+11</text:p>
          </table:table-cell>
          <table:table-cell table:number-columns-repeated="16381"/>
        </table:table-row>
        <table:table-row table:style-name="ro1">
          <table:table-cell office:value-type="float" office:value="1.6437962818336384E+18" table:style-name="ce1">
            <text:p>1.6438E+18</text:p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1250638962" table:style-name="ce1">
            <text:p>6.11251E+11</text:p>
          </table:table-cell>
          <table:table-cell table:number-columns-repeated="16381"/>
        </table:table-row>
        <table:table-row table:style-name="ro1">
          <table:table-cell office:value-type="float" office:value="1.643796281934294E+18" table:style-name="ce1">
            <text:p>1.6438E+18</text:p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0895395279" table:style-name="ce1">
            <text:p>6.10895E+11</text:p>
          </table:table-cell>
          <table:table-cell table:number-columns-repeated="16381"/>
        </table:table-row>
        <table:table-row table:style-name="ro1">
          <table:table-cell office:value-type="float" office:value="1.6437962820348854E+18" table:style-name="ce1">
            <text:p>1.6438E+18</text:p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0624408722" table:style-name="ce1">
            <text:p>6.10624E+11</text:p>
          </table:table-cell>
          <table:table-cell table:number-columns-repeated="16381"/>
        </table:table-row>
        <table:table-row table:style-name="ro1">
          <table:table-cell office:value-type="float" office:value="1.6437962821344125E+18" table:style-name="ce1">
            <text:p>1.6438E+18</text:p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10277509689" table:style-name="ce1">
            <text:p>6.10278E+11</text:p>
          </table:table-cell>
          <table:table-cell table:number-columns-repeated="16381"/>
        </table:table-row>
        <table:table-row table:style-name="ro1">
          <table:table-cell office:value-type="float" office:value="1.6437962822342364E+18" table:style-name="ce1">
            <text:p>1.6438E+18</text:p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0990986824" table:style-name="ce1">
            <text:p>60990986824</text:p>
          </table:table-cell>
          <table:table-cell table:number-columns-repeated="16381"/>
        </table:table-row>
        <table:table-row table:style-name="ro1">
          <table:table-cell office:value-type="float" office:value="1.6437962823346092E+18" table:style-name="ce1">
            <text:p>1.6438E+18</text:p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09722805023" table:style-name="ce1">
            <text:p>6.09723E+11</text:p>
          </table:table-cell>
          <table:table-cell table:number-columns-repeated="16381"/>
        </table:table-row>
        <table:table-row table:style-name="ro1">
          <table:table-cell office:value-type="float" office:value="1.6437962824339187E+18" table:style-name="ce1">
            <text:p>1.6438E+18</text:p>
          </table:table-cell>
          <table:table-cell office:value-type="float" office:value="-511902153492" table:style-name="ce1">
            <text:p>-5.11902E+11</text:p>
          </table:table-cell>
          <table:table-cell office:value-type="float" office:value="609372472763" table:style-name="ce1">
            <text:p>6.09372E+11</text:p>
          </table:table-cell>
          <table:table-cell table:number-columns-repeated="16381"/>
        </table:table-row>
        <table:table-row table:style-name="ro1">
          <table:table-cell office:value-type="float" office:value="1.6437962825337605E+18" table:style-name="ce1">
            <text:p>1.6438E+18</text:p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9682655334" table:style-name="ce1">
            <text:p>6.09683E+11</text:p>
          </table:table-cell>
          <table:table-cell table:number-columns-repeated="16381"/>
        </table:table-row>
        <table:table-row table:style-name="ro1">
          <table:table-cell office:value-type="float" office:value="1.6437962826334666E+18" table:style-name="ce1">
            <text:p>1.6438E+18</text:p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9379577637" table:style-name="ce1">
            <text:p>6.0938E+11</text:p>
          </table:table-cell>
          <table:table-cell table:number-columns-repeated="16381"/>
        </table:table-row>
        <table:table-row table:style-name="ro1">
          <table:table-cell office:value-type="float" office:value="1.6437962827335636E+18" table:style-name="ce1">
            <text:p>1.6438E+18</text:p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9053468704" table:style-name="ce1">
            <text:p>6.09053E+11</text:p>
          </table:table-cell>
          <table:table-cell table:number-columns-repeated="16381"/>
        </table:table-row>
        <table:table-row table:style-name="ro1">
          <table:table-cell office:value-type="float" office:value="1.6437962828345295E+18" table:style-name="ce1">
            <text:p>1.6438E+18</text:p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9044790268" table:style-name="ce1">
            <text:p>6.09045E+11</text:p>
          </table:table-cell>
          <table:table-cell table:number-columns-repeated="16381"/>
        </table:table-row>
        <table:table-row table:style-name="ro1">
          <table:table-cell office:value-type="float" office:value="1.6437962829341338E+18" table:style-name="ce1">
            <text:p>1.6438E+18</text:p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8791160583" table:style-name="ce1">
            <text:p>6.08791E+11</text:p>
          </table:table-cell>
          <table:table-cell table:number-columns-repeated="16381"/>
        </table:table-row>
        <table:table-row table:style-name="ro1">
          <table:table-cell office:value-type="float" office:value="1.6437962830345838E+18" table:style-name="ce1">
            <text:p>1.6438E+18</text:p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8658885956" table:style-name="ce1">
            <text:p>6.08659E+11</text:p>
          </table:table-cell>
          <table:table-cell table:number-columns-repeated="16381"/>
        </table:table-row>
        <table:table-row table:style-name="ro1">
          <table:table-cell office:value-type="float" office:value="1.6437962831345057E+18" table:style-name="ce1">
            <text:p>1.6438E+18</text:p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8418750763" table:style-name="ce1">
            <text:p>6.08419E+11</text:p>
          </table:table-cell>
          <table:table-cell table:number-columns-repeated="16381"/>
        </table:table-row>
        <table:table-row table:style-name="ro1">
          <table:table-cell office:value-type="float" office:value="1.6437962832346877E+18" table:style-name="ce1">
            <text:p>1.6438E+18</text:p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8152961731" table:style-name="ce1">
            <text:p>6.08153E+11</text:p>
          </table:table-cell>
          <table:table-cell table:number-columns-repeated="16381"/>
        </table:table-row>
        <table:table-row table:style-name="ro1">
          <table:table-cell office:value-type="float" office:value="1.6437962833343171E+18" table:style-name="ce1">
            <text:p>1.6438E+18</text:p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7991170883" table:style-name="ce1">
            <text:p>6.07991E+11</text:p>
          </table:table-cell>
          <table:table-cell table:number-columns-repeated="16381"/>
        </table:table-row>
        <table:table-row table:style-name="ro1">
          <table:table-cell office:value-type="float" office:value="1.6437962834342953E+18" table:style-name="ce1">
            <text:p>1.6438E+18</text:p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7710695267" table:style-name="ce1">
            <text:p>6.07711E+11</text:p>
          </table:table-cell>
          <table:table-cell table:number-columns-repeated="16381"/>
        </table:table-row>
        <table:table-row table:style-name="ro1">
          <table:table-cell office:value-type="float" office:value="1.6437962835339676E+18" table:style-name="ce1">
            <text:p>1.6438E+18</text:p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7534599304" table:style-name="ce1">
            <text:p>6.07535E+11</text:p>
          </table:table-cell>
          <table:table-cell table:number-columns-repeated="16381"/>
        </table:table-row>
        <table:table-row table:style-name="ro1">
          <table:table-cell office:value-type="float" office:value="1.643796283634165E+18" table:style-name="ce1">
            <text:p>1.6438E+18</text:p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7253170013" table:style-name="ce1">
            <text:p>6.07253E+11</text:p>
          </table:table-cell>
          <table:table-cell table:number-columns-repeated="16381"/>
        </table:table-row>
        <table:table-row table:style-name="ro1">
          <table:table-cell office:value-type="float" office:value="1.6437962837343603E+18" table:style-name="ce1">
            <text:p>1.6438E+18</text:p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6942272186" table:style-name="ce1">
            <text:p>6.06942E+11</text:p>
          </table:table-cell>
          <table:table-cell table:number-columns-repeated="16381"/>
        </table:table-row>
        <table:table-row table:style-name="ro1">
          <table:table-cell office:value-type="float" office:value="1.6437962838347551E+18" table:style-name="ce1">
            <text:p>1.6438E+18</text:p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6813573837" table:style-name="ce1">
            <text:p>6.06814E+11</text:p>
          </table:table-cell>
          <table:table-cell table:number-columns-repeated="16381"/>
        </table:table-row>
        <table:table-row table:style-name="ro1">
          <table:table-cell office:value-type="float" office:value="1.64379628393504E+18" table:style-name="ce1">
            <text:p>1.6438E+18</text:p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6519365311" table:style-name="ce1">
            <text:p>6.06519E+11</text:p>
          </table:table-cell>
          <table:table-cell table:number-columns-repeated="16381"/>
        </table:table-row>
        <table:table-row table:style-name="ro1">
          <table:table-cell office:value-type="float" office:value="1.643796284034494E+18" table:style-name="ce1">
            <text:p>1.6438E+18</text:p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6462144852" table:style-name="ce1">
            <text:p>6.06462E+11</text:p>
          </table:table-cell>
          <table:table-cell table:number-columns-repeated="16381"/>
        </table:table-row>
        <table:table-row table:style-name="ro1">
          <table:table-cell office:value-type="float" office:value="1.6437962841344717E+18" table:style-name="ce1">
            <text:p>1.6438E+18</text:p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6225824356" table:style-name="ce1">
            <text:p>6.06226E+11</text:p>
          </table:table-cell>
          <table:table-cell table:number-columns-repeated="16381"/>
        </table:table-row>
        <table:table-row table:style-name="ro1">
          <table:table-cell office:value-type="float" office:value="1.6437962842343368E+18" table:style-name="ce1">
            <text:p>1.6438E+18</text:p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5963468552" table:style-name="ce1">
            <text:p>6.05963E+11</text:p>
          </table:table-cell>
          <table:table-cell table:number-columns-repeated="16381"/>
        </table:table-row>
        <table:table-row table:style-name="ro1">
          <table:table-cell office:value-type="float" office:value="1.6437962843350784E+18" table:style-name="ce1">
            <text:p>1.6438E+18</text:p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5933141708" table:style-name="ce1">
            <text:p>6.05933E+11</text:p>
          </table:table-cell>
          <table:table-cell table:number-columns-repeated="16381"/>
        </table:table-row>
        <table:table-row table:style-name="ro1">
          <table:table-cell office:value-type="float" office:value="1.6437962844347013E+18" table:style-name="ce1">
            <text:p>1.6438E+18</text:p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5711364746" table:style-name="ce1">
            <text:p>6.05711E+11</text:p>
          </table:table-cell>
          <table:table-cell table:number-columns-repeated="16381"/>
        </table:table-row>
        <table:table-row table:style-name="ro1">
          <table:table-cell office:value-type="float" office:value="1.6437962845344655E+18" table:style-name="ce1">
            <text:p>1.6438E+18</text:p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5534172058" table:style-name="ce1">
            <text:p>6.05534E+11</text:p>
          </table:table-cell>
          <table:table-cell table:number-columns-repeated="16381"/>
        </table:table-row>
        <table:table-row table:style-name="ro1">
          <table:table-cell office:value-type="float" office:value="1.6437962846341537E+18" table:style-name="ce1">
            <text:p>1.6438E+18</text:p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5284881592" table:style-name="ce1">
            <text:p>6.05285E+11</text:p>
          </table:table-cell>
          <table:table-cell table:number-columns-repeated="16381"/>
        </table:table-row>
        <table:table-row table:style-name="ro1">
          <table:table-cell office:value-type="float" office:value="1.6437962847341112E+18" table:style-name="ce1">
            <text:p>1.6438E+18</text:p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5005645752" table:style-name="ce1">
            <text:p>6.05006E+11</text:p>
          </table:table-cell>
          <table:table-cell table:number-columns-repeated="16381"/>
        </table:table-row>
        <table:table-row table:style-name="ro1">
          <table:table-cell office:value-type="float" office:value="1.643796284834455E+18" table:style-name="ce1">
            <text:p>1.6438E+18</text:p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4924917221" table:style-name="ce1">
            <text:p>6.04925E+11</text:p>
          </table:table-cell>
          <table:table-cell table:number-columns-repeated="16381"/>
        </table:table-row>
        <table:table-row table:style-name="ro1">
          <table:table-cell office:value-type="float" office:value="1.6437962849345188E+18" table:style-name="ce1">
            <text:p>1.6438E+18</text:p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4664707184" table:style-name="ce1">
            <text:p>6.04665E+11</text:p>
          </table:table-cell>
          <table:table-cell table:number-columns-repeated="16381"/>
        </table:table-row>
        <table:table-row table:style-name="ro1">
          <table:table-cell office:value-type="float" office:value="1.6437962850347707E+18" table:style-name="ce1">
            <text:p>1.6438E+18</text:p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4581975937" table:style-name="ce1">
            <text:p>6.04582E+11</text:p>
          </table:table-cell>
          <table:table-cell table:number-columns-repeated="16381"/>
        </table:table-row>
        <table:table-row table:style-name="ro1">
          <table:table-cell office:value-type="float" office:value="1.6437962851344502E+18" table:style-name="ce1">
            <text:p>1.6438E+18</text:p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4340314865" table:style-name="ce1">
            <text:p>6.0434E+11</text:p>
          </table:table-cell>
          <table:table-cell table:number-columns-repeated="16381"/>
        </table:table-row>
        <table:table-row table:style-name="ro1">
          <table:table-cell office:value-type="float" office:value="1.6437962852345559E+18" table:style-name="ce1">
            <text:p>1.6438E+18</text:p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4051208496" table:style-name="ce1">
            <text:p>6.04051E+11</text:p>
          </table:table-cell>
          <table:table-cell table:number-columns-repeated="16381"/>
        </table:table-row>
        <table:table-row table:style-name="ro1">
          <table:table-cell office:value-type="float" office:value="1.6437962853348488E+18" table:style-name="ce1">
            <text:p>1.6438E+18</text:p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3896093369" table:style-name="ce1">
            <text:p>6.03896E+11</text:p>
          </table:table-cell>
          <table:table-cell table:number-columns-repeated="16381"/>
        </table:table-row>
        <table:table-row table:style-name="ro1">
          <table:table-cell office:value-type="float" office:value="1.6437962854341504E+18" table:style-name="ce1">
            <text:p>1.6438E+18</text:p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3587579727" table:style-name="ce1">
            <text:p>6.03588E+11</text:p>
          </table:table-cell>
          <table:table-cell table:number-columns-repeated="16381"/>
        </table:table-row>
        <table:table-row table:style-name="ro1">
          <table:table-cell office:value-type="float" office:value="1.6437962855344827E+18" table:style-name="ce1">
            <text:p>1.6438E+18</text:p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3378725052" table:style-name="ce1">
            <text:p>6.03379E+11</text:p>
          </table:table-cell>
          <table:table-cell table:number-columns-repeated="16381"/>
        </table:table-row>
        <table:table-row table:style-name="ro1">
          <table:table-cell office:value-type="float" office:value="1.6437962856345093E+18" table:style-name="ce1">
            <text:p>1.6438E+18</text:p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3050088882" table:style-name="ce1">
            <text:p>6.0305E+11</text:p>
          </table:table-cell>
          <table:table-cell table:number-columns-repeated="16381"/>
        </table:table-row>
        <table:table-row table:style-name="ro1">
          <table:table-cell office:value-type="float" office:value="1.6437962857341535E+18" table:style-name="ce1">
            <text:p>1.6438E+18</text:p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2686214447" table:style-name="ce1">
            <text:p>6.02686E+11</text:p>
          </table:table-cell>
          <table:table-cell table:number-columns-repeated="16381"/>
        </table:table-row>
        <table:table-row table:style-name="ro1">
          <table:table-cell office:value-type="float" office:value="1.6437962858347238E+18" table:style-name="ce1">
            <text:p>1.6438E+18</text:p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2530193329" table:style-name="ce1">
            <text:p>6.0253E+11</text:p>
          </table:table-cell>
          <table:table-cell table:number-columns-repeated="16381"/>
        </table:table-row>
        <table:table-row table:style-name="ro1">
          <table:table-cell office:value-type="float" office:value="1.6437962859344366E+18" table:style-name="ce1">
            <text:p>1.6438E+18</text:p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2186203003" table:style-name="ce1">
            <text:p>6.02186E+11</text:p>
          </table:table-cell>
          <table:table-cell table:number-columns-repeated="16381"/>
        </table:table-row>
        <table:table-row table:style-name="ro1">
          <table:table-cell office:value-type="float" office:value="1.6437962860345444E+18" table:style-name="ce1">
            <text:p>1.6438E+18</text:p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1943731308" table:style-name="ce1">
            <text:p>6.01944E+11</text:p>
          </table:table-cell>
          <table:table-cell table:number-columns-repeated="16381"/>
        </table:table-row>
        <table:table-row table:style-name="ro1">
          <table:table-cell office:value-type="float" office:value="1.6437962861343918E+18" table:style-name="ce1">
            <text:p>1.6438E+18</text:p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1592350006" table:style-name="ce1">
            <text:p>6.01592E+11</text:p>
          </table:table-cell>
          <table:table-cell table:number-columns-repeated="16381"/>
        </table:table-row>
        <table:table-row table:style-name="ro1">
          <table:table-cell office:value-type="float" office:value="1.6437962862345485E+18" table:style-name="ce1">
            <text:p>1.6438E+18</text:p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1211309433" table:style-name="ce1">
            <text:p>6.01211E+11</text:p>
          </table:table-cell>
          <table:table-cell table:number-columns-repeated="16381"/>
        </table:table-row>
        <table:table-row table:style-name="ro1">
          <table:table-cell office:value-type="float" office:value="1.6437962863343785E+18" table:style-name="ce1">
            <text:p>1.6438E+18</text:p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096616745" table:style-name="ce1">
            <text:p>60096616745</text:p>
          </table:table-cell>
          <table:table-cell table:number-columns-repeated="16381"/>
        </table:table-row>
        <table:table-row table:style-name="ro1">
          <table:table-cell office:value-type="float" office:value="1.6437962864343808E+18" table:style-name="ce1">
            <text:p>1.6438E+18</text:p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059094429" table:style-name="ce1">
            <text:p>60059094429</text:p>
          </table:table-cell>
          <table:table-cell table:number-columns-repeated="16381"/>
        </table:table-row>
        <table:table-row table:style-name="ro1">
          <table:table-cell office:value-type="float" office:value="1.6437962865345388E+18" table:style-name="ce1">
            <text:p>1.6438E+18</text:p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0405836105" table:style-name="ce1">
            <text:p>6.00406E+11</text:p>
          </table:table-cell>
          <table:table-cell table:number-columns-repeated="16381"/>
        </table:table-row>
        <table:table-row table:style-name="ro1">
          <table:table-cell office:value-type="float" office:value="1.6437962866346135E+18" table:style-name="ce1">
            <text:p>1.6438E+18</text:p>
          </table:table-cell>
          <table:table-cell office:value-type="float" office:value="-508311152458" table:style-name="ce1">
            <text:p>-5.08311E+11</text:p>
          </table:table-cell>
          <table:table-cell office:value-type="float" office:value="600075101852" table:style-name="ce1">
            <text:p>6.00075E+11</text:p>
          </table:table-cell>
          <table:table-cell table:number-columns-repeated="16381"/>
        </table:table-row>
        <table:table-row table:style-name="ro1">
          <table:table-cell office:value-type="float" office:value="1.6437962867343032E+18" table:style-name="ce1">
            <text:p>1.6438E+18</text:p>
          </table:table-cell>
          <table:table-cell office:value-type="float" office:value="-508311152458" table:style-name="ce1">
            <text:p>-5.08311E+11</text:p>
          </table:table-cell>
          <table:table-cell office:value-type="float" office:value="599721097946" table:style-name="ce1">
            <text:p>5.99721E+11</text:p>
          </table:table-cell>
          <table:table-cell table:number-columns-repeated="16381"/>
        </table:table-row>
        <table:table-row table:style-name="ro1">
          <table:table-cell office:value-type="float" office:value="1.643796286834359E+18" table:style-name="ce1">
            <text:p>1.6438E+18</text:p>
          </table:table-cell>
          <table:table-cell office:value-type="float" office:value="-508311152458" table:style-name="ce1">
            <text:p>-5.08311E+11</text:p>
          </table:table-cell>
          <table:table-cell office:value-type="float" office:value="599565887451" table:style-name="ce1">
            <text:p>5.99566E+11</text:p>
          </table:table-cell>
          <table:table-cell table:number-columns-repeated="16381"/>
        </table:table-row>
        <table:table-row table:style-name="ro1">
          <table:table-cell office:value-type="float" office:value="1.6437962869343905E+18" table:style-name="ce1">
            <text:p>1.6438E+18</text:p>
          </table:table-cell>
          <table:table-cell office:value-type="float" office:value="-508311152458" table:style-name="ce1">
            <text:p>-5.08311E+11</text:p>
          </table:table-cell>
          <table:table-cell office:value-type="float" office:value="599243497849" table:style-name="ce1">
            <text:p>5.99243E+11</text:p>
          </table:table-cell>
          <table:table-cell table:number-columns-repeated="16381"/>
        </table:table-row>
        <table:table-row table:style-name="ro1">
          <table:table-cell office:value-type="float" office:value="1.6437962870342316E+18" table:style-name="ce1">
            <text:p>1.6438E+18</text:p>
          </table:table-cell>
          <table:table-cell office:value-type="float" office:value="-508311152458" table:style-name="ce1">
            <text:p>-5.08311E+11</text:p>
          </table:table-cell>
          <table:table-cell office:value-type="float" office:value="599141120911" table:style-name="ce1">
            <text:p>5.99141E+11</text:p>
          </table:table-cell>
          <table:table-cell table:number-columns-repeated="16381"/>
        </table:table-row>
        <table:table-row table:style-name="ro1">
          <table:table-cell office:value-type="float" office:value="1.6437962871346327E+18" table:style-name="ce1">
            <text:p>1.6438E+18</text:p>
          </table:table-cell>
          <table:table-cell office:value-type="float" office:value="-508311152458" table:style-name="ce1">
            <text:p>-5.08311E+11</text:p>
          </table:table-cell>
          <table:table-cell office:value-type="float" office:value="598867273331" table:style-name="ce1">
            <text:p>5.98867E+11</text:p>
          </table:table-cell>
          <table:table-cell table:number-columns-repeated="16381"/>
        </table:table-row>
        <table:table-row table:style-name="ro1">
          <table:table-cell office:value-type="float" office:value="1.6437962872340936E+18" table:style-name="ce1">
            <text:p>1.6438E+18</text:p>
          </table:table-cell>
          <table:table-cell office:value-type="float" office:value="-516541004181" table:style-name="ce1">
            <text:p>-5.16541E+11</text:p>
          </table:table-cell>
          <table:table-cell office:value-type="float" office:value="60076713562" table:style-name="ce1">
            <text:p>60076713562</text:p>
          </table:table-cell>
          <table:table-cell table:number-columns-repeated="16381"/>
        </table:table-row>
        <table:table-row table:style-name="ro1">
          <table:table-cell office:value-type="float" office:value="1.6437962873345756E+18" table:style-name="ce1">
            <text:p>1.6438E+18</text:p>
          </table:table-cell>
          <table:table-cell office:value-type="float" office:value="-516541004181" table:style-name="ce1">
            <text:p>-5.16541E+11</text:p>
          </table:table-cell>
          <table:table-cell office:value-type="float" office:value="600814723969" table:style-name="ce1">
            <text:p>6.00815E+11</text:p>
          </table:table-cell>
          <table:table-cell table:number-columns-repeated="16381"/>
        </table:table-row>
        <table:table-row table:style-name="ro1">
          <table:table-cell office:value-type="float" office:value="1.6437962874344438E+18" table:style-name="ce1">
            <text:p>1.6438E+18</text:p>
          </table:table-cell>
          <table:table-cell office:value-type="float" office:value="-516541004181" table:style-name="ce1">
            <text:p>-5.16541E+11</text:p>
          </table:table-cell>
          <table:table-cell office:value-type="float" office:value="600601196289" table:style-name="ce1">
            <text:p>6.00601E+11</text:p>
          </table:table-cell>
          <table:table-cell table:number-columns-repeated="16381"/>
        </table:table-row>
        <table:table-row table:style-name="ro1">
          <table:table-cell office:value-type="float" office:value="1.6437962875345126E+18" table:style-name="ce1">
            <text:p>1.6438E+18</text:p>
          </table:table-cell>
          <table:table-cell office:value-type="float" office:value="-516541004181" table:style-name="ce1">
            <text:p>-5.16541E+11</text:p>
          </table:table-cell>
          <table:table-cell office:value-type="float" office:value="600580024719" table:style-name="ce1">
            <text:p>6.0058E+11</text:p>
          </table:table-cell>
          <table:table-cell table:number-columns-repeated="16381"/>
        </table:table-row>
        <table:table-row table:style-name="ro1">
          <table:table-cell office:value-type="float" office:value="1.6437962876346491E+18" table:style-name="ce1">
            <text:p>1.6438E+18</text:p>
          </table:table-cell>
          <table:table-cell office:value-type="float" office:value="-516541004181" table:style-name="ce1">
            <text:p>-5.16541E+11</text:p>
          </table:table-cell>
          <table:table-cell office:value-type="float" office:value="600391578674" table:style-name="ce1">
            <text:p>6.00392E+11</text:p>
          </table:table-cell>
          <table:table-cell table:number-columns-repeated="16381"/>
        </table:table-row>
        <table:table-row table:style-name="ro1">
          <table:table-cell office:value-type="float" office:value="1.6437962877344696E+18" table:style-name="ce1">
            <text:p>1.6438E+18</text:p>
          </table:table-cell>
          <table:table-cell office:value-type="float" office:value="-516541004181" table:style-name="ce1">
            <text:p>-5.16541E+11</text:p>
          </table:table-cell>
          <table:table-cell office:value-type="float" office:value="600168275833" table:style-name="ce1">
            <text:p>6.00168E+11</text:p>
          </table:table-cell>
          <table:table-cell table:number-columns-repeated="16381"/>
        </table:table-row>
        <table:table-row table:style-name="ro1">
          <table:table-cell office:value-type="float" office:value="1.6437962878345848E+18" table:style-name="ce1">
            <text:p>1.6438E+18</text:p>
          </table:table-cell>
          <table:table-cell office:value-type="float" office:value="-516541004181" table:style-name="ce1">
            <text:p>-5.16541E+11</text:p>
          </table:table-cell>
          <table:table-cell office:value-type="float" office:value="60006146431" table:style-name="ce1">
            <text:p>60006146431</text:p>
          </table:table-cell>
          <table:table-cell table:number-columns-repeated="16381"/>
        </table:table-row>
        <table:table-row table:style-name="ro1">
          <table:table-cell office:value-type="float" office:value="1.6437962879348022E+18" table:style-name="ce1">
            <text:p>1.6438E+18</text:p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9808645248" table:style-name="ce1">
            <text:p>5.99809E+11</text:p>
          </table:table-cell>
          <table:table-cell table:number-columns-repeated="16381"/>
        </table:table-row>
        <table:table-row table:style-name="ro1">
          <table:table-cell office:value-type="float" office:value="1.6437962880346906E+18" table:style-name="ce1">
            <text:p>1.6438E+18</text:p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9663209915" table:style-name="ce1">
            <text:p>5.99663E+11</text:p>
          </table:table-cell>
          <table:table-cell table:number-columns-repeated="16381"/>
        </table:table-row>
        <table:table-row table:style-name="ro1">
          <table:table-cell office:value-type="float" office:value="1.6437962881341473E+18" table:style-name="ce1">
            <text:p>1.6438E+18</text:p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9401950836" table:style-name="ce1">
            <text:p>5.99402E+11</text:p>
          </table:table-cell>
          <table:table-cell table:number-columns-repeated="16381"/>
        </table:table-row>
        <table:table-row table:style-name="ro1">
          <table:table-cell office:value-type="float" office:value="1.6437962882344927E+18" table:style-name="ce1">
            <text:p>1.6438E+18</text:p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9112701416" table:style-name="ce1">
            <text:p>5.99113E+11</text:p>
          </table:table-cell>
          <table:table-cell table:number-columns-repeated="16381"/>
        </table:table-row>
        <table:table-row table:style-name="ro1">
          <table:table-cell office:value-type="float" office:value="1.6437962883341919E+18" table:style-name="ce1">
            <text:p>1.6438E+18</text:p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8970746994" table:style-name="ce1">
            <text:p>5.98971E+11</text:p>
          </table:table-cell>
          <table:table-cell table:number-columns-repeated="16381"/>
        </table:table-row>
        <table:table-row table:style-name="ro1">
          <table:table-cell office:value-type="float" office:value="1.6437962884345034E+18" table:style-name="ce1">
            <text:p>1.6438E+18</text:p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8688173294" table:style-name="ce1">
            <text:p>5.98688E+11</text:p>
          </table:table-cell>
          <table:table-cell table:number-columns-repeated="16381"/>
        </table:table-row>
        <table:table-row table:style-name="ro1">
          <table:table-cell office:value-type="float" office:value="1.6437962885343089E+18" table:style-name="ce1">
            <text:p>1.6438E+18</text:p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8589086533" table:style-name="ce1">
            <text:p>5.98589E+11</text:p>
          </table:table-cell>
          <table:table-cell table:number-columns-repeated="16381"/>
        </table:table-row>
        <table:table-row table:style-name="ro1">
          <table:table-cell office:value-type="float" office:value="1.6437962886344507E+18" table:style-name="ce1">
            <text:p>1.6438E+18</text:p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8351335526" table:style-name="ce1">
            <text:p>5.98351E+11</text:p>
          </table:table-cell>
          <table:table-cell table:number-columns-repeated="16381"/>
        </table:table-row>
        <table:table-row table:style-name="ro1">
          <table:table-cell office:value-type="float" office:value="1.6437962887348785E+18" table:style-name="ce1">
            <text:p>1.6438E+18</text:p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8082876205" table:style-name="ce1">
            <text:p>5.98083E+11</text:p>
          </table:table-cell>
          <table:table-cell table:number-columns-repeated="16381"/>
        </table:table-row>
        <table:table-row table:style-name="ro1">
          <table:table-cell office:value-type="float" office:value="1.6437962888347254E+18" table:style-name="ce1">
            <text:p>1.6438E+18</text:p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8066806793" table:style-name="ce1">
            <text:p>5.98067E+11</text:p>
          </table:table-cell>
          <table:table-cell table:number-columns-repeated="16381"/>
        </table:table-row>
        <table:table-row table:style-name="ro1">
          <table:table-cell office:value-type="float" office:value="1.643796288934924E+18" table:style-name="ce1">
            <text:p>1.6438E+18</text:p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7830915451" table:style-name="ce1">
            <text:p>5.97831E+11</text:p>
          </table:table-cell>
          <table:table-cell table:number-columns-repeated="16381"/>
        </table:table-row>
        <table:table-row table:style-name="ro1">
          <table:table-cell office:value-type="float" office:value="1.6437962890346396E+18" table:style-name="ce1">
            <text:p>1.6438E+18</text:p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7662639618" table:style-name="ce1">
            <text:p>5.97663E+11</text:p>
          </table:table-cell>
          <table:table-cell table:number-columns-repeated="16381"/>
        </table:table-row>
        <table:table-row table:style-name="ro1">
          <table:table-cell office:value-type="float" office:value="1.6437962891343808E+18" table:style-name="ce1">
            <text:p>1.6438E+18</text:p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7422933578" table:style-name="ce1">
            <text:p>5.97423E+11</text:p>
          </table:table-cell>
          <table:table-cell table:number-columns-repeated="16381"/>
        </table:table-row>
        <table:table-row table:style-name="ro1">
          <table:table-cell office:value-type="float" office:value="1.6437962892344456E+18" table:style-name="ce1">
            <text:p>1.6438E+18</text:p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7158193588" table:style-name="ce1">
            <text:p>5.97158E+11</text:p>
          </table:table-cell>
          <table:table-cell table:number-columns-repeated="16381"/>
        </table:table-row>
        <table:table-row table:style-name="ro1">
          <table:table-cell office:value-type="float" office:value="1.6437962893342438E+18" table:style-name="ce1">
            <text:p>1.6438E+18</text:p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7227811813" table:style-name="ce1">
            <text:p>5.97228E+11</text:p>
          </table:table-cell>
          <table:table-cell table:number-columns-repeated="16381"/>
        </table:table-row>
        <table:table-row table:style-name="ro1">
          <table:table-cell office:value-type="float" office:value="1.6437962894347377E+18" table:style-name="ce1">
            <text:p>1.6438E+18</text:p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7004985809" table:style-name="ce1">
            <text:p>5.97005E+11</text:p>
          </table:table-cell>
          <table:table-cell table:number-columns-repeated="16381"/>
        </table:table-row>
        <table:table-row table:style-name="ro1">
          <table:table-cell office:value-type="float" office:value="1.6437962895347837E+18" table:style-name="ce1">
            <text:p>1.6438E+18</text:p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6938705444" table:style-name="ce1">
            <text:p>5.96939E+11</text:p>
          </table:table-cell>
          <table:table-cell table:number-columns-repeated="16381"/>
        </table:table-row>
        <table:table-row table:style-name="ro1">
          <table:table-cell office:value-type="float" office:value="1.6437962896348375E+18" table:style-name="ce1">
            <text:p>1.6438E+18</text:p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6703052521" table:style-name="ce1">
            <text:p>5.96703E+11</text:p>
          </table:table-cell>
          <table:table-cell table:number-columns-repeated="16381"/>
        </table:table-row>
        <table:table-row table:style-name="ro1">
          <table:table-cell office:value-type="float" office:value="1.643796289734144E+18" table:style-name="ce1">
            <text:p>1.6438E+18</text:p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6420669556" table:style-name="ce1">
            <text:p>5.96421E+11</text:p>
          </table:table-cell>
          <table:table-cell table:number-columns-repeated="16381"/>
        </table:table-row>
        <table:table-row table:style-name="ro1">
          <table:table-cell office:value-type="float" office:value="1.6437962898345659E+18" table:style-name="ce1">
            <text:p>1.6438E+18</text:p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6312761307" table:style-name="ce1">
            <text:p>5.96313E+11</text:p>
          </table:table-cell>
          <table:table-cell table:number-columns-repeated="16381"/>
        </table:table-row>
        <table:table-row table:style-name="ro1">
          <table:table-cell office:value-type="float" office:value="1.6437962899343826E+18" table:style-name="ce1">
            <text:p>1.6438E+18</text:p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6007204056" table:style-name="ce1">
            <text:p>5.96007E+11</text:p>
          </table:table-cell>
          <table:table-cell table:number-columns-repeated="16381"/>
        </table:table-row>
        <table:table-row table:style-name="ro1">
          <table:table-cell office:value-type="float" office:value="1.6437962900342003E+18" table:style-name="ce1">
            <text:p>1.6438E+18</text:p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5855903625" table:style-name="ce1">
            <text:p>5.95856E+11</text:p>
          </table:table-cell>
          <table:table-cell table:number-columns-repeated="16381"/>
        </table:table-row>
        <table:table-row table:style-name="ro1">
          <table:table-cell office:value-type="float" office:value="1.6437962901347167E+18" table:style-name="ce1">
            <text:p>1.6438E+18</text:p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5561218262" table:style-name="ce1">
            <text:p>5.95561E+11</text:p>
          </table:table-cell>
          <table:table-cell table:number-columns-repeated="16381"/>
        </table:table-row>
        <table:table-row table:style-name="ro1">
          <table:table-cell office:value-type="float" office:value="1.6437962902345966E+18" table:style-name="ce1">
            <text:p>1.6438E+18</text:p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5240116119" table:style-name="ce1">
            <text:p>5.9524E+11</text:p>
          </table:table-cell>
          <table:table-cell table:number-columns-repeated="16381"/>
        </table:table-row>
        <table:table-row table:style-name="ro1">
          <table:table-cell office:value-type="float" office:value="1.6437962903341453E+18" table:style-name="ce1">
            <text:p>1.6438E+18</text:p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5177793503" table:style-name="ce1">
            <text:p>5.95178E+11</text:p>
          </table:table-cell>
          <table:table-cell table:number-columns-repeated="16381"/>
        </table:table-row>
        <table:table-row table:style-name="ro1">
          <table:table-cell office:value-type="float" office:value="1.6437962904346378E+18" table:style-name="ce1">
            <text:p>1.6438E+18</text:p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4908714294" table:style-name="ce1">
            <text:p>5.94909E+11</text:p>
          </table:table-cell>
          <table:table-cell table:number-columns-repeated="16381"/>
        </table:table-row>
        <table:table-row table:style-name="ro1">
          <table:table-cell office:value-type="float" office:value="1.6437962905353037E+18" table:style-name="ce1">
            <text:p>1.6438E+18</text:p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4719028473" table:style-name="ce1">
            <text:p>5.94719E+11</text:p>
          </table:table-cell>
          <table:table-cell table:number-columns-repeated="16381"/>
        </table:table-row>
        <table:table-row table:style-name="ro1">
          <table:table-cell office:value-type="float" office:value="1.6437962906348262E+18" table:style-name="ce1">
            <text:p>1.6438E+18</text:p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4462871552" table:style-name="ce1">
            <text:p>5.94463E+11</text:p>
          </table:table-cell>
          <table:table-cell table:number-columns-repeated="16381"/>
        </table:table-row>
        <table:table-row table:style-name="ro1">
          <table:table-cell office:value-type="float" office:value="1.6437962907349765E+18" table:style-name="ce1">
            <text:p>1.6438E+18</text:p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4191122055" table:style-name="ce1">
            <text:p>5.94191E+11</text:p>
          </table:table-cell>
          <table:table-cell table:number-columns-repeated="16381"/>
        </table:table-row>
        <table:table-row table:style-name="ro1">
          <table:table-cell office:value-type="float" office:value="1.6437962908343716E+18" table:style-name="ce1">
            <text:p>1.6438E+18</text:p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4181013107" table:style-name="ce1">
            <text:p>5.94181E+11</text:p>
          </table:table-cell>
          <table:table-cell table:number-columns-repeated="16381"/>
        </table:table-row>
        <table:table-row table:style-name="ro1">
          <table:table-cell office:value-type="float" office:value="1.6437962909343506E+18" table:style-name="ce1">
            <text:p>1.6438E+18</text:p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3965148926" table:style-name="ce1">
            <text:p>5.93965E+11</text:p>
          </table:table-cell>
          <table:table-cell table:number-columns-repeated="16381"/>
        </table:table-row>
        <table:table-row table:style-name="ro1">
          <table:table-cell office:value-type="float" office:value="1.6437962910343329E+18" table:style-name="ce1">
            <text:p>1.6438E+18</text:p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3898487091" table:style-name="ce1">
            <text:p>5.93898E+11</text:p>
          </table:table-cell>
          <table:table-cell table:number-columns-repeated="16381"/>
        </table:table-row>
        <table:table-row table:style-name="ro1">
          <table:table-cell office:value-type="float" office:value="1.6437962911344018E+18" table:style-name="ce1">
            <text:p>1.6438E+18</text:p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3699932098" table:style-name="ce1">
            <text:p>5.937E+11</text:p>
          </table:table-cell>
          <table:table-cell table:number-columns-repeated="16381"/>
        </table:table-row>
        <table:table-row table:style-name="ro1">
          <table:table-cell office:value-type="float" office:value="1.6437962912349261E+18" table:style-name="ce1">
            <text:p>1.6438E+18</text:p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3473863602" table:style-name="ce1">
            <text:p>5.93474E+11</text:p>
          </table:table-cell>
          <table:table-cell table:number-columns-repeated="16381"/>
        </table:table-row>
        <table:table-row table:style-name="ro1">
          <table:table-cell office:value-type="float" office:value="1.6437962913348815E+18" table:style-name="ce1">
            <text:p>1.6438E+18</text:p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345240593" table:style-name="ce1">
            <text:p>59345240593</text:p>
          </table:table-cell>
          <table:table-cell table:number-columns-repeated="16381"/>
        </table:table-row>
        <table:table-row table:style-name="ro1">
          <table:table-cell office:value-type="float" office:value="1.6437962914348534E+18" table:style-name="ce1">
            <text:p>1.6438E+18</text:p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3250989914" table:style-name="ce1">
            <text:p>5.93251E+11</text:p>
          </table:table-cell>
          <table:table-cell table:number-columns-repeated="16381"/>
        </table:table-row>
        <table:table-row table:style-name="ro1">
          <table:table-cell office:value-type="float" office:value="1.6437962915349745E+18" table:style-name="ce1">
            <text:p>1.6438E+18</text:p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3171262741" table:style-name="ce1">
            <text:p>5.93171E+11</text:p>
          </table:table-cell>
          <table:table-cell table:number-columns-repeated="16381"/>
        </table:table-row>
        <table:table-row table:style-name="ro1">
          <table:table-cell office:value-type="float" office:value="1.6437962916342321E+18" table:style-name="ce1">
            <text:p>1.6438E+18</text:p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2963075638" table:style-name="ce1">
            <text:p>5.92963E+11</text:p>
          </table:table-cell>
          <table:table-cell table:number-columns-repeated="16381"/>
        </table:table-row>
        <table:table-row table:style-name="ro1">
          <table:table-cell office:value-type="float" office:value="1.6437962917343931E+18" table:style-name="ce1">
            <text:p>1.6438E+18</text:p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272646904" table:style-name="ce1">
            <text:p>59272646904</text:p>
          </table:table-cell>
          <table:table-cell table:number-columns-repeated="16381"/>
        </table:table-row>
        <table:table-row table:style-name="ro1">
          <table:table-cell office:value-type="float" office:value="1.6437962918344026E+18" table:style-name="ce1">
            <text:p>1.6438E+18</text:p>
          </table:table-cell>
          <table:table-cell office:value-type="float" office:value="-516541004181" table:style-name="ce1">
            <text:p>-5.16541E+11</text:p>
          </table:table-cell>
          <table:table-cell office:value-type="float" office:value="592608118057" table:style-name="ce1">
            <text:p>5.92608E+11</text:p>
          </table:table-cell>
          <table:table-cell table:number-columns-repeated="16381"/>
        </table:table-row>
        <table:table-row table:style-name="ro1">
          <table:table-cell office:value-type="float" office:value="1.6437962919344714E+18" table:style-name="ce1">
            <text:p>1.6438E+18</text:p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5213222504" table:style-name="ce1">
            <text:p>5.95213E+11</text:p>
          </table:table-cell>
          <table:table-cell table:number-columns-repeated="16381"/>
        </table:table-row>
        <table:table-row table:style-name="ro1">
          <table:table-cell office:value-type="float" office:value="1.6437962920346161E+18" table:style-name="ce1">
            <text:p>1.6438E+18</text:p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5057916641" table:style-name="ce1">
            <text:p>5.95058E+11</text:p>
          </table:table-cell>
          <table:table-cell table:number-columns-repeated="16381"/>
        </table:table-row>
        <table:table-row table:style-name="ro1">
          <table:table-cell office:value-type="float" office:value="1.6437962921345167E+18" table:style-name="ce1">
            <text:p>1.6438E+18</text:p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4787311554" table:style-name="ce1">
            <text:p>5.94787E+11</text:p>
          </table:table-cell>
          <table:table-cell table:number-columns-repeated="16381"/>
        </table:table-row>
        <table:table-row table:style-name="ro1">
          <table:table-cell office:value-type="float" office:value="1.6437962922343347E+18" table:style-name="ce1">
            <text:p>1.6438E+18</text:p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4487714767" table:style-name="ce1">
            <text:p>5.94488E+11</text:p>
          </table:table-cell>
          <table:table-cell table:number-columns-repeated="16381"/>
        </table:table-row>
        <table:table-row table:style-name="ro1">
          <table:table-cell office:value-type="float" office:value="1.6437962923342715E+18" table:style-name="ce1">
            <text:p>1.6438E+18</text:p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4420862198" table:style-name="ce1">
            <text:p>5.94421E+11</text:p>
          </table:table-cell>
          <table:table-cell table:number-columns-repeated="16381"/>
        </table:table-row>
        <table:table-row table:style-name="ro1">
          <table:table-cell office:value-type="float" office:value="1.6437962924342938E+18" table:style-name="ce1">
            <text:p>1.6438E+18</text:p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4135284424" table:style-name="ce1">
            <text:p>5.94135E+11</text:p>
          </table:table-cell>
          <table:table-cell table:number-columns-repeated="16381"/>
        </table:table-row>
        <table:table-row table:style-name="ro1">
          <table:table-cell office:value-type="float" office:value="1.6437962925345846E+18" table:style-name="ce1">
            <text:p>1.6438E+18</text:p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4049453735" table:style-name="ce1">
            <text:p>5.94049E+11</text:p>
          </table:table-cell>
          <table:table-cell table:number-columns-repeated="16381"/>
        </table:table-row>
        <table:table-row table:style-name="ro1">
          <table:table-cell office:value-type="float" office:value="1.6437962926343665E+18" table:style-name="ce1">
            <text:p>1.6438E+18</text:p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3785953522" table:style-name="ce1">
            <text:p>5.93786E+11</text:p>
          </table:table-cell>
          <table:table-cell table:number-columns-repeated="16381"/>
        </table:table-row>
        <table:table-row table:style-name="ro1">
          <table:table-cell office:value-type="float" office:value="1.6437962927344755E+18" table:style-name="ce1">
            <text:p>1.6438E+18</text:p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3491411209" table:style-name="ce1">
            <text:p>5.93491E+11</text:p>
          </table:table-cell>
          <table:table-cell table:number-columns-repeated="16381"/>
        </table:table-row>
        <table:table-row table:style-name="ro1">
          <table:table-cell office:value-type="float" office:value="1.6437962928345196E+18" table:style-name="ce1">
            <text:p>1.6438E+18</text:p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3357038498" table:style-name="ce1">
            <text:p>5.93357E+11</text:p>
          </table:table-cell>
          <table:table-cell table:number-columns-repeated="16381"/>
        </table:table-row>
        <table:table-row table:style-name="ro1">
          <table:table-cell office:value-type="float" office:value="1.6437962929345257E+18" table:style-name="ce1">
            <text:p>1.6438E+18</text:p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3079376221" table:style-name="ce1">
            <text:p>5.93079E+11</text:p>
          </table:table-cell>
          <table:table-cell table:number-columns-repeated="16381"/>
        </table:table-row>
        <table:table-row table:style-name="ro1">
          <table:table-cell office:value-type="float" office:value="1.6437962930341304E+18" table:style-name="ce1">
            <text:p>1.6438E+18</text:p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3015289307" table:style-name="ce1">
            <text:p>5.93015E+11</text:p>
          </table:table-cell>
          <table:table-cell table:number-columns-repeated="16381"/>
        </table:table-row>
        <table:table-row table:style-name="ro1">
          <table:table-cell office:value-type="float" office:value="1.6437962931346537E+18" table:style-name="ce1">
            <text:p>1.6438E+18</text:p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2853498459" table:style-name="ce1">
            <text:p>5.92853E+11</text:p>
          </table:table-cell>
          <table:table-cell table:number-columns-repeated="16381"/>
        </table:table-row>
        <table:table-row table:style-name="ro1">
          <table:table-cell office:value-type="float" office:value="1.6437962932344346E+18" table:style-name="ce1">
            <text:p>1.6438E+18</text:p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2757844925" table:style-name="ce1">
            <text:p>5.92758E+11</text:p>
          </table:table-cell>
          <table:table-cell table:number-columns-repeated="16381"/>
        </table:table-row>
        <table:table-row table:style-name="ro1">
          <table:table-cell office:value-type="float" office:value="1.6437962933345475E+18" table:style-name="ce1">
            <text:p>1.6438E+18</text:p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3014478683" table:style-name="ce1">
            <text:p>5.93014E+11</text:p>
          </table:table-cell>
          <table:table-cell table:number-columns-repeated="16381"/>
        </table:table-row>
        <table:table-row table:style-name="ro1">
          <table:table-cell office:value-type="float" office:value="1.6437962934343516E+18" table:style-name="ce1">
            <text:p>1.6438E+18</text:p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3150854111" table:style-name="ce1">
            <text:p>5.93151E+11</text:p>
          </table:table-cell>
          <table:table-cell table:number-columns-repeated="16381"/>
        </table:table-row>
        <table:table-row table:style-name="ro1">
          <table:table-cell office:value-type="float" office:value="1.6437962935347141E+18" table:style-name="ce1">
            <text:p>1.6438E+18</text:p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337553978" table:style-name="ce1">
            <text:p>59337553978</text:p>
          </table:table-cell>
          <table:table-cell table:number-columns-repeated="16381"/>
        </table:table-row>
        <table:table-row table:style-name="ro1">
          <table:table-cell office:value-type="float" office:value="1.6437962936343089E+18" table:style-name="ce1">
            <text:p>1.6438E+18</text:p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3485164642" table:style-name="ce1">
            <text:p>5.93485E+11</text:p>
          </table:table-cell>
          <table:table-cell table:number-columns-repeated="16381"/>
        </table:table-row>
        <table:table-row table:style-name="ro1">
          <table:table-cell office:value-type="float" office:value="1.6437962937340826E+18" table:style-name="ce1">
            <text:p>1.6438E+18</text:p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347114563" table:style-name="ce1">
            <text:p>59347114563</text:p>
          </table:table-cell>
          <table:table-cell table:number-columns-repeated="16381"/>
        </table:table-row>
        <table:table-row table:style-name="ro1">
          <table:table-cell office:value-type="float" office:value="1.6437962938343675E+18" table:style-name="ce1">
            <text:p>1.6438E+18</text:p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3414878845" table:style-name="ce1">
            <text:p>5.93415E+11</text:p>
          </table:table-cell>
          <table:table-cell table:number-columns-repeated="16381"/>
        </table:table-row>
        <table:table-row table:style-name="ro1">
          <table:table-cell office:value-type="float" office:value="1.643796293934068E+18" table:style-name="ce1">
            <text:p>1.6438E+18</text:p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3173217773" table:style-name="ce1">
            <text:p>5.93173E+11</text:p>
          </table:table-cell>
          <table:table-cell table:number-columns-repeated="16381"/>
        </table:table-row>
        <table:table-row table:style-name="ro1">
          <table:table-cell office:value-type="float" office:value="1.6437962940345539E+18" table:style-name="ce1">
            <text:p>1.6438E+18</text:p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2805767059" table:style-name="ce1">
            <text:p>5.92806E+11</text:p>
          </table:table-cell>
          <table:table-cell table:number-columns-repeated="16381"/>
        </table:table-row>
        <table:table-row table:style-name="ro1">
          <table:table-cell office:value-type="float" office:value="1.6437962941344046E+18" table:style-name="ce1">
            <text:p>1.6438E+18</text:p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2311429977" table:style-name="ce1">
            <text:p>5.92311E+11</text:p>
          </table:table-cell>
          <table:table-cell table:number-columns-repeated="16381"/>
        </table:table-row>
        <table:table-row table:style-name="ro1">
          <table:table-cell office:value-type="float" office:value="1.6437962942346509E+18" table:style-name="ce1">
            <text:p>1.6438E+18</text:p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1733503342" table:style-name="ce1">
            <text:p>5.91734E+11</text:p>
          </table:table-cell>
          <table:table-cell table:number-columns-repeated="16381"/>
        </table:table-row>
        <table:table-row table:style-name="ro1">
          <table:table-cell office:value-type="float" office:value="1.6437962943344712E+18" table:style-name="ce1">
            <text:p>1.6438E+18</text:p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128279686" table:style-name="ce1">
            <text:p>59128279686</text:p>
          </table:table-cell>
          <table:table-cell table:number-columns-repeated="16381"/>
        </table:table-row>
        <table:table-row table:style-name="ro1">
          <table:table-cell office:value-type="float" office:value="1.6437962944342484E+18" table:style-name="ce1">
            <text:p>1.6438E+18</text:p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082274437" table:style-name="ce1">
            <text:p>59082274437</text:p>
          </table:table-cell>
          <table:table-cell table:number-columns-repeated="16381"/>
        </table:table-row>
        <table:table-row table:style-name="ro1">
          <table:table-cell office:value-type="float" office:value="1.6437962945344602E+18" table:style-name="ce1">
            <text:p>1.6438E+18</text:p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0742874146" table:style-name="ce1">
            <text:p>5.90743E+11</text:p>
          </table:table-cell>
          <table:table-cell table:number-columns-repeated="16381"/>
        </table:table-row>
        <table:table-row table:style-name="ro1">
          <table:table-cell office:value-type="float" office:value="1.6437962946342807E+18" table:style-name="ce1">
            <text:p>1.6438E+18</text:p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0584135056" table:style-name="ce1">
            <text:p>5.90584E+11</text:p>
          </table:table-cell>
          <table:table-cell table:number-columns-repeated="16381"/>
        </table:table-row>
        <table:table-row table:style-name="ro1">
          <table:table-cell office:value-type="float" office:value="1.6437962947346716E+18" table:style-name="ce1">
            <text:p>1.6438E+18</text:p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0507078171" table:style-name="ce1">
            <text:p>5.90507E+11</text:p>
          </table:table-cell>
          <table:table-cell table:number-columns-repeated="16381"/>
        </table:table-row>
        <table:table-row table:style-name="ro1">
          <table:table-cell office:value-type="float" office:value="1.6437962948344182E+18" table:style-name="ce1">
            <text:p>1.6438E+18</text:p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1013669968" table:style-name="ce1">
            <text:p>5.91014E+11</text:p>
          </table:table-cell>
          <table:table-cell table:number-columns-repeated="16381"/>
        </table:table-row>
        <table:table-row table:style-name="ro1">
          <table:table-cell office:value-type="float" office:value="1.6437962949344968E+18" table:style-name="ce1">
            <text:p>1.6438E+18</text:p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1143751144" table:style-name="ce1">
            <text:p>5.91144E+11</text:p>
          </table:table-cell>
          <table:table-cell table:number-columns-repeated="16381"/>
        </table:table-row>
        <table:table-row table:style-name="ro1">
          <table:table-cell office:value-type="float" office:value="1.6437962950344074E+18" table:style-name="ce1">
            <text:p>1.6438E+18</text:p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1406393051" table:style-name="ce1">
            <text:p>5.91406E+11</text:p>
          </table:table-cell>
          <table:table-cell table:number-columns-repeated="16381"/>
        </table:table-row>
        <table:table-row table:style-name="ro1">
          <table:table-cell office:value-type="float" office:value="1.6437962951347827E+18" table:style-name="ce1">
            <text:p>1.6438E+18</text:p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1468286514" table:style-name="ce1">
            <text:p>5.91468E+11</text:p>
          </table:table-cell>
          <table:table-cell table:number-columns-repeated="16381"/>
        </table:table-row>
        <table:table-row table:style-name="ro1">
          <table:table-cell office:value-type="float" office:value="1.643796295234465E+18" table:style-name="ce1">
            <text:p>1.6438E+18</text:p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1426992416" table:style-name="ce1">
            <text:p>5.91427E+11</text:p>
          </table:table-cell>
          <table:table-cell table:number-columns-repeated="16381"/>
        </table:table-row>
        <table:table-row table:style-name="ro1">
          <table:table-cell office:value-type="float" office:value="1.6437962953344947E+18" table:style-name="ce1">
            <text:p>1.6438E+18</text:p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1528606415" table:style-name="ce1">
            <text:p>5.91529E+11</text:p>
          </table:table-cell>
          <table:table-cell table:number-columns-repeated="16381"/>
        </table:table-row>
        <table:table-row table:style-name="ro1">
          <table:table-cell office:value-type="float" office:value="1.643796295434548E+18" table:style-name="ce1">
            <text:p>1.6438E+18</text:p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13418293" table:style-name="ce1">
            <text:p>5913418293</text:p>
          </table:table-cell>
          <table:table-cell table:number-columns-repeated="16381"/>
        </table:table-row>
        <table:table-row table:style-name="ro1">
          <table:table-cell office:value-type="float" office:value="1.643796295534495E+18" table:style-name="ce1">
            <text:p>1.6438E+18</text:p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1185283661" table:style-name="ce1">
            <text:p>5.91185E+11</text:p>
          </table:table-cell>
          <table:table-cell table:number-columns-repeated="16381"/>
        </table:table-row>
        <table:table-row table:style-name="ro1">
          <table:table-cell office:value-type="float" office:value="1.6437962956344714E+18" table:style-name="ce1">
            <text:p>1.6438E+18</text:p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087767601" table:style-name="ce1">
            <text:p>59087767601</text:p>
          </table:table-cell>
          <table:table-cell table:number-columns-repeated="16381"/>
        </table:table-row>
        <table:table-row table:style-name="ro1">
          <table:table-cell office:value-type="float" office:value="1.643796295734368E+18" table:style-name="ce1">
            <text:p>1.6438E+18</text:p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0515756607" table:style-name="ce1">
            <text:p>5.90516E+11</text:p>
          </table:table-cell>
          <table:table-cell table:number-columns-repeated="16381"/>
        </table:table-row>
        <table:table-row table:style-name="ro1">
          <table:table-cell office:value-type="float" office:value="1.6437962958345754E+18" table:style-name="ce1">
            <text:p>1.6438E+18</text:p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90135192871" table:style-name="ce1">
            <text:p>5.90135E+11</text:p>
          </table:table-cell>
          <table:table-cell table:number-columns-repeated="16381"/>
        </table:table-row>
        <table:table-row table:style-name="ro1">
          <table:table-cell office:value-type="float" office:value="1.6437962959344671E+18" table:style-name="ce1">
            <text:p>1.6438E+18</text:p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89737892151" table:style-name="ce1">
            <text:p>5.89738E+11</text:p>
          </table:table-cell>
          <table:table-cell table:number-columns-repeated="16381"/>
        </table:table-row>
        <table:table-row table:style-name="ro1">
          <table:table-cell office:value-type="float" office:value="1.643796296034466E+18" table:style-name="ce1">
            <text:p>1.6438E+18</text:p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89471244812" table:style-name="ce1">
            <text:p>5.89471E+11</text:p>
          </table:table-cell>
          <table:table-cell table:number-columns-repeated="16381"/>
        </table:table-row>
        <table:table-row table:style-name="ro1">
          <table:table-cell office:value-type="float" office:value="1.6437962961343043E+18" table:style-name="ce1">
            <text:p>1.6438E+18</text:p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8915553093" table:style-name="ce1">
            <text:p>58915553093</text:p>
          </table:table-cell>
          <table:table-cell table:number-columns-repeated="16381"/>
        </table:table-row>
        <table:table-row table:style-name="ro1">
          <table:table-cell office:value-type="float" office:value="1.6437962962342912E+18" table:style-name="ce1">
            <text:p>1.6438E+18</text:p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88868999481" table:style-name="ce1">
            <text:p>5.88869E+11</text:p>
          </table:table-cell>
          <table:table-cell table:number-columns-repeated="16381"/>
        </table:table-row>
        <table:table-row table:style-name="ro1">
          <table:table-cell office:value-type="float" office:value="1.643796296334346E+18" table:style-name="ce1">
            <text:p>1.6438E+18</text:p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88992357254" table:style-name="ce1">
            <text:p>5.88992E+11</text:p>
          </table:table-cell>
          <table:table-cell table:number-columns-repeated="16381"/>
        </table:table-row>
        <table:table-row table:style-name="ro1">
          <table:table-cell office:value-type="float" office:value="1.6437962964346017E+18" table:style-name="ce1">
            <text:p>1.6438E+18</text:p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88897323608" table:style-name="ce1">
            <text:p>5.88897E+11</text:p>
          </table:table-cell>
          <table:table-cell table:number-columns-repeated="16381"/>
        </table:table-row>
        <table:table-row table:style-name="ro1">
          <table:table-cell office:value-type="float" office:value="1.643796296534261E+18" table:style-name="ce1">
            <text:p>1.6438E+18</text:p>
          </table:table-cell>
          <table:table-cell office:value-type="float" office:value="-485883116722" table:style-name="ce1">
            <text:p>-4.85883E+11</text:p>
          </table:table-cell>
          <table:table-cell office:value-type="float" office:value="588943099976" table:style-name="ce1">
            <text:p>5.88943E+11</text:p>
          </table:table-cell>
          <table:table-cell table:number-columns-repeated="16381"/>
        </table:table-row>
        <table:table-row table:style-name="ro1">
          <table:table-cell office:value-type="float" office:value="1.6437962966346854E+18" table:style-name="ce1">
            <text:p>1.6438E+18</text:p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5238599777" table:style-name="ce1">
            <text:p>5.85239E+11</text:p>
          </table:table-cell>
          <table:table-cell table:number-columns-repeated="16381"/>
        </table:table-row>
        <table:table-row table:style-name="ro1">
          <table:table-cell office:value-type="float" office:value="1.6437962967343393E+18" table:style-name="ce1">
            <text:p>1.6438E+18</text:p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5228633881" table:style-name="ce1">
            <text:p>5.85229E+11</text:p>
          </table:table-cell>
          <table:table-cell table:number-columns-repeated="16381"/>
        </table:table-row>
        <table:table-row table:style-name="ro1">
          <table:table-cell office:value-type="float" office:value="1.64379629683427E+18" table:style-name="ce1">
            <text:p>1.6438E+18</text:p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5509252548" table:style-name="ce1">
            <text:p>5.85509E+11</text:p>
          </table:table-cell>
          <table:table-cell table:number-columns-repeated="16381"/>
        </table:table-row>
        <table:table-row table:style-name="ro1">
          <table:table-cell office:value-type="float" office:value="1.6437962969344663E+18" table:style-name="ce1">
            <text:p>1.6438E+18</text:p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5520076752" table:style-name="ce1">
            <text:p>5.8552E+11</text:p>
          </table:table-cell>
          <table:table-cell table:number-columns-repeated="16381"/>
        </table:table-row>
        <table:table-row table:style-name="ro1">
          <table:table-cell office:value-type="float" office:value="1.6437962970343444E+18" table:style-name="ce1">
            <text:p>1.6438E+18</text:p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5630846024" table:style-name="ce1">
            <text:p>5.85631E+11</text:p>
          </table:table-cell>
          <table:table-cell table:number-columns-repeated="16381"/>
        </table:table-row>
        <table:table-row table:style-name="ro1">
          <table:table-cell office:value-type="float" office:value="1.6437962971345331E+18" table:style-name="ce1">
            <text:p>1.6438E+18</text:p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5582447052" table:style-name="ce1">
            <text:p>5.85582E+11</text:p>
          </table:table-cell>
          <table:table-cell table:number-columns-repeated="16381"/>
        </table:table-row>
        <table:table-row table:style-name="ro1">
          <table:table-cell office:value-type="float" office:value="1.6437962972344517E+18" table:style-name="ce1">
            <text:p>1.6438E+18</text:p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5459756851" table:style-name="ce1">
            <text:p>5.8546E+11</text:p>
          </table:table-cell>
          <table:table-cell table:number-columns-repeated="16381"/>
        </table:table-row>
        <table:table-row table:style-name="ro1">
          <table:table-cell office:value-type="float" office:value="1.6437962973346547E+18" table:style-name="ce1">
            <text:p>1.6438E+18</text:p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544421196" table:style-name="ce1">
            <text:p>58544421196</text:p>
          </table:table-cell>
          <table:table-cell table:number-columns-repeated="16381"/>
        </table:table-row>
        <table:table-row table:style-name="ro1">
          <table:table-cell office:value-type="float" office:value="1.6437962974343621E+18" table:style-name="ce1">
            <text:p>1.6438E+18</text:p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5248231888" table:style-name="ce1">
            <text:p>5.85248E+11</text:p>
          </table:table-cell>
          <table:table-cell table:number-columns-repeated="16381"/>
        </table:table-row>
        <table:table-row table:style-name="ro1">
          <table:table-cell office:value-type="float" office:value="1.6437962975345544E+18" table:style-name="ce1">
            <text:p>1.6438E+18</text:p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50481987" table:style-name="ce1">
            <text:p>5850481987</text:p>
          </table:table-cell>
          <table:table-cell table:number-columns-repeated="16381"/>
        </table:table-row>
        <table:table-row table:style-name="ro1">
          <table:table-cell office:value-type="float" office:value="1.6437962976346586E+18" table:style-name="ce1">
            <text:p>1.6438E+18</text:p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4774541855" table:style-name="ce1">
            <text:p>5.84775E+11</text:p>
          </table:table-cell>
          <table:table-cell table:number-columns-repeated="16381"/>
        </table:table-row>
        <table:table-row table:style-name="ro1">
          <table:table-cell office:value-type="float" office:value="1.6437962977343132E+18" table:style-name="ce1">
            <text:p>1.6438E+18</text:p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4467792511" table:style-name="ce1">
            <text:p>5.84468E+11</text:p>
          </table:table-cell>
          <table:table-cell table:number-columns-repeated="16381"/>
        </table:table-row>
        <table:table-row table:style-name="ro1">
          <table:table-cell office:value-type="float" office:value="1.6437962978344945E+18" table:style-name="ce1">
            <text:p>1.6438E+18</text:p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4235572815" table:style-name="ce1">
            <text:p>5.84236E+11</text:p>
          </table:table-cell>
          <table:table-cell table:number-columns-repeated="16381"/>
        </table:table-row>
        <table:table-row table:style-name="ro1">
          <table:table-cell office:value-type="float" office:value="1.6437962979342513E+18" table:style-name="ce1">
            <text:p>1.6438E+18</text:p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3939313889" table:style-name="ce1">
            <text:p>5.83939E+11</text:p>
          </table:table-cell>
          <table:table-cell table:number-columns-repeated="16381"/>
        </table:table-row>
        <table:table-row table:style-name="ro1">
          <table:table-cell office:value-type="float" office:value="1.6437962980347712E+18" table:style-name="ce1">
            <text:p>1.6438E+18</text:p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3801984787" table:style-name="ce1">
            <text:p>5.83802E+11</text:p>
          </table:table-cell>
          <table:table-cell table:number-columns-repeated="16381"/>
        </table:table-row>
        <table:table-row table:style-name="ro1">
          <table:table-cell office:value-type="float" office:value="1.6437962981345784E+18" table:style-name="ce1">
            <text:p>1.6438E+18</text:p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3624696732" table:style-name="ce1">
            <text:p>5.83625E+11</text:p>
          </table:table-cell>
          <table:table-cell table:number-columns-repeated="16381"/>
        </table:table-row>
        <table:table-row table:style-name="ro1">
          <table:table-cell office:value-type="float" office:value="1.6437962982343017E+18" table:style-name="ce1">
            <text:p>1.6438E+18</text:p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3519172668" table:style-name="ce1">
            <text:p>5.83519E+11</text:p>
          </table:table-cell>
          <table:table-cell table:number-columns-repeated="16381"/>
        </table:table-row>
        <table:table-row table:style-name="ro1">
          <table:table-cell office:value-type="float" office:value="1.6437962983347E+18" table:style-name="ce1">
            <text:p>1.6438E+18</text:p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3869934082" table:style-name="ce1">
            <text:p>5.8387E+11</text:p>
          </table:table-cell>
          <table:table-cell table:number-columns-repeated="16381"/>
        </table:table-row>
        <table:table-row table:style-name="ro1">
          <table:table-cell office:value-type="float" office:value="1.643796298434711E+18" table:style-name="ce1">
            <text:p>1.6438E+18</text:p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40903759" table:style-name="ce1">
            <text:p>5840903759</text:p>
          </table:table-cell>
          <table:table-cell table:number-columns-repeated="16381"/>
        </table:table-row>
        <table:table-row table:style-name="ro1">
          <table:table-cell office:value-type="float" office:value="1.6437962985351081E+18" table:style-name="ce1">
            <text:p>1.6438E+18</text:p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4457445145" table:style-name="ce1">
            <text:p>5.84457E+11</text:p>
          </table:table-cell>
          <table:table-cell table:number-columns-repeated="16381"/>
        </table:table-row>
        <table:table-row table:style-name="ro1">
          <table:table-cell office:value-type="float" office:value="1.6437962986346924E+18" table:style-name="ce1">
            <text:p>1.6438E+18</text:p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4736347198" table:style-name="ce1">
            <text:p>5.84736E+11</text:p>
          </table:table-cell>
          <table:table-cell table:number-columns-repeated="16381"/>
        </table:table-row>
        <table:table-row table:style-name="ro1">
          <table:table-cell office:value-type="float" office:value="1.6437962987344074E+18" table:style-name="ce1">
            <text:p>1.6438E+18</text:p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4944200516" table:style-name="ce1">
            <text:p>5.84944E+11</text:p>
          </table:table-cell>
          <table:table-cell table:number-columns-repeated="16381"/>
        </table:table-row>
        <table:table-row table:style-name="ro1">
          <table:table-cell office:value-type="float" office:value="1.6437962988342979E+18" table:style-name="ce1">
            <text:p>1.6438E+18</text:p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517036438" table:style-name="ce1">
            <text:p>58517036438</text:p>
          </table:table-cell>
          <table:table-cell table:number-columns-repeated="16381"/>
        </table:table-row>
        <table:table-row table:style-name="ro1">
          <table:table-cell office:value-type="float" office:value="1.6437962989341701E+18" table:style-name="ce1">
            <text:p>1.6438E+18</text:p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5282373428" table:style-name="ce1">
            <text:p>5.85282E+11</text:p>
          </table:table-cell>
          <table:table-cell table:number-columns-repeated="16381"/>
        </table:table-row>
        <table:table-row table:style-name="ro1">
          <table:table-cell office:value-type="float" office:value="1.6437962990343227E+18" table:style-name="ce1">
            <text:p>1.6438E+18</text:p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5398769379" table:style-name="ce1">
            <text:p>5.85399E+11</text:p>
          </table:table-cell>
          <table:table-cell table:number-columns-repeated="16381"/>
        </table:table-row>
        <table:table-row table:style-name="ro1">
          <table:table-cell office:value-type="float" office:value="1.6437962991346058E+18" table:style-name="ce1">
            <text:p>1.6438E+18</text:p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5373353958" table:style-name="ce1">
            <text:p>5.85373E+11</text:p>
          </table:table-cell>
          <table:table-cell table:number-columns-repeated="16381"/>
        </table:table-row>
        <table:table-row table:style-name="ro1">
          <table:table-cell office:value-type="float" office:value="1.6437962992342971E+18" table:style-name="ce1">
            <text:p>1.6438E+18</text:p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5258293152" table:style-name="ce1">
            <text:p>5.85258E+11</text:p>
          </table:table-cell>
          <table:table-cell table:number-columns-repeated="16381"/>
        </table:table-row>
        <table:table-row table:style-name="ro1">
          <table:table-cell office:value-type="float" office:value="1.6437962993346529E+18" table:style-name="ce1">
            <text:p>1.6438E+18</text:p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5150909424" table:style-name="ce1">
            <text:p>5.85151E+11</text:p>
          </table:table-cell>
          <table:table-cell table:number-columns-repeated="16381"/>
        </table:table-row>
        <table:table-row table:style-name="ro1">
          <table:table-cell office:value-type="float" office:value="1.6437962994348308E+18" table:style-name="ce1">
            <text:p>1.6438E+18</text:p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4826946259" table:style-name="ce1">
            <text:p>5.84827E+11</text:p>
          </table:table-cell>
          <table:table-cell table:number-columns-repeated="16381"/>
        </table:table-row>
        <table:table-row table:style-name="ro1">
          <table:table-cell office:value-type="float" office:value="1.6437962995348244E+18" table:style-name="ce1">
            <text:p>1.6438E+18</text:p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4494447708" table:style-name="ce1">
            <text:p>5.84494E+11</text:p>
          </table:table-cell>
          <table:table-cell table:number-columns-repeated="16381"/>
        </table:table-row>
        <table:table-row table:style-name="ro1">
          <table:table-cell office:value-type="float" office:value="1.6437962996342267E+18" table:style-name="ce1">
            <text:p>1.6438E+18</text:p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4165382385" table:style-name="ce1">
            <text:p>5.84165E+11</text:p>
          </table:table-cell>
          <table:table-cell table:number-columns-repeated="16381"/>
        </table:table-row>
        <table:table-row table:style-name="ro1">
          <table:table-cell office:value-type="float" office:value="1.6437962997344381E+18" table:style-name="ce1">
            <text:p>1.6438E+18</text:p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3906316757" table:style-name="ce1">
            <text:p>5.83906E+11</text:p>
          </table:table-cell>
          <table:table-cell table:number-columns-repeated="16381"/>
        </table:table-row>
        <table:table-row table:style-name="ro1">
          <table:table-cell office:value-type="float" office:value="1.6437962998343352E+18" table:style-name="ce1">
            <text:p>1.6438E+18</text:p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4043741226" table:style-name="ce1">
            <text:p>5.84044E+11</text:p>
          </table:table-cell>
          <table:table-cell table:number-columns-repeated="16381"/>
        </table:table-row>
        <table:table-row table:style-name="ro1">
          <table:table-cell office:value-type="float" office:value="1.6437962999345482E+18" table:style-name="ce1">
            <text:p>1.6438E+18</text:p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4091901779" table:style-name="ce1">
            <text:p>5.84092E+11</text:p>
          </table:table-cell>
          <table:table-cell table:number-columns-repeated="16381"/>
        </table:table-row>
        <table:table-row table:style-name="ro1">
          <table:table-cell office:value-type="float" office:value="1.6437963000345213E+18" table:style-name="ce1">
            <text:p>1.6438E+18</text:p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4456586838" table:style-name="ce1">
            <text:p>5.84457E+11</text:p>
          </table:table-cell>
          <table:table-cell table:number-columns-repeated="16381"/>
        </table:table-row>
        <table:table-row table:style-name="ro1">
          <table:table-cell office:value-type="float" office:value="1.6437963001343933E+18" table:style-name="ce1">
            <text:p>1.6438E+18</text:p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4699106216" table:style-name="ce1">
            <text:p>5.84699E+11</text:p>
          </table:table-cell>
          <table:table-cell table:number-columns-repeated="16381"/>
        </table:table-row>
        <table:table-row table:style-name="ro1">
          <table:table-cell office:value-type="float" office:value="1.6437963002343951E+18" table:style-name="ce1">
            <text:p>1.6438E+18</text:p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4909343719" table:style-name="ce1">
            <text:p>5.84909E+11</text:p>
          </table:table-cell>
          <table:table-cell table:number-columns-repeated="16381"/>
        </table:table-row>
        <table:table-row table:style-name="ro1">
          <table:table-cell office:value-type="float" office:value="1.643796300334337E+18" table:style-name="ce1">
            <text:p>1.6438E+18</text:p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5265731812" table:style-name="ce1">
            <text:p>5.85266E+11</text:p>
          </table:table-cell>
          <table:table-cell table:number-columns-repeated="16381"/>
        </table:table-row>
        <table:table-row table:style-name="ro1">
          <table:table-cell office:value-type="float" office:value="1.6437963004343322E+18" table:style-name="ce1">
            <text:p>1.6438E+18</text:p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5378170013" table:style-name="ce1">
            <text:p>5.85378E+11</text:p>
          </table:table-cell>
          <table:table-cell table:number-columns-repeated="16381"/>
        </table:table-row>
        <table:table-row table:style-name="ro1">
          <table:table-cell office:value-type="float" office:value="1.6437963005342932E+18" table:style-name="ce1">
            <text:p>1.6438E+18</text:p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5384941101" table:style-name="ce1">
            <text:p>5.85385E+11</text:p>
          </table:table-cell>
          <table:table-cell table:number-columns-repeated="16381"/>
        </table:table-row>
        <table:table-row table:style-name="ro1">
          <table:table-cell office:value-type="float" office:value="1.6437963006343852E+18" table:style-name="ce1">
            <text:p>1.6438E+18</text:p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5312509537" table:style-name="ce1">
            <text:p>5.85313E+11</text:p>
          </table:table-cell>
          <table:table-cell table:number-columns-repeated="16381"/>
        </table:table-row>
        <table:table-row table:style-name="ro1">
          <table:table-cell office:value-type="float" office:value="1.6437963007342781E+18" table:style-name="ce1">
            <text:p>1.6438E+18</text:p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5171365738" table:style-name="ce1">
            <text:p>5.85171E+11</text:p>
          </table:table-cell>
          <table:table-cell table:number-columns-repeated="16381"/>
        </table:table-row>
        <table:table-row table:style-name="ro1">
          <table:table-cell office:value-type="float" office:value="1.643796300834722E+18" table:style-name="ce1">
            <text:p>1.6438E+18</text:p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5240364075" table:style-name="ce1">
            <text:p>5.8524E+11</text:p>
          </table:table-cell>
          <table:table-cell table:number-columns-repeated="16381"/>
        </table:table-row>
        <table:table-row table:style-name="ro1">
          <table:table-cell office:value-type="float" office:value="1.6437963009342495E+18" table:style-name="ce1">
            <text:p>1.6438E+18</text:p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5085773468" table:style-name="ce1">
            <text:p>5.85086E+11</text:p>
          </table:table-cell>
          <table:table-cell table:number-columns-repeated="16381"/>
        </table:table-row>
        <table:table-row table:style-name="ro1">
          <table:table-cell office:value-type="float" office:value="1.64379630103458E+18" table:style-name="ce1">
            <text:p>1.6438E+18</text:p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493976593" table:style-name="ce1">
            <text:p>58493976593</text:p>
          </table:table-cell>
          <table:table-cell table:number-columns-repeated="16381"/>
        </table:table-row>
        <table:table-row table:style-name="ro1">
          <table:table-cell office:value-type="float" office:value="1.643796301134273E+18" table:style-name="ce1">
            <text:p>1.6438E+18</text:p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4725475311" table:style-name="ce1">
            <text:p>5.84725E+11</text:p>
          </table:table-cell>
          <table:table-cell table:number-columns-repeated="16381"/>
        </table:table-row>
        <table:table-row table:style-name="ro1">
          <table:table-cell office:value-type="float" office:value="1.6437963012347366E+18" table:style-name="ce1">
            <text:p>1.6438E+18</text:p>
          </table:table-cell>
          <table:table-cell office:value-type="float" office:value="-502696931362" table:style-name="ce1">
            <text:p>-5.02697E+11</text:p>
          </table:table-cell>
          <table:table-cell office:value-type="float" office:value="584483718872" table:style-name="ce1">
            <text:p>5.84484E+11</text:p>
          </table:table-cell>
          <table:table-cell table:number-columns-repeated="16381"/>
        </table:table-row>
        <table:table-row table:style-name="ro1">
          <table:table-cell office:value-type="float" office:value="1.6437963013343122E+18" table:style-name="ce1">
            <text:p>1.6438E+18</text:p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5815525055" table:style-name="ce1">
            <text:p>5.85816E+11</text:p>
          </table:table-cell>
          <table:table-cell table:number-columns-repeated="16381"/>
        </table:table-row>
        <table:table-row table:style-name="ro1">
          <table:table-cell office:value-type="float" office:value="1.6437963014348099E+18" table:style-name="ce1">
            <text:p>1.6438E+18</text:p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5563182831" table:style-name="ce1">
            <text:p>5.85563E+11</text:p>
          </table:table-cell>
          <table:table-cell table:number-columns-repeated="16381"/>
        </table:table-row>
        <table:table-row table:style-name="ro1">
          <table:table-cell office:value-type="float" office:value="1.6437963015343928E+18" table:style-name="ce1">
            <text:p>1.6438E+18</text:p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5478210449" table:style-name="ce1">
            <text:p>5.85478E+11</text:p>
          </table:table-cell>
          <table:table-cell table:number-columns-repeated="16381"/>
        </table:table-row>
        <table:table-row table:style-name="ro1">
          <table:table-cell office:value-type="float" office:value="1.6437963016344945E+18" table:style-name="ce1">
            <text:p>1.6438E+18</text:p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5304021835" table:style-name="ce1">
            <text:p>5.85304E+11</text:p>
          </table:table-cell>
          <table:table-cell table:number-columns-repeated="16381"/>
        </table:table-row>
        <table:table-row table:style-name="ro1">
          <table:table-cell office:value-type="float" office:value="1.6437963017344164E+18" table:style-name="ce1">
            <text:p>1.6438E+18</text:p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5135936737" table:style-name="ce1">
            <text:p>5.85136E+11</text:p>
          </table:table-cell>
          <table:table-cell table:number-columns-repeated="16381"/>
        </table:table-row>
        <table:table-row table:style-name="ro1">
          <table:table-cell office:value-type="float" office:value="1.6437963018344182E+18" table:style-name="ce1">
            <text:p>1.6438E+18</text:p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507399559" table:style-name="ce1">
            <text:p>58507399559</text:p>
          </table:table-cell>
          <table:table-cell table:number-columns-repeated="16381"/>
        </table:table-row>
        <table:table-row table:style-name="ro1">
          <table:table-cell office:value-type="float" office:value="1.6437963019343286E+18" table:style-name="ce1">
            <text:p>1.6438E+18</text:p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948921204" table:style-name="ce1">
            <text:p>5.84949E+11</text:p>
          </table:table-cell>
          <table:table-cell table:number-columns-repeated="16381"/>
        </table:table-row>
        <table:table-row table:style-name="ro1">
          <table:table-cell office:value-type="float" office:value="1.6437963020346931E+18" table:style-name="ce1">
            <text:p>1.6438E+18</text:p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988737106" table:style-name="ce1">
            <text:p>5.84989E+11</text:p>
          </table:table-cell>
          <table:table-cell table:number-columns-repeated="16381"/>
        </table:table-row>
        <table:table-row table:style-name="ro1">
          <table:table-cell office:value-type="float" office:value="1.6437963021346196E+18" table:style-name="ce1">
            <text:p>1.6438E+18</text:p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925079346" table:style-name="ce1">
            <text:p>5.84925E+11</text:p>
          </table:table-cell>
          <table:table-cell table:number-columns-repeated="16381"/>
        </table:table-row>
        <table:table-row table:style-name="ro1">
          <table:table-cell office:value-type="float" office:value="1.6437963022344271E+18" table:style-name="ce1">
            <text:p>1.6438E+18</text:p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841918945" table:style-name="ce1">
            <text:p>5.84842E+11</text:p>
          </table:table-cell>
          <table:table-cell table:number-columns-repeated="16381"/>
        </table:table-row>
        <table:table-row table:style-name="ro1">
          <table:table-cell office:value-type="float" office:value="1.6437963023344151E+18" table:style-name="ce1">
            <text:p>1.6438E+18</text:p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962463379" table:style-name="ce1">
            <text:p>5.84962E+11</text:p>
          </table:table-cell>
          <table:table-cell table:number-columns-repeated="16381"/>
        </table:table-row>
        <table:table-row table:style-name="ro1">
          <table:table-cell office:value-type="float" office:value="1.6437963024342661E+18" table:style-name="ce1">
            <text:p>1.6438E+18</text:p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89613533" table:style-name="ce1">
            <text:p>58489613533</text:p>
          </table:table-cell>
          <table:table-cell table:number-columns-repeated="16381"/>
        </table:table-row>
        <table:table-row table:style-name="ro1">
          <table:table-cell office:value-type="float" office:value="1.643796302534549E+18" table:style-name="ce1">
            <text:p>1.6438E+18</text:p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994792938" table:style-name="ce1">
            <text:p>5.84995E+11</text:p>
          </table:table-cell>
          <table:table-cell table:number-columns-repeated="16381"/>
        </table:table-row>
        <table:table-row table:style-name="ro1">
          <table:table-cell office:value-type="float" office:value="1.6437963026344755E+18" table:style-name="ce1">
            <text:p>1.6438E+18</text:p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930992126" table:style-name="ce1">
            <text:p>5.84931E+11</text:p>
          </table:table-cell>
          <table:table-cell table:number-columns-repeated="16381"/>
        </table:table-row>
        <table:table-row table:style-name="ro1">
          <table:table-cell office:value-type="float" office:value="1.6437963027346217E+18" table:style-name="ce1">
            <text:p>1.6438E+18</text:p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828329086" table:style-name="ce1">
            <text:p>5.84828E+11</text:p>
          </table:table-cell>
          <table:table-cell table:number-columns-repeated="16381"/>
        </table:table-row>
        <table:table-row table:style-name="ro1">
          <table:table-cell office:value-type="float" office:value="1.6437963028344445E+18" table:style-name="ce1">
            <text:p>1.6438E+18</text:p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812879562" table:style-name="ce1">
            <text:p>5.84813E+11</text:p>
          </table:table-cell>
          <table:table-cell table:number-columns-repeated="16381"/>
        </table:table-row>
        <table:table-row table:style-name="ro1">
          <table:table-cell office:value-type="float" office:value="1.6437963029342753E+18" table:style-name="ce1">
            <text:p>1.6438E+18</text:p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683990479" table:style-name="ce1">
            <text:p>5.84684E+11</text:p>
          </table:table-cell>
          <table:table-cell table:number-columns-repeated="16381"/>
        </table:table-row>
        <table:table-row table:style-name="ro1">
          <table:table-cell office:value-type="float" office:value="1.6437963030344005E+18" table:style-name="ce1">
            <text:p>1.6438E+18</text:p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691429138" table:style-name="ce1">
            <text:p>5.84691E+11</text:p>
          </table:table-cell>
          <table:table-cell table:number-columns-repeated="16381"/>
        </table:table-row>
        <table:table-row table:style-name="ro1">
          <table:table-cell office:value-type="float" office:value="1.6437963031349074E+18" table:style-name="ce1">
            <text:p>1.6438E+18</text:p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569072723" table:style-name="ce1">
            <text:p>5.84569E+11</text:p>
          </table:table-cell>
          <table:table-cell table:number-columns-repeated="16381"/>
        </table:table-row>
        <table:table-row table:style-name="ro1">
          <table:table-cell office:value-type="float" office:value="1.643796303234455E+18" table:style-name="ce1">
            <text:p>1.6438E+18</text:p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422159195" table:style-name="ce1">
            <text:p>5.84422E+11</text:p>
          </table:table-cell>
          <table:table-cell table:number-columns-repeated="16381"/>
        </table:table-row>
        <table:table-row table:style-name="ro1">
          <table:table-cell office:value-type="float" office:value="1.6437963033343014E+18" table:style-name="ce1">
            <text:p>1.6438E+18</text:p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417009354" table:style-name="ce1">
            <text:p>5.84417E+11</text:p>
          </table:table-cell>
          <table:table-cell table:number-columns-repeated="16381"/>
        </table:table-row>
        <table:table-row table:style-name="ro1">
          <table:table-cell office:value-type="float" office:value="1.6437963034342008E+18" table:style-name="ce1">
            <text:p>1.6438E+18</text:p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28440094" table:style-name="ce1">
            <text:p>58428440094</text:p>
          </table:table-cell>
          <table:table-cell table:number-columns-repeated="16381"/>
        </table:table-row>
        <table:table-row table:style-name="ro1">
          <table:table-cell office:value-type="float" office:value="1.6437963035346204E+18" table:style-name="ce1">
            <text:p>1.6438E+18</text:p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303045273" table:style-name="ce1">
            <text:p>5.84303E+11</text:p>
          </table:table-cell>
          <table:table-cell table:number-columns-repeated="16381"/>
        </table:table-row>
        <table:table-row table:style-name="ro1">
          <table:table-cell office:value-type="float" office:value="1.6437963036344909E+18" table:style-name="ce1">
            <text:p>1.6438E+18</text:p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208869934" table:style-name="ce1">
            <text:p>5.84209E+11</text:p>
          </table:table-cell>
          <table:table-cell table:number-columns-repeated="16381"/>
        </table:table-row>
        <table:table-row table:style-name="ro1">
          <table:table-cell office:value-type="float" office:value="1.6437963037342057E+18" table:style-name="ce1">
            <text:p>1.6438E+18</text:p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100151062" table:style-name="ce1">
            <text:p>5.841E+11</text:p>
          </table:table-cell>
          <table:table-cell table:number-columns-repeated="16381"/>
        </table:table-row>
        <table:table-row table:style-name="ro1">
          <table:table-cell office:value-type="float" office:value="1.6437963038343788E+18" table:style-name="ce1">
            <text:p>1.6438E+18</text:p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251880646" table:style-name="ce1">
            <text:p>5.84252E+11</text:p>
          </table:table-cell>
          <table:table-cell table:number-columns-repeated="16381"/>
        </table:table-row>
        <table:table-row table:style-name="ro1">
          <table:table-cell office:value-type="float" office:value="1.6437963039342756E+18" table:style-name="ce1">
            <text:p>1.6438E+18</text:p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203481674" table:style-name="ce1">
            <text:p>5.84203E+11</text:p>
          </table:table-cell>
          <table:table-cell table:number-columns-repeated="16381"/>
        </table:table-row>
        <table:table-row table:style-name="ro1">
          <table:table-cell office:value-type="float" office:value="1.6437963040345718E+18" table:style-name="ce1">
            <text:p>1.6438E+18</text:p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302330017" table:style-name="ce1">
            <text:p>5.84302E+11</text:p>
          </table:table-cell>
          <table:table-cell table:number-columns-repeated="16381"/>
        </table:table-row>
        <table:table-row table:style-name="ro1">
          <table:table-cell office:value-type="float" office:value="1.6437963041343252E+18" table:style-name="ce1">
            <text:p>1.6438E+18</text:p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275054932" table:style-name="ce1">
            <text:p>5.84275E+11</text:p>
          </table:table-cell>
          <table:table-cell table:number-columns-repeated="16381"/>
        </table:table-row>
        <table:table-row table:style-name="ro1">
          <table:table-cell office:value-type="float" office:value="1.6437963042346921E+18" table:style-name="ce1">
            <text:p>1.6438E+18</text:p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218549728" table:style-name="ce1">
            <text:p>5.84219E+11</text:p>
          </table:table-cell>
          <table:table-cell table:number-columns-repeated="16381"/>
        </table:table-row>
        <table:table-row table:style-name="ro1">
          <table:table-cell office:value-type="float" office:value="1.643796304334473E+18" table:style-name="ce1">
            <text:p>1.6438E+18</text:p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320640564" table:style-name="ce1">
            <text:p>5.84321E+11</text:p>
          </table:table-cell>
          <table:table-cell table:number-columns-repeated="16381"/>
        </table:table-row>
        <table:table-row table:style-name="ro1">
          <table:table-cell office:value-type="float" office:value="1.6437963044345183E+18" table:style-name="ce1">
            <text:p>1.6438E+18</text:p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262561798" table:style-name="ce1">
            <text:p>5.84263E+11</text:p>
          </table:table-cell>
          <table:table-cell table:number-columns-repeated="16381"/>
        </table:table-row>
        <table:table-row table:style-name="ro1">
          <table:table-cell office:value-type="float" office:value="1.6437963045343007E+18" table:style-name="ce1">
            <text:p>1.6438E+18</text:p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27977562" table:style-name="ce1">
            <text:p>58427977562</text:p>
          </table:table-cell>
          <table:table-cell table:number-columns-repeated="16381"/>
        </table:table-row>
        <table:table-row table:style-name="ro1">
          <table:table-cell office:value-type="float" office:value="1.643796304634338E+18" table:style-name="ce1">
            <text:p>1.6438E+18</text:p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197568893" table:style-name="ce1">
            <text:p>5.84198E+11</text:p>
          </table:table-cell>
          <table:table-cell table:number-columns-repeated="16381"/>
        </table:table-row>
        <table:table-row table:style-name="ro1">
          <table:table-cell office:value-type="float" office:value="1.6437963047347459E+18" table:style-name="ce1">
            <text:p>1.6438E+18</text:p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079313278" table:style-name="ce1">
            <text:p>5.84079E+11</text:p>
          </table:table-cell>
          <table:table-cell table:number-columns-repeated="16381"/>
        </table:table-row>
        <table:table-row table:style-name="ro1">
          <table:table-cell office:value-type="float" office:value="1.6437963048343099E+18" table:style-name="ce1">
            <text:p>1.6438E+18</text:p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4063911438" table:style-name="ce1">
            <text:p>5.84064E+11</text:p>
          </table:table-cell>
          <table:table-cell table:number-columns-repeated="16381"/>
        </table:table-row>
        <table:table-row table:style-name="ro1">
          <table:table-cell office:value-type="float" office:value="1.6437963049343188E+18" table:style-name="ce1">
            <text:p>1.6438E+18</text:p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3920812607" table:style-name="ce1">
            <text:p>5.83921E+11</text:p>
          </table:table-cell>
          <table:table-cell table:number-columns-repeated="16381"/>
        </table:table-row>
        <table:table-row table:style-name="ro1">
          <table:table-cell office:value-type="float" office:value="1.6437963050342543E+18" table:style-name="ce1">
            <text:p>1.6438E+18</text:p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3905124664" table:style-name="ce1">
            <text:p>5.83905E+11</text:p>
          </table:table-cell>
          <table:table-cell table:number-columns-repeated="16381"/>
        </table:table-row>
        <table:table-row table:style-name="ro1">
          <table:table-cell office:value-type="float" office:value="1.6437963051341094E+18" table:style-name="ce1">
            <text:p>1.6438E+18</text:p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3771896362" table:style-name="ce1">
            <text:p>5.83772E+11</text:p>
          </table:table-cell>
          <table:table-cell table:number-columns-repeated="16381"/>
        </table:table-row>
        <table:table-row table:style-name="ro1">
          <table:table-cell office:value-type="float" office:value="1.643796305234271E+18" table:style-name="ce1">
            <text:p>1.6438E+18</text:p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3601140976" table:style-name="ce1">
            <text:p>5.83601E+11</text:p>
          </table:table-cell>
          <table:table-cell table:number-columns-repeated="16381"/>
        </table:table-row>
        <table:table-row table:style-name="ro1">
          <table:table-cell office:value-type="float" office:value="1.6437963053345876E+18" table:style-name="ce1">
            <text:p>1.6438E+18</text:p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3540487289" table:style-name="ce1">
            <text:p>5.8354E+11</text:p>
          </table:table-cell>
          <table:table-cell table:number-columns-repeated="16381"/>
        </table:table-row>
        <table:table-row table:style-name="ro1">
          <table:table-cell office:value-type="float" office:value="1.6437963054348918E+18" table:style-name="ce1">
            <text:p>1.6438E+18</text:p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3357191086" table:style-name="ce1">
            <text:p>5.83357E+11</text:p>
          </table:table-cell>
          <table:table-cell table:number-columns-repeated="16381"/>
        </table:table-row>
        <table:table-row table:style-name="ro1">
          <table:table-cell office:value-type="float" office:value="1.6437963055345249E+18" table:style-name="ce1">
            <text:p>1.6438E+18</text:p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3309459686" table:style-name="ce1">
            <text:p>5.83309E+11</text:p>
          </table:table-cell>
          <table:table-cell table:number-columns-repeated="16381"/>
        </table:table-row>
        <table:table-row table:style-name="ro1">
          <table:table-cell office:value-type="float" office:value="1.6437963056345375E+18" table:style-name="ce1">
            <text:p>1.6438E+18</text:p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3150100708" table:style-name="ce1">
            <text:p>5.8315E+11</text:p>
          </table:table-cell>
          <table:table-cell table:number-columns-repeated="16381"/>
        </table:table-row>
        <table:table-row table:style-name="ro1">
          <table:table-cell office:value-type="float" office:value="1.6437963057346348E+18" table:style-name="ce1">
            <text:p>1.6438E+18</text:p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2973384857" table:style-name="ce1">
            <text:p>5.82973E+11</text:p>
          </table:table-cell>
          <table:table-cell table:number-columns-repeated="16381"/>
        </table:table-row>
        <table:table-row table:style-name="ro1">
          <table:table-cell office:value-type="float" office:value="1.6437963058346058E+18" table:style-name="ce1">
            <text:p>1.6438E+18</text:p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2960796356" table:style-name="ce1">
            <text:p>5.82961E+11</text:p>
          </table:table-cell>
          <table:table-cell table:number-columns-repeated="16381"/>
        </table:table-row>
        <table:table-row table:style-name="ro1">
          <table:table-cell office:value-type="float" office:value="1.6437963059344794E+18" table:style-name="ce1">
            <text:p>1.6438E+18</text:p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2808446884" table:style-name="ce1">
            <text:p>5.82808E+11</text:p>
          </table:table-cell>
          <table:table-cell table:number-columns-repeated="16381"/>
        </table:table-row>
        <table:table-row table:style-name="ro1">
          <table:table-cell office:value-type="float" office:value="1.6437963060343831E+18" table:style-name="ce1">
            <text:p>1.6438E+18</text:p>
          </table:table-cell>
          <table:table-cell office:value-type="float" office:value="-496731907129" table:style-name="ce1">
            <text:p>-4.96732E+11</text:p>
          </table:table-cell>
          <table:table-cell office:value-type="float" office:value="582834625244" table:style-name="ce1">
            <text:p>5.82835E+11</text:p>
          </table:table-cell>
          <table:table-cell table:number-columns-repeated="16381"/>
        </table:table-row>
        <table:table-row table:style-name="ro1">
          <table:table-cell office:value-type="float" office:value="1.6437963061346483E+18" table:style-name="ce1">
            <text:p>1.6438E+18</text:p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82108163834" table:style-name="ce1">
            <text:p>5.82108E+11</text:p>
          </table:table-cell>
          <table:table-cell table:number-columns-repeated="16381"/>
        </table:table-row>
        <table:table-row table:style-name="ro1">
          <table:table-cell office:value-type="float" office:value="1.6437963062348009E+18" table:style-name="ce1">
            <text:p>1.6438E+18</text:p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81957387924" table:style-name="ce1">
            <text:p>5.81957E+11</text:p>
          </table:table-cell>
          <table:table-cell table:number-columns-repeated="16381"/>
        </table:table-row>
        <table:table-row table:style-name="ro1">
          <table:table-cell office:value-type="float" office:value="1.6437963063346289E+18" table:style-name="ce1">
            <text:p>1.6438E+18</text:p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81935214996" table:style-name="ce1">
            <text:p>5.81935E+11</text:p>
          </table:table-cell>
          <table:table-cell table:number-columns-repeated="16381"/>
        </table:table-row>
        <table:table-row table:style-name="ro1">
          <table:table-cell office:value-type="float" office:value="1.6437963064349261E+18" table:style-name="ce1">
            <text:p>1.6438E+18</text:p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8177781105" table:style-name="ce1">
            <text:p>58177781105</text:p>
          </table:table-cell>
          <table:table-cell table:number-columns-repeated="16381"/>
        </table:table-row>
        <table:table-row table:style-name="ro1">
          <table:table-cell office:value-type="float" office:value="1.6437963065343186E+18" table:style-name="ce1">
            <text:p>1.6438E+18</text:p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81754255295" table:style-name="ce1">
            <text:p>5.81754E+11</text:p>
          </table:table-cell>
          <table:table-cell table:number-columns-repeated="16381"/>
        </table:table-row>
        <table:table-row table:style-name="ro1">
          <table:table-cell office:value-type="float" office:value="1.6437963066345001E+18" table:style-name="ce1">
            <text:p>1.6438E+18</text:p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81618690491" table:style-name="ce1">
            <text:p>5.81619E+11</text:p>
          </table:table-cell>
          <table:table-cell table:number-columns-repeated="16381"/>
        </table:table-row>
        <table:table-row table:style-name="ro1">
          <table:table-cell office:value-type="float" office:value="1.6437963067342973E+18" table:style-name="ce1">
            <text:p>1.6438E+18</text:p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8145866394" table:style-name="ce1">
            <text:p>58145866394</text:p>
          </table:table-cell>
          <table:table-cell table:number-columns-repeated="16381"/>
        </table:table-row>
        <table:table-row table:style-name="ro1">
          <table:table-cell office:value-type="float" office:value="1.6437963068344381E+18" table:style-name="ce1">
            <text:p>1.6438E+18</text:p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8138628006" table:style-name="ce1">
            <text:p>58138628006</text:p>
          </table:table-cell>
          <table:table-cell table:number-columns-repeated="16381"/>
        </table:table-row>
        <table:table-row table:style-name="ro1">
          <table:table-cell office:value-type="float" office:value="1.6437963069345362E+18" table:style-name="ce1">
            <text:p>1.6438E+18</text:p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81223773956" table:style-name="ce1">
            <text:p>5.81224E+11</text:p>
          </table:table-cell>
          <table:table-cell table:number-columns-repeated="16381"/>
        </table:table-row>
        <table:table-row table:style-name="ro1">
          <table:table-cell office:value-type="float" office:value="1.6437963070344742E+18" table:style-name="ce1">
            <text:p>1.6438E+18</text:p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81201887131" table:style-name="ce1">
            <text:p>5.81202E+11</text:p>
          </table:table-cell>
          <table:table-cell table:number-columns-repeated="16381"/>
        </table:table-row>
        <table:table-row table:style-name="ro1">
          <table:table-cell office:value-type="float" office:value="1.6437963071344952E+18" table:style-name="ce1">
            <text:p>1.6438E+18</text:p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81047534943" table:style-name="ce1">
            <text:p>5.81048E+11</text:p>
          </table:table-cell>
          <table:table-cell table:number-columns-repeated="16381"/>
        </table:table-row>
        <table:table-row table:style-name="ro1">
          <table:table-cell office:value-type="float" office:value="1.6437963072344622E+18" table:style-name="ce1">
            <text:p>1.6438E+18</text:p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80868577957" table:style-name="ce1">
            <text:p>5.80869E+11</text:p>
          </table:table-cell>
          <table:table-cell table:number-columns-repeated="16381"/>
        </table:table-row>
        <table:table-row table:style-name="ro1">
          <table:table-cell office:value-type="float" office:value="1.6437963073346378E+18" table:style-name="ce1">
            <text:p>1.6438E+18</text:p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80880594254" table:style-name="ce1">
            <text:p>5.80881E+11</text:p>
          </table:table-cell>
          <table:table-cell table:number-columns-repeated="16381"/>
        </table:table-row>
        <table:table-row table:style-name="ro1">
          <table:table-cell office:value-type="float" office:value="1.6437963074343936E+18" table:style-name="ce1">
            <text:p>1.6438E+18</text:p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80732345581" table:style-name="ce1">
            <text:p>5.80732E+11</text:p>
          </table:table-cell>
          <table:table-cell table:number-columns-repeated="16381"/>
        </table:table-row>
        <table:table-row table:style-name="ro1">
          <table:table-cell office:value-type="float" office:value="1.6437963075340426E+18" table:style-name="ce1">
            <text:p>1.6438E+18</text:p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80634784698" table:style-name="ce1">
            <text:p>5.80635E+11</text:p>
          </table:table-cell>
          <table:table-cell table:number-columns-repeated="16381"/>
        </table:table-row>
        <table:table-row table:style-name="ro1">
          <table:table-cell office:value-type="float" office:value="1.6437963076343345E+18" table:style-name="ce1">
            <text:p>1.6438E+18</text:p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80472993851" table:style-name="ce1">
            <text:p>5.80473E+11</text:p>
          </table:table-cell>
          <table:table-cell table:number-columns-repeated="16381"/>
        </table:table-row>
        <table:table-row table:style-name="ro1">
          <table:table-cell office:value-type="float" office:value="1.6437963077345774E+18" table:style-name="ce1">
            <text:p>1.6438E+18</text:p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80288028717" table:style-name="ce1">
            <text:p>5.80288E+11</text:p>
          </table:table-cell>
          <table:table-cell table:number-columns-repeated="16381"/>
        </table:table-row>
        <table:table-row table:style-name="ro1">
          <table:table-cell office:value-type="float" office:value="1.6437963078345485E+18" table:style-name="ce1">
            <text:p>1.6438E+18</text:p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80257463455" table:style-name="ce1">
            <text:p>5.80257E+11</text:p>
          </table:table-cell>
          <table:table-cell table:number-columns-repeated="16381"/>
        </table:table-row>
        <table:table-row table:style-name="ro1">
          <table:table-cell office:value-type="float" office:value="1.6437963079344594E+18" table:style-name="ce1">
            <text:p>1.6438E+18</text:p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8008646965" table:style-name="ce1">
            <text:p>58008646965</text:p>
          </table:table-cell>
          <table:table-cell table:number-columns-repeated="16381"/>
        </table:table-row>
        <table:table-row table:style-name="ro1">
          <table:table-cell office:value-type="float" office:value="1.6437963080352095E+18" table:style-name="ce1">
            <text:p>1.6438E+18</text:p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80052804947" table:style-name="ce1">
            <text:p>5.80053E+11</text:p>
          </table:table-cell>
          <table:table-cell table:number-columns-repeated="16381"/>
        </table:table-row>
        <table:table-row table:style-name="ro1">
          <table:table-cell office:value-type="float" office:value="1.6437963081346578E+18" table:style-name="ce1">
            <text:p>1.6438E+18</text:p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9902362823" table:style-name="ce1">
            <text:p>5.79902E+11</text:p>
          </table:table-cell>
          <table:table-cell table:number-columns-repeated="16381"/>
        </table:table-row>
        <table:table-row table:style-name="ro1">
          <table:table-cell office:value-type="float" office:value="1.6437963082343404E+18" table:style-name="ce1">
            <text:p>1.6438E+18</text:p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9727983475" table:style-name="ce1">
            <text:p>5.79728E+11</text:p>
          </table:table-cell>
          <table:table-cell table:number-columns-repeated="16381"/>
        </table:table-row>
        <table:table-row table:style-name="ro1">
          <table:table-cell office:value-type="float" office:value="1.6437963083343898E+18" table:style-name="ce1">
            <text:p>1.6438E+18</text:p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9670333862" table:style-name="ce1">
            <text:p>5.7967E+11</text:p>
          </table:table-cell>
          <table:table-cell table:number-columns-repeated="16381"/>
        </table:table-row>
        <table:table-row table:style-name="ro1">
          <table:table-cell office:value-type="float" office:value="1.6437963084345275E+18" table:style-name="ce1">
            <text:p>1.6438E+18</text:p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9509592056" table:style-name="ce1">
            <text:p>5.7951E+11</text:p>
          </table:table-cell>
          <table:table-cell table:number-columns-repeated="16381"/>
        </table:table-row>
        <table:table-row table:style-name="ro1">
          <table:table-cell office:value-type="float" office:value="1.643796308534529E+18" table:style-name="ce1">
            <text:p>1.6438E+18</text:p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9498291016" table:style-name="ce1">
            <text:p>5.79498E+11</text:p>
          </table:table-cell>
          <table:table-cell table:number-columns-repeated="16381"/>
        </table:table-row>
        <table:table-row table:style-name="ro1">
          <table:table-cell office:value-type="float" office:value="1.6437963086345265E+18" table:style-name="ce1">
            <text:p>1.6438E+18</text:p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9383802414" table:style-name="ce1">
            <text:p>5.79384E+11</text:p>
          </table:table-cell>
          <table:table-cell table:number-columns-repeated="16381"/>
        </table:table-row>
        <table:table-row table:style-name="ro1">
          <table:table-cell office:value-type="float" office:value="1.6437963087344451E+18" table:style-name="ce1">
            <text:p>1.6438E+18</text:p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924785614" table:style-name="ce1">
            <text:p>57924785614</text:p>
          </table:table-cell>
          <table:table-cell table:number-columns-repeated="16381"/>
        </table:table-row>
        <table:table-row table:style-name="ro1">
          <table:table-cell office:value-type="float" office:value="1.6437963088343588E+18" table:style-name="ce1">
            <text:p>1.6438E+18</text:p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9206180573" table:style-name="ce1">
            <text:p>5.79206E+11</text:p>
          </table:table-cell>
          <table:table-cell table:number-columns-repeated="16381"/>
        </table:table-row>
        <table:table-row table:style-name="ro1">
          <table:table-cell office:value-type="float" office:value="1.6437963089346035E+18" table:style-name="ce1">
            <text:p>1.6438E+18</text:p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9061841965" table:style-name="ce1">
            <text:p>5.79062E+11</text:p>
          </table:table-cell>
          <table:table-cell table:number-columns-repeated="16381"/>
        </table:table-row>
        <table:table-row table:style-name="ro1">
          <table:table-cell office:value-type="float" office:value="1.6437963090343309E+18" table:style-name="ce1">
            <text:p>1.6438E+18</text:p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9059267044" table:style-name="ce1">
            <text:p>5.79059E+11</text:p>
          </table:table-cell>
          <table:table-cell table:number-columns-repeated="16381"/>
        </table:table-row>
        <table:table-row table:style-name="ro1">
          <table:table-cell office:value-type="float" office:value="1.643796309134519E+18" table:style-name="ce1">
            <text:p>1.6438E+18</text:p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8931283951" table:style-name="ce1">
            <text:p>5.78931E+11</text:p>
          </table:table-cell>
          <table:table-cell table:number-columns-repeated="16381"/>
        </table:table-row>
        <table:table-row table:style-name="ro1">
          <table:table-cell office:value-type="float" office:value="1.6437963092344243E+18" table:style-name="ce1">
            <text:p>1.6438E+18</text:p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876958847" table:style-name="ce1">
            <text:p>57876958847</text:p>
          </table:table-cell>
          <table:table-cell table:number-columns-repeated="16381"/>
        </table:table-row>
        <table:table-row table:style-name="ro1">
          <table:table-cell office:value-type="float" office:value="1.6437963093342479E+18" table:style-name="ce1">
            <text:p>1.6438E+18</text:p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8686761856" table:style-name="ce1">
            <text:p>5.78687E+11</text:p>
          </table:table-cell>
          <table:table-cell table:number-columns-repeated="16381"/>
        </table:table-row>
        <table:table-row table:style-name="ro1">
          <table:table-cell office:value-type="float" office:value="1.6437963094346947E+18" table:style-name="ce1">
            <text:p>1.6438E+18</text:p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850484848" table:style-name="ce1">
            <text:p>57850484848</text:p>
          </table:table-cell>
          <table:table-cell table:number-columns-repeated="16381"/>
        </table:table-row>
        <table:table-row table:style-name="ro1">
          <table:table-cell office:value-type="float" office:value="1.6437963095343508E+18" table:style-name="ce1">
            <text:p>1.6438E+18</text:p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8364276886" table:style-name="ce1">
            <text:p>5.78364E+11</text:p>
          </table:table-cell>
          <table:table-cell table:number-columns-repeated="16381"/>
        </table:table-row>
        <table:table-row table:style-name="ro1">
          <table:table-cell office:value-type="float" office:value="1.6437963096342991E+18" table:style-name="ce1">
            <text:p>1.6438E+18</text:p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8165912628" table:style-name="ce1">
            <text:p>5.78166E+11</text:p>
          </table:table-cell>
          <table:table-cell table:number-columns-repeated="16381"/>
        </table:table-row>
        <table:table-row table:style-name="ro1">
          <table:table-cell office:value-type="float" office:value="1.6437963097347512E+18" table:style-name="ce1">
            <text:p>1.6438E+18</text:p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7939748764" table:style-name="ce1">
            <text:p>5.7794E+11</text:p>
          </table:table-cell>
          <table:table-cell table:number-columns-repeated="16381"/>
        </table:table-row>
        <table:table-row table:style-name="ro1">
          <table:table-cell office:value-type="float" office:value="1.6437963098349169E+18" table:style-name="ce1">
            <text:p>1.6438E+18</text:p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7943992615" table:style-name="ce1">
            <text:p>5.77944E+11</text:p>
          </table:table-cell>
          <table:table-cell table:number-columns-repeated="16381"/>
        </table:table-row>
        <table:table-row table:style-name="ro1">
          <table:table-cell office:value-type="float" office:value="1.6437963099346371E+18" table:style-name="ce1">
            <text:p>1.6438E+18</text:p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7771711349" table:style-name="ce1">
            <text:p>5.77772E+11</text:p>
          </table:table-cell>
          <table:table-cell table:number-columns-repeated="16381"/>
        </table:table-row>
        <table:table-row table:style-name="ro1">
          <table:table-cell office:value-type="float" office:value="1.643796310034164E+18" table:style-name="ce1">
            <text:p>1.6438E+18</text:p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7689695358" table:style-name="ce1">
            <text:p>5.7769E+11</text:p>
          </table:table-cell>
          <table:table-cell table:number-columns-repeated="16381"/>
        </table:table-row>
        <table:table-row table:style-name="ro1">
          <table:table-cell office:value-type="float" office:value="1.6437963101343985E+18" table:style-name="ce1">
            <text:p>1.6438E+18</text:p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7531909943" table:style-name="ce1">
            <text:p>5.77532E+11</text:p>
          </table:table-cell>
          <table:table-cell table:number-columns-repeated="16381"/>
        </table:table-row>
        <table:table-row table:style-name="ro1">
          <table:table-cell office:value-type="float" office:value="1.6437963102345513E+18" table:style-name="ce1">
            <text:p>1.6438E+18</text:p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7361631393" table:style-name="ce1">
            <text:p>5.77362E+11</text:p>
          </table:table-cell>
          <table:table-cell table:number-columns-repeated="16381"/>
        </table:table-row>
        <table:table-row table:style-name="ro1">
          <table:table-cell office:value-type="float" office:value="1.643796310334294E+18" table:style-name="ce1">
            <text:p>1.6438E+18</text:p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7284097672" table:style-name="ce1">
            <text:p>5.77284E+11</text:p>
          </table:table-cell>
          <table:table-cell table:number-columns-repeated="16381"/>
        </table:table-row>
        <table:table-row table:style-name="ro1">
          <table:table-cell office:value-type="float" office:value="1.6437963104345155E+18" table:style-name="ce1">
            <text:p>1.6438E+18</text:p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713804245" table:style-name="ce1">
            <text:p>57713804245</text:p>
          </table:table-cell>
          <table:table-cell table:number-columns-repeated="16381"/>
        </table:table-row>
        <table:table-row table:style-name="ro1">
          <table:table-cell office:value-type="float" office:value="1.6437963105339784E+18" table:style-name="ce1">
            <text:p>1.6438E+18</text:p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7151584625" table:style-name="ce1">
            <text:p>5.77152E+11</text:p>
          </table:table-cell>
          <table:table-cell table:number-columns-repeated="16381"/>
        </table:table-row>
        <table:table-row table:style-name="ro1">
          <table:table-cell office:value-type="float" office:value="1.6437963106344276E+18" table:style-name="ce1">
            <text:p>1.6438E+18</text:p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7070808411" table:style-name="ce1">
            <text:p>5.77071E+11</text:p>
          </table:table-cell>
          <table:table-cell table:number-columns-repeated="16381"/>
        </table:table-row>
        <table:table-row table:style-name="ro1">
          <table:table-cell office:value-type="float" office:value="1.6437963107341002E+18" table:style-name="ce1">
            <text:p>1.6438E+18</text:p>
          </table:table-cell>
          <table:table-cell office:value-type="float" office:value="-489703446627" table:style-name="ce1">
            <text:p>-4.89703E+11</text:p>
          </table:table-cell>
          <table:table-cell office:value-type="float" office:value="576978683472" table:style-name="ce1">
            <text:p>5.76979E+11</text:p>
          </table:table-cell>
          <table:table-cell table:number-columns-repeated="16381"/>
        </table:table-row>
        <table:table-row table:style-name="ro1">
          <table:table-cell office:value-type="float" office:value="1.6437963108337733E+18" table:style-name="ce1">
            <text:p>1.6438E+18</text:p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8759860992" table:style-name="ce1">
            <text:p>5.7876E+11</text:p>
          </table:table-cell>
          <table:table-cell table:number-columns-repeated="16381"/>
        </table:table-row>
        <table:table-row table:style-name="ro1">
          <table:table-cell office:value-type="float" office:value="1.6437963109342879E+18" table:style-name="ce1">
            <text:p>1.6438E+18</text:p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8669166565" table:style-name="ce1">
            <text:p>5.78669E+11</text:p>
          </table:table-cell>
          <table:table-cell table:number-columns-repeated="16381"/>
        </table:table-row>
        <table:table-row table:style-name="ro1">
          <table:table-cell office:value-type="float" office:value="1.6437963110344648E+18" table:style-name="ce1">
            <text:p>1.6438E+18</text:p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8771018982" table:style-name="ce1">
            <text:p>5.78771E+11</text:p>
          </table:table-cell>
          <table:table-cell table:number-columns-repeated="16381"/>
        </table:table-row>
        <table:table-row table:style-name="ro1">
          <table:table-cell office:value-type="float" office:value="1.6437963111347474E+18" table:style-name="ce1">
            <text:p>1.6438E+18</text:p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8711748123" table:style-name="ce1">
            <text:p>5.78712E+11</text:p>
          </table:table-cell>
          <table:table-cell table:number-columns-repeated="16381"/>
        </table:table-row>
        <table:table-row table:style-name="ro1">
          <table:table-cell office:value-type="float" office:value="1.6437963112348009E+18" table:style-name="ce1">
            <text:p>1.6438E+18</text:p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8609752655" table:style-name="ce1">
            <text:p>5.7861E+11</text:p>
          </table:table-cell>
          <table:table-cell table:number-columns-repeated="16381"/>
        </table:table-row>
        <table:table-row table:style-name="ro1">
          <table:table-cell office:value-type="float" office:value="1.6437963113345336E+18" table:style-name="ce1">
            <text:p>1.6438E+18</text:p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8554964066" table:style-name="ce1">
            <text:p>5.78555E+11</text:p>
          </table:table-cell>
          <table:table-cell table:number-columns-repeated="16381"/>
        </table:table-row>
        <table:table-row table:style-name="ro1">
          <table:table-cell office:value-type="float" office:value="1.6437963114347282E+18" table:style-name="ce1">
            <text:p>1.6438E+18</text:p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8396177292" table:style-name="ce1">
            <text:p>5.78396E+11</text:p>
          </table:table-cell>
          <table:table-cell table:number-columns-repeated="16381"/>
        </table:table-row>
        <table:table-row table:style-name="ro1">
          <table:table-cell office:value-type="float" office:value="1.6437963115341187E+18" table:style-name="ce1">
            <text:p>1.6438E+18</text:p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8327989578" table:style-name="ce1">
            <text:p>5.78328E+11</text:p>
          </table:table-cell>
          <table:table-cell table:number-columns-repeated="16381"/>
        </table:table-row>
        <table:table-row table:style-name="ro1">
          <table:table-cell office:value-type="float" office:value="1.6437963116346921E+18" table:style-name="ce1">
            <text:p>1.6438E+18</text:p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8143930435" table:style-name="ce1">
            <text:p>5.78144E+11</text:p>
          </table:table-cell>
          <table:table-cell table:number-columns-repeated="16381"/>
        </table:table-row>
        <table:table-row table:style-name="ro1">
          <table:table-cell office:value-type="float" office:value="1.6437963117345352E+18" table:style-name="ce1">
            <text:p>1.6438E+18</text:p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7926921844" table:style-name="ce1">
            <text:p>5.77927E+11</text:p>
          </table:table-cell>
          <table:table-cell table:number-columns-repeated="16381"/>
        </table:table-row>
        <table:table-row table:style-name="ro1">
          <table:table-cell office:value-type="float" office:value="1.6437963118345669E+18" table:style-name="ce1">
            <text:p>1.6438E+18</text:p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7796649933" table:style-name="ce1">
            <text:p>5.77797E+11</text:p>
          </table:table-cell>
          <table:table-cell table:number-columns-repeated="16381"/>
        </table:table-row>
        <table:table-row table:style-name="ro1">
          <table:table-cell office:value-type="float" office:value="1.643796311934526E+18" table:style-name="ce1">
            <text:p>1.6438E+18</text:p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7569723129" table:style-name="ce1">
            <text:p>5.7757E+11</text:p>
          </table:table-cell>
          <table:table-cell table:number-columns-repeated="16381"/>
        </table:table-row>
        <table:table-row table:style-name="ro1">
          <table:table-cell office:value-type="float" office:value="1.6437963120346506E+18" table:style-name="ce1">
            <text:p>1.6438E+18</text:p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7453231812" table:style-name="ce1">
            <text:p>5.77453E+11</text:p>
          </table:table-cell>
          <table:table-cell table:number-columns-repeated="16381"/>
        </table:table-row>
        <table:table-row table:style-name="ro1">
          <table:table-cell office:value-type="float" office:value="1.6437963121344842E+18" table:style-name="ce1">
            <text:p>1.6438E+18</text:p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7268075943" table:style-name="ce1">
            <text:p>5.77268E+11</text:p>
          </table:table-cell>
          <table:table-cell table:number-columns-repeated="16381"/>
        </table:table-row>
        <table:table-row table:style-name="ro1">
          <table:table-cell office:value-type="float" office:value="1.6437963122345477E+18" table:style-name="ce1">
            <text:p>1.6438E+18</text:p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7072572708" table:style-name="ce1">
            <text:p>5.77073E+11</text:p>
          </table:table-cell>
          <table:table-cell table:number-columns-repeated="16381"/>
        </table:table-row>
        <table:table-row table:style-name="ro1">
          <table:table-cell office:value-type="float" office:value="1.6437963123343375E+18" table:style-name="ce1">
            <text:p>1.6438E+18</text:p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7075862885" table:style-name="ce1">
            <text:p>5.77076E+11</text:p>
          </table:table-cell>
          <table:table-cell table:number-columns-repeated="16381"/>
        </table:table-row>
        <table:table-row table:style-name="ro1">
          <table:table-cell office:value-type="float" office:value="1.6437963124344151E+18" table:style-name="ce1">
            <text:p>1.6438E+18</text:p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6940917969" table:style-name="ce1">
            <text:p>5.76941E+11</text:p>
          </table:table-cell>
          <table:table-cell table:number-columns-repeated="16381"/>
        </table:table-row>
        <table:table-row table:style-name="ro1">
          <table:table-cell office:value-type="float" office:value="1.6437963125342482E+18" table:style-name="ce1">
            <text:p>1.6438E+18</text:p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6966524124" table:style-name="ce1">
            <text:p>5.76967E+11</text:p>
          </table:table-cell>
          <table:table-cell table:number-columns-repeated="16381"/>
        </table:table-row>
        <table:table-row table:style-name="ro1">
          <table:table-cell office:value-type="float" office:value="1.6437963126345441E+18" table:style-name="ce1">
            <text:p>1.6438E+18</text:p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6881361008" table:style-name="ce1">
            <text:p>5.76881E+11</text:p>
          </table:table-cell>
          <table:table-cell table:number-columns-repeated="16381"/>
        </table:table-row>
        <table:table-row table:style-name="ro1">
          <table:table-cell office:value-type="float" office:value="1.643796312734358E+18" table:style-name="ce1">
            <text:p>1.6438E+18</text:p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6771879196" table:style-name="ce1">
            <text:p>5.76772E+11</text:p>
          </table:table-cell>
          <table:table-cell table:number-columns-repeated="16381"/>
        </table:table-row>
        <table:table-row table:style-name="ro1">
          <table:table-cell office:value-type="float" office:value="1.6437963128344018E+18" table:style-name="ce1">
            <text:p>1.6438E+18</text:p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6776123047" table:style-name="ce1">
            <text:p>5.76776E+11</text:p>
          </table:table-cell>
          <table:table-cell table:number-columns-repeated="16381"/>
        </table:table-row>
        <table:table-row table:style-name="ro1">
          <table:table-cell office:value-type="float" office:value="1.6437963129342707E+18" table:style-name="ce1">
            <text:p>1.6438E+18</text:p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6666164398" table:style-name="ce1">
            <text:p>5.76666E+11</text:p>
          </table:table-cell>
          <table:table-cell table:number-columns-repeated="16381"/>
        </table:table-row>
        <table:table-row table:style-name="ro1">
          <table:table-cell office:value-type="float" office:value="1.6437963130343721E+18" table:style-name="ce1">
            <text:p>1.6438E+18</text:p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6635360718" table:style-name="ce1">
            <text:p>5.76635E+11</text:p>
          </table:table-cell>
          <table:table-cell table:number-columns-repeated="16381"/>
        </table:table-row>
        <table:table-row table:style-name="ro1">
          <table:table-cell office:value-type="float" office:value="1.6437963131346243E+18" table:style-name="ce1">
            <text:p>1.6438E+18</text:p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6509428024" table:style-name="ce1">
            <text:p>5.76509E+11</text:p>
          </table:table-cell>
          <table:table-cell table:number-columns-repeated="16381"/>
        </table:table-row>
        <table:table-row table:style-name="ro1">
          <table:table-cell office:value-type="float" office:value="1.6437963132342502E+18" table:style-name="ce1">
            <text:p>1.6438E+18</text:p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6343250275" table:style-name="ce1">
            <text:p>5.76343E+11</text:p>
          </table:table-cell>
          <table:table-cell table:number-columns-repeated="16381"/>
        </table:table-row>
        <table:table-row table:style-name="ro1">
          <table:table-cell office:value-type="float" office:value="1.6437963133343869E+18" table:style-name="ce1">
            <text:p>1.6438E+18</text:p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6290035248" table:style-name="ce1">
            <text:p>5.7629E+11</text:p>
          </table:table-cell>
          <table:table-cell table:number-columns-repeated="16381"/>
        </table:table-row>
        <table:table-row table:style-name="ro1">
          <table:table-cell office:value-type="float" office:value="1.6437963134342915E+18" table:style-name="ce1">
            <text:p>1.6438E+18</text:p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6100158691" table:style-name="ce1">
            <text:p>5.761E+11</text:p>
          </table:table-cell>
          <table:table-cell table:number-columns-repeated="16381"/>
        </table:table-row>
        <table:table-row table:style-name="ro1">
          <table:table-cell office:value-type="float" office:value="1.6437963135344735E+18" table:style-name="ce1">
            <text:p>1.6438E+18</text:p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6005077362" table:style-name="ce1">
            <text:p>5.76005E+11</text:p>
          </table:table-cell>
          <table:table-cell table:number-columns-repeated="16381"/>
        </table:table-row>
        <table:table-row table:style-name="ro1">
          <table:table-cell office:value-type="float" office:value="1.6437963136341983E+18" table:style-name="ce1">
            <text:p>1.6438E+18</text:p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5805044174" table:style-name="ce1">
            <text:p>5.75805E+11</text:p>
          </table:table-cell>
          <table:table-cell table:number-columns-repeated="16381"/>
        </table:table-row>
        <table:table-row table:style-name="ro1">
          <table:table-cell office:value-type="float" office:value="1.6437963137345183E+18" table:style-name="ce1">
            <text:p>1.6438E+18</text:p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5578737259" table:style-name="ce1">
            <text:p>5.75579E+11</text:p>
          </table:table-cell>
          <table:table-cell table:number-columns-repeated="16381"/>
        </table:table-row>
        <table:table-row table:style-name="ro1">
          <table:table-cell office:value-type="float" office:value="1.6437963138343954E+18" table:style-name="ce1">
            <text:p>1.6438E+18</text:p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5416517258" table:style-name="ce1">
            <text:p>5.75417E+11</text:p>
          </table:table-cell>
          <table:table-cell table:number-columns-repeated="16381"/>
        </table:table-row>
        <table:table-row table:style-name="ro1">
          <table:table-cell office:value-type="float" office:value="1.6437963139345487E+18" table:style-name="ce1">
            <text:p>1.6438E+18</text:p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5189971924" table:style-name="ce1">
            <text:p>5.7519E+11</text:p>
          </table:table-cell>
          <table:table-cell table:number-columns-repeated="16381"/>
        </table:table-row>
        <table:table-row table:style-name="ro1">
          <table:table-cell office:value-type="float" office:value="1.6437963140343726E+18" table:style-name="ce1">
            <text:p>1.6438E+18</text:p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5016498566" table:style-name="ce1">
            <text:p>5.75016E+11</text:p>
          </table:table-cell>
          <table:table-cell table:number-columns-repeated="16381"/>
        </table:table-row>
        <table:table-row table:style-name="ro1">
          <table:table-cell office:value-type="float" office:value="1.6437963141345641E+18" table:style-name="ce1">
            <text:p>1.6438E+18</text:p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4804401398" table:style-name="ce1">
            <text:p>5.74804E+11</text:p>
          </table:table-cell>
          <table:table-cell table:number-columns-repeated="16381"/>
        </table:table-row>
        <table:table-row table:style-name="ro1">
          <table:table-cell office:value-type="float" office:value="1.6437963142344545E+18" table:style-name="ce1">
            <text:p>1.6438E+18</text:p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4584817886" table:style-name="ce1">
            <text:p>5.74585E+11</text:p>
          </table:table-cell>
          <table:table-cell table:number-columns-repeated="16381"/>
        </table:table-row>
        <table:table-row table:style-name="ro1">
          <table:table-cell office:value-type="float" office:value="1.6437963143346714E+18" table:style-name="ce1">
            <text:p>1.6438E+18</text:p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4564170837" table:style-name="ce1">
            <text:p>5.74564E+11</text:p>
          </table:table-cell>
          <table:table-cell table:number-columns-repeated="16381"/>
        </table:table-row>
        <table:table-row table:style-name="ro1">
          <table:table-cell office:value-type="float" office:value="1.6437963144342925E+18" table:style-name="ce1">
            <text:p>1.6438E+18</text:p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4407625198" table:style-name="ce1">
            <text:p>5.74408E+11</text:p>
          </table:table-cell>
          <table:table-cell table:number-columns-repeated="16381"/>
        </table:table-row>
        <table:table-row table:style-name="ro1">
          <table:table-cell office:value-type="float" office:value="1.6437963145345219E+18" table:style-name="ce1">
            <text:p>1.6438E+18</text:p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4398136139" table:style-name="ce1">
            <text:p>5.74398E+11</text:p>
          </table:table-cell>
          <table:table-cell table:number-columns-repeated="16381"/>
        </table:table-row>
        <table:table-row table:style-name="ro1">
          <table:table-cell office:value-type="float" office:value="1.643796314634668E+18" table:style-name="ce1">
            <text:p>1.6438E+18</text:p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4296236038" table:style-name="ce1">
            <text:p>5.74296E+11</text:p>
          </table:table-cell>
          <table:table-cell table:number-columns-repeated="16381"/>
        </table:table-row>
        <table:table-row table:style-name="ro1">
          <table:table-cell office:value-type="float" office:value="1.643796314734858E+18" table:style-name="ce1">
            <text:p>1.6438E+18</text:p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4176549911" table:style-name="ce1">
            <text:p>5.74177E+11</text:p>
          </table:table-cell>
          <table:table-cell table:number-columns-repeated="16381"/>
        </table:table-row>
        <table:table-row table:style-name="ro1">
          <table:table-cell office:value-type="float" office:value="1.6437963148349929E+18" table:style-name="ce1">
            <text:p>1.6438E+18</text:p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4254703522" table:style-name="ce1">
            <text:p>5.74255E+11</text:p>
          </table:table-cell>
          <table:table-cell table:number-columns-repeated="16381"/>
        </table:table-row>
        <table:table-row table:style-name="ro1">
          <table:table-cell office:value-type="float" office:value="1.643796314934569E+18" table:style-name="ce1">
            <text:p>1.6438E+18</text:p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4168777466" table:style-name="ce1">
            <text:p>5.74169E+11</text:p>
          </table:table-cell>
          <table:table-cell table:number-columns-repeated="16381"/>
        </table:table-row>
        <table:table-row table:style-name="ro1">
          <table:table-cell office:value-type="float" office:value="1.6437963150344458E+18" table:style-name="ce1">
            <text:p>1.6438E+18</text:p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4203014374" table:style-name="ce1">
            <text:p>5.74203E+11</text:p>
          </table:table-cell>
          <table:table-cell table:number-columns-repeated="16381"/>
        </table:table-row>
        <table:table-row table:style-name="ro1">
          <table:table-cell office:value-type="float" office:value="1.643796315134443E+18" table:style-name="ce1">
            <text:p>1.6438E+18</text:p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4107503891" table:style-name="ce1">
            <text:p>5.74108E+11</text:p>
          </table:table-cell>
          <table:table-cell table:number-columns-repeated="16381"/>
        </table:table-row>
        <table:table-row table:style-name="ro1">
          <table:table-cell office:value-type="float" office:value="1.643796315234559E+18" table:style-name="ce1">
            <text:p>1.6438E+18</text:p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3963308334" table:style-name="ce1">
            <text:p>5.73963E+11</text:p>
          </table:table-cell>
          <table:table-cell table:number-columns-repeated="16381"/>
        </table:table-row>
        <table:table-row table:style-name="ro1">
          <table:table-cell office:value-type="float" office:value="1.6437963153345766E+18" table:style-name="ce1">
            <text:p>1.6438E+18</text:p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3964548111" table:style-name="ce1">
            <text:p>5.73965E+11</text:p>
          </table:table-cell>
          <table:table-cell table:number-columns-repeated="16381"/>
        </table:table-row>
        <table:table-row table:style-name="ro1">
          <table:table-cell office:value-type="float" office:value="1.643796315434431E+18" table:style-name="ce1">
            <text:p>1.6438E+18</text:p>
          </table:table-cell>
          <table:table-cell office:value-type="float" office:value="-490268737078" table:style-name="ce1">
            <text:p>-4.90269E+11</text:p>
          </table:table-cell>
          <table:table-cell office:value-type="float" office:value="573828172684" table:style-name="ce1">
            <text:p>5.73828E+11</text:p>
          </table:table-cell>
          <table:table-cell table:number-columns-repeated="16381"/>
        </table:table-row>
        <table:table-row table:style-name="ro1">
          <table:table-cell office:value-type="float" office:value="1.6437963155345544E+18" table:style-name="ce1">
            <text:p>1.6438E+18</text:p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4353790283" table:style-name="ce1">
            <text:p>5.74354E+11</text:p>
          </table:table-cell>
          <table:table-cell table:number-columns-repeated="16381"/>
        </table:table-row>
        <table:table-row table:style-name="ro1">
          <table:table-cell office:value-type="float" office:value="1.6437963156344596E+18" table:style-name="ce1">
            <text:p>1.6438E+18</text:p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4373197556" table:style-name="ce1">
            <text:p>5.74373E+11</text:p>
          </table:table-cell>
          <table:table-cell table:number-columns-repeated="16381"/>
        </table:table-row>
        <table:table-row table:style-name="ro1">
          <table:table-cell office:value-type="float" office:value="1.6437963157345802E+18" table:style-name="ce1">
            <text:p>1.6438E+18</text:p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4476480484" table:style-name="ce1">
            <text:p>5.74476E+11</text:p>
          </table:table-cell>
          <table:table-cell table:number-columns-repeated="16381"/>
        </table:table-row>
        <table:table-row table:style-name="ro1">
          <table:table-cell office:value-type="float" office:value="1.6437963158342203E+18" table:style-name="ce1">
            <text:p>1.6438E+18</text:p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4821853638" table:style-name="ce1">
            <text:p>5.74822E+11</text:p>
          </table:table-cell>
          <table:table-cell table:number-columns-repeated="16381"/>
        </table:table-row>
        <table:table-row table:style-name="ro1">
          <table:table-cell office:value-type="float" office:value="1.6437963159343892E+18" table:style-name="ce1">
            <text:p>1.6438E+18</text:p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5124263763" table:style-name="ce1">
            <text:p>5.75124E+11</text:p>
          </table:table-cell>
          <table:table-cell table:number-columns-repeated="16381"/>
        </table:table-row>
        <table:table-row table:style-name="ro1">
          <table:table-cell office:value-type="float" office:value="1.6437963160343345E+18" table:style-name="ce1">
            <text:p>1.6438E+18</text:p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5466775894" table:style-name="ce1">
            <text:p>5.75467E+11</text:p>
          </table:table-cell>
          <table:table-cell table:number-columns-repeated="16381"/>
        </table:table-row>
        <table:table-row table:style-name="ro1">
          <table:table-cell office:value-type="float" office:value="1.6437963161346711E+18" table:style-name="ce1">
            <text:p>1.6438E+18</text:p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5699853897" table:style-name="ce1">
            <text:p>5.757E+11</text:p>
          </table:table-cell>
          <table:table-cell table:number-columns-repeated="16381"/>
        </table:table-row>
        <table:table-row table:style-name="ro1">
          <table:table-cell office:value-type="float" office:value="1.6437963162343488E+18" table:style-name="ce1">
            <text:p>1.6438E+18</text:p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5805997849" table:style-name="ce1">
            <text:p>5.75806E+11</text:p>
          </table:table-cell>
          <table:table-cell table:number-columns-repeated="16381"/>
        </table:table-row>
        <table:table-row table:style-name="ro1">
          <table:table-cell office:value-type="float" office:value="1.6437963163343585E+18" table:style-name="ce1">
            <text:p>1.6438E+18</text:p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5913524628" table:style-name="ce1">
            <text:p>5.75914E+11</text:p>
          </table:table-cell>
          <table:table-cell table:number-columns-repeated="16381"/>
        </table:table-row>
        <table:table-row table:style-name="ro1">
          <table:table-cell office:value-type="float" office:value="1.6437963164343506E+18" table:style-name="ce1">
            <text:p>1.6438E+18</text:p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5840330124" table:style-name="ce1">
            <text:p>5.7584E+11</text:p>
          </table:table-cell>
          <table:table-cell table:number-columns-repeated="16381"/>
        </table:table-row>
        <table:table-row table:style-name="ro1">
          <table:table-cell office:value-type="float" office:value="1.6437963165343188E+18" table:style-name="ce1">
            <text:p>1.6438E+18</text:p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559762001" table:style-name="ce1">
            <text:p>57559762001</text:p>
          </table:table-cell>
          <table:table-cell table:number-columns-repeated="16381"/>
        </table:table-row>
        <table:table-row table:style-name="ro1">
          <table:table-cell office:value-type="float" office:value="1.6437963166343503E+18" table:style-name="ce1">
            <text:p>1.6438E+18</text:p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522892952" table:style-name="ce1">
            <text:p>57522892952</text:p>
          </table:table-cell>
          <table:table-cell table:number-columns-repeated="16381"/>
        </table:table-row>
        <table:table-row table:style-name="ro1">
          <table:table-cell office:value-type="float" office:value="1.6437963167342523E+18" table:style-name="ce1">
            <text:p>1.6438E+18</text:p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4779653549" table:style-name="ce1">
            <text:p>5.7478E+11</text:p>
          </table:table-cell>
          <table:table-cell table:number-columns-repeated="16381"/>
        </table:table-row>
        <table:table-row table:style-name="ro1">
          <table:table-cell office:value-type="float" office:value="1.6437963168345057E+18" table:style-name="ce1">
            <text:p>1.6438E+18</text:p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4511051178" table:style-name="ce1">
            <text:p>5.74511E+11</text:p>
          </table:table-cell>
          <table:table-cell table:number-columns-repeated="16381"/>
        </table:table-row>
        <table:table-row table:style-name="ro1">
          <table:table-cell office:value-type="float" office:value="1.6437963169340992E+18" table:style-name="ce1">
            <text:p>1.6438E+18</text:p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4226093292" table:style-name="ce1">
            <text:p>5.74226E+11</text:p>
          </table:table-cell>
          <table:table-cell table:number-columns-repeated="16381"/>
        </table:table-row>
        <table:table-row table:style-name="ro1">
          <table:table-cell office:value-type="float" office:value="1.6437963170343985E+18" table:style-name="ce1">
            <text:p>1.6438E+18</text:p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4375295639" table:style-name="ce1">
            <text:p>5.74375E+11</text:p>
          </table:table-cell>
          <table:table-cell table:number-columns-repeated="16381"/>
        </table:table-row>
        <table:table-row table:style-name="ro1">
          <table:table-cell office:value-type="float" office:value="1.6437963171346319E+18" table:style-name="ce1">
            <text:p>1.6438E+18</text:p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444434166" table:style-name="ce1">
            <text:p>57444434166</text:p>
          </table:table-cell>
          <table:table-cell table:number-columns-repeated="16381"/>
        </table:table-row>
        <table:table-row table:style-name="ro1">
          <table:table-cell office:value-type="float" office:value="1.6437963172343616E+18" table:style-name="ce1">
            <text:p>1.6438E+18</text:p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4600744247" table:style-name="ce1">
            <text:p>5.74601E+11</text:p>
          </table:table-cell>
          <table:table-cell table:number-columns-repeated="16381"/>
        </table:table-row>
        <table:table-row table:style-name="ro1">
          <table:table-cell office:value-type="float" office:value="1.6437963173344673E+18" table:style-name="ce1">
            <text:p>1.6438E+18</text:p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5032043457" table:style-name="ce1">
            <text:p>5.75032E+11</text:p>
          </table:table-cell>
          <table:table-cell table:number-columns-repeated="16381"/>
        </table:table-row>
        <table:table-row table:style-name="ro1">
          <table:table-cell office:value-type="float" office:value="1.6437963174344079E+18" table:style-name="ce1">
            <text:p>1.6438E+18</text:p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5330400467" table:style-name="ce1">
            <text:p>5.7533E+11</text:p>
          </table:table-cell>
          <table:table-cell table:number-columns-repeated="16381"/>
        </table:table-row>
        <table:table-row table:style-name="ro1">
          <table:table-cell office:value-type="float" office:value="1.6437963175347858E+18" table:style-name="ce1">
            <text:p>1.6438E+18</text:p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5700473785" table:style-name="ce1">
            <text:p>5.757E+11</text:p>
          </table:table-cell>
          <table:table-cell table:number-columns-repeated="16381"/>
        </table:table-row>
        <table:table-row table:style-name="ro1">
          <table:table-cell office:value-type="float" office:value="1.6437963176342961E+18" table:style-name="ce1">
            <text:p>1.6438E+18</text:p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5929498672" table:style-name="ce1">
            <text:p>5.75929E+11</text:p>
          </table:table-cell>
          <table:table-cell table:number-columns-repeated="16381"/>
        </table:table-row>
        <table:table-row table:style-name="ro1">
          <table:table-cell office:value-type="float" office:value="1.6437963177347034E+18" table:style-name="ce1">
            <text:p>1.6438E+18</text:p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6067972183" table:style-name="ce1">
            <text:p>5.76068E+11</text:p>
          </table:table-cell>
          <table:table-cell table:number-columns-repeated="16381"/>
        </table:table-row>
        <table:table-row table:style-name="ro1">
          <table:table-cell office:value-type="float" office:value="1.6437963178345165E+18" table:style-name="ce1">
            <text:p>1.6438E+18</text:p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6156616211" table:style-name="ce1">
            <text:p>5.76157E+11</text:p>
          </table:table-cell>
          <table:table-cell table:number-columns-repeated="16381"/>
        </table:table-row>
        <table:table-row table:style-name="ro1">
          <table:table-cell office:value-type="float" office:value="1.6437963179346143E+18" table:style-name="ce1">
            <text:p>1.6438E+18</text:p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6149702072" table:style-name="ce1">
            <text:p>5.7615E+11</text:p>
          </table:table-cell>
          <table:table-cell table:number-columns-repeated="16381"/>
        </table:table-row>
        <table:table-row table:style-name="ro1">
          <table:table-cell office:value-type="float" office:value="1.6437963180340759E+18" table:style-name="ce1">
            <text:p>1.6438E+18</text:p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6182603836" table:style-name="ce1">
            <text:p>5.76183E+11</text:p>
          </table:table-cell>
          <table:table-cell table:number-columns-repeated="16381"/>
        </table:table-row>
        <table:table-row table:style-name="ro1">
          <table:table-cell office:value-type="float" office:value="1.6437963181343956E+18" table:style-name="ce1">
            <text:p>1.6438E+18</text:p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6112270355" table:style-name="ce1">
            <text:p>5.76112E+11</text:p>
          </table:table-cell>
          <table:table-cell table:number-columns-repeated="16381"/>
        </table:table-row>
        <table:table-row table:style-name="ro1">
          <table:table-cell office:value-type="float" office:value="1.6437963182343818E+18" table:style-name="ce1">
            <text:p>1.6438E+18</text:p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5993776321" table:style-name="ce1">
            <text:p>5.75994E+11</text:p>
          </table:table-cell>
          <table:table-cell table:number-columns-repeated="16381"/>
        </table:table-row>
        <table:table-row table:style-name="ro1">
          <table:table-cell office:value-type="float" office:value="1.6437963183347256E+18" table:style-name="ce1">
            <text:p>1.6438E+18</text:p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5840473175" table:style-name="ce1">
            <text:p>5.7584E+11</text:p>
          </table:table-cell>
          <table:table-cell table:number-columns-repeated="16381"/>
        </table:table-row>
        <table:table-row table:style-name="ro1">
          <table:table-cell office:value-type="float" office:value="1.6437963184346007E+18" table:style-name="ce1">
            <text:p>1.6438E+18</text:p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566113472" table:style-name="ce1">
            <text:p>57566113472</text:p>
          </table:table-cell>
          <table:table-cell table:number-columns-repeated="16381"/>
        </table:table-row>
        <table:table-row table:style-name="ro1">
          <table:table-cell office:value-type="float" office:value="1.6437963185346138E+18" table:style-name="ce1">
            <text:p>1.6438E+18</text:p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5642538071" table:style-name="ce1">
            <text:p>5.75643E+11</text:p>
          </table:table-cell>
          <table:table-cell table:number-columns-repeated="16381"/>
        </table:table-row>
        <table:table-row table:style-name="ro1">
          <table:table-cell office:value-type="float" office:value="1.6437963186346089E+18" table:style-name="ce1">
            <text:p>1.6438E+18</text:p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5538921356" table:style-name="ce1">
            <text:p>5.75539E+11</text:p>
          </table:table-cell>
          <table:table-cell table:number-columns-repeated="16381"/>
        </table:table-row>
        <table:table-row table:style-name="ro1">
          <table:table-cell office:value-type="float" office:value="1.6437963187344563E+18" table:style-name="ce1">
            <text:p>1.6438E+18</text:p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5442886353" table:style-name="ce1">
            <text:p>5.75443E+11</text:p>
          </table:table-cell>
          <table:table-cell table:number-columns-repeated="16381"/>
        </table:table-row>
        <table:table-row table:style-name="ro1">
          <table:table-cell office:value-type="float" office:value="1.6437963188344719E+18" table:style-name="ce1">
            <text:p>1.6438E+18</text:p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5489616394" table:style-name="ce1">
            <text:p>5.7549E+11</text:p>
          </table:table-cell>
          <table:table-cell table:number-columns-repeated="16381"/>
        </table:table-row>
        <table:table-row table:style-name="ro1">
          <table:table-cell office:value-type="float" office:value="1.6437963189343667E+18" table:style-name="ce1">
            <text:p>1.6438E+18</text:p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5469064713" table:style-name="ce1">
            <text:p>5.75469E+11</text:p>
          </table:table-cell>
          <table:table-cell table:number-columns-repeated="16381"/>
        </table:table-row>
        <table:table-row table:style-name="ro1">
          <table:table-cell office:value-type="float" office:value="1.6437963190346122E+18" table:style-name="ce1">
            <text:p>1.6438E+18</text:p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5445318222" table:style-name="ce1">
            <text:p>5.75445E+11</text:p>
          </table:table-cell>
          <table:table-cell table:number-columns-repeated="16381"/>
        </table:table-row>
        <table:table-row table:style-name="ro1">
          <table:table-cell office:value-type="float" office:value="1.6437963191344082E+18" table:style-name="ce1">
            <text:p>1.6438E+18</text:p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5421953201" table:style-name="ce1">
            <text:p>5.75422E+11</text:p>
          </table:table-cell>
          <table:table-cell table:number-columns-repeated="16381"/>
        </table:table-row>
        <table:table-row table:style-name="ro1">
          <table:table-cell office:value-type="float" office:value="1.6437963192343227E+18" table:style-name="ce1">
            <text:p>1.6438E+18</text:p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5393772125" table:style-name="ce1">
            <text:p>5.75394E+11</text:p>
          </table:table-cell>
          <table:table-cell table:number-columns-repeated="16381"/>
        </table:table-row>
        <table:table-row table:style-name="ro1">
          <table:table-cell office:value-type="float" office:value="1.6437963193344673E+18" table:style-name="ce1">
            <text:p>1.6438E+18</text:p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5788021088" table:style-name="ce1">
            <text:p>5.75788E+11</text:p>
          </table:table-cell>
          <table:table-cell table:number-columns-repeated="16381"/>
        </table:table-row>
        <table:table-row table:style-name="ro1">
          <table:table-cell office:value-type="float" office:value="1.6437963194344108E+18" table:style-name="ce1">
            <text:p>1.6438E+18</text:p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5872516632" table:style-name="ce1">
            <text:p>5.75873E+11</text:p>
          </table:table-cell>
          <table:table-cell table:number-columns-repeated="16381"/>
        </table:table-row>
        <table:table-row table:style-name="ro1">
          <table:table-cell office:value-type="float" office:value="1.6437963195343066E+18" table:style-name="ce1">
            <text:p>1.6438E+18</text:p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6078987122" table:style-name="ce1">
            <text:p>5.76079E+11</text:p>
          </table:table-cell>
          <table:table-cell table:number-columns-repeated="16381"/>
        </table:table-row>
        <table:table-row table:style-name="ro1">
          <table:table-cell office:value-type="float" office:value="1.6437963196344596E+18" table:style-name="ce1">
            <text:p>1.6438E+18</text:p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6170158386" table:style-name="ce1">
            <text:p>5.7617E+11</text:p>
          </table:table-cell>
          <table:table-cell table:number-columns-repeated="16381"/>
        </table:table-row>
        <table:table-row table:style-name="ro1">
          <table:table-cell office:value-type="float" office:value="1.6437963197343601E+18" table:style-name="ce1">
            <text:p>1.6438E+18</text:p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6220417023" table:style-name="ce1">
            <text:p>5.7622E+11</text:p>
          </table:table-cell>
          <table:table-cell table:number-columns-repeated="16381"/>
        </table:table-row>
        <table:table-row table:style-name="ro1">
          <table:table-cell office:value-type="float" office:value="1.6437963198346138E+18" table:style-name="ce1">
            <text:p>1.6438E+18</text:p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6303052902" table:style-name="ce1">
            <text:p>5.76303E+11</text:p>
          </table:table-cell>
          <table:table-cell table:number-columns-repeated="16381"/>
        </table:table-row>
        <table:table-row table:style-name="ro1">
          <table:table-cell office:value-type="float" office:value="1.643796319934316E+18" table:style-name="ce1">
            <text:p>1.6438E+18</text:p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6287031174" table:style-name="ce1">
            <text:p>5.76287E+11</text:p>
          </table:table-cell>
          <table:table-cell table:number-columns-repeated="16381"/>
        </table:table-row>
        <table:table-row table:style-name="ro1">
          <table:table-cell office:value-type="float" office:value="1.6437963200342182E+18" table:style-name="ce1">
            <text:p>1.6438E+18</text:p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6349067688" table:style-name="ce1">
            <text:p>5.76349E+11</text:p>
          </table:table-cell>
          <table:table-cell table:number-columns-repeated="16381"/>
        </table:table-row>
        <table:table-row table:style-name="ro1">
          <table:table-cell office:value-type="float" office:value="1.6437963201343091E+18" table:style-name="ce1">
            <text:p>1.6438E+18</text:p>
          </table:table-cell>
          <table:table-cell office:value-type="float" office:value="-500002384186" table:style-name="ce1">
            <text:p>-5.00002E+11</text:p>
          </table:table-cell>
          <table:table-cell office:value-type="float" office:value="57630739212" table:style-name="ce1">
            <text:p>57630739212</text:p>
          </table:table-cell>
          <table:table-cell table:number-columns-repeated="16381"/>
        </table:table-row>
        <table:table-row table:style-name="ro1">
          <table:table-cell office:value-type="float" office:value="1.6437963202344865E+18" table:style-name="ce1">
            <text:p>1.6438E+18</text:p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6471138" table:style-name="ce1">
            <text:p>576471138</text:p>
          </table:table-cell>
          <table:table-cell table:number-columns-repeated="16381"/>
        </table:table-row>
        <table:table-row table:style-name="ro1">
          <table:table-cell office:value-type="float" office:value="1.6437963203338452E+18" table:style-name="ce1">
            <text:p>1.6438E+18</text:p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6445817947" table:style-name="ce1">
            <text:p>5.76446E+11</text:p>
          </table:table-cell>
          <table:table-cell table:number-columns-repeated="16381"/>
        </table:table-row>
        <table:table-row table:style-name="ro1">
          <table:table-cell office:value-type="float" office:value="1.6437963204345137E+18" table:style-name="ce1">
            <text:p>1.6438E+18</text:p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6327848434" table:style-name="ce1">
            <text:p>5.76328E+11</text:p>
          </table:table-cell>
          <table:table-cell table:number-columns-repeated="16381"/>
        </table:table-row>
        <table:table-row table:style-name="ro1">
          <table:table-cell office:value-type="float" office:value="1.6437963205345267E+18" table:style-name="ce1">
            <text:p>1.6438E+18</text:p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6226139069" table:style-name="ce1">
            <text:p>5.76226E+11</text:p>
          </table:table-cell>
          <table:table-cell table:number-columns-repeated="16381"/>
        </table:table-row>
        <table:table-row table:style-name="ro1">
          <table:table-cell office:value-type="float" office:value="1.6437963206346563E+18" table:style-name="ce1">
            <text:p>1.6438E+18</text:p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6092243195" table:style-name="ce1">
            <text:p>5.76092E+11</text:p>
          </table:table-cell>
          <table:table-cell table:number-columns-repeated="16381"/>
        </table:table-row>
        <table:table-row table:style-name="ro1">
          <table:table-cell office:value-type="float" office:value="1.6437963207345943E+18" table:style-name="ce1">
            <text:p>1.6438E+18</text:p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942564011" table:style-name="ce1">
            <text:p>5.75943E+11</text:p>
          </table:table-cell>
          <table:table-cell table:number-columns-repeated="16381"/>
        </table:table-row>
        <table:table-row table:style-name="ro1">
          <table:table-cell office:value-type="float" office:value="1.6437963208341676E+18" table:style-name="ce1">
            <text:p>1.6438E+18</text:p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833702087" table:style-name="ce1">
            <text:p>5.75834E+11</text:p>
          </table:table-cell>
          <table:table-cell table:number-columns-repeated="16381"/>
        </table:table-row>
        <table:table-row table:style-name="ro1">
          <table:table-cell office:value-type="float" office:value="1.6437963209341814E+18" table:style-name="ce1">
            <text:p>1.6438E+18</text:p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683307648" table:style-name="ce1">
            <text:p>5.75683E+11</text:p>
          </table:table-cell>
          <table:table-cell table:number-columns-repeated="16381"/>
        </table:table-row>
        <table:table-row table:style-name="ro1">
          <table:table-cell office:value-type="float" office:value="1.6437963210344906E+18" table:style-name="ce1">
            <text:p>1.6438E+18</text:p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777435303" table:style-name="ce1">
            <text:p>5.75777E+11</text:p>
          </table:table-cell>
          <table:table-cell table:number-columns-repeated="16381"/>
        </table:table-row>
        <table:table-row table:style-name="ro1">
          <table:table-cell office:value-type="float" office:value="1.6437963211346578E+18" table:style-name="ce1">
            <text:p>1.6438E+18</text:p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73428154" table:style-name="ce1">
            <text:p>57573428154</text:p>
          </table:table-cell>
          <table:table-cell table:number-columns-repeated="16381"/>
        </table:table-row>
        <table:table-row table:style-name="ro1">
          <table:table-cell office:value-type="float" office:value="1.643796321234656E+18" table:style-name="ce1">
            <text:p>1.6438E+18</text:p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684118271" table:style-name="ce1">
            <text:p>5.75684E+11</text:p>
          </table:table-cell>
          <table:table-cell table:number-columns-repeated="16381"/>
        </table:table-row>
        <table:table-row table:style-name="ro1">
          <table:table-cell office:value-type="float" office:value="1.6437963213344801E+18" table:style-name="ce1">
            <text:p>1.6438E+18</text:p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734090805" table:style-name="ce1">
            <text:p>5.75734E+11</text:p>
          </table:table-cell>
          <table:table-cell table:number-columns-repeated="16381"/>
        </table:table-row>
        <table:table-row table:style-name="ro1">
          <table:table-cell office:value-type="float" office:value="1.6437963214346179E+18" table:style-name="ce1">
            <text:p>1.6438E+18</text:p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704813004" table:style-name="ce1">
            <text:p>5.75705E+11</text:p>
          </table:table-cell>
          <table:table-cell table:number-columns-repeated="16381"/>
        </table:table-row>
        <table:table-row table:style-name="ro1">
          <table:table-cell office:value-type="float" office:value="1.6437963215344348E+18" table:style-name="ce1">
            <text:p>1.6438E+18</text:p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773668289" table:style-name="ce1">
            <text:p>5.75774E+11</text:p>
          </table:table-cell>
          <table:table-cell table:number-columns-repeated="16381"/>
        </table:table-row>
        <table:table-row table:style-name="ro1">
          <table:table-cell office:value-type="float" office:value="1.6437963216346944E+18" table:style-name="ce1">
            <text:p>1.6438E+18</text:p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769853592" table:style-name="ce1">
            <text:p>5.7577E+11</text:p>
          </table:table-cell>
          <table:table-cell table:number-columns-repeated="16381"/>
        </table:table-row>
        <table:table-row table:style-name="ro1">
          <table:table-cell office:value-type="float" office:value="1.6437963217344584E+18" table:style-name="ce1">
            <text:p>1.6438E+18</text:p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739574432" table:style-name="ce1">
            <text:p>5.7574E+11</text:p>
          </table:table-cell>
          <table:table-cell table:number-columns-repeated="16381"/>
        </table:table-row>
        <table:table-row table:style-name="ro1">
          <table:table-cell office:value-type="float" office:value="1.643796321834433E+18" table:style-name="ce1">
            <text:p>1.6438E+18</text:p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804901123" table:style-name="ce1">
            <text:p>5.75805E+11</text:p>
          </table:table-cell>
          <table:table-cell table:number-columns-repeated="16381"/>
        </table:table-row>
        <table:table-row table:style-name="ro1">
          <table:table-cell office:value-type="float" office:value="1.64379632193456E+18" table:style-name="ce1">
            <text:p>1.6438E+18</text:p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77662468" table:style-name="ce1">
            <text:p>57577662468</text:p>
          </table:table-cell>
          <table:table-cell table:number-columns-repeated="16381"/>
        </table:table-row>
        <table:table-row table:style-name="ro1">
          <table:table-cell office:value-type="float" office:value="1.643796322034591E+18" table:style-name="ce1">
            <text:p>1.6438E+18</text:p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815153122" table:style-name="ce1">
            <text:p>5.75815E+11</text:p>
          </table:table-cell>
          <table:table-cell table:number-columns-repeated="16381"/>
        </table:table-row>
        <table:table-row table:style-name="ro1">
          <table:table-cell office:value-type="float" office:value="1.6437963221345884E+18" table:style-name="ce1">
            <text:p>1.6438E+18</text:p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787734985" table:style-name="ce1">
            <text:p>5.75788E+11</text:p>
          </table:table-cell>
          <table:table-cell table:number-columns-repeated="16381"/>
        </table:table-row>
        <table:table-row table:style-name="ro1">
          <table:table-cell office:value-type="float" office:value="1.643796322234656E+18" table:style-name="ce1">
            <text:p>1.6438E+18</text:p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733804703" table:style-name="ce1">
            <text:p>5.75734E+11</text:p>
          </table:table-cell>
          <table:table-cell table:number-columns-repeated="16381"/>
        </table:table-row>
        <table:table-row table:style-name="ro1">
          <table:table-cell office:value-type="float" office:value="1.6437963223342769E+18" table:style-name="ce1">
            <text:p>1.6438E+18</text:p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785017014" table:style-name="ce1">
            <text:p>5.75785E+11</text:p>
          </table:table-cell>
          <table:table-cell table:number-columns-repeated="16381"/>
        </table:table-row>
        <table:table-row table:style-name="ro1">
          <table:table-cell office:value-type="float" office:value="1.643796322434057E+18" table:style-name="ce1">
            <text:p>1.6438E+18</text:p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725221634" table:style-name="ce1">
            <text:p>5.75725E+11</text:p>
          </table:table-cell>
          <table:table-cell table:number-columns-repeated="16381"/>
        </table:table-row>
        <table:table-row table:style-name="ro1">
          <table:table-cell office:value-type="float" office:value="1.6437963225345738E+18" table:style-name="ce1">
            <text:p>1.6438E+18</text:p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759410858" table:style-name="ce1">
            <text:p>5.75759E+11</text:p>
          </table:table-cell>
          <table:table-cell table:number-columns-repeated="16381"/>
        </table:table-row>
        <table:table-row table:style-name="ro1">
          <table:table-cell office:value-type="float" office:value="1.6437963226343624E+18" table:style-name="ce1">
            <text:p>1.6438E+18</text:p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701236725" table:style-name="ce1">
            <text:p>5.75701E+11</text:p>
          </table:table-cell>
          <table:table-cell table:number-columns-repeated="16381"/>
        </table:table-row>
        <table:table-row table:style-name="ro1">
          <table:table-cell office:value-type="float" office:value="1.6437963227342579E+18" table:style-name="ce1">
            <text:p>1.6438E+18</text:p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612926483" table:style-name="ce1">
            <text:p>5.75613E+11</text:p>
          </table:table-cell>
          <table:table-cell table:number-columns-repeated="16381"/>
        </table:table-row>
        <table:table-row table:style-name="ro1">
          <table:table-cell office:value-type="float" office:value="1.6437963228343473E+18" table:style-name="ce1">
            <text:p>1.6438E+18</text:p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66614151" table:style-name="ce1">
            <text:p>57566614151</text:p>
          </table:table-cell>
          <table:table-cell table:number-columns-repeated="16381"/>
        </table:table-row>
        <table:table-row table:style-name="ro1">
          <table:table-cell office:value-type="float" office:value="1.6437963229345943E+18" table:style-name="ce1">
            <text:p>1.6438E+18</text:p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5900383" table:style-name="ce1">
            <text:p>5755900383</text:p>
          </table:table-cell>
          <table:table-cell table:number-columns-repeated="16381"/>
        </table:table-row>
        <table:table-row table:style-name="ro1">
          <table:table-cell office:value-type="float" office:value="1.6437963230351506E+18" table:style-name="ce1">
            <text:p>1.6438E+18</text:p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602626801" table:style-name="ce1">
            <text:p>5.75603E+11</text:p>
          </table:table-cell>
          <table:table-cell table:number-columns-repeated="16381"/>
        </table:table-row>
        <table:table-row table:style-name="ro1">
          <table:table-cell office:value-type="float" office:value="1.6437963231345613E+18" table:style-name="ce1">
            <text:p>1.6438E+18</text:p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548410416" table:style-name="ce1">
            <text:p>5.75548E+11</text:p>
          </table:table-cell>
          <table:table-cell table:number-columns-repeated="16381"/>
        </table:table-row>
        <table:table-row table:style-name="ro1">
          <table:table-cell office:value-type="float" office:value="1.6437963232348334E+18" table:style-name="ce1">
            <text:p>1.6438E+18</text:p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478553772" table:style-name="ce1">
            <text:p>5.75479E+11</text:p>
          </table:table-cell>
          <table:table-cell table:number-columns-repeated="16381"/>
        </table:table-row>
        <table:table-row table:style-name="ro1">
          <table:table-cell office:value-type="float" office:value="1.6437963233345331E+18" table:style-name="ce1">
            <text:p>1.6438E+18</text:p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52075386" table:style-name="ce1">
            <text:p>57552075386</text:p>
          </table:table-cell>
          <table:table-cell table:number-columns-repeated="16381"/>
        </table:table-row>
        <table:table-row table:style-name="ro1">
          <table:table-cell office:value-type="float" office:value="1.6437963234343933E+18" table:style-name="ce1">
            <text:p>1.6438E+18</text:p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474214554" table:style-name="ce1">
            <text:p>5.75474E+11</text:p>
          </table:table-cell>
          <table:table-cell table:number-columns-repeated="16381"/>
        </table:table-row>
        <table:table-row table:style-name="ro1">
          <table:table-cell office:value-type="float" office:value="1.6437963235343757E+18" table:style-name="ce1">
            <text:p>1.6438E+18</text:p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519657135" table:style-name="ce1">
            <text:p>5.7552E+11</text:p>
          </table:table-cell>
          <table:table-cell table:number-columns-repeated="16381"/>
        </table:table-row>
        <table:table-row table:style-name="ro1">
          <table:table-cell office:value-type="float" office:value="1.6437963236341847E+18" table:style-name="ce1">
            <text:p>1.6438E+18</text:p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483608246" table:style-name="ce1">
            <text:p>5.75484E+11</text:p>
          </table:table-cell>
          <table:table-cell table:number-columns-repeated="16381"/>
        </table:table-row>
        <table:table-row table:style-name="ro1">
          <table:table-cell office:value-type="float" office:value="1.6437963237347174E+18" table:style-name="ce1">
            <text:p>1.6438E+18</text:p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419902802" table:style-name="ce1">
            <text:p>5.7542E+11</text:p>
          </table:table-cell>
          <table:table-cell table:number-columns-repeated="16381"/>
        </table:table-row>
        <table:table-row table:style-name="ro1">
          <table:table-cell office:value-type="float" office:value="1.6437963238344069E+18" table:style-name="ce1">
            <text:p>1.6438E+18</text:p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47492981" table:style-name="ce1">
            <text:p>57547492981</text:p>
          </table:table-cell>
          <table:table-cell table:number-columns-repeated="16381"/>
        </table:table-row>
        <table:table-row table:style-name="ro1">
          <table:table-cell office:value-type="float" office:value="1.6437963239346127E+18" table:style-name="ce1">
            <text:p>1.6438E+18</text:p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411510468" table:style-name="ce1">
            <text:p>5.75412E+11</text:p>
          </table:table-cell>
          <table:table-cell table:number-columns-repeated="16381"/>
        </table:table-row>
        <table:table-row table:style-name="ro1">
          <table:table-cell office:value-type="float" office:value="1.6437963240344187E+18" table:style-name="ce1">
            <text:p>1.6438E+18</text:p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442934036" table:style-name="ce1">
            <text:p>5.75443E+11</text:p>
          </table:table-cell>
          <table:table-cell table:number-columns-repeated="16381"/>
        </table:table-row>
        <table:table-row table:style-name="ro1">
          <table:table-cell office:value-type="float" office:value="1.6437963241343636E+18" table:style-name="ce1">
            <text:p>1.6438E+18</text:p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388765335" table:style-name="ce1">
            <text:p>5.75389E+11</text:p>
          </table:table-cell>
          <table:table-cell table:number-columns-repeated="16381"/>
        </table:table-row>
        <table:table-row table:style-name="ro1">
          <table:table-cell office:value-type="float" office:value="1.6437963242342579E+18" table:style-name="ce1">
            <text:p>1.6438E+18</text:p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305128098" table:style-name="ce1">
            <text:p>5.75305E+11</text:p>
          </table:table-cell>
          <table:table-cell table:number-columns-repeated="16381"/>
        </table:table-row>
        <table:table-row table:style-name="ro1">
          <table:table-cell office:value-type="float" office:value="1.6437963243344187E+18" table:style-name="ce1">
            <text:p>1.6438E+18</text:p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259685516" table:style-name="ce1">
            <text:p>5.7526E+11</text:p>
          </table:table-cell>
          <table:table-cell table:number-columns-repeated="16381"/>
        </table:table-row>
        <table:table-row table:style-name="ro1">
          <table:table-cell office:value-type="float" office:value="1.6437963244346624E+18" table:style-name="ce1">
            <text:p>1.6438E+18</text:p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143003464" table:style-name="ce1">
            <text:p>5.75143E+11</text:p>
          </table:table-cell>
          <table:table-cell table:number-columns-repeated="16381"/>
        </table:table-row>
        <table:table-row table:style-name="ro1">
          <table:table-cell office:value-type="float" office:value="1.6437963245343685E+18" table:style-name="ce1">
            <text:p>1.6438E+18</text:p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509469986" table:style-name="ce1">
            <text:p>57509469986</text:p>
          </table:table-cell>
          <table:table-cell table:number-columns-repeated="16381"/>
        </table:table-row>
        <table:table-row table:style-name="ro1">
          <table:table-cell office:value-type="float" office:value="1.6437963246346524E+18" table:style-name="ce1">
            <text:p>1.6438E+18</text:p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4981784821" table:style-name="ce1">
            <text:p>5.74982E+11</text:p>
          </table:table-cell>
          <table:table-cell table:number-columns-repeated="16381"/>
        </table:table-row>
        <table:table-row table:style-name="ro1">
          <table:table-cell office:value-type="float" office:value="1.6437963247342912E+18" table:style-name="ce1">
            <text:p>1.6438E+18</text:p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4850273132" table:style-name="ce1">
            <text:p>5.7485E+11</text:p>
          </table:table-cell>
          <table:table-cell table:number-columns-repeated="16381"/>
        </table:table-row>
        <table:table-row table:style-name="ro1">
          <table:table-cell office:value-type="float" office:value="1.6437963248345841E+18" table:style-name="ce1">
            <text:p>1.6438E+18</text:p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4810218811" table:style-name="ce1">
            <text:p>5.7481E+11</text:p>
          </table:table-cell>
          <table:table-cell table:number-columns-repeated="16381"/>
        </table:table-row>
        <table:table-row table:style-name="ro1">
          <table:table-cell office:value-type="float" office:value="1.6437963249346662E+18" table:style-name="ce1">
            <text:p>1.6438E+18</text:p>
          </table:table-cell>
          <table:table-cell office:value-type="float" office:value="-477061629295" table:style-name="ce1">
            <text:p>-4.77062E+11</text:p>
          </table:table-cell>
          <table:table-cell office:value-type="float" office:value="57470536232" table:style-name="ce1">
            <text:p>57470536232</text:p>
          </table:table-cell>
          <table:table-cell table:number-columns-repeated="16381"/>
        </table:table-row>
        <table:table-row table:style-name="ro1">
          <table:table-cell office:value-type="float" office:value="1.6437963250346191E+18" table:style-name="ce1">
            <text:p>1.6438E+18</text:p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847244263" table:style-name="ce1">
            <text:p>5.75847E+11</text:p>
          </table:table-cell>
          <table:table-cell table:number-columns-repeated="16381"/>
        </table:table-row>
        <table:table-row table:style-name="ro1">
          <table:table-cell office:value-type="float" office:value="1.6437963251343816E+18" table:style-name="ce1">
            <text:p>1.6438E+18</text:p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801515579" table:style-name="ce1">
            <text:p>5.75802E+11</text:p>
          </table:table-cell>
          <table:table-cell table:number-columns-repeated="16381"/>
        </table:table-row>
        <table:table-row table:style-name="ro1">
          <table:table-cell office:value-type="float" office:value="1.6437963252345472E+18" table:style-name="ce1">
            <text:p>1.6438E+18</text:p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74968338" table:style-name="ce1">
            <text:p>57574968338</text:p>
          </table:table-cell>
          <table:table-cell table:number-columns-repeated="16381"/>
        </table:table-row>
        <table:table-row table:style-name="ro1">
          <table:table-cell office:value-type="float" office:value="1.6437963253346432E+18" table:style-name="ce1">
            <text:p>1.6438E+18</text:p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839328766" table:style-name="ce1">
            <text:p>5.75839E+11</text:p>
          </table:table-cell>
          <table:table-cell table:number-columns-repeated="16381"/>
        </table:table-row>
        <table:table-row table:style-name="ro1">
          <table:table-cell office:value-type="float" office:value="1.6437963254343826E+18" table:style-name="ce1">
            <text:p>1.6438E+18</text:p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820398331" table:style-name="ce1">
            <text:p>5.7582E+11</text:p>
          </table:table-cell>
          <table:table-cell table:number-columns-repeated="16381"/>
        </table:table-row>
        <table:table-row table:style-name="ro1">
          <table:table-cell office:value-type="float" office:value="1.6437963255342359E+18" table:style-name="ce1">
            <text:p>1.6438E+18</text:p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923347473" table:style-name="ce1">
            <text:p>5.75923E+11</text:p>
          </table:table-cell>
          <table:table-cell table:number-columns-repeated="16381"/>
        </table:table-row>
        <table:table-row table:style-name="ro1">
          <table:table-cell office:value-type="float" office:value="1.6437963256342413E+18" table:style-name="ce1">
            <text:p>1.6438E+18</text:p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917768478" table:style-name="ce1">
            <text:p>5.75918E+11</text:p>
          </table:table-cell>
          <table:table-cell table:number-columns-repeated="16381"/>
        </table:table-row>
        <table:table-row table:style-name="ro1">
          <table:table-cell office:value-type="float" office:value="1.6437963257346245E+18" table:style-name="ce1">
            <text:p>1.6438E+18</text:p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881481171" table:style-name="ce1">
            <text:p>5.75881E+11</text:p>
          </table:table-cell>
          <table:table-cell table:number-columns-repeated="16381"/>
        </table:table-row>
        <table:table-row table:style-name="ro1">
          <table:table-cell office:value-type="float" office:value="1.6437963258344417E+18" table:style-name="ce1">
            <text:p>1.6438E+18</text:p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787878036" table:style-name="ce1">
            <text:p>5.75788E+11</text:p>
          </table:table-cell>
          <table:table-cell table:number-columns-repeated="16381"/>
        </table:table-row>
        <table:table-row table:style-name="ro1">
          <table:table-cell office:value-type="float" office:value="1.6437963259343997E+18" table:style-name="ce1">
            <text:p>1.6438E+18</text:p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685310364" table:style-name="ce1">
            <text:p>5.75685E+11</text:p>
          </table:table-cell>
          <table:table-cell table:number-columns-repeated="16381"/>
        </table:table-row>
        <table:table-row table:style-name="ro1">
          <table:table-cell office:value-type="float" office:value="1.6437963260345185E+18" table:style-name="ce1">
            <text:p>1.6438E+18</text:p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732135773" table:style-name="ce1">
            <text:p>5.75732E+11</text:p>
          </table:table-cell>
          <table:table-cell table:number-columns-repeated="16381"/>
        </table:table-row>
        <table:table-row table:style-name="ro1">
          <table:table-cell office:value-type="float" office:value="1.6437963261343468E+18" table:style-name="ce1">
            <text:p>1.6438E+18</text:p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652933121" table:style-name="ce1">
            <text:p>5.75653E+11</text:p>
          </table:table-cell>
          <table:table-cell table:number-columns-repeated="16381"/>
        </table:table-row>
        <table:table-row table:style-name="ro1">
          <table:table-cell office:value-type="float" office:value="1.6437963262344069E+18" table:style-name="ce1">
            <text:p>1.6438E+18</text:p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553750992" table:style-name="ce1">
            <text:p>5.75554E+11</text:p>
          </table:table-cell>
          <table:table-cell table:number-columns-repeated="16381"/>
        </table:table-row>
        <table:table-row table:style-name="ro1">
          <table:table-cell office:value-type="float" office:value="1.6437963263346929E+18" table:style-name="ce1">
            <text:p>1.6438E+18</text:p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702571869" table:style-name="ce1">
            <text:p>5.75703E+11</text:p>
          </table:table-cell>
          <table:table-cell table:number-columns-repeated="16381"/>
        </table:table-row>
        <table:table-row table:style-name="ro1">
          <table:table-cell office:value-type="float" office:value="1.6437963264343636E+18" table:style-name="ce1">
            <text:p>1.6438E+18</text:p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65407753" table:style-name="ce1">
            <text:p>57565407753</text:p>
          </table:table-cell>
          <table:table-cell table:number-columns-repeated="16381"/>
        </table:table-row>
        <table:table-row table:style-name="ro1">
          <table:table-cell office:value-type="float" office:value="1.6437963265344535E+18" table:style-name="ce1">
            <text:p>1.6438E+18</text:p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710296631" table:style-name="ce1">
            <text:p>5.7571E+11</text:p>
          </table:table-cell>
          <table:table-cell table:number-columns-repeated="16381"/>
        </table:table-row>
        <table:table-row table:style-name="ro1">
          <table:table-cell office:value-type="float" office:value="1.6437963266345318E+18" table:style-name="ce1">
            <text:p>1.6438E+18</text:p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681352615" table:style-name="ce1">
            <text:p>5.75681E+11</text:p>
          </table:table-cell>
          <table:table-cell table:number-columns-repeated="16381"/>
        </table:table-row>
        <table:table-row table:style-name="ro1">
          <table:table-cell office:value-type="float" office:value="1.6437963267342884E+18" table:style-name="ce1">
            <text:p>1.6438E+18</text:p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637340546" table:style-name="ce1">
            <text:p>5.75637E+11</text:p>
          </table:table-cell>
          <table:table-cell table:number-columns-repeated="16381"/>
        </table:table-row>
        <table:table-row table:style-name="ro1">
          <table:table-cell office:value-type="float" office:value="1.6437963268346493E+18" table:style-name="ce1">
            <text:p>1.6438E+18</text:p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709056854" table:style-name="ce1">
            <text:p>5.75709E+11</text:p>
          </table:table-cell>
          <table:table-cell table:number-columns-repeated="16381"/>
        </table:table-row>
        <table:table-row table:style-name="ro1">
          <table:table-cell office:value-type="float" office:value="1.6437963269343037E+18" table:style-name="ce1">
            <text:p>1.6438E+18</text:p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694131851" table:style-name="ce1">
            <text:p>5.75694E+11</text:p>
          </table:table-cell>
          <table:table-cell table:number-columns-repeated="16381"/>
        </table:table-row>
        <table:table-row table:style-name="ro1">
          <table:table-cell office:value-type="float" office:value="1.6437963270344829E+18" table:style-name="ce1">
            <text:p>1.6438E+18</text:p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790548325" table:style-name="ce1">
            <text:p>5.75791E+11</text:p>
          </table:table-cell>
          <table:table-cell table:number-columns-repeated="16381"/>
        </table:table-row>
        <table:table-row table:style-name="ro1">
          <table:table-cell office:value-type="float" office:value="1.6437963271344589E+18" table:style-name="ce1">
            <text:p>1.6438E+18</text:p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801944733" table:style-name="ce1">
            <text:p>5.75802E+11</text:p>
          </table:table-cell>
          <table:table-cell table:number-columns-repeated="16381"/>
        </table:table-row>
        <table:table-row table:style-name="ro1">
          <table:table-cell office:value-type="float" office:value="1.6437963272347085E+18" table:style-name="ce1">
            <text:p>1.6438E+18</text:p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784444809" table:style-name="ce1">
            <text:p>5.75784E+11</text:p>
          </table:table-cell>
          <table:table-cell table:number-columns-repeated="16381"/>
        </table:table-row>
        <table:table-row table:style-name="ro1">
          <table:table-cell office:value-type="float" office:value="1.6437963273346847E+18" table:style-name="ce1">
            <text:p>1.6438E+18</text:p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871372223" table:style-name="ce1">
            <text:p>5.75871E+11</text:p>
          </table:table-cell>
          <table:table-cell table:number-columns-repeated="16381"/>
        </table:table-row>
        <table:table-row table:style-name="ro1">
          <table:table-cell office:value-type="float" office:value="1.6437963274343657E+18" table:style-name="ce1">
            <text:p>1.6438E+18</text:p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848579407" table:style-name="ce1">
            <text:p>5.75849E+11</text:p>
          </table:table-cell>
          <table:table-cell table:number-columns-repeated="16381"/>
        </table:table-row>
        <table:table-row table:style-name="ro1">
          <table:table-cell office:value-type="float" office:value="1.6437963275349048E+18" table:style-name="ce1">
            <text:p>1.6438E+18</text:p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958538055" table:style-name="ce1">
            <text:p>5.75959E+11</text:p>
          </table:table-cell>
          <table:table-cell table:number-columns-repeated="16381"/>
        </table:table-row>
        <table:table-row table:style-name="ro1">
          <table:table-cell office:value-type="float" office:value="1.6437963276344343E+18" table:style-name="ce1">
            <text:p>1.6438E+18</text:p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959253311" table:style-name="ce1">
            <text:p>5.75959E+11</text:p>
          </table:table-cell>
          <table:table-cell table:number-columns-repeated="16381"/>
        </table:table-row>
        <table:table-row table:style-name="ro1">
          <table:table-cell office:value-type="float" office:value="1.6437963277345958E+18" table:style-name="ce1">
            <text:p>1.6438E+18</text:p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938749313" table:style-name="ce1">
            <text:p>5.75939E+11</text:p>
          </table:table-cell>
          <table:table-cell table:number-columns-repeated="16381"/>
        </table:table-row>
        <table:table-row table:style-name="ro1">
          <table:table-cell office:value-type="float" office:value="1.6437963278343844E+18" table:style-name="ce1">
            <text:p>1.6438E+18</text:p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6036024094" table:style-name="ce1">
            <text:p>5.76036E+11</text:p>
          </table:table-cell>
          <table:table-cell table:number-columns-repeated="16381"/>
        </table:table-row>
        <table:table-row table:style-name="ro1">
          <table:table-cell office:value-type="float" office:value="1.643796327934645E+18" table:style-name="ce1">
            <text:p>1.6438E+18</text:p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6020765305" table:style-name="ce1">
            <text:p>5.76021E+11</text:p>
          </table:table-cell>
          <table:table-cell table:number-columns-repeated="16381"/>
        </table:table-row>
        <table:table-row table:style-name="ro1">
          <table:table-cell office:value-type="float" office:value="1.6437963280345641E+18" table:style-name="ce1">
            <text:p>1.6438E+18</text:p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6071310043" table:style-name="ce1">
            <text:p>5.76071E+11</text:p>
          </table:table-cell>
          <table:table-cell table:number-columns-repeated="16381"/>
        </table:table-row>
        <table:table-row table:style-name="ro1">
          <table:table-cell office:value-type="float" office:value="1.6437963281344955E+18" table:style-name="ce1">
            <text:p>1.6438E+18</text:p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6054048538" table:style-name="ce1">
            <text:p>5.76054E+11</text:p>
          </table:table-cell>
          <table:table-cell table:number-columns-repeated="16381"/>
        </table:table-row>
        <table:table-row table:style-name="ro1">
          <table:table-cell office:value-type="float" office:value="1.6437963282344486E+18" table:style-name="ce1">
            <text:p>1.6438E+18</text:p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6020383835" table:style-name="ce1">
            <text:p>5.7602E+11</text:p>
          </table:table-cell>
          <table:table-cell table:number-columns-repeated="16381"/>
        </table:table-row>
        <table:table-row table:style-name="ro1">
          <table:table-cell office:value-type="float" office:value="1.6437963283347062E+18" table:style-name="ce1">
            <text:p>1.6438E+18</text:p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6041412354" table:style-name="ce1">
            <text:p>5.76041E+11</text:p>
          </table:table-cell>
          <table:table-cell table:number-columns-repeated="16381"/>
        </table:table-row>
        <table:table-row table:style-name="ro1">
          <table:table-cell office:value-type="float" office:value="1.6437963284345377E+18" table:style-name="ce1">
            <text:p>1.6438E+18</text:p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99773407" table:style-name="ce1">
            <text:p>57599773407</text:p>
          </table:table-cell>
          <table:table-cell table:number-columns-repeated="16381"/>
        </table:table-row>
        <table:table-row table:style-name="ro1">
          <table:table-cell office:value-type="float" office:value="1.6437963285343798E+18" table:style-name="ce1">
            <text:p>1.6438E+18</text:p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6017141342" table:style-name="ce1">
            <text:p>5.76017E+11</text:p>
          </table:table-cell>
          <table:table-cell table:number-columns-repeated="16381"/>
        </table:table-row>
        <table:table-row table:style-name="ro1">
          <table:table-cell office:value-type="float" office:value="1.6437963286345339E+18" table:style-name="ce1">
            <text:p>1.6438E+18</text:p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964450836" table:style-name="ce1">
            <text:p>5.75964E+11</text:p>
          </table:table-cell>
          <table:table-cell table:number-columns-repeated="16381"/>
        </table:table-row>
        <table:table-row table:style-name="ro1">
          <table:table-cell office:value-type="float" office:value="1.6437963287343314E+18" table:style-name="ce1">
            <text:p>1.6438E+18</text:p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886535645" table:style-name="ce1">
            <text:p>5.75887E+11</text:p>
          </table:table-cell>
          <table:table-cell table:number-columns-repeated="16381"/>
        </table:table-row>
        <table:table-row table:style-name="ro1">
          <table:table-cell office:value-type="float" office:value="1.6437963288343373E+18" table:style-name="ce1">
            <text:p>1.6438E+18</text:p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880479813" table:style-name="ce1">
            <text:p>5.7588E+11</text:p>
          </table:table-cell>
          <table:table-cell table:number-columns-repeated="16381"/>
        </table:table-row>
        <table:table-row table:style-name="ro1">
          <table:table-cell office:value-type="float" office:value="1.6437963289347594E+18" table:style-name="ce1">
            <text:p>1.6438E+18</text:p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797271729" table:style-name="ce1">
            <text:p>5.75797E+11</text:p>
          </table:table-cell>
          <table:table-cell table:number-columns-repeated="16381"/>
        </table:table-row>
        <table:table-row table:style-name="ro1">
          <table:table-cell office:value-type="float" office:value="1.643796329034327E+18" table:style-name="ce1">
            <text:p>1.6438E+18</text:p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80332756" table:style-name="ce1">
            <text:p>57580332756</text:p>
          </table:table-cell>
          <table:table-cell table:number-columns-repeated="16381"/>
        </table:table-row>
        <table:table-row table:style-name="ro1">
          <table:table-cell office:value-type="float" office:value="1.6437963291343247E+18" table:style-name="ce1">
            <text:p>1.6438E+18</text:p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750732422" table:style-name="ce1">
            <text:p>5.75751E+11</text:p>
          </table:table-cell>
          <table:table-cell table:number-columns-repeated="16381"/>
        </table:table-row>
        <table:table-row table:style-name="ro1">
          <table:table-cell office:value-type="float" office:value="1.6437963292347633E+18" table:style-name="ce1">
            <text:p>1.6438E+18</text:p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693559647" table:style-name="ce1">
            <text:p>5.75694E+11</text:p>
          </table:table-cell>
          <table:table-cell table:number-columns-repeated="16381"/>
        </table:table-row>
        <table:table-row table:style-name="ro1">
          <table:table-cell office:value-type="float" office:value="1.643796329334239E+18" table:style-name="ce1">
            <text:p>1.6438E+18</text:p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912094116" table:style-name="ce1">
            <text:p>5.75912E+11</text:p>
          </table:table-cell>
          <table:table-cell table:number-columns-repeated="16381"/>
        </table:table-row>
        <table:table-row table:style-name="ro1">
          <table:table-cell office:value-type="float" office:value="1.6437963294344909E+18" table:style-name="ce1">
            <text:p>1.6438E+18</text:p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5952529907" table:style-name="ce1">
            <text:p>5.75953E+11</text:p>
          </table:table-cell>
          <table:table-cell table:number-columns-repeated="16381"/>
        </table:table-row>
        <table:table-row table:style-name="ro1">
          <table:table-cell office:value-type="float" office:value="1.6437963295342569E+18" table:style-name="ce1">
            <text:p>1.6438E+18</text:p>
          </table:table-cell>
          <table:table-cell office:value-type="float" office:value="-477788925171" table:style-name="ce1">
            <text:p>-4.77789E+11</text:p>
          </table:table-cell>
          <table:table-cell office:value-type="float" office:value="576035690308" table:style-name="ce1">
            <text:p>5.76036E+11</text:p>
          </table:table-cell>
          <table:table-cell table:number-columns-repeated="16381"/>
        </table:table-row>
        <table:table-row table:style-name="ro1">
          <table:table-cell office:value-type="float" office:value="1.6437963296343232E+18" table:style-name="ce1">
            <text:p>1.6438E+18</text:p>
          </table:table-cell>
          <table:table-cell office:value-type="float" office:value="-488619834185" table:style-name="ce1">
            <text:p>-4.8862E+11</text:p>
          </table:table-cell>
          <table:table-cell office:value-type="float" office:value="579160737991" table:style-name="ce1">
            <text:p>5.79161E+11</text:p>
          </table:table-cell>
          <table:table-cell table:number-columns-repeated="16381"/>
        </table:table-row>
        <table:table-row table:style-name="ro1">
          <table:table-cell office:value-type="float" office:value="1.6437963297344166E+18" table:style-name="ce1">
            <text:p>1.6438E+18</text:p>
          </table:table-cell>
          <table:table-cell office:value-type="float" office:value="-488619834185" table:style-name="ce1">
            <text:p>-4.8862E+11</text:p>
          </table:table-cell>
          <table:table-cell office:value-type="float" office:value="579208135605" table:style-name="ce1">
            <text:p>5.79208E+11</text:p>
          </table:table-cell>
          <table:table-cell table:number-columns-repeated="16381"/>
        </table:table-row>
        <table:table-row table:style-name="ro1">
          <table:table-cell office:value-type="float" office:value="1.6437963298345267E+18" table:style-name="ce1">
            <text:p>1.6438E+18</text:p>
          </table:table-cell>
          <table:table-cell office:value-type="float" office:value="-488619834185" table:style-name="ce1">
            <text:p>-4.8862E+11</text:p>
          </table:table-cell>
          <table:table-cell office:value-type="float" office:value="579365348816" table:style-name="ce1">
            <text:p>5.79365E+11</text:p>
          </table:table-cell>
          <table:table-cell table:number-columns-repeated="16381"/>
        </table:table-row>
        <table:table-row table:style-name="ro1">
          <table:table-cell office:value-type="float" office:value="1.6437963299347382E+18" table:style-name="ce1">
            <text:p>1.6438E+18</text:p>
          </table:table-cell>
          <table:table-cell office:value-type="float" office:value="-488619834185" table:style-name="ce1">
            <text:p>-4.8862E+11</text:p>
          </table:table-cell>
          <table:table-cell office:value-type="float" office:value="579412698746" table:style-name="ce1">
            <text:p>5.79413E+11</text:p>
          </table:table-cell>
          <table:table-cell table:number-columns-repeated="16381"/>
        </table:table-row>
        <table:table-row table:style-name="ro1">
          <table:table-cell office:value-type="float" office:value="1.6437963300345454E+18" table:style-name="ce1">
            <text:p>1.6438E+18</text:p>
          </table:table-cell>
          <table:table-cell office:value-type="float" office:value="-488619834185" table:style-name="ce1">
            <text:p>-4.8862E+11</text:p>
          </table:table-cell>
          <table:table-cell office:value-type="float" office:value="579525661469" table:style-name="ce1">
            <text:p>5.79526E+11</text:p>
          </table:table-cell>
          <table:table-cell table:number-columns-repeated="16381"/>
        </table:table-row>
        <table:table-row table:style-name="ro1">
          <table:table-cell office:value-type="float" office:value="1.6437963301345418E+18" table:style-name="ce1">
            <text:p>1.6438E+18</text:p>
          </table:table-cell>
          <table:table-cell office:value-type="float" office:value="-488619834185" table:style-name="ce1">
            <text:p>-4.8862E+11</text:p>
          </table:table-cell>
          <table:table-cell office:value-type="float" office:value="579564857483" table:style-name="ce1">
            <text:p>5.79565E+11</text:p>
          </table:table-cell>
          <table:table-cell table:number-columns-repeated="16381"/>
        </table:table-row>
        <table:table-row table:style-name="ro1">
          <table:table-cell office:value-type="float" office:value="1.643796330234294E+18" table:style-name="ce1">
            <text:p>1.6438E+18</text:p>
          </table:table-cell>
          <table:table-cell office:value-type="float" office:value="-488619834185" table:style-name="ce1">
            <text:p>-4.8862E+11</text:p>
          </table:table-cell>
          <table:table-cell office:value-type="float" office:value="579578971863" table:style-name="ce1">
            <text:p>5.79579E+11</text:p>
          </table:table-cell>
          <table:table-cell table:number-columns-repeated="16381"/>
        </table:table-row>
        <table:table-row table:style-name="ro1">
          <table:table-cell office:value-type="float" office:value="1.6437963303344904E+18" table:style-name="ce1">
            <text:p>1.6438E+18</text:p>
          </table:table-cell>
          <table:table-cell office:value-type="float" office:value="-488619834185" table:style-name="ce1">
            <text:p>-4.8862E+11</text:p>
          </table:table-cell>
          <table:table-cell office:value-type="float" office:value="579705858231" table:style-name="ce1">
            <text:p>5.79706E+11</text:p>
          </table:table-cell>
          <table:table-cell table:number-columns-repeated="16381"/>
        </table:table-row>
        <table:table-row table:style-name="ro1">
          <table:table-cell office:value-type="float" office:value="1.6437963304346721E+18" table:style-name="ce1">
            <text:p>1.6438E+18</text:p>
          </table:table-cell>
          <table:table-cell office:value-type="float" office:value="-488619834185" table:style-name="ce1">
            <text:p>-4.8862E+11</text:p>
          </table:table-cell>
          <table:table-cell office:value-type="float" office:value="579725074768" table:style-name="ce1">
            <text:p>5.79725E+11</text:p>
          </table:table-cell>
          <table:table-cell table:number-columns-repeated="16381"/>
        </table:table-row>
        <table:table-row table:style-name="ro1">
          <table:table-cell office:value-type="float" office:value="1.6437963305346092E+18" table:style-name="ce1">
            <text:p>1.6438E+18</text:p>
          </table:table-cell>
          <table:table-cell office:value-type="float" office:value="-488619834185" table:style-name="ce1">
            <text:p>-4.8862E+11</text:p>
          </table:table-cell>
          <table:table-cell office:value-type="float" office:value="57981467247" table:style-name="ce1">
            <text:p>57981467247</text:p>
          </table:table-cell>
          <table:table-cell table:number-columns-repeated="16381"/>
        </table:table-row>
        <table:table-row table:style-name="ro1">
          <table:table-cell office:value-type="float" office:value="1.6437963306345155E+18" table:style-name="ce1">
            <text:p>1.6438E+18</text:p>
          </table:table-cell>
          <table:table-cell office:value-type="float" office:value="-488619834185" table:style-name="ce1">
            <text:p>-4.8862E+11</text:p>
          </table:table-cell>
          <table:table-cell office:value-type="float" office:value="579835796356" table:style-name="ce1">
            <text:p>5.79836E+11</text:p>
          </table:table-cell>
          <table:table-cell table:number-columns-repeated="16381"/>
        </table:table-row>
        <table:table-row table:style-name="ro1">
          <table:table-cell office:value-type="float" office:value="1.6437963307348452E+18" table:style-name="ce1">
            <text:p>1.6438E+18</text:p>
          </table:table-cell>
          <table:table-cell office:value-type="float" office:value="-488619834185" table:style-name="ce1">
            <text:p>-4.8862E+11</text:p>
          </table:table-cell>
          <table:table-cell office:value-type="float" office:value="579835367203" table:style-name="ce1">
            <text:p>5.79835E+11</text:p>
          </table:table-cell>
          <table:table-cell table:number-columns-repeated="16381"/>
        </table:table-row>
        <table:table-row table:style-name="ro1">
          <table:table-cell office:value-type="float" office:value="1.6437963308343345E+18" table:style-name="ce1">
            <text:p>1.6438E+18</text:p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046510696" table:style-name="ce1">
            <text:p>5.80047E+11</text:p>
          </table:table-cell>
          <table:table-cell table:number-columns-repeated="16381"/>
        </table:table-row>
        <table:table-row table:style-name="ro1">
          <table:table-cell office:value-type="float" office:value="1.6437963309342474E+18" table:style-name="ce1">
            <text:p>1.6438E+18</text:p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087900162" table:style-name="ce1">
            <text:p>5.80088E+11</text:p>
          </table:table-cell>
          <table:table-cell table:number-columns-repeated="16381"/>
        </table:table-row>
        <table:table-row table:style-name="ro1">
          <table:table-cell office:value-type="float" office:value="1.6437963310344369E+18" table:style-name="ce1">
            <text:p>1.6438E+18</text:p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217552185" table:style-name="ce1">
            <text:p>5.80218E+11</text:p>
          </table:table-cell>
          <table:table-cell table:number-columns-repeated="16381"/>
        </table:table-row>
        <table:table-row table:style-name="ro1">
          <table:table-cell office:value-type="float" office:value="1.6437963311342625E+18" table:style-name="ce1">
            <text:p>1.6438E+18</text:p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2713871" table:style-name="ce1">
            <text:p>5802713871</text:p>
          </table:table-cell>
          <table:table-cell table:number-columns-repeated="16381"/>
        </table:table-row>
        <table:table-row table:style-name="ro1">
          <table:table-cell office:value-type="float" office:value="1.6437963312342743E+18" table:style-name="ce1">
            <text:p>1.6438E+18</text:p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298948288" table:style-name="ce1">
            <text:p>5.80299E+11</text:p>
          </table:table-cell>
          <table:table-cell table:number-columns-repeated="16381"/>
        </table:table-row>
        <table:table-row table:style-name="ro1">
          <table:table-cell office:value-type="float" office:value="1.6437963313344553E+18" table:style-name="ce1">
            <text:p>1.6438E+18</text:p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389642715" table:style-name="ce1">
            <text:p>5.8039E+11</text:p>
          </table:table-cell>
          <table:table-cell table:number-columns-repeated="16381"/>
        </table:table-row>
        <table:table-row table:style-name="ro1">
          <table:table-cell office:value-type="float" office:value="1.6437963314347356E+18" table:style-name="ce1">
            <text:p>1.6438E+18</text:p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390644073" table:style-name="ce1">
            <text:p>5.80391E+11</text:p>
          </table:table-cell>
          <table:table-cell table:number-columns-repeated="16381"/>
        </table:table-row>
        <table:table-row table:style-name="ro1">
          <table:table-cell office:value-type="float" office:value="1.6437963315344625E+18" table:style-name="ce1">
            <text:p>1.6438E+18</text:p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461454391" table:style-name="ce1">
            <text:p>5.80461E+11</text:p>
          </table:table-cell>
          <table:table-cell table:number-columns-repeated="16381"/>
        </table:table-row>
        <table:table-row table:style-name="ro1">
          <table:table-cell office:value-type="float" office:value="1.6437963316347049E+18" table:style-name="ce1">
            <text:p>1.6438E+18</text:p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43756485" table:style-name="ce1">
            <text:p>58043756485</text:p>
          </table:table-cell>
          <table:table-cell table:number-columns-repeated="16381"/>
        </table:table-row>
        <table:table-row table:style-name="ro1">
          <table:table-cell office:value-type="float" office:value="1.6437963317346872E+18" table:style-name="ce1">
            <text:p>1.6438E+18</text:p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384302139" table:style-name="ce1">
            <text:p>5.80384E+11</text:p>
          </table:table-cell>
          <table:table-cell table:number-columns-repeated="16381"/>
        </table:table-row>
        <table:table-row table:style-name="ro1">
          <table:table-cell office:value-type="float" office:value="1.6437963318341847E+18" table:style-name="ce1">
            <text:p>1.6438E+18</text:p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513238907" table:style-name="ce1">
            <text:p>5.80513E+11</text:p>
          </table:table-cell>
          <table:table-cell table:number-columns-repeated="16381"/>
        </table:table-row>
        <table:table-row table:style-name="ro1">
          <table:table-cell office:value-type="float" office:value="1.6437963319344046E+18" table:style-name="ce1">
            <text:p>1.6438E+18</text:p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478668213" table:style-name="ce1">
            <text:p>5.80479E+11</text:p>
          </table:table-cell>
          <table:table-cell table:number-columns-repeated="16381"/>
        </table:table-row>
        <table:table-row table:style-name="ro1">
          <table:table-cell office:value-type="float" office:value="1.6437963320340818E+18" table:style-name="ce1">
            <text:p>1.6438E+18</text:p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540323257" table:style-name="ce1">
            <text:p>5.8054E+11</text:p>
          </table:table-cell>
          <table:table-cell table:number-columns-repeated="16381"/>
        </table:table-row>
        <table:table-row table:style-name="ro1">
          <table:table-cell office:value-type="float" office:value="1.6437963321343475E+18" table:style-name="ce1">
            <text:p>1.6438E+18</text:p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521965027" table:style-name="ce1">
            <text:p>5.80522E+11</text:p>
          </table:table-cell>
          <table:table-cell table:number-columns-repeated="16381"/>
        </table:table-row>
        <table:table-row table:style-name="ro1">
          <table:table-cell office:value-type="float" office:value="1.6437963322347548E+18" table:style-name="ce1">
            <text:p>1.6438E+18</text:p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485677719" table:style-name="ce1">
            <text:p>5.80486E+11</text:p>
          </table:table-cell>
          <table:table-cell table:number-columns-repeated="16381"/>
        </table:table-row>
        <table:table-row table:style-name="ro1">
          <table:table-cell office:value-type="float" office:value="1.6437963323345567E+18" table:style-name="ce1">
            <text:p>1.6438E+18</text:p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528926849" table:style-name="ce1">
            <text:p>5.80529E+11</text:p>
          </table:table-cell>
          <table:table-cell table:number-columns-repeated="16381"/>
        </table:table-row>
        <table:table-row table:style-name="ro1">
          <table:table-cell office:value-type="float" office:value="1.6437963324346604E+18" table:style-name="ce1">
            <text:p>1.6438E+18</text:p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494689941" table:style-name="ce1">
            <text:p>5.80495E+11</text:p>
          </table:table-cell>
          <table:table-cell table:number-columns-repeated="16381"/>
        </table:table-row>
        <table:table-row table:style-name="ro1">
          <table:table-cell office:value-type="float" office:value="1.6437963325350003E+18" table:style-name="ce1">
            <text:p>1.6438E+18</text:p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567598343" table:style-name="ce1">
            <text:p>5.80568E+11</text:p>
          </table:table-cell>
          <table:table-cell table:number-columns-repeated="16381"/>
        </table:table-row>
        <table:table-row table:style-name="ro1">
          <table:table-cell office:value-type="float" office:value="1.643796332634327E+18" table:style-name="ce1">
            <text:p>1.6438E+18</text:p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55305481" table:style-name="ce1">
            <text:p>58055305481</text:p>
          </table:table-cell>
          <table:table-cell table:number-columns-repeated="16381"/>
        </table:table-row>
        <table:table-row table:style-name="ro1">
          <table:table-cell office:value-type="float" office:value="1.6437963327341053E+18" table:style-name="ce1">
            <text:p>1.6438E+18</text:p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516195297" table:style-name="ce1">
            <text:p>5.80516E+11</text:p>
          </table:table-cell>
          <table:table-cell table:number-columns-repeated="16381"/>
        </table:table-row>
        <table:table-row table:style-name="ro1">
          <table:table-cell office:value-type="float" office:value="1.6437963328346844E+18" table:style-name="ce1">
            <text:p>1.6438E+18</text:p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61132431" table:style-name="ce1">
            <text:p>58061132431</text:p>
          </table:table-cell>
          <table:table-cell table:number-columns-repeated="16381"/>
        </table:table-row>
        <table:table-row table:style-name="ro1">
          <table:table-cell office:value-type="float" office:value="1.643796332934154E+18" table:style-name="ce1">
            <text:p>1.6438E+18</text:p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591154099" table:style-name="ce1">
            <text:p>5.80591E+11</text:p>
          </table:table-cell>
          <table:table-cell table:number-columns-repeated="16381"/>
        </table:table-row>
        <table:table-row table:style-name="ro1">
          <table:table-cell office:value-type="float" office:value="1.6437963330344525E+18" table:style-name="ce1">
            <text:p>1.6438E+18</text:p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756425858" table:style-name="ce1">
            <text:p>5.80756E+11</text:p>
          </table:table-cell>
          <table:table-cell table:number-columns-repeated="16381"/>
        </table:table-row>
        <table:table-row table:style-name="ro1">
          <table:table-cell office:value-type="float" office:value="1.6437963331343624E+18" table:style-name="ce1">
            <text:p>1.6438E+18</text:p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789470673" table:style-name="ce1">
            <text:p>5.80789E+11</text:p>
          </table:table-cell>
          <table:table-cell table:number-columns-repeated="16381"/>
        </table:table-row>
        <table:table-row table:style-name="ro1">
          <table:table-cell office:value-type="float" office:value="1.6437963332342121E+18" table:style-name="ce1">
            <text:p>1.6438E+18</text:p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807876587" table:style-name="ce1">
            <text:p>5.80808E+11</text:p>
          </table:table-cell>
          <table:table-cell table:number-columns-repeated="16381"/>
        </table:table-row>
        <table:table-row table:style-name="ro1">
          <table:table-cell office:value-type="float" office:value="1.6437963333347487E+18" table:style-name="ce1">
            <text:p>1.6438E+18</text:p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939722061" table:style-name="ce1">
            <text:p>5.8094E+11</text:p>
          </table:table-cell>
          <table:table-cell table:number-columns-repeated="16381"/>
        </table:table-row>
        <table:table-row table:style-name="ro1">
          <table:table-cell office:value-type="float" office:value="1.6437963334348032E+18" table:style-name="ce1">
            <text:p>1.6438E+18</text:p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096575737" table:style-name="ce1">
            <text:p>58096575737</text:p>
          </table:table-cell>
          <table:table-cell table:number-columns-repeated="16381"/>
        </table:table-row>
        <table:table-row table:style-name="ro1">
          <table:table-cell office:value-type="float" office:value="1.6437963335344566E+18" table:style-name="ce1">
            <text:p>1.6438E+18</text:p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1055259705" table:style-name="ce1">
            <text:p>5.81055E+11</text:p>
          </table:table-cell>
          <table:table-cell table:number-columns-repeated="16381"/>
        </table:table-row>
        <table:table-row table:style-name="ro1">
          <table:table-cell office:value-type="float" office:value="1.6437963336343918E+18" table:style-name="ce1">
            <text:p>1.6438E+18</text:p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1074714661" table:style-name="ce1">
            <text:p>5.81075E+11</text:p>
          </table:table-cell>
          <table:table-cell table:number-columns-repeated="16381"/>
        </table:table-row>
        <table:table-row table:style-name="ro1">
          <table:table-cell office:value-type="float" office:value="1.6437963337342733E+18" table:style-name="ce1">
            <text:p>1.6438E+18</text:p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1073570251" table:style-name="ce1">
            <text:p>5.81074E+11</text:p>
          </table:table-cell>
          <table:table-cell table:number-columns-repeated="16381"/>
        </table:table-row>
        <table:table-row table:style-name="ro1">
          <table:table-cell office:value-type="float" office:value="1.6437963338344771E+18" table:style-name="ce1">
            <text:p>1.6438E+18</text:p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1247711182" table:style-name="ce1">
            <text:p>5.81248E+11</text:p>
          </table:table-cell>
          <table:table-cell table:number-columns-repeated="16381"/>
        </table:table-row>
        <table:table-row table:style-name="ro1">
          <table:table-cell office:value-type="float" office:value="1.6437963339346255E+18" table:style-name="ce1">
            <text:p>1.6438E+18</text:p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127913475" table:style-name="ce1">
            <text:p>58127913475</text:p>
          </table:table-cell>
          <table:table-cell table:number-columns-repeated="16381"/>
        </table:table-row>
        <table:table-row table:style-name="ro1">
          <table:table-cell office:value-type="float" office:value="1.6437963340343409E+18" table:style-name="ce1">
            <text:p>1.6438E+18</text:p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1359481812" table:style-name="ce1">
            <text:p>5.81359E+11</text:p>
          </table:table-cell>
          <table:table-cell table:number-columns-repeated="16381"/>
        </table:table-row>
        <table:table-row table:style-name="ro1">
          <table:table-cell office:value-type="float" office:value="1.6437963341342956E+18" table:style-name="ce1">
            <text:p>1.6438E+18</text:p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1384181976" table:style-name="ce1">
            <text:p>5.81384E+11</text:p>
          </table:table-cell>
          <table:table-cell table:number-columns-repeated="16381"/>
        </table:table-row>
        <table:table-row table:style-name="ro1">
          <table:table-cell office:value-type="float" office:value="1.6437963342346012E+18" table:style-name="ce1">
            <text:p>1.6438E+18</text:p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1381797791" table:style-name="ce1">
            <text:p>5.81382E+11</text:p>
          </table:table-cell>
          <table:table-cell table:number-columns-repeated="16381"/>
        </table:table-row>
        <table:table-row table:style-name="ro1">
          <table:table-cell office:value-type="float" office:value="1.6437963343341294E+18" table:style-name="ce1">
            <text:p>1.6438E+18</text:p>
          </table:table-cell>
          <table:table-cell office:value-type="float" office:value="-488619834185" table:style-name="ce1">
            <text:p>-4.8862E+11</text:p>
          </table:table-cell>
          <table:table-cell office:value-type="float" office:value="581495761871" table:style-name="ce1">
            <text:p>5.81496E+11</text:p>
          </table:table-cell>
          <table:table-cell table:number-columns-repeated="16381"/>
        </table:table-row>
        <table:table-row table:style-name="ro1">
          <table:table-cell office:value-type="float" office:value="1.6437963344346752E+18" table:style-name="ce1">
            <text:p>1.6438E+18</text:p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621404648" table:style-name="ce1">
            <text:p>5.85621E+11</text:p>
          </table:table-cell>
          <table:table-cell table:number-columns-repeated="16381"/>
        </table:table-row>
        <table:table-row table:style-name="ro1">
          <table:table-cell office:value-type="float" office:value="1.6437963345341629E+18" table:style-name="ce1">
            <text:p>1.6438E+18</text:p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647964478" table:style-name="ce1">
            <text:p>5.85648E+11</text:p>
          </table:table-cell>
          <table:table-cell table:number-columns-repeated="16381"/>
        </table:table-row>
        <table:table-row table:style-name="ro1">
          <table:table-cell office:value-type="float" office:value="1.6437963346345536E+18" table:style-name="ce1">
            <text:p>1.6438E+18</text:p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610389709" table:style-name="ce1">
            <text:p>5.8561E+11</text:p>
          </table:table-cell>
          <table:table-cell table:number-columns-repeated="16381"/>
        </table:table-row>
        <table:table-row table:style-name="ro1">
          <table:table-cell office:value-type="float" office:value="1.6437963347344548E+18" table:style-name="ce1">
            <text:p>1.6438E+18</text:p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546159744" table:style-name="ce1">
            <text:p>5.85546E+11</text:p>
          </table:table-cell>
          <table:table-cell table:number-columns-repeated="16381"/>
        </table:table-row>
        <table:table-row table:style-name="ro1">
          <table:table-cell office:value-type="float" office:value="1.6437963348347423E+18" table:style-name="ce1">
            <text:p>1.6438E+18</text:p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724258423" table:style-name="ce1">
            <text:p>5.85724E+11</text:p>
          </table:table-cell>
          <table:table-cell table:number-columns-repeated="16381"/>
        </table:table-row>
        <table:table-row table:style-name="ro1">
          <table:table-cell office:value-type="float" office:value="1.6437963349348081E+18" table:style-name="ce1">
            <text:p>1.6438E+18</text:p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709190369" table:style-name="ce1">
            <text:p>5.85709E+11</text:p>
          </table:table-cell>
          <table:table-cell table:number-columns-repeated="16381"/>
        </table:table-row>
        <table:table-row table:style-name="ro1">
          <table:table-cell office:value-type="float" office:value="1.6437963350346268E+18" table:style-name="ce1">
            <text:p>1.6438E+18</text:p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749673843" table:style-name="ce1">
            <text:p>5.8575E+11</text:p>
          </table:table-cell>
          <table:table-cell table:number-columns-repeated="16381"/>
        </table:table-row>
        <table:table-row table:style-name="ro1">
          <table:table-cell office:value-type="float" office:value="1.6437963351341373E+18" table:style-name="ce1">
            <text:p>1.6438E+18</text:p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717773438" table:style-name="ce1">
            <text:p>5.85718E+11</text:p>
          </table:table-cell>
          <table:table-cell table:number-columns-repeated="16381"/>
        </table:table-row>
        <table:table-row table:style-name="ro1">
          <table:table-cell office:value-type="float" office:value="1.64379633523439E+18" table:style-name="ce1">
            <text:p>1.6438E+18</text:p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6549263" table:style-name="ce1">
            <text:p>5856549263</text:p>
          </table:table-cell>
          <table:table-cell table:number-columns-repeated="16381"/>
        </table:table-row>
        <table:table-row table:style-name="ro1">
          <table:table-cell office:value-type="float" office:value="1.6437963353343785E+18" table:style-name="ce1">
            <text:p>1.6438E+18</text:p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646629333" table:style-name="ce1">
            <text:p>5.85647E+11</text:p>
          </table:table-cell>
          <table:table-cell table:number-columns-repeated="16381"/>
        </table:table-row>
        <table:table-row table:style-name="ro1">
          <table:table-cell office:value-type="float" office:value="1.6437963354342185E+18" table:style-name="ce1">
            <text:p>1.6438E+18</text:p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555744171" table:style-name="ce1">
            <text:p>5.85556E+11</text:p>
          </table:table-cell>
          <table:table-cell table:number-columns-repeated="16381"/>
        </table:table-row>
        <table:table-row table:style-name="ro1">
          <table:table-cell office:value-type="float" office:value="1.6437963355342769E+18" table:style-name="ce1">
            <text:p>1.6438E+18</text:p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61797142" table:style-name="ce1">
            <text:p>58561797142</text:p>
          </table:table-cell>
          <table:table-cell table:number-columns-repeated="16381"/>
        </table:table-row>
        <table:table-row table:style-name="ro1">
          <table:table-cell office:value-type="float" office:value="1.643796335634455E+18" table:style-name="ce1">
            <text:p>1.6438E+18</text:p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559988022" table:style-name="ce1">
            <text:p>5.8556E+11</text:p>
          </table:table-cell>
          <table:table-cell table:number-columns-repeated="16381"/>
        </table:table-row>
        <table:table-row table:style-name="ro1">
          <table:table-cell office:value-type="float" office:value="1.6437963357341443E+18" table:style-name="ce1">
            <text:p>1.6438E+18</text:p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476064682" table:style-name="ce1">
            <text:p>5.85476E+11</text:p>
          </table:table-cell>
          <table:table-cell table:number-columns-repeated="16381"/>
        </table:table-row>
        <table:table-row table:style-name="ro1">
          <table:table-cell office:value-type="float" office:value="1.6437963358342267E+18" table:style-name="ce1">
            <text:p>1.6438E+18</text:p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461378098" table:style-name="ce1">
            <text:p>5.85461E+11</text:p>
          </table:table-cell>
          <table:table-cell table:number-columns-repeated="16381"/>
        </table:table-row>
        <table:table-row table:style-name="ro1">
          <table:table-cell office:value-type="float" office:value="1.643796335934614E+18" table:style-name="ce1">
            <text:p>1.6438E+18</text:p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384225845" table:style-name="ce1">
            <text:p>5.85384E+11</text:p>
          </table:table-cell>
          <table:table-cell table:number-columns-repeated="16381"/>
        </table:table-row>
        <table:table-row table:style-name="ro1">
          <table:table-cell office:value-type="float" office:value="1.6437963360342897E+18" table:style-name="ce1">
            <text:p>1.6438E+18</text:p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353660583" table:style-name="ce1">
            <text:p>5.85354E+11</text:p>
          </table:table-cell>
          <table:table-cell table:number-columns-repeated="16381"/>
        </table:table-row>
        <table:table-row table:style-name="ro1">
          <table:table-cell office:value-type="float" office:value="1.643796336134615E+18" table:style-name="ce1">
            <text:p>1.6438E+18</text:p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281896591" table:style-name="ce1">
            <text:p>5.85282E+11</text:p>
          </table:table-cell>
          <table:table-cell table:number-columns-repeated="16381"/>
        </table:table-row>
        <table:table-row table:style-name="ro1">
          <table:table-cell office:value-type="float" office:value="1.6437963362342129E+18" table:style-name="ce1">
            <text:p>1.6438E+18</text:p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200500488" table:style-name="ce1">
            <text:p>5.85201E+11</text:p>
          </table:table-cell>
          <table:table-cell table:number-columns-repeated="16381"/>
        </table:table-row>
        <table:table-row table:style-name="ro1">
          <table:table-cell office:value-type="float" office:value="1.64379633633442E+18" table:style-name="ce1">
            <text:p>1.6438E+18</text:p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401725769" table:style-name="ce1">
            <text:p>5.85402E+11</text:p>
          </table:table-cell>
          <table:table-cell table:number-columns-repeated="16381"/>
        </table:table-row>
        <table:table-row table:style-name="ro1">
          <table:table-cell office:value-type="float" office:value="1.6437963364346061E+18" table:style-name="ce1">
            <text:p>1.6438E+18</text:p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392808914" table:style-name="ce1">
            <text:p>5.85393E+11</text:p>
          </table:table-cell>
          <table:table-cell table:number-columns-repeated="16381"/>
        </table:table-row>
        <table:table-row table:style-name="ro1">
          <table:table-cell office:value-type="float" office:value="1.6437963365350244E+18" table:style-name="ce1">
            <text:p>1.6438E+18</text:p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454797745" table:style-name="ce1">
            <text:p>5.85455E+11</text:p>
          </table:table-cell>
          <table:table-cell table:number-columns-repeated="16381"/>
        </table:table-row>
        <table:table-row table:style-name="ro1">
          <table:table-cell office:value-type="float" office:value="1.6437963366342751E+18" table:style-name="ce1">
            <text:p>1.6438E+18</text:p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44626236" table:style-name="ce1">
            <text:p>58544626236</text:p>
          </table:table-cell>
          <table:table-cell table:number-columns-repeated="16381"/>
        </table:table-row>
        <table:table-row table:style-name="ro1">
          <table:table-cell office:value-type="float" office:value="1.643796336734219E+18" table:style-name="ce1">
            <text:p>1.6438E+18</text:p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422611237" table:style-name="ce1">
            <text:p>5.85423E+11</text:p>
          </table:table-cell>
          <table:table-cell table:number-columns-repeated="16381"/>
        </table:table-row>
        <table:table-row table:style-name="ro1">
          <table:table-cell office:value-type="float" office:value="1.6437963368345172E+18" table:style-name="ce1">
            <text:p>1.6438E+18</text:p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463047028" table:style-name="ce1">
            <text:p>5.85463E+11</text:p>
          </table:table-cell>
          <table:table-cell table:number-columns-repeated="16381"/>
        </table:table-row>
        <table:table-row table:style-name="ro1">
          <table:table-cell office:value-type="float" office:value="1.6437963369341396E+18" table:style-name="ce1">
            <text:p>1.6438E+18</text:p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443973541" table:style-name="ce1">
            <text:p>5.85444E+11</text:p>
          </table:table-cell>
          <table:table-cell table:number-columns-repeated="16381"/>
        </table:table-row>
        <table:table-row table:style-name="ro1">
          <table:table-cell office:value-type="float" office:value="1.6437963370343898E+18" table:style-name="ce1">
            <text:p>1.6438E+18</text:p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633230209" table:style-name="ce1">
            <text:p>5.85633E+11</text:p>
          </table:table-cell>
          <table:table-cell table:number-columns-repeated="16381"/>
        </table:table-row>
        <table:table-row table:style-name="ro1">
          <table:table-cell office:value-type="float" office:value="1.6437963371344824E+18" table:style-name="ce1">
            <text:p>1.6438E+18</text:p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687685013" table:style-name="ce1">
            <text:p>5.85688E+11</text:p>
          </table:table-cell>
          <table:table-cell table:number-columns-repeated="16381"/>
        </table:table-row>
        <table:table-row table:style-name="ro1">
          <table:table-cell office:value-type="float" office:value="1.6437963372342326E+18" table:style-name="ce1">
            <text:p>1.6438E+18</text:p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738706589" table:style-name="ce1">
            <text:p>5.85739E+11</text:p>
          </table:table-cell>
          <table:table-cell table:number-columns-repeated="16381"/>
        </table:table-row>
        <table:table-row table:style-name="ro1">
          <table:table-cell office:value-type="float" office:value="1.6437963373347579E+18" table:style-name="ce1">
            <text:p>1.6438E+18</text:p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5923337936" table:style-name="ce1">
            <text:p>5.85923E+11</text:p>
          </table:table-cell>
          <table:table-cell table:number-columns-repeated="16381"/>
        </table:table-row>
        <table:table-row table:style-name="ro1">
          <table:table-cell office:value-type="float" office:value="1.6437963374348134E+18" table:style-name="ce1">
            <text:p>1.6438E+18</text:p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6017179489" table:style-name="ce1">
            <text:p>5.86017E+11</text:p>
          </table:table-cell>
          <table:table-cell table:number-columns-repeated="16381"/>
        </table:table-row>
        <table:table-row table:style-name="ro1">
          <table:table-cell office:value-type="float" office:value="1.643796337534527E+18" table:style-name="ce1">
            <text:p>1.6438E+18</text:p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6248207092" table:style-name="ce1">
            <text:p>5.86248E+11</text:p>
          </table:table-cell>
          <table:table-cell table:number-columns-repeated="16381"/>
        </table:table-row>
        <table:table-row table:style-name="ro1">
          <table:table-cell office:value-type="float" office:value="1.6437963376346785E+18" table:style-name="ce1">
            <text:p>1.6438E+18</text:p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6385631561" table:style-name="ce1">
            <text:p>5.86386E+11</text:p>
          </table:table-cell>
          <table:table-cell table:number-columns-repeated="16381"/>
        </table:table-row>
        <table:table-row table:style-name="ro1">
          <table:table-cell office:value-type="float" office:value="1.6437963377343273E+18" table:style-name="ce1">
            <text:p>1.6438E+18</text:p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6496448517" table:style-name="ce1">
            <text:p>5.86496E+11</text:p>
          </table:table-cell>
          <table:table-cell table:number-columns-repeated="16381"/>
        </table:table-row>
        <table:table-row table:style-name="ro1">
          <table:table-cell office:value-type="float" office:value="1.643796337834486E+18" table:style-name="ce1">
            <text:p>1.6438E+18</text:p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6643314362" table:style-name="ce1">
            <text:p>5.86643E+11</text:p>
          </table:table-cell>
          <table:table-cell table:number-columns-repeated="16381"/>
        </table:table-row>
        <table:table-row table:style-name="ro1">
          <table:table-cell office:value-type="float" office:value="1.6437963379341962E+18" table:style-name="ce1">
            <text:p>1.6438E+18</text:p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6700868607" table:style-name="ce1">
            <text:p>5.86701E+11</text:p>
          </table:table-cell>
          <table:table-cell table:number-columns-repeated="16381"/>
        </table:table-row>
        <table:table-row table:style-name="ro1">
          <table:table-cell office:value-type="float" office:value="1.6437963380343224E+18" table:style-name="ce1">
            <text:p>1.6438E+18</text:p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6766576767" table:style-name="ce1">
            <text:p>5.86767E+11</text:p>
          </table:table-cell>
          <table:table-cell table:number-columns-repeated="16381"/>
        </table:table-row>
        <table:table-row table:style-name="ro1">
          <table:table-cell office:value-type="float" office:value="1.6437963381347709E+18" table:style-name="ce1">
            <text:p>1.6438E+18</text:p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6768960953" table:style-name="ce1">
            <text:p>5.86769E+11</text:p>
          </table:table-cell>
          <table:table-cell table:number-columns-repeated="16381"/>
        </table:table-row>
        <table:table-row table:style-name="ro1">
          <table:table-cell office:value-type="float" office:value="1.6437963382345485E+18" table:style-name="ce1">
            <text:p>1.6438E+18</text:p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6736011505" table:style-name="ce1">
            <text:p>5.86736E+11</text:p>
          </table:table-cell>
          <table:table-cell table:number-columns-repeated="16381"/>
        </table:table-row>
        <table:table-row table:style-name="ro1">
          <table:table-cell office:value-type="float" office:value="1.6437963383344983E+18" table:style-name="ce1">
            <text:p>1.6438E+18</text:p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6738920212" table:style-name="ce1">
            <text:p>5.86739E+11</text:p>
          </table:table-cell>
          <table:table-cell table:number-columns-repeated="16381"/>
        </table:table-row>
        <table:table-row table:style-name="ro1">
          <table:table-cell office:value-type="float" office:value="1.6437963384349819E+18" table:style-name="ce1">
            <text:p>1.6438E+18</text:p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6677122116" table:style-name="ce1">
            <text:p>5.86677E+11</text:p>
          </table:table-cell>
          <table:table-cell table:number-columns-repeated="16381"/>
        </table:table-row>
        <table:table-row table:style-name="ro1">
          <table:table-cell office:value-type="float" office:value="1.6437963385342244E+18" table:style-name="ce1">
            <text:p>1.6438E+18</text:p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6738634109" table:style-name="ce1">
            <text:p>5.86739E+11</text:p>
          </table:table-cell>
          <table:table-cell table:number-columns-repeated="16381"/>
        </table:table-row>
        <table:table-row table:style-name="ro1">
          <table:table-cell office:value-type="float" office:value="1.6437963386343857E+18" table:style-name="ce1">
            <text:p>1.6438E+18</text:p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6707639694" table:style-name="ce1">
            <text:p>5.86708E+11</text:p>
          </table:table-cell>
          <table:table-cell table:number-columns-repeated="16381"/>
        </table:table-row>
        <table:table-row table:style-name="ro1">
          <table:table-cell office:value-type="float" office:value="1.6437963387344929E+18" table:style-name="ce1">
            <text:p>1.6438E+18</text:p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6650276184" table:style-name="ce1">
            <text:p>5.8665E+11</text:p>
          </table:table-cell>
          <table:table-cell table:number-columns-repeated="16381"/>
        </table:table-row>
        <table:table-row table:style-name="ro1">
          <table:table-cell office:value-type="float" office:value="1.6437963388342006E+18" table:style-name="ce1">
            <text:p>1.6438E+18</text:p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6675977707" table:style-name="ce1">
            <text:p>5.86676E+11</text:p>
          </table:table-cell>
          <table:table-cell table:number-columns-repeated="16381"/>
        </table:table-row>
        <table:table-row table:style-name="ro1">
          <table:table-cell office:value-type="float" office:value="1.6437963389342648E+18" table:style-name="ce1">
            <text:p>1.6438E+18</text:p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6616802216" table:style-name="ce1">
            <text:p>5.86617E+11</text:p>
          </table:table-cell>
          <table:table-cell table:number-columns-repeated="16381"/>
        </table:table-row>
        <table:table-row table:style-name="ro1">
          <table:table-cell office:value-type="float" office:value="1.6437963390341396E+18" table:style-name="ce1">
            <text:p>1.6438E+18</text:p>
          </table:table-cell>
          <table:table-cell office:value-type="float" office:value="-478127747774" table:style-name="ce1">
            <text:p>-4.78128E+11</text:p>
          </table:table-cell>
          <table:table-cell office:value-type="float" office:value="586645269394" table:style-name="ce1">
            <text:p>5.86645E+11</text:p>
          </table:table-cell>
          <table:table-cell table:number-columns-repeated="16381"/>
        </table:table-row>
        <table:table-row table:style-name="ro1">
          <table:table-cell office:value-type="float" office:value="1.6437963391346506E+18" table:style-name="ce1">
            <text:p>1.6438E+18</text:p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2597103119" table:style-name="ce1">
            <text:p>5.92597E+11</text:p>
          </table:table-cell>
          <table:table-cell table:number-columns-repeated="16381"/>
        </table:table-row>
        <table:table-row table:style-name="ro1">
          <table:table-cell office:value-type="float" office:value="1.6437963392343785E+18" table:style-name="ce1">
            <text:p>1.6438E+18</text:p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2530965805" table:style-name="ce1">
            <text:p>5.92531E+11</text:p>
          </table:table-cell>
          <table:table-cell table:number-columns-repeated="16381"/>
        </table:table-row>
        <table:table-row table:style-name="ro1">
          <table:table-cell office:value-type="float" office:value="1.6437963393348447E+18" table:style-name="ce1">
            <text:p>1.6438E+18</text:p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2631483078" table:style-name="ce1">
            <text:p>5.92631E+11</text:p>
          </table:table-cell>
          <table:table-cell table:number-columns-repeated="16381"/>
        </table:table-row>
        <table:table-row table:style-name="ro1">
          <table:table-cell office:value-type="float" office:value="1.6437963394343514E+18" table:style-name="ce1">
            <text:p>1.6438E+18</text:p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2608833313" table:style-name="ce1">
            <text:p>5.92609E+11</text:p>
          </table:table-cell>
          <table:table-cell table:number-columns-repeated="16381"/>
        </table:table-row>
        <table:table-row table:style-name="ro1">
          <table:table-cell office:value-type="float" office:value="1.6437963395346291E+18" table:style-name="ce1">
            <text:p>1.6438E+18</text:p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265627861" table:style-name="ce1">
            <text:p>59265627861</text:p>
          </table:table-cell>
          <table:table-cell table:number-columns-repeated="16381"/>
        </table:table-row>
        <table:table-row table:style-name="ro1">
          <table:table-cell office:value-type="float" office:value="1.6437963396344294E+18" table:style-name="ce1">
            <text:p>1.6438E+18</text:p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2645215988" table:style-name="ce1">
            <text:p>5.92645E+11</text:p>
          </table:table-cell>
          <table:table-cell table:number-columns-repeated="16381"/>
        </table:table-row>
        <table:table-row table:style-name="ro1">
          <table:table-cell office:value-type="float" office:value="1.6437963397345216E+18" table:style-name="ce1">
            <text:p>1.6438E+18</text:p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2620277405" table:style-name="ce1">
            <text:p>5.9262E+11</text:p>
          </table:table-cell>
          <table:table-cell table:number-columns-repeated="16381"/>
        </table:table-row>
        <table:table-row table:style-name="ro1">
          <table:table-cell office:value-type="float" office:value="1.643796339834537E+18" table:style-name="ce1">
            <text:p>1.6438E+18</text:p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2726564407" table:style-name="ce1">
            <text:p>5.92727E+11</text:p>
          </table:table-cell>
          <table:table-cell table:number-columns-repeated="16381"/>
        </table:table-row>
        <table:table-row table:style-name="ro1">
          <table:table-cell office:value-type="float" office:value="1.6437963399341752E+18" table:style-name="ce1">
            <text:p>1.6438E+18</text:p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271736145" table:style-name="ce1">
            <text:p>59271736145</text:p>
          </table:table-cell>
          <table:table-cell table:number-columns-repeated="16381"/>
        </table:table-row>
        <table:table-row table:style-name="ro1">
          <table:table-cell office:value-type="float" office:value="1.6437963400346304E+18" table:style-name="ce1">
            <text:p>1.6438E+18</text:p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281835556" table:style-name="ce1">
            <text:p>59281835556</text:p>
          </table:table-cell>
          <table:table-cell table:number-columns-repeated="16381"/>
        </table:table-row>
        <table:table-row table:style-name="ro1">
          <table:table-cell office:value-type="float" office:value="1.6437963401345239E+18" table:style-name="ce1">
            <text:p>1.6438E+18</text:p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2824697495" table:style-name="ce1">
            <text:p>5.92825E+11</text:p>
          </table:table-cell>
          <table:table-cell table:number-columns-repeated="16381"/>
        </table:table-row>
        <table:table-row table:style-name="ro1">
          <table:table-cell office:value-type="float" office:value="1.6437963402346655E+18" table:style-name="ce1">
            <text:p>1.6438E+18</text:p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279961586" table:style-name="ce1">
            <text:p>59279961586</text:p>
          </table:table-cell>
          <table:table-cell table:number-columns-repeated="16381"/>
        </table:table-row>
        <table:table-row table:style-name="ro1">
          <table:table-cell office:value-type="float" office:value="1.6437963403344151E+18" table:style-name="ce1">
            <text:p>1.6438E+18</text:p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2822980881" table:style-name="ce1">
            <text:p>5.92823E+11</text:p>
          </table:table-cell>
          <table:table-cell table:number-columns-repeated="16381"/>
        </table:table-row>
        <table:table-row table:style-name="ro1">
          <table:table-cell office:value-type="float" office:value="1.6437963404346191E+18" table:style-name="ce1">
            <text:p>1.6438E+18</text:p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2764186859" table:style-name="ce1">
            <text:p>5.92764E+11</text:p>
          </table:table-cell>
          <table:table-cell table:number-columns-repeated="16381"/>
        </table:table-row>
        <table:table-row table:style-name="ro1">
          <table:table-cell office:value-type="float" office:value="1.6437963405343685E+18" table:style-name="ce1">
            <text:p>1.6438E+18</text:p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2848300934" table:style-name="ce1">
            <text:p>5.92848E+11</text:p>
          </table:table-cell>
          <table:table-cell table:number-columns-repeated="16381"/>
        </table:table-row>
        <table:table-row table:style-name="ro1">
          <table:table-cell office:value-type="float" office:value="1.6437963406344622E+18" table:style-name="ce1">
            <text:p>1.6438E+18</text:p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2808628082" table:style-name="ce1">
            <text:p>5.92809E+11</text:p>
          </table:table-cell>
          <table:table-cell table:number-columns-repeated="16381"/>
        </table:table-row>
        <table:table-row table:style-name="ro1">
          <table:table-cell office:value-type="float" office:value="1.6437963407346644E+18" table:style-name="ce1">
            <text:p>1.6438E+18</text:p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2747497559" table:style-name="ce1">
            <text:p>5.92747E+11</text:p>
          </table:table-cell>
          <table:table-cell table:number-columns-repeated="16381"/>
        </table:table-row>
        <table:table-row table:style-name="ro1">
          <table:table-cell office:value-type="float" office:value="1.6437963408347113E+18" table:style-name="ce1">
            <text:p>1.6438E+18</text:p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2714357376" table:style-name="ce1">
            <text:p>5.92714E+11</text:p>
          </table:table-cell>
          <table:table-cell table:number-columns-repeated="16381"/>
        </table:table-row>
        <table:table-row table:style-name="ro1">
          <table:table-cell office:value-type="float" office:value="1.6437963409345439E+18" table:style-name="ce1">
            <text:p>1.6438E+18</text:p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2647123337" table:style-name="ce1">
            <text:p>5.92647E+11</text:p>
          </table:table-cell>
          <table:table-cell table:number-columns-repeated="16381"/>
        </table:table-row>
        <table:table-row table:style-name="ro1">
          <table:table-cell office:value-type="float" office:value="1.643796341034274E+18" table:style-name="ce1">
            <text:p>1.6438E+18</text:p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2765426636" table:style-name="ce1">
            <text:p>5.92765E+11</text:p>
          </table:table-cell>
          <table:table-cell table:number-columns-repeated="16381"/>
        </table:table-row>
        <table:table-row table:style-name="ro1">
          <table:table-cell office:value-type="float" office:value="1.6437963411345178E+18" table:style-name="ce1">
            <text:p>1.6438E+18</text:p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2780590057" table:style-name="ce1">
            <text:p>5.92781E+11</text:p>
          </table:table-cell>
          <table:table-cell table:number-columns-repeated="16381"/>
        </table:table-row>
        <table:table-row table:style-name="ro1">
          <table:table-cell office:value-type="float" office:value="1.6437963412344125E+18" table:style-name="ce1">
            <text:p>1.6438E+18</text:p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2784023285" table:style-name="ce1">
            <text:p>5.92784E+11</text:p>
          </table:table-cell>
          <table:table-cell table:number-columns-repeated="16381"/>
        </table:table-row>
        <table:table-row table:style-name="ro1">
          <table:table-cell office:value-type="float" office:value="1.6437963413345393E+18" table:style-name="ce1">
            <text:p>1.6438E+18</text:p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2899560928" table:style-name="ce1">
            <text:p>5.929E+11</text:p>
          </table:table-cell>
          <table:table-cell table:number-columns-repeated="16381"/>
        </table:table-row>
        <table:table-row table:style-name="ro1">
          <table:table-cell office:value-type="float" office:value="1.6437963414344832E+18" table:style-name="ce1">
            <text:p>1.6438E+18</text:p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2942380905" table:style-name="ce1">
            <text:p>5.92942E+11</text:p>
          </table:table-cell>
          <table:table-cell table:number-columns-repeated="16381"/>
        </table:table-row>
        <table:table-row table:style-name="ro1">
          <table:table-cell office:value-type="float" office:value="1.6437963415344049E+18" table:style-name="ce1">
            <text:p>1.6438E+18</text:p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3067121506" table:style-name="ce1">
            <text:p>5.93067E+11</text:p>
          </table:table-cell>
          <table:table-cell table:number-columns-repeated="16381"/>
        </table:table-row>
        <table:table-row table:style-name="ro1">
          <table:table-cell office:value-type="float" office:value="1.6437963416347709E+18" table:style-name="ce1">
            <text:p>1.6438E+18</text:p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3132734299" table:style-name="ce1">
            <text:p>5.93133E+11</text:p>
          </table:table-cell>
          <table:table-cell table:number-columns-repeated="16381"/>
        </table:table-row>
        <table:table-row table:style-name="ro1">
          <table:table-cell office:value-type="float" office:value="1.6437963417343053E+18" table:style-name="ce1">
            <text:p>1.6438E+18</text:p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317741394" table:style-name="ce1">
            <text:p>59317741394</text:p>
          </table:table-cell>
          <table:table-cell table:number-columns-repeated="16381"/>
        </table:table-row>
        <table:table-row table:style-name="ro1">
          <table:table-cell office:value-type="float" office:value="1.6437963418341975E+18" table:style-name="ce1">
            <text:p>1.6438E+18</text:p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3353271484" table:style-name="ce1">
            <text:p>5.93353E+11</text:p>
          </table:table-cell>
          <table:table-cell table:number-columns-repeated="16381"/>
        </table:table-row>
        <table:table-row table:style-name="ro1">
          <table:table-cell office:value-type="float" office:value="1.6437963419348252E+18" table:style-name="ce1">
            <text:p>1.6438E+18</text:p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3412876129" table:style-name="ce1">
            <text:p>5.93413E+11</text:p>
          </table:table-cell>
          <table:table-cell table:number-columns-repeated="16381"/>
        </table:table-row>
        <table:table-row table:style-name="ro1">
          <table:table-cell office:value-type="float" office:value="1.6437963420344986E+18" table:style-name="ce1">
            <text:p>1.6438E+18</text:p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3530702591" table:style-name="ce1">
            <text:p>5.93531E+11</text:p>
          </table:table-cell>
          <table:table-cell table:number-columns-repeated="16381"/>
        </table:table-row>
        <table:table-row table:style-name="ro1">
          <table:table-cell office:value-type="float" office:value="1.6437963421344983E+18" table:style-name="ce1">
            <text:p>1.6438E+18</text:p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3564081192" table:style-name="ce1">
            <text:p>5.93564E+11</text:p>
          </table:table-cell>
          <table:table-cell table:number-columns-repeated="16381"/>
        </table:table-row>
        <table:table-row table:style-name="ro1">
          <table:table-cell office:value-type="float" office:value="1.6437963422342659E+18" table:style-name="ce1">
            <text:p>1.6438E+18</text:p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3557167053" table:style-name="ce1">
            <text:p>5.93557E+11</text:p>
          </table:table-cell>
          <table:table-cell table:number-columns-repeated="16381"/>
        </table:table-row>
        <table:table-row table:style-name="ro1">
          <table:table-cell office:value-type="float" office:value="1.6437963423346478E+18" table:style-name="ce1">
            <text:p>1.6438E+18</text:p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3624544144" table:style-name="ce1">
            <text:p>5.93625E+11</text:p>
          </table:table-cell>
          <table:table-cell table:number-columns-repeated="16381"/>
        </table:table-row>
        <table:table-row table:style-name="ro1">
          <table:table-cell office:value-type="float" office:value="1.6437963424345628E+18" table:style-name="ce1">
            <text:p>1.6438E+18</text:p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3595981598" table:style-name="ce1">
            <text:p>5.93596E+11</text:p>
          </table:table-cell>
          <table:table-cell table:number-columns-repeated="16381"/>
        </table:table-row>
        <table:table-row table:style-name="ro1">
          <table:table-cell office:value-type="float" office:value="1.643796342534412E+18" table:style-name="ce1">
            <text:p>1.6438E+18</text:p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3688058853" table:style-name="ce1">
            <text:p>5.93688E+11</text:p>
          </table:table-cell>
          <table:table-cell table:number-columns-repeated="16381"/>
        </table:table-row>
        <table:table-row table:style-name="ro1">
          <table:table-cell office:value-type="float" office:value="1.6437963426343762E+18" table:style-name="ce1">
            <text:p>1.6438E+18</text:p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367556572" table:style-name="ce1">
            <text:p>59367556572</text:p>
          </table:table-cell>
          <table:table-cell table:number-columns-repeated="16381"/>
        </table:table-row>
        <table:table-row table:style-name="ro1">
          <table:table-cell office:value-type="float" office:value="1.6437963427345101E+18" table:style-name="ce1">
            <text:p>1.6438E+18</text:p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3636608124" table:style-name="ce1">
            <text:p>5.93637E+11</text:p>
          </table:table-cell>
          <table:table-cell table:number-columns-repeated="16381"/>
        </table:table-row>
        <table:table-row table:style-name="ro1">
          <table:table-cell office:value-type="float" office:value="1.6437963428344276E+18" table:style-name="ce1">
            <text:p>1.6438E+18</text:p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3555450439" table:style-name="ce1">
            <text:p>5.93555E+11</text:p>
          </table:table-cell>
          <table:table-cell table:number-columns-repeated="16381"/>
        </table:table-row>
        <table:table-row table:style-name="ro1">
          <table:table-cell office:value-type="float" office:value="1.643796342934314E+18" table:style-name="ce1">
            <text:p>1.6438E+18</text:p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3472480774" table:style-name="ce1">
            <text:p>5.93472E+11</text:p>
          </table:table-cell>
          <table:table-cell table:number-columns-repeated="16381"/>
        </table:table-row>
        <table:table-row table:style-name="ro1">
          <table:table-cell office:value-type="float" office:value="1.6437963430342354E+18" table:style-name="ce1">
            <text:p>1.6438E+18</text:p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3470811844" table:style-name="ce1">
            <text:p>5.93471E+11</text:p>
          </table:table-cell>
          <table:table-cell table:number-columns-repeated="16381"/>
        </table:table-row>
        <table:table-row table:style-name="ro1">
          <table:table-cell office:value-type="float" office:value="1.6437963431341594E+18" table:style-name="ce1">
            <text:p>1.6438E+18</text:p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3422222137" table:style-name="ce1">
            <text:p>5.93422E+11</text:p>
          </table:table-cell>
          <table:table-cell table:number-columns-repeated="16381"/>
        </table:table-row>
        <table:table-row table:style-name="ro1">
          <table:table-cell office:value-type="float" office:value="1.6437963432343012E+18" table:style-name="ce1">
            <text:p>1.6438E+18</text:p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3367767334" table:style-name="ce1">
            <text:p>5.93368E+11</text:p>
          </table:table-cell>
          <table:table-cell table:number-columns-repeated="16381"/>
        </table:table-row>
        <table:table-row table:style-name="ro1">
          <table:table-cell office:value-type="float" office:value="1.6437963433343032E+18" table:style-name="ce1">
            <text:p>1.6438E+18</text:p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3475484848" table:style-name="ce1">
            <text:p>5.93475E+11</text:p>
          </table:table-cell>
          <table:table-cell table:number-columns-repeated="16381"/>
        </table:table-row>
        <table:table-row table:style-name="ro1">
          <table:table-cell office:value-type="float" office:value="1.6437963434347466E+18" table:style-name="ce1">
            <text:p>1.6438E+18</text:p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3472766876" table:style-name="ce1">
            <text:p>5.93473E+11</text:p>
          </table:table-cell>
          <table:table-cell table:number-columns-repeated="16381"/>
        </table:table-row>
        <table:table-row table:style-name="ro1">
          <table:table-cell office:value-type="float" office:value="1.6437963435346824E+18" table:style-name="ce1">
            <text:p>1.6438E+18</text:p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3558740616" table:style-name="ce1">
            <text:p>5.93559E+11</text:p>
          </table:table-cell>
          <table:table-cell table:number-columns-repeated="16381"/>
        </table:table-row>
        <table:table-row table:style-name="ro1">
          <table:table-cell office:value-type="float" office:value="1.6437963436345989E+18" table:style-name="ce1">
            <text:p>1.6438E+18</text:p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3566703796" table:style-name="ce1">
            <text:p>5.93567E+11</text:p>
          </table:table-cell>
          <table:table-cell table:number-columns-repeated="16381"/>
        </table:table-row>
        <table:table-row table:style-name="ro1">
          <table:table-cell office:value-type="float" office:value="1.6437963437346893E+18" table:style-name="ce1">
            <text:p>1.6438E+18</text:p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3544149399" table:style-name="ce1">
            <text:p>5.93544E+11</text:p>
          </table:table-cell>
          <table:table-cell table:number-columns-repeated="16381"/>
        </table:table-row>
        <table:table-row table:style-name="ro1">
          <table:table-cell office:value-type="float" office:value="1.6437963438342966E+18" table:style-name="ce1">
            <text:p>1.6438E+18</text:p>
          </table:table-cell>
          <table:table-cell office:value-type="float" office:value="-477455675602" table:style-name="ce1">
            <text:p>-4.77456E+11</text:p>
          </table:table-cell>
          <table:table-cell office:value-type="float" office:value="593649816513" table:style-name="ce1">
            <text:p>5.9365E+11</text:p>
          </table:table-cell>
          <table:table-cell table:number-columns-repeated="16381"/>
        </table:table-row>
        <table:table-row table:style-name="ro1">
          <table:table-cell office:value-type="float" office:value="1.6437963439343898E+18" table:style-name="ce1">
            <text:p>1.6438E+18</text:p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6750354767" table:style-name="ce1">
            <text:p>5.9675E+11</text:p>
          </table:table-cell>
          <table:table-cell table:number-columns-repeated="16381"/>
        </table:table-row>
        <table:table-row table:style-name="ro1">
          <table:table-cell office:value-type="float" office:value="1.6437963440343805E+18" table:style-name="ce1">
            <text:p>1.6438E+18</text:p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6775245667" table:style-name="ce1">
            <text:p>5.96775E+11</text:p>
          </table:table-cell>
          <table:table-cell table:number-columns-repeated="16381"/>
        </table:table-row>
        <table:table-row table:style-name="ro1">
          <table:table-cell office:value-type="float" office:value="1.6437963441342282E+18" table:style-name="ce1">
            <text:p>1.6438E+18</text:p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6790075302" table:style-name="ce1">
            <text:p>5.9679E+11</text:p>
          </table:table-cell>
          <table:table-cell table:number-columns-repeated="16381"/>
        </table:table-row>
        <table:table-row table:style-name="ro1">
          <table:table-cell office:value-type="float" office:value="1.6437963442346286E+18" table:style-name="ce1">
            <text:p>1.6438E+18</text:p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6802473068" table:style-name="ce1">
            <text:p>5.96802E+11</text:p>
          </table:table-cell>
          <table:table-cell table:number-columns-repeated="16381"/>
        </table:table-row>
        <table:table-row table:style-name="ro1">
          <table:table-cell office:value-type="float" office:value="1.6437963443345124E+18" table:style-name="ce1">
            <text:p>1.6438E+18</text:p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6988916397" table:style-name="ce1">
            <text:p>5.96989E+11</text:p>
          </table:table-cell>
          <table:table-cell table:number-columns-repeated="16381"/>
        </table:table-row>
        <table:table-row table:style-name="ro1">
          <table:table-cell office:value-type="float" office:value="1.643796344434369E+18" table:style-name="ce1">
            <text:p>1.6438E+18</text:p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03669548" table:style-name="ce1">
            <text:p>59703669548</text:p>
          </table:table-cell>
          <table:table-cell table:number-columns-repeated="16381"/>
        </table:table-row>
        <table:table-row table:style-name="ro1">
          <table:table-cell office:value-type="float" office:value="1.6437963445345024E+18" table:style-name="ce1">
            <text:p>1.6438E+18</text:p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173833847" table:style-name="ce1">
            <text:p>5.97174E+11</text:p>
          </table:table-cell>
          <table:table-cell table:number-columns-repeated="16381"/>
        </table:table-row>
        <table:table-row table:style-name="ro1">
          <table:table-cell office:value-type="float" office:value="1.6437963446343311E+18" table:style-name="ce1">
            <text:p>1.6438E+18</text:p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224664688" table:style-name="ce1">
            <text:p>5.97225E+11</text:p>
          </table:table-cell>
          <table:table-cell table:number-columns-repeated="16381"/>
        </table:table-row>
        <table:table-row table:style-name="ro1">
          <table:table-cell office:value-type="float" office:value="1.6437963447346153E+18" table:style-name="ce1">
            <text:p>1.6438E+18</text:p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238349915" table:style-name="ce1">
            <text:p>5.97238E+11</text:p>
          </table:table-cell>
          <table:table-cell table:number-columns-repeated="16381"/>
        </table:table-row>
        <table:table-row table:style-name="ro1">
          <table:table-cell office:value-type="float" office:value="1.6437963448344036E+18" table:style-name="ce1">
            <text:p>1.6438E+18</text:p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245836258" table:style-name="ce1">
            <text:p>5.97246E+11</text:p>
          </table:table-cell>
          <table:table-cell table:number-columns-repeated="16381"/>
        </table:table-row>
        <table:table-row table:style-name="ro1">
          <table:table-cell office:value-type="float" office:value="1.6437963449344906E+18" table:style-name="ce1">
            <text:p>1.6438E+18</text:p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213840485" table:style-name="ce1">
            <text:p>5.97214E+11</text:p>
          </table:table-cell>
          <table:table-cell table:number-columns-repeated="16381"/>
        </table:table-row>
        <table:table-row table:style-name="ro1">
          <table:table-cell office:value-type="float" office:value="1.6437963450340803E+18" table:style-name="ce1">
            <text:p>1.6438E+18</text:p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319602966" table:style-name="ce1">
            <text:p>5.9732E+11</text:p>
          </table:table-cell>
          <table:table-cell table:number-columns-repeated="16381"/>
        </table:table-row>
        <table:table-row table:style-name="ro1">
          <table:table-cell office:value-type="float" office:value="1.6437963451346035E+18" table:style-name="ce1">
            <text:p>1.6438E+18</text:p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33505249" table:style-name="ce1">
            <text:p>59733505249</text:p>
          </table:table-cell>
          <table:table-cell table:number-columns-repeated="16381"/>
        </table:table-row>
        <table:table-row table:style-name="ro1">
          <table:table-cell office:value-type="float" office:value="1.6437963452344635E+18" table:style-name="ce1">
            <text:p>1.6438E+18</text:p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329711914" table:style-name="ce1">
            <text:p>5.9733E+11</text:p>
          </table:table-cell>
          <table:table-cell table:number-columns-repeated="16381"/>
        </table:table-row>
        <table:table-row table:style-name="ro1">
          <table:table-cell office:value-type="float" office:value="1.6437963453344315E+18" table:style-name="ce1">
            <text:p>1.6438E+18</text:p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367811203" table:style-name="ce1">
            <text:p>5.97368E+11</text:p>
          </table:table-cell>
          <table:table-cell table:number-columns-repeated="16381"/>
        </table:table-row>
        <table:table-row table:style-name="ro1">
          <table:table-cell office:value-type="float" office:value="1.6437963454348186E+18" table:style-name="ce1">
            <text:p>1.6438E+18</text:p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35956192" table:style-name="ce1">
            <text:p>59735956192</text:p>
          </table:table-cell>
          <table:table-cell table:number-columns-repeated="16381"/>
        </table:table-row>
        <table:table-row table:style-name="ro1">
          <table:table-cell office:value-type="float" office:value="1.6437963455342822E+18" table:style-name="ce1">
            <text:p>1.6438E+18</text:p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434568405" table:style-name="ce1">
            <text:p>5.97435E+11</text:p>
          </table:table-cell>
          <table:table-cell table:number-columns-repeated="16381"/>
        </table:table-row>
        <table:table-row table:style-name="ro1">
          <table:table-cell office:value-type="float" office:value="1.6437963456342346E+18" table:style-name="ce1">
            <text:p>1.6438E+18</text:p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445201874" table:style-name="ce1">
            <text:p>5.97445E+11</text:p>
          </table:table-cell>
          <table:table-cell table:number-columns-repeated="16381"/>
        </table:table-row>
        <table:table-row table:style-name="ro1">
          <table:table-cell office:value-type="float" office:value="1.6437963457344077E+18" table:style-name="ce1">
            <text:p>1.6438E+18</text:p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441577911" table:style-name="ce1">
            <text:p>5.97442E+11</text:p>
          </table:table-cell>
          <table:table-cell table:number-columns-repeated="16381"/>
        </table:table-row>
        <table:table-row table:style-name="ro1">
          <table:table-cell office:value-type="float" office:value="1.6437963458343744E+18" table:style-name="ce1">
            <text:p>1.6438E+18</text:p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527742386" table:style-name="ce1">
            <text:p>5.97528E+11</text:p>
          </table:table-cell>
          <table:table-cell table:number-columns-repeated="16381"/>
        </table:table-row>
        <table:table-row table:style-name="ro1">
          <table:table-cell office:value-type="float" office:value="1.6437963459345331E+18" table:style-name="ce1">
            <text:p>1.6438E+18</text:p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521209717" table:style-name="ce1">
            <text:p>5.97521E+11</text:p>
          </table:table-cell>
          <table:table-cell table:number-columns-repeated="16381"/>
        </table:table-row>
        <table:table-row table:style-name="ro1">
          <table:table-cell office:value-type="float" office:value="1.643796346034313E+18" table:style-name="ce1">
            <text:p>1.6438E+18</text:p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66163826" table:style-name="ce1">
            <text:p>59766163826</text:p>
          </table:table-cell>
          <table:table-cell table:number-columns-repeated="16381"/>
        </table:table-row>
        <table:table-row table:style-name="ro1">
          <table:table-cell office:value-type="float" office:value="1.6437963461344515E+18" table:style-name="ce1">
            <text:p>1.6438E+18</text:p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706842422" table:style-name="ce1">
            <text:p>5.97707E+11</text:p>
          </table:table-cell>
          <table:table-cell table:number-columns-repeated="16381"/>
        </table:table-row>
        <table:table-row table:style-name="ro1">
          <table:table-cell office:value-type="float" office:value="1.6437963462344084E+18" table:style-name="ce1">
            <text:p>1.6438E+18</text:p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721242905" table:style-name="ce1">
            <text:p>5.97721E+11</text:p>
          </table:table-cell>
          <table:table-cell table:number-columns-repeated="16381"/>
        </table:table-row>
        <table:table-row table:style-name="ro1">
          <table:table-cell office:value-type="float" office:value="1.6437963463345393E+18" table:style-name="ce1">
            <text:p>1.6438E+18</text:p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852277756" table:style-name="ce1">
            <text:p>5.97852E+11</text:p>
          </table:table-cell>
          <table:table-cell table:number-columns-repeated="16381"/>
        </table:table-row>
        <table:table-row table:style-name="ro1">
          <table:table-cell office:value-type="float" office:value="1.6437963464344161E+18" table:style-name="ce1">
            <text:p>1.6438E+18</text:p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87402153" table:style-name="ce1">
            <text:p>59787402153</text:p>
          </table:table-cell>
          <table:table-cell table:number-columns-repeated="16381"/>
        </table:table-row>
        <table:table-row table:style-name="ro1">
          <table:table-cell office:value-type="float" office:value="1.6437963465344361E+18" table:style-name="ce1">
            <text:p>1.6438E+18</text:p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92675972" table:style-name="ce1">
            <text:p>59792675972</text:p>
          </table:table-cell>
          <table:table-cell table:number-columns-repeated="16381"/>
        </table:table-row>
        <table:table-row table:style-name="ro1">
          <table:table-cell office:value-type="float" office:value="1.6437963466346647E+18" table:style-name="ce1">
            <text:p>1.6438E+18</text:p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933530807" table:style-name="ce1">
            <text:p>5.97934E+11</text:p>
          </table:table-cell>
          <table:table-cell table:number-columns-repeated="16381"/>
        </table:table-row>
        <table:table-row table:style-name="ro1">
          <table:table-cell office:value-type="float" office:value="1.6437963467347492E+18" table:style-name="ce1">
            <text:p>1.6438E+18</text:p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920942307" table:style-name="ce1">
            <text:p>5.97921E+11</text:p>
          </table:table-cell>
          <table:table-cell table:number-columns-repeated="16381"/>
        </table:table-row>
        <table:table-row table:style-name="ro1">
          <table:table-cell office:value-type="float" office:value="1.6437963468344141E+18" table:style-name="ce1">
            <text:p>1.6438E+18</text:p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950553894" table:style-name="ce1">
            <text:p>5.97951E+11</text:p>
          </table:table-cell>
          <table:table-cell table:number-columns-repeated="16381"/>
        </table:table-row>
        <table:table-row table:style-name="ro1">
          <table:table-cell office:value-type="float" office:value="1.6437963469348436E+18" table:style-name="ce1">
            <text:p>1.6438E+18</text:p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7928762436" table:style-name="ce1">
            <text:p>5.97929E+11</text:p>
          </table:table-cell>
          <table:table-cell table:number-columns-repeated="16381"/>
        </table:table-row>
        <table:table-row table:style-name="ro1">
          <table:table-cell office:value-type="float" office:value="1.6437963470343972E+18" table:style-name="ce1">
            <text:p>1.6438E+18</text:p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8057413101" table:style-name="ce1">
            <text:p>5.98057E+11</text:p>
          </table:table-cell>
          <table:table-cell table:number-columns-repeated="16381"/>
        </table:table-row>
        <table:table-row table:style-name="ro1">
          <table:table-cell office:value-type="float" office:value="1.6437963471346209E+18" table:style-name="ce1">
            <text:p>1.6438E+18</text:p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8078584671" table:style-name="ce1">
            <text:p>5.98079E+11</text:p>
          </table:table-cell>
          <table:table-cell table:number-columns-repeated="16381"/>
        </table:table-row>
        <table:table-row table:style-name="ro1">
          <table:table-cell office:value-type="float" office:value="1.6437963472340849E+18" table:style-name="ce1">
            <text:p>1.6438E+18</text:p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8090219498" table:style-name="ce1">
            <text:p>5.9809E+11</text:p>
          </table:table-cell>
          <table:table-cell table:number-columns-repeated="16381"/>
        </table:table-row>
        <table:table-row table:style-name="ro1">
          <table:table-cell office:value-type="float" office:value="1.6437963473349783E+18" table:style-name="ce1">
            <text:p>1.6438E+18</text:p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8171281815" table:style-name="ce1">
            <text:p>5.98171E+11</text:p>
          </table:table-cell>
          <table:table-cell table:number-columns-repeated="16381"/>
        </table:table-row>
        <table:table-row table:style-name="ro1">
          <table:table-cell office:value-type="float" office:value="1.6437963474341471E+18" table:style-name="ce1">
            <text:p>1.6438E+18</text:p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8213243484" table:style-name="ce1">
            <text:p>5.98213E+11</text:p>
          </table:table-cell>
          <table:table-cell table:number-columns-repeated="16381"/>
        </table:table-row>
        <table:table-row table:style-name="ro1">
          <table:table-cell office:value-type="float" office:value="1.6437963475345677E+18" table:style-name="ce1">
            <text:p>1.6438E+18</text:p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8392677307" table:style-name="ce1">
            <text:p>5.98393E+11</text:p>
          </table:table-cell>
          <table:table-cell table:number-columns-repeated="16381"/>
        </table:table-row>
        <table:table-row table:style-name="ro1">
          <table:table-cell office:value-type="float" office:value="1.643796347634389E+18" table:style-name="ce1">
            <text:p>1.6438E+18</text:p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8501873016" table:style-name="ce1">
            <text:p>5.98502E+11</text:p>
          </table:table-cell>
          <table:table-cell table:number-columns-repeated="16381"/>
        </table:table-row>
        <table:table-row table:style-name="ro1">
          <table:table-cell office:value-type="float" office:value="1.6437963477347889E+18" table:style-name="ce1">
            <text:p>1.6438E+18</text:p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8600196838" table:style-name="ce1">
            <text:p>5.986E+11</text:p>
          </table:table-cell>
          <table:table-cell table:number-columns-repeated="16381"/>
        </table:table-row>
        <table:table-row table:style-name="ro1">
          <table:table-cell office:value-type="float" office:value="1.6437963478345807E+18" table:style-name="ce1">
            <text:p>1.6438E+18</text:p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8919010162" table:style-name="ce1">
            <text:p>5.98919E+11</text:p>
          </table:table-cell>
          <table:table-cell table:number-columns-repeated="16381"/>
        </table:table-row>
        <table:table-row table:style-name="ro1">
          <table:table-cell office:value-type="float" office:value="1.6437963479342362E+18" table:style-name="ce1">
            <text:p>1.6438E+18</text:p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9072504044" table:style-name="ce1">
            <text:p>5.99073E+11</text:p>
          </table:table-cell>
          <table:table-cell table:number-columns-repeated="16381"/>
        </table:table-row>
        <table:table-row table:style-name="ro1">
          <table:table-cell office:value-type="float" office:value="1.6437963480346673E+18" table:style-name="ce1">
            <text:p>1.6438E+18</text:p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9251270294" table:style-name="ce1">
            <text:p>5.99251E+11</text:p>
          </table:table-cell>
          <table:table-cell table:number-columns-repeated="16381"/>
        </table:table-row>
        <table:table-row table:style-name="ro1">
          <table:table-cell office:value-type="float" office:value="1.6437963481342433E+18" table:style-name="ce1">
            <text:p>1.6438E+18</text:p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9367570877" table:style-name="ce1">
            <text:p>5.99368E+11</text:p>
          </table:table-cell>
          <table:table-cell table:number-columns-repeated="16381"/>
        </table:table-row>
        <table:table-row table:style-name="ro1">
          <table:table-cell office:value-type="float" office:value="1.6437963482341855E+18" table:style-name="ce1">
            <text:p>1.6438E+18</text:p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9451208115" table:style-name="ce1">
            <text:p>5.99451E+11</text:p>
          </table:table-cell>
          <table:table-cell table:number-columns-repeated="16381"/>
        </table:table-row>
        <table:table-row table:style-name="ro1">
          <table:table-cell office:value-type="float" office:value="1.64379634833442E+18" table:style-name="ce1">
            <text:p>1.6438E+18</text:p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9622583389" table:style-name="ce1">
            <text:p>5.99623E+11</text:p>
          </table:table-cell>
          <table:table-cell table:number-columns-repeated="16381"/>
        </table:table-row>
        <table:table-row table:style-name="ro1">
          <table:table-cell office:value-type="float" office:value="1.6437963484341381E+18" table:style-name="ce1">
            <text:p>1.6438E+18</text:p>
          </table:table-cell>
          <table:table-cell office:value-type="float" office:value="-488950312138" table:style-name="ce1">
            <text:p>-4.8895E+11</text:p>
          </table:table-cell>
          <table:table-cell office:value-type="float" office:value="599693775177" table:style-name="ce1">
            <text:p>5.99694E+11</text:p>
          </table:table-cell>
          <table:table-cell table:number-columns-repeated="16381"/>
        </table:table-row>
        <table:table-row table:style-name="ro1">
          <table:table-cell office:value-type="float" office:value="1.6437963485345065E+18" table:style-name="ce1">
            <text:p>1.6438E+18</text:p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2683448792" table:style-name="ce1">
            <text:p>6.02683E+11</text:p>
          </table:table-cell>
          <table:table-cell table:number-columns-repeated="16381"/>
        </table:table-row>
        <table:table-row table:style-name="ro1">
          <table:table-cell office:value-type="float" office:value="1.6437963486345713E+18" table:style-name="ce1">
            <text:p>1.6438E+18</text:p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2717208862" table:style-name="ce1">
            <text:p>6.02717E+11</text:p>
          </table:table-cell>
          <table:table-cell table:number-columns-repeated="16381"/>
        </table:table-row>
        <table:table-row table:style-name="ro1">
          <table:table-cell office:value-type="float" office:value="1.6437963487337971E+18" table:style-name="ce1">
            <text:p>1.6438E+18</text:p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272731781" table:style-name="ce1">
            <text:p>60272731781</text:p>
          </table:table-cell>
          <table:table-cell table:number-columns-repeated="16381"/>
        </table:table-row>
        <table:table-row table:style-name="ro1">
          <table:table-cell office:value-type="float" office:value="1.6437963488342075E+18" table:style-name="ce1">
            <text:p>1.6438E+18</text:p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2898550034" table:style-name="ce1">
            <text:p>6.02899E+11</text:p>
          </table:table-cell>
          <table:table-cell table:number-columns-repeated="16381"/>
        </table:table-row>
        <table:table-row table:style-name="ro1">
          <table:table-cell office:value-type="float" office:value="1.6437963489343621E+18" table:style-name="ce1">
            <text:p>1.6438E+18</text:p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295176506" table:style-name="ce1">
            <text:p>60295176506</text:p>
          </table:table-cell>
          <table:table-cell table:number-columns-repeated="16381"/>
        </table:table-row>
        <table:table-row table:style-name="ro1">
          <table:table-cell office:value-type="float" office:value="1.6437963490342408E+18" table:style-name="ce1">
            <text:p>1.6438E+18</text:p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3070354462" table:style-name="ce1">
            <text:p>6.0307E+11</text:p>
          </table:table-cell>
          <table:table-cell table:number-columns-repeated="16381"/>
        </table:table-row>
        <table:table-row table:style-name="ro1">
          <table:table-cell office:value-type="float" office:value="1.6437963491344458E+18" table:style-name="ce1">
            <text:p>1.6438E+18</text:p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3147172928" table:style-name="ce1">
            <text:p>6.03147E+11</text:p>
          </table:table-cell>
          <table:table-cell table:number-columns-repeated="16381"/>
        </table:table-row>
        <table:table-row table:style-name="ro1">
          <table:table-cell office:value-type="float" office:value="1.6437963492342467E+18" table:style-name="ce1">
            <text:p>1.6438E+18</text:p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3207921982" table:style-name="ce1">
            <text:p>6.03208E+11</text:p>
          </table:table-cell>
          <table:table-cell table:number-columns-repeated="16381"/>
        </table:table-row>
        <table:table-row table:style-name="ro1">
          <table:table-cell office:value-type="float" office:value="1.6437963493341466E+18" table:style-name="ce1">
            <text:p>1.6438E+18</text:p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3428506851" table:style-name="ce1">
            <text:p>6.03429E+11</text:p>
          </table:table-cell>
          <table:table-cell table:number-columns-repeated="16381"/>
        </table:table-row>
        <table:table-row table:style-name="ro1">
          <table:table-cell office:value-type="float" office:value="1.6437963494342487E+18" table:style-name="ce1">
            <text:p>1.6438E+18</text:p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3528594971" table:style-name="ce1">
            <text:p>6.03529E+11</text:p>
          </table:table-cell>
          <table:table-cell table:number-columns-repeated="16381"/>
        </table:table-row>
        <table:table-row table:style-name="ro1">
          <table:table-cell office:value-type="float" office:value="1.6437963495344929E+18" table:style-name="ce1">
            <text:p>1.6438E+18</text:p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3724765778" table:style-name="ce1">
            <text:p>6.03725E+11</text:p>
          </table:table-cell>
          <table:table-cell table:number-columns-repeated="16381"/>
        </table:table-row>
        <table:table-row table:style-name="ro1">
          <table:table-cell office:value-type="float" office:value="1.6437963496344829E+18" table:style-name="ce1">
            <text:p>1.6438E+18</text:p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384645462" table:style-name="ce1">
            <text:p>60384645462</text:p>
          </table:table-cell>
          <table:table-cell table:number-columns-repeated="16381"/>
        </table:table-row>
        <table:table-row table:style-name="ro1">
          <table:table-cell office:value-type="float" office:value="1.6437963497344407E+18" table:style-name="ce1">
            <text:p>1.6438E+18</text:p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3938579559" table:style-name="ce1">
            <text:p>6.03939E+11</text:p>
          </table:table-cell>
          <table:table-cell table:number-columns-repeated="16381"/>
        </table:table-row>
        <table:table-row table:style-name="ro1">
          <table:table-cell office:value-type="float" office:value="1.6437963498345393E+18" table:style-name="ce1">
            <text:p>1.6438E+18</text:p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4021930695" table:style-name="ce1">
            <text:p>6.04022E+11</text:p>
          </table:table-cell>
          <table:table-cell table:number-columns-repeated="16381"/>
        </table:table-row>
        <table:table-row table:style-name="ro1">
          <table:table-cell office:value-type="float" office:value="1.643796349934462E+18" table:style-name="ce1">
            <text:p>1.6438E+18</text:p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4061126709" table:style-name="ce1">
            <text:p>6.04061E+11</text:p>
          </table:table-cell>
          <table:table-cell table:number-columns-repeated="16381"/>
        </table:table-row>
        <table:table-row table:style-name="ro1">
          <table:table-cell office:value-type="float" office:value="1.6437963500343465E+18" table:style-name="ce1">
            <text:p>1.6438E+18</text:p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4161977768" table:style-name="ce1">
            <text:p>6.04162E+11</text:p>
          </table:table-cell>
          <table:table-cell table:number-columns-repeated="16381"/>
        </table:table-row>
        <table:table-row table:style-name="ro1">
          <table:table-cell office:value-type="float" office:value="1.6437963501342863E+18" table:style-name="ce1">
            <text:p>1.6438E+18</text:p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4193305969" table:style-name="ce1">
            <text:p>6.04193E+11</text:p>
          </table:table-cell>
          <table:table-cell table:number-columns-repeated="16381"/>
        </table:table-row>
        <table:table-row table:style-name="ro1">
          <table:table-cell office:value-type="float" office:value="1.6437963502343045E+18" table:style-name="ce1">
            <text:p>1.6438E+18</text:p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4199695587" table:style-name="ce1">
            <text:p>6.042E+11</text:p>
          </table:table-cell>
          <table:table-cell table:number-columns-repeated="16381"/>
        </table:table-row>
        <table:table-row table:style-name="ro1">
          <table:table-cell office:value-type="float" office:value="1.6437963503342177E+18" table:style-name="ce1">
            <text:p>1.6438E+18</text:p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4384326935" table:style-name="ce1">
            <text:p>6.04384E+11</text:p>
          </table:table-cell>
          <table:table-cell table:number-columns-repeated="16381"/>
        </table:table-row>
        <table:table-row table:style-name="ro1">
          <table:table-cell office:value-type="float" office:value="1.643796350434324E+18" table:style-name="ce1">
            <text:p>1.6438E+18</text:p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4450178146" table:style-name="ce1">
            <text:p>6.0445E+11</text:p>
          </table:table-cell>
          <table:table-cell table:number-columns-repeated="16381"/>
        </table:table-row>
        <table:table-row table:style-name="ro1">
          <table:table-cell office:value-type="float" office:value="1.6437963505344087E+18" table:style-name="ce1">
            <text:p>1.6438E+18</text:p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4561948776" table:style-name="ce1">
            <text:p>6.04562E+11</text:p>
          </table:table-cell>
          <table:table-cell table:number-columns-repeated="16381"/>
        </table:table-row>
        <table:table-row table:style-name="ro1">
          <table:table-cell office:value-type="float" office:value="1.6437963506343109E+18" table:style-name="ce1">
            <text:p>1.6438E+18</text:p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4632091522" table:style-name="ce1">
            <text:p>6.04632E+11</text:p>
          </table:table-cell>
          <table:table-cell table:number-columns-repeated="16381"/>
        </table:table-row>
        <table:table-row table:style-name="ro1">
          <table:table-cell office:value-type="float" office:value="1.6437963507344586E+18" table:style-name="ce1">
            <text:p>1.6438E+18</text:p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4686880112" table:style-name="ce1">
            <text:p>6.04687E+11</text:p>
          </table:table-cell>
          <table:table-cell table:number-columns-repeated="16381"/>
        </table:table-row>
        <table:table-row table:style-name="ro1">
          <table:table-cell office:value-type="float" office:value="1.6437963508346255E+18" table:style-name="ce1">
            <text:p>1.6438E+18</text:p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48787117" table:style-name="ce1">
            <text:p>6048787117</text:p>
          </table:table-cell>
          <table:table-cell table:number-columns-repeated="16381"/>
        </table:table-row>
        <table:table-row table:style-name="ro1">
          <table:table-cell office:value-type="float" office:value="1.6437963509342595E+18" table:style-name="ce1">
            <text:p>1.6438E+18</text:p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4955482483" table:style-name="ce1">
            <text:p>6.04955E+11</text:p>
          </table:table-cell>
          <table:table-cell table:number-columns-repeated="16381"/>
        </table:table-row>
        <table:table-row table:style-name="ro1">
          <table:table-cell office:value-type="float" office:value="1.6437963510345132E+18" table:style-name="ce1">
            <text:p>1.6438E+18</text:p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5116891861" table:style-name="ce1">
            <text:p>6.05117E+11</text:p>
          </table:table-cell>
          <table:table-cell table:number-columns-repeated="16381"/>
        </table:table-row>
        <table:table-row table:style-name="ro1">
          <table:table-cell office:value-type="float" office:value="1.6437963511343419E+18" table:style-name="ce1">
            <text:p>1.6438E+18</text:p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5218362808" table:style-name="ce1">
            <text:p>6.05218E+11</text:p>
          </table:table-cell>
          <table:table-cell table:number-columns-repeated="16381"/>
        </table:table-row>
        <table:table-row table:style-name="ro1">
          <table:table-cell office:value-type="float" office:value="1.6437963512346043E+18" table:style-name="ce1">
            <text:p>1.6438E+18</text:p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5306768417" table:style-name="ce1">
            <text:p>6.05307E+11</text:p>
          </table:table-cell>
          <table:table-cell table:number-columns-repeated="16381"/>
        </table:table-row>
        <table:table-row table:style-name="ro1">
          <table:table-cell office:value-type="float" office:value="1.6437963513346419E+18" table:style-name="ce1">
            <text:p>1.6438E+18</text:p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550866127" table:style-name="ce1">
            <text:p>60550866127</text:p>
          </table:table-cell>
          <table:table-cell table:number-columns-repeated="16381"/>
        </table:table-row>
        <table:table-row table:style-name="ro1">
          <table:table-cell office:value-type="float" office:value="1.6437963514345772E+18" table:style-name="ce1">
            <text:p>1.6438E+18</text:p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5626726151" table:style-name="ce1">
            <text:p>6.05627E+11</text:p>
          </table:table-cell>
          <table:table-cell table:number-columns-repeated="16381"/>
        </table:table-row>
        <table:table-row table:style-name="ro1">
          <table:table-cell office:value-type="float" office:value="1.6437963515344218E+18" table:style-name="ce1">
            <text:p>1.6438E+18</text:p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580239296" table:style-name="ce1">
            <text:p>60580239296</text:p>
          </table:table-cell>
          <table:table-cell table:number-columns-repeated="16381"/>
        </table:table-row>
        <table:table-row table:style-name="ro1">
          <table:table-cell office:value-type="float" office:value="1.6437963516343647E+18" table:style-name="ce1">
            <text:p>1.6438E+18</text:p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5928182602" table:style-name="ce1">
            <text:p>6.05928E+11</text:p>
          </table:table-cell>
          <table:table-cell table:number-columns-repeated="16381"/>
        </table:table-row>
        <table:table-row table:style-name="ro1">
          <table:table-cell office:value-type="float" office:value="1.6437963517345682E+18" table:style-name="ce1">
            <text:p>1.6438E+18</text:p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6027269363" table:style-name="ce1">
            <text:p>6.06027E+11</text:p>
          </table:table-cell>
          <table:table-cell table:number-columns-repeated="16381"/>
        </table:table-row>
        <table:table-row table:style-name="ro1">
          <table:table-cell office:value-type="float" office:value="1.6437963518344599E+18" table:style-name="ce1">
            <text:p>1.6438E+18</text:p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6149721146" table:style-name="ce1">
            <text:p>6.0615E+11</text:p>
          </table:table-cell>
          <table:table-cell table:number-columns-repeated="16381"/>
        </table:table-row>
        <table:table-row table:style-name="ro1">
          <table:table-cell office:value-type="float" office:value="1.6437963519343734E+18" table:style-name="ce1">
            <text:p>1.6438E+18</text:p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6211185455" table:style-name="ce1">
            <text:p>6.06211E+11</text:p>
          </table:table-cell>
          <table:table-cell table:number-columns-repeated="16381"/>
        </table:table-row>
        <table:table-row table:style-name="ro1">
          <table:table-cell office:value-type="float" office:value="1.6437963520341878E+18" table:style-name="ce1">
            <text:p>1.6438E+18</text:p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641040802" table:style-name="ce1">
            <text:p>60641040802</text:p>
          </table:table-cell>
          <table:table-cell table:number-columns-repeated="16381"/>
        </table:table-row>
        <table:table-row table:style-name="ro1">
          <table:table-cell office:value-type="float" office:value="1.6437963521342195E+18" table:style-name="ce1">
            <text:p>1.6438E+18</text:p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6491136551" table:style-name="ce1">
            <text:p>6.06491E+11</text:p>
          </table:table-cell>
          <table:table-cell table:number-columns-repeated="16381"/>
        </table:table-row>
        <table:table-row table:style-name="ro1">
          <table:table-cell office:value-type="float" office:value="1.6437963522343171E+18" table:style-name="ce1">
            <text:p>1.6438E+18</text:p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6543588638" table:style-name="ce1">
            <text:p>6.06544E+11</text:p>
          </table:table-cell>
          <table:table-cell table:number-columns-repeated="16381"/>
        </table:table-row>
        <table:table-row table:style-name="ro1">
          <table:table-cell office:value-type="float" office:value="1.6437963523346099E+18" table:style-name="ce1">
            <text:p>1.6438E+18</text:p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6640052795" table:style-name="ce1">
            <text:p>6.0664E+11</text:p>
          </table:table-cell>
          <table:table-cell table:number-columns-repeated="16381"/>
        </table:table-row>
        <table:table-row table:style-name="ro1">
          <table:table-cell office:value-type="float" office:value="1.6437963524345692E+18" table:style-name="ce1">
            <text:p>1.6438E+18</text:p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6678009033" table:style-name="ce1">
            <text:p>6.06678E+11</text:p>
          </table:table-cell>
          <table:table-cell table:number-columns-repeated="16381"/>
        </table:table-row>
        <table:table-row table:style-name="ro1">
          <table:table-cell office:value-type="float" office:value="1.6437963525346243E+18" table:style-name="ce1">
            <text:p>1.6438E+18</text:p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6828832626" table:style-name="ce1">
            <text:p>6.06829E+11</text:p>
          </table:table-cell>
          <table:table-cell table:number-columns-repeated="16381"/>
        </table:table-row>
        <table:table-row table:style-name="ro1">
          <table:table-cell office:value-type="float" office:value="1.64379635263442E+18" table:style-name="ce1">
            <text:p>1.6438E+18</text:p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6898355484" table:style-name="ce1">
            <text:p>6.06898E+11</text:p>
          </table:table-cell>
          <table:table-cell table:number-columns-repeated="16381"/>
        </table:table-row>
        <table:table-row table:style-name="ro1">
          <table:table-cell office:value-type="float" office:value="1.643796352734282E+18" table:style-name="ce1">
            <text:p>1.6438E+18</text:p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6949567795" table:style-name="ce1">
            <text:p>6.0695E+11</text:p>
          </table:table-cell>
          <table:table-cell table:number-columns-repeated="16381"/>
        </table:table-row>
        <table:table-row table:style-name="ro1">
          <table:table-cell office:value-type="float" office:value="1.6437963528341757E+18" table:style-name="ce1">
            <text:p>1.6438E+18</text:p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7120752335" table:style-name="ce1">
            <text:p>6.07121E+11</text:p>
          </table:table-cell>
          <table:table-cell table:number-columns-repeated="16381"/>
        </table:table-row>
        <table:table-row table:style-name="ro1">
          <table:table-cell office:value-type="float" office:value="1.6437963529344735E+18" table:style-name="ce1">
            <text:p>1.6438E+18</text:p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7190132141" table:style-name="ce1">
            <text:p>6.0719E+11</text:p>
          </table:table-cell>
          <table:table-cell table:number-columns-repeated="16381"/>
        </table:table-row>
        <table:table-row table:style-name="ro1">
          <table:table-cell office:value-type="float" office:value="1.6437963530346591E+18" table:style-name="ce1">
            <text:p>1.6438E+18</text:p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7339143753" table:style-name="ce1">
            <text:p>6.07339E+11</text:p>
          </table:table-cell>
          <table:table-cell table:number-columns-repeated="16381"/>
        </table:table-row>
        <table:table-row table:style-name="ro1">
          <table:table-cell office:value-type="float" office:value="1.6437963531342595E+18" table:style-name="ce1">
            <text:p>1.6438E+18</text:p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7403516769" table:style-name="ce1">
            <text:p>6.07404E+11</text:p>
          </table:table-cell>
          <table:table-cell table:number-columns-repeated="16381"/>
        </table:table-row>
        <table:table-row table:style-name="ro1">
          <table:table-cell office:value-type="float" office:value="1.6437963532345797E+18" table:style-name="ce1">
            <text:p>1.6438E+18</text:p>
          </table:table-cell>
          <table:table-cell office:value-type="float" office:value="-492471456528" table:style-name="ce1">
            <text:p>-4.92471E+11</text:p>
          </table:table-cell>
          <table:table-cell office:value-type="float" office:value="607438278198" table:style-name="ce1">
            <text:p>6.07438E+11</text:p>
          </table:table-cell>
          <table:table-cell table:number-columns-repeated="16381"/>
        </table:table-row>
        <table:table-row table:style-name="ro1">
          <table:table-cell office:value-type="float" office:value="1.6437963533342287E+18" table:style-name="ce1">
            <text:p>1.6438E+18</text:p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2202453613" table:style-name="ce1">
            <text:p>6.12202E+11</text:p>
          </table:table-cell>
          <table:table-cell table:number-columns-repeated="16381"/>
        </table:table-row>
        <table:table-row table:style-name="ro1">
          <table:table-cell office:value-type="float" office:value="1.6437963534343575E+18" table:style-name="ce1">
            <text:p>1.6438E+18</text:p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2239933014" table:style-name="ce1">
            <text:p>6.1224E+11</text:p>
          </table:table-cell>
          <table:table-cell table:number-columns-repeated="16381"/>
        </table:table-row>
        <table:table-row table:style-name="ro1">
          <table:table-cell office:value-type="float" office:value="1.6437963535341745E+18" table:style-name="ce1">
            <text:p>1.6438E+18</text:p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2312030792" table:style-name="ce1">
            <text:p>6.12312E+11</text:p>
          </table:table-cell>
          <table:table-cell table:number-columns-repeated="16381"/>
        </table:table-row>
        <table:table-row table:style-name="ro1">
          <table:table-cell office:value-type="float" office:value="1.643796353634176E+18" table:style-name="ce1">
            <text:p>1.6438E+18</text:p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2327194214" table:style-name="ce1">
            <text:p>6.12327E+11</text:p>
          </table:table-cell>
          <table:table-cell table:number-columns-repeated="16381"/>
        </table:table-row>
        <table:table-row table:style-name="ro1">
          <table:table-cell office:value-type="float" office:value="1.643796353734452E+18" table:style-name="ce1">
            <text:p>1.6438E+18</text:p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2266349792" table:style-name="ce1">
            <text:p>6.12266E+11</text:p>
          </table:table-cell>
          <table:table-cell table:number-columns-repeated="16381"/>
        </table:table-row>
        <table:table-row table:style-name="ro1">
          <table:table-cell office:value-type="float" office:value="1.6437963538346662E+18" table:style-name="ce1">
            <text:p>1.6438E+18</text:p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232085228" table:style-name="ce1">
            <text:p>61232085228</text:p>
          </table:table-cell>
          <table:table-cell table:number-columns-repeated="16381"/>
        </table:table-row>
        <table:table-row table:style-name="ro1">
          <table:table-cell office:value-type="float" office:value="1.6437963539344799E+18" table:style-name="ce1">
            <text:p>1.6438E+18</text:p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2180519104" table:style-name="ce1">
            <text:p>6.12181E+11</text:p>
          </table:table-cell>
          <table:table-cell table:number-columns-repeated="16381"/>
        </table:table-row>
        <table:table-row table:style-name="ro1">
          <table:table-cell office:value-type="float" office:value="1.6437963540345503E+18" table:style-name="ce1">
            <text:p>1.6438E+18</text:p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2214994431" table:style-name="ce1">
            <text:p>6.12215E+11</text:p>
          </table:table-cell>
          <table:table-cell table:number-columns-repeated="16381"/>
        </table:table-row>
        <table:table-row table:style-name="ro1">
          <table:table-cell office:value-type="float" office:value="1.6437963541351219E+18" table:style-name="ce1">
            <text:p>1.6438E+18</text:p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2149381638" table:style-name="ce1">
            <text:p>6.12149E+11</text:p>
          </table:table-cell>
          <table:table-cell table:number-columns-repeated="16381"/>
        </table:table-row>
        <table:table-row table:style-name="ro1">
          <table:table-cell office:value-type="float" office:value="1.6437963542349455E+18" table:style-name="ce1">
            <text:p>1.6438E+18</text:p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2076473236" table:style-name="ce1">
            <text:p>6.12076E+11</text:p>
          </table:table-cell>
          <table:table-cell table:number-columns-repeated="16381"/>
        </table:table-row>
        <table:table-row table:style-name="ro1">
          <table:table-cell office:value-type="float" office:value="1.6437963543346793E+18" table:style-name="ce1">
            <text:p>1.6438E+18</text:p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2156152725" table:style-name="ce1">
            <text:p>6.12156E+11</text:p>
          </table:table-cell>
          <table:table-cell table:number-columns-repeated="16381"/>
        </table:table-row>
        <table:table-row table:style-name="ro1">
          <table:table-cell office:value-type="float" office:value="1.6437963544344092E+18" table:style-name="ce1">
            <text:p>1.6438E+18</text:p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2128353119" table:style-name="ce1">
            <text:p>6.12128E+11</text:p>
          </table:table-cell>
          <table:table-cell table:number-columns-repeated="16381"/>
        </table:table-row>
        <table:table-row table:style-name="ro1">
          <table:table-cell office:value-type="float" office:value="1.643796354535266E+18" table:style-name="ce1">
            <text:p>1.6438E+18</text:p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2148475647" table:style-name="ce1">
            <text:p>6.12148E+11</text:p>
          </table:table-cell>
          <table:table-cell table:number-columns-repeated="16381"/>
        </table:table-row>
        <table:table-row table:style-name="ro1">
          <table:table-cell office:value-type="float" office:value="1.6437963546352384E+18" table:style-name="ce1">
            <text:p>1.6438E+18</text:p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2083864212" table:style-name="ce1">
            <text:p>6.12084E+11</text:p>
          </table:table-cell>
          <table:table-cell table:number-columns-repeated="16381"/>
        </table:table-row>
        <table:table-row table:style-name="ro1">
          <table:table-cell office:value-type="float" office:value="1.6437963547347745E+18" table:style-name="ce1">
            <text:p>1.6438E+18</text:p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1978626251" table:style-name="ce1">
            <text:p>6.11979E+11</text:p>
          </table:table-cell>
          <table:table-cell table:number-columns-repeated="16381"/>
        </table:table-row>
        <table:table-row table:style-name="ro1">
          <table:table-cell office:value-type="float" office:value="1.6437963548352796E+18" table:style-name="ce1">
            <text:p>1.6438E+18</text:p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1940670013" table:style-name="ce1">
            <text:p>6.11941E+11</text:p>
          </table:table-cell>
          <table:table-cell table:number-columns-repeated="16381"/>
        </table:table-row>
        <table:table-row table:style-name="ro1">
          <table:table-cell office:value-type="float" office:value="1.6437963549347146E+18" table:style-name="ce1">
            <text:p>1.6438E+18</text:p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1835098267" table:style-name="ce1">
            <text:p>6.11835E+11</text:p>
          </table:table-cell>
          <table:table-cell table:number-columns-repeated="16381"/>
        </table:table-row>
        <table:table-row table:style-name="ro1">
          <table:table-cell office:value-type="float" office:value="1.6437963550353234E+18" table:style-name="ce1">
            <text:p>1.6438E+18</text:p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1796236038" table:style-name="ce1">
            <text:p>6.11796E+11</text:p>
          </table:table-cell>
          <table:table-cell table:number-columns-repeated="16381"/>
        </table:table-row>
        <table:table-row table:style-name="ro1">
          <table:table-cell office:value-type="float" office:value="1.643796355134409E+18" table:style-name="ce1">
            <text:p>1.6438E+18</text:p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1688995361" table:style-name="ce1">
            <text:p>6.11689E+11</text:p>
          </table:table-cell>
          <table:table-cell table:number-columns-repeated="16381"/>
        </table:table-row>
        <table:table-row table:style-name="ro1">
          <table:table-cell office:value-type="float" office:value="1.6437963552343181E+18" table:style-name="ce1">
            <text:p>1.6438E+18</text:p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155295372" table:style-name="ce1">
            <text:p>61155295372</text:p>
          </table:table-cell>
          <table:table-cell table:number-columns-repeated="16381"/>
        </table:table-row>
        <table:table-row table:style-name="ro1">
          <table:table-cell office:value-type="float" office:value="1.6437963553353152E+18" table:style-name="ce1">
            <text:p>1.6438E+18</text:p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1458683014" table:style-name="ce1">
            <text:p>6.11459E+11</text:p>
          </table:table-cell>
          <table:table-cell table:number-columns-repeated="16381"/>
        </table:table-row>
        <table:table-row table:style-name="ro1">
          <table:table-cell office:value-type="float" office:value="1.6437963554344038E+18" table:style-name="ce1">
            <text:p>1.6438E+18</text:p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1319923401" table:style-name="ce1">
            <text:p>6.1132E+11</text:p>
          </table:table-cell>
          <table:table-cell table:number-columns-repeated="16381"/>
        </table:table-row>
        <table:table-row table:style-name="ro1">
          <table:table-cell office:value-type="float" office:value="1.6437963555350922E+18" table:style-name="ce1">
            <text:p>1.6438E+18</text:p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1276435852" table:style-name="ce1">
            <text:p>6.11276E+11</text:p>
          </table:table-cell>
          <table:table-cell table:number-columns-repeated="16381"/>
        </table:table-row>
        <table:table-row table:style-name="ro1">
          <table:table-cell office:value-type="float" office:value="1.643796355634677E+18" table:style-name="ce1">
            <text:p>1.6438E+18</text:p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1212015152" table:style-name="ce1">
            <text:p>6.11212E+11</text:p>
          </table:table-cell>
          <table:table-cell table:number-columns-repeated="16381"/>
        </table:table-row>
        <table:table-row table:style-name="ro1">
          <table:table-cell office:value-type="float" office:value="1.6437963557348227E+18" table:style-name="ce1">
            <text:p>1.6438E+18</text:p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1163234711" table:style-name="ce1">
            <text:p>6.11163E+11</text:p>
          </table:table-cell>
          <table:table-cell table:number-columns-repeated="16381"/>
        </table:table-row>
        <table:table-row table:style-name="ro1">
          <table:table-cell office:value-type="float" office:value="1.6437963558344627E+18" table:style-name="ce1">
            <text:p>1.6438E+18</text:p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1297559738" table:style-name="ce1">
            <text:p>6.11298E+11</text:p>
          </table:table-cell>
          <table:table-cell table:number-columns-repeated="16381"/>
        </table:table-row>
        <table:table-row table:style-name="ro1">
          <table:table-cell office:value-type="float" office:value="1.6437963559343498E+18" table:style-name="ce1">
            <text:p>1.6438E+18</text:p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1363124847" table:style-name="ce1">
            <text:p>6.11363E+11</text:p>
          </table:table-cell>
          <table:table-cell table:number-columns-repeated="16381"/>
        </table:table-row>
        <table:table-row table:style-name="ro1">
          <table:table-cell office:value-type="float" office:value="1.6437963560343747E+18" table:style-name="ce1">
            <text:p>1.6438E+18</text:p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1600875854" table:style-name="ce1">
            <text:p>6.11601E+11</text:p>
          </table:table-cell>
          <table:table-cell table:number-columns-repeated="16381"/>
        </table:table-row>
        <table:table-row table:style-name="ro1">
          <table:table-cell office:value-type="float" office:value="1.6437963561347784E+18" table:style-name="ce1">
            <text:p>1.6438E+18</text:p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1785697937" table:style-name="ce1">
            <text:p>6.11786E+11</text:p>
          </table:table-cell>
          <table:table-cell table:number-columns-repeated="16381"/>
        </table:table-row>
        <table:table-row table:style-name="ro1">
          <table:table-cell office:value-type="float" office:value="1.643796356234156E+18" table:style-name="ce1">
            <text:p>1.6438E+18</text:p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1986780167" table:style-name="ce1">
            <text:p>6.11987E+11</text:p>
          </table:table-cell>
          <table:table-cell table:number-columns-repeated="16381"/>
        </table:table-row>
        <table:table-row table:style-name="ro1">
          <table:table-cell office:value-type="float" office:value="1.6437963563345761E+18" table:style-name="ce1">
            <text:p>1.6438E+18</text:p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2332963943" table:style-name="ce1">
            <text:p>6.12333E+11</text:p>
          </table:table-cell>
          <table:table-cell table:number-columns-repeated="16381"/>
        </table:table-row>
        <table:table-row table:style-name="ro1">
          <table:table-cell office:value-type="float" office:value="1.6437963564344617E+18" table:style-name="ce1">
            <text:p>1.6438E+18</text:p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2606668472" table:style-name="ce1">
            <text:p>6.12607E+11</text:p>
          </table:table-cell>
          <table:table-cell table:number-columns-repeated="16381"/>
        </table:table-row>
        <table:table-row table:style-name="ro1">
          <table:table-cell office:value-type="float" office:value="1.6437963565345306E+18" table:style-name="ce1">
            <text:p>1.6438E+18</text:p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2967014313" table:style-name="ce1">
            <text:p>6.12967E+11</text:p>
          </table:table-cell>
          <table:table-cell table:number-columns-repeated="16381"/>
        </table:table-row>
        <table:table-row table:style-name="ro1">
          <table:table-cell office:value-type="float" office:value="1.643796356634366E+18" table:style-name="ce1">
            <text:p>1.6438E+18</text:p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3311481476" table:style-name="ce1">
            <text:p>6.13311E+11</text:p>
          </table:table-cell>
          <table:table-cell table:number-columns-repeated="16381"/>
        </table:table-row>
        <table:table-row table:style-name="ro1">
          <table:table-cell office:value-type="float" office:value="1.6437963567342523E+18" table:style-name="ce1">
            <text:p>1.6438E+18</text:p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3710403442" table:style-name="ce1">
            <text:p>6.1371E+11</text:p>
          </table:table-cell>
          <table:table-cell table:number-columns-repeated="16381"/>
        </table:table-row>
        <table:table-row table:style-name="ro1">
          <table:table-cell office:value-type="float" office:value="1.6437963568344881E+18" table:style-name="ce1">
            <text:p>1.6438E+18</text:p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4324951172" table:style-name="ce1">
            <text:p>6.14325E+11</text:p>
          </table:table-cell>
          <table:table-cell table:number-columns-repeated="16381"/>
        </table:table-row>
        <table:table-row table:style-name="ro1">
          <table:table-cell office:value-type="float" office:value="1.643796356934548E+18" table:style-name="ce1">
            <text:p>1.6438E+18</text:p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4853811264" table:style-name="ce1">
            <text:p>6.14854E+11</text:p>
          </table:table-cell>
          <table:table-cell table:number-columns-repeated="16381"/>
        </table:table-row>
        <table:table-row table:style-name="ro1">
          <table:table-cell office:value-type="float" office:value="1.6437963570348705E+18" table:style-name="ce1">
            <text:p>1.6438E+18</text:p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5456819534" table:style-name="ce1">
            <text:p>6.15457E+11</text:p>
          </table:table-cell>
          <table:table-cell table:number-columns-repeated="16381"/>
        </table:table-row>
        <table:table-row table:style-name="ro1">
          <table:table-cell office:value-type="float" office:value="1.6437963571344561E+18" table:style-name="ce1">
            <text:p>1.6438E+18</text:p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6005516052" table:style-name="ce1">
            <text:p>6.16006E+11</text:p>
          </table:table-cell>
          <table:table-cell table:number-columns-repeated="16381"/>
        </table:table-row>
        <table:table-row table:style-name="ro1">
          <table:table-cell office:value-type="float" office:value="1.6437963572346936E+18" table:style-name="ce1">
            <text:p>1.6438E+18</text:p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6536569595" table:style-name="ce1">
            <text:p>6.16537E+11</text:p>
          </table:table-cell>
          <table:table-cell table:number-columns-repeated="16381"/>
        </table:table-row>
        <table:table-row table:style-name="ro1">
          <table:table-cell office:value-type="float" office:value="1.6437963573343508E+18" table:style-name="ce1">
            <text:p>1.6438E+18</text:p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7078638077" table:style-name="ce1">
            <text:p>6.17079E+11</text:p>
          </table:table-cell>
          <table:table-cell table:number-columns-repeated="16381"/>
        </table:table-row>
        <table:table-row table:style-name="ro1">
          <table:table-cell office:value-type="float" office:value="1.6437963574341783E+18" table:style-name="ce1">
            <text:p>1.6438E+18</text:p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7598009109" table:style-name="ce1">
            <text:p>6.17598E+11</text:p>
          </table:table-cell>
          <table:table-cell table:number-columns-repeated="16381"/>
        </table:table-row>
        <table:table-row table:style-name="ro1">
          <table:table-cell office:value-type="float" office:value="1.6437963575343235E+18" table:style-name="ce1">
            <text:p>1.6438E+18</text:p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8160772324" table:style-name="ce1">
            <text:p>6.18161E+11</text:p>
          </table:table-cell>
          <table:table-cell table:number-columns-repeated="16381"/>
        </table:table-row>
        <table:table-row table:style-name="ro1">
          <table:table-cell office:value-type="float" office:value="1.6437963576341588E+18" table:style-name="ce1">
            <text:p>1.6438E+18</text:p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8676424026" table:style-name="ce1">
            <text:p>6.18676E+11</text:p>
          </table:table-cell>
          <table:table-cell table:number-columns-repeated="16381"/>
        </table:table-row>
        <table:table-row table:style-name="ro1">
          <table:table-cell office:value-type="float" office:value="1.6437963577344046E+18" table:style-name="ce1">
            <text:p>1.6438E+18</text:p>
          </table:table-cell>
          <table:table-cell office:value-type="float" office:value="-483033567667" table:style-name="ce1">
            <text:p>-4.83034E+11</text:p>
          </table:table-cell>
          <table:table-cell office:value-type="float" office:value="619183254242" table:style-name="ce1">
            <text:p>6.19183E+11</text:p>
          </table:table-cell>
          <table:table-cell table:number-columns-repeated="16381"/>
        </table:table-row>
        <table:table-row table:number-rows-repeated="1047538" table:style-name="ro1">
          <table:table-cell table:number-columns-repeated="16384"/>
        </table:table-row>
      </table:table>
      <table:database-ranges>
        <table:database-range table:target-range-address="max_filter_yaw_estimation_s_(2).A1:max_filter_yaw_estimation_s_(2).H1038" table:name="max_filter_yaw_estimation_stuttgart" table:display-filter-buttons="true" table:on-update-keep-size="false" table:on-update-keep-styles="true" table:refresh-delay="false">
          <table:database-source-sql table:database-name="Provider=Microsoft.Mashup.OleDb.1;Data Source=$Workbook$;Location=max_filter_yaw_estimation_stuttgart;Extended Properties=&quot;&quot;" table:sql-statement="SELECT * FROM [max_filter_yaw_estimation_stuttgart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_201_nfasis1" style:display-name="20% - Énfasis1" style:family="table-cell" style:data-style-name="N0">
      <style:table-cell-properties fo:background-color="#D9E1F2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DEBF7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4C6E7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DD7EE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8EA9DB"/>
    </style:style>
    <style:style style:name="_54_0_37__32_-_32__201_nfasis2" style:display-name="60% - Énfasis2" style:family="table-cell" style:data-style-name="N0">
      <style:table-cell-properties fo:background-color="#F4B084"/>
    </style:style>
    <style:style style:name="_54_0_37__32_-_32__201_nfasis3" style:display-name="60% - Énfasis3" style:family="table-cell" style:data-style-name="N0">
      <style:table-cell-properties fo:background-color="#C9C9C9"/>
    </style:style>
    <style:style style:name="_54_0_37__32_-_32__201_nfasis4" style:display-name="60% - Énfasis4" style:family="table-cell" style:data-style-name="N0">
      <style:table-cell-properties fo:background-color="#FFD966"/>
    </style:style>
    <style:style style:name="_54_0_37__32_-_32__201_nfasis5" style:display-name="60% - Énfasis5" style:family="table-cell" style:data-style-name="N0">
      <style:table-cell-properties fo:background-color="#9BC2E6"/>
    </style:style>
    <style:style style:name="_54_0_37__32_-_32__201_nfasis6" style:display-name="60% - Énfasis6" style:family="table-cell" style:data-style-name="N0">
      <style:table-cell-properties fo:background-color="#A9D08E"/>
    </style:style>
    <style:style style:name="Bueno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4472C4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5B9BD5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Guillem</dc:creator>
    <meta:creation-date>2022-02-22T21:46:22Z</meta:creation-date>
    <dc:date>2022-02-22T21:46:59Z</dc:date>
  </office:meta>
</office:document-meta>
</file>